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alligraphy" svg:font-family="'Lucida Calligraphy'" style:font-family-generic="script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1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38.4mm"/>
    </style:style>
    <style:style style:name="co4" style:family="table-column">
      <style:table-column-properties fo:break-before="auto" style:column-width="24.02mm"/>
    </style:style>
    <style:style style:name="co5" style:family="table-column">
      <style:table-column-properties fo:break-before="auto" style:column-width="12.4mm"/>
    </style:style>
    <style:style style:name="co6" style:family="table-column">
      <style:table-column-properties fo:break-before="auto" style:column-width="23.64mm"/>
    </style:style>
    <style:style style:name="co7" style:family="table-column">
      <style:table-column-properties fo:break-before="auto" style:column-width="10.25mm"/>
    </style:style>
    <style:style style:name="co8" style:family="table-column">
      <style:table-column-properties fo:break-before="auto" style:column-width="32.3mm"/>
    </style:style>
    <style:style style:name="co9" style:family="table-column">
      <style:table-column-properties fo:break-before="auto" style:column-width="23.81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45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45mm" fo:break-before="auto" style:use-optimal-row-height="false"/>
    </style:style>
    <style:style style:name="ro6" style:family="table-row">
      <style:table-row-properties style:row-height="10.55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Displaced_20_SABRModel_20_Normal">
      <style:table-properties table:display="true" style:writing-mode="lr-tb"/>
    </style:style>
    <style:style style:name="ta3" style:family="table" style:master-page-name="PageStyle_5f_Displaced_20_SABRModel_20_Interpolation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Explanatory_20_Text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14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99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1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eeeeee" style:rotation-align="none"/>
      <style:text-properties fo:color="#8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Lucida Calligraphy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ackground-color="#eeeeee" style:rotation-align="none"/>
      <style:text-properties fo:color="#ff0000" style:text-outline="false" style:text-line-through-style="none" style:text-line-through-type="none" style:font-name="Lucida Calligraphy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#eeeeee" style:rotation-align="none"/>
    </style:style>
    <style:style style:name="ce17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1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15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15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rotation-align="none"/>
    </style:style>
    <style:style style:name="ce33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5">
      <style:table-cell-properties fo:background-color="#66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5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8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bold" style:font-weight-complex="bold" style:font-style-asian="italic" style:font-style-complex="italic"/>
    </style:style>
    <style:style style:name="T2" style:family="text">
      <style:text-properties style:font-name="Arial" fo:font-size="8pt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style-asian="italic" style:font-style-complex="italic" fo:font-weight="normal" style:font-weight-asian="normal" style:font-weight-complex="normal"/>
    </style:style>
    <style:style style:name="T3" style:family="text">
      <style:text-properties style:font-name="Arial" fo:font-size="8pt" style:text-line-through-type="none" fo:font-style="italic" style:text-outline="false" fo:text-shadow="none" style:text-position="0% 100%" style:font-name-complex="Arial" style:font-size-asian="8pt" style:font-size-complex="8pt" style:font-style-asian="italic" style:font-style-complex="italic" fo:font-weight="normal" style:font-weight-asian="normal" style:font-weight-complex="normal" fo:color="#0000ff" style:text-underline-style="solid" style:text-underline-width="auto" style:text-underline-color="font-color"/>
    </style:style>
    <style:style style:name="T4" style:family="text">
      <style:text-properties style:font-name="Arial" fo:font-size="8pt" style:text-line-through-type="none" fo:font-style="italic" style:text-outline="false" fo:text-shadow="none" style:text-position="0% 100%" style:font-name-complex="Arial" style:font-size-asian="8pt" style:font-size-complex="8pt" style:font-style-asian="italic" style:font-style-complex="italic" fo:font-weight="normal" style:font-weight-asian="normal" style:font-weight-complex="normal" style:text-underline-style="none" style:text-und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weight="normal" style:text-line-through-type="none" fo:font-style="italic" style:text-outline="false" fo:text-shadow="none" style:text-position="0% 100%" style:font-name-complex="Arial" style:font-weight-asian="normal" style:font-weight-complex="normal" style:font-style-asian="italic" style:font-style-complex="italic" fo:color="#0000ff" fo:font-size="8pt" style:text-underline-style="solid" style:text-underline-width="auto" style:text-underline-color="font-color" style:font-size-asian="8pt" style:font-size-complex="8pt"/>
    </style:style>
    <style:style style:name="T7" style:family="text">
      <style:text-properties style:font-name="Arial" fo:font-weight="normal" style:text-line-through-type="none" fo:font-style="italic" style:text-outline="false" fo:text-shadow="none" style:text-position="0% 100%" style:font-name-complex="Arial" style:font-weight-asian="normal" style:font-weight-complex="normal" style:font-style-asian="italic" style:font-style-complex="italic" fo:font-size="8pt" style:font-size-asian="8pt" style:font-size-complex="8pt" style:text-underline-style="none" style:text-underline-color="font-color"/>
    </style:style>
    <style:style style:name="T8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color="#009900" fo:font-weight="bold" style:font-weight-asian="bold" style:font-weight-complex="bold"/>
    </style:style>
    <style:style style:name="T10" style:family="text">
      <style:text-properties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oad Libs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24" table:default-cell-style-name="ce1"/>
        <table:table-column table:style-name="co5" table:default-cell-style-name="ce1"/>
        <table:table-column table:style-name="co2" table:number-columns-repeated="219" table:default-cell-style-name="ce1"/>
        <table:table-column table:style-name="co6" table:number-columns-repeated="768" table:default-cell-style-name="ce16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<text:span text:style-name="T1">Note: </text:span><text:span text:style-name="T2">This sheet requires Obba 4.0.14 ( </text:span><text:span text:style-name="T3">http://www.obba.info/</text:span><text:span text:style-name="T4"> )</text:span>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number-columns-repeated="7"/>
          <table:table-cell table:style-name="ce14" office:value-type="string" calcext:value-type="string">
            <text:p>Specify Java libraries and code (jar and class files) here.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14" table:formula="of:=&quot;IMPORTANT: All function calls relying on the libraries loaded here have to reference the cell name 'obLibs'&quot;" office:value-type="string" office:string-value="IMPORTANT: All function calls relying on the libraries loaded here have to reference the cell name 'obLibs'" calcext:value-type="string">
            <text:p>IMPORTANT: All function calls relying on the libraries loaded here have to reference the cell name 'obLibs'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7"/>
          <table:table-cell table:style-name="ce14" office:value-type="string" calcext:value-type="string">
            <text:p>Note: in case of success, that cell contains an empty string,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9" office:value-type="string" calcext:value-type="string">
            <text:p>lib</text:p>
          </table:table-cell>
          <table:table-cell table:number-columns-repeated="7"/>
          <table:table-cell table:style-name="ce15" office:value-type="string" calcext:value-type="string">
            <text:p>however, referencing it, will ensure that libraries are loaded prior to functions execution.</text:p>
          </table:table-cell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isRelative:</text:p>
          </table:table-cell>
          <table:table-cell table:style-name="ce10" table:formula="of:=TRUE()" office:value-type="float" office:value="1" calcext:value-type="float">
            <text:p>WAHR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2">
          <table:table-cell/>
          <table:table-cell table:style-name="ce6" table:formula="of:=INFO.OBBA.OBBA.OBCONTROLPANELSETVISIBLE([.C8])" office:value-type="float" office:value="1" calcext:value-type="float">
            <text:p>WAHR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git/finmath-spreadsheets/spreadsheets/SABR Model Interpolations/lib" calcext:value-type="string">
            <text:p>/Users/fries/git/finmath-spreadsheets/spreadsheets/SABR Model Interpolations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5.0.1" calcext:value-type="string">
            <text:p>5.0.1</text:p>
          </table:table-cell>
          <table:table-cell/>
          <table:table-cell office:value-type="string" calcext:value-type="string">
            <text:p>Path: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uild:</text:p>
          </table:table-cell>
          <table:table-cell table:formula="of:=INFO.OBBA.OBBA.OBGETPROPERTY(&quot;build&quot;)" office:value-type="string" office:string-value="50001" calcext:value-type="string">
            <text:p>50001</text:p>
          </table:table-cell>
          <table:table-cell/>
          <table:table-cell office:value-type="string" calcext:value-type="string">
            <text:p>isRelative:</text:p>
          </table:table-cell>
          <table:table-cell table:style-name="ce10" table:formula="of:=TRUE()" office:value-type="float" office:value="1" calcext:value-type="float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finmath lib Version</text:p>
          </table:table-cell>
          <table:table-cell table:style-name="ce4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git/finmath-spreadsheets/spreadsheets/SABR Model Interpolations" calcext:value-type="string">
            <text:p>/Users/fries/git/finmath-spreadsheets/spreadsheets/SABR Model Interpolation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ersion:</text:p>
          </table:table-cell>
          <table:table-cell table:formula="of:=INFO.OBBA.OBBA.OBGET(INFO.OBBA.OBBA.OBCALL(&quot;&quot;;obLibs&amp;&quot;net.finmath.information.Library&quot;;&quot;getVersionString&quot;))" office:value-type="string" office:string-value="3.1.1" calcext:value-type="string">
            <text:p>3.1.1</text:p>
          </table:table-cell>
          <table:table-cell table:number-columns-repeated="1021"/>
        </table:table-row>
        <table:table-row table:style-name="ro2">
          <table:table-cell table:number-columns-repeated="4"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Path: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isRelative:</text:p>
          </table:table-cell>
          <table:table-cell table:style-name="ce10" table:formula="of:=TRUE()" office:value-type="float" office:value="1" calcext:value-type="float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CLASSES([.F26];[.F27])" office:value-type="string" office:string-value="/Users/fries/git/finmath-spreadsheets/spreadsheets/SABR Model Interpolations" calcext:value-type="string">
            <text:p>/Users/fries/git/finmath-spreadsheets/spreadsheets/SABR Model Interpolation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4" office:value-type="string" calcext:value-type="string">
            <text:p>Reference cell below to ensure lib is loaded: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4"/>
          <table:table-cell table:style-name="ce8" table:formula="of:=IF(OR(ISERROR([.F12]);ISERROR([.F21]);ISERROR([.F30]));NA();&quot;&quot;)">
            <text:p/>
          </table:table-cell>
          <table:table-cell table:style-name="ce12" office:value-type="string" calcext:value-type="string">
            <text:p><text:s/>← this cell has the name 'obLibs'. Referencing this empty cell will enforce that the spreadsheet app loads the Java libraries before executing the function referencing the cell."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placed SABRModel Normal" table:style-name="ta2">
        <table:table-column table:style-name="co7" table:default-cell-style-name="ce17"/>
        <table:table-column table:style-name="co8" table:number-columns-repeated="215" table:default-cell-style-name="ce17"/>
        <table:table-column table:style-name="co9" table:number-columns-repeated="789" table:default-cell-style-name="ce16"/>
        <table:table-column table:style-name="co9" table:number-columns-repeated="19" table:default-cell-style-name="ce32"/>
        <table:table-row table:style-name="ro3">
          <table:table-cell table:number-columns-repeated="1024"/>
        </table:table-row>
        <table:table-row table:style-name="ro4">
          <table:table-cell/>
          <table:table-cell table:style-name="ce19" office:value-type="string" calcext:value-type="string">
            <text:p>Displaced SABR Model on Normal Volatiltiy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<text:span text:style-name="T5">Note: This sheet requires Obba 4.0 ( </text:span><text:span text:style-name="T6">http://www.obba.info/</text:span><text:span text:style-name="T7"> )</text:span></text:p>
          </table:table-cell>
          <table:table-cell table:number-columns-repeated="1022"/>
        </table:table-row>
        <table:table-row table:style-name="ro5">
          <table:table-cell/>
          <table:table-cell table:style-name="ce21" table:formula="of:=IF(VALUE([$'Load Libs'.C18])&lt;30114;&quot;THIS SHEET REQUIRES A NEWER VERSION OF OBBA! PLEASE UPGRADE!&quot;;&quot;&quot;)">
            <text:p/>
          </table:table-cell>
          <table:table-cell table:number-columns-repeated="2"/>
          <table:table-cell office:value-type="string" calcext:value-type="string">
            <text:p>moneyness left:</text:p>
          </table:table-cell>
          <table:table-cell table:style-name="ce27" office:value-type="percentage" office:value="-0.03" calcext:value-type="percentage">
            <text:p>-3,00%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moneyness step:</text:p>
          </table:table-cell>
          <table:table-cell table:style-name="ce27" office:value-type="percentage" office:value="0.001" calcext:value-type="percentage">
            <text:p>0,10%</text:p>
          </table:table-cell>
          <table:table-cell table:number-columns-repeated="1018"/>
        </table:table-row>
        <table:table-row table:style-name="ro6">
          <table:table-cell table:style-name="ce18"/>
          <table:table-cell table:style-name="ce22" office:value-type="string" calcext:value-type="string">
            <text:p>SABR Parameters</text:p>
          </table:table-cell>
          <table:table-cell table:style-name="ce22"/>
          <table:table-cell/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normal vol approximation</text:p>
          </table:table-cell>
          <table:table-cell table:style-name="ce22" office:value-type="string" calcext:value-type="string">
            <text:p>option price</text:p>
          </table:table-cell>
          <table:table-cell table:style-name="ce22" office:value-type="string" calcext:value-type="string">
            <text:p>density</text:p>
          </table:table-cell>
          <table:table-cell table:style-name="ce18" table:number-columns-repeated="208"/>
          <table:table-cell table:style-name="ce31" table:number-columns-repeated="787"/>
          <table:table-cell table:number-columns-repeated="21"/>
        </table:table-row>
        <table:table-row table:style-name="ro5">
          <table:table-cell table:number-columns-repeated="3"/>
          <table:table-cell table:style-name="ce18"/>
          <table:table-cell table:style-name="ce30" table:formula="of:=[.C16]+[.F4]" office:value-type="percentage" office:value="-0.02" calcext:value-type="percentage">
            <text:p>-2,0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7]);[.B$17]))" office:value-type="percentage" office:value="0.00541031328560924" calcext:value-type="percentage">
            <text:p>0,5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]);[.B$17];INFO.OBBA.OBBA.OBMAKE(&quot;&quot;;&quot;double&quot;;[.E7]);INFO.OBBA.OBBA.OBMAKE(&quot;&quot;;&quot;double&quot;;1)))" office:value-type="percentage" office:value="0.031250048051499" calcext:value-type="percentage">
            <text:p>3,13%</text:p>
          </table:table-cell>
          <table:table-cell table:style-name="ce25"/>
          <table:table-cell>
            <draw:frame table:end-cell-address="'Displaced SABRModel Normal'.L22" table:end-x="14.57mm" table:end-y="3.97mm" draw:z-index="1" draw:style-name="gr1" draw:text-style-name="P1" svg:width="104.57mm" svg:height="69.95mm" svg:x="6.91mm" svg:y="0.7mm">
              <loext:p draw:notify-on-update-of-ranges="'Displaced SABRModel Normal'.E7:'Displaced SABRModel Normal'.E116 'Displaced SABRModel Normal'.G6:'Displaced SABRModel Normal'.G6 'Displaced SABRModel Normal'.G7:'Displaced SABRModel Normal'.G11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3" office:value-type="string" calcext:value-type="string">
            <text:p>Parameters:</text:p>
          </table:table-cell>
          <table:table-cell table:style-name="ce23"/>
          <table:table-cell table:style-name="ce18"/>
          <table:table-cell table:style-name="ce30" table:formula="of:=[.E7]+[.$F$5]" office:value-type="percentage" office:value="-0.019" calcext:value-type="percentage">
            <text:p>-1,9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8]);[.B$17]))" office:value-type="percentage" office:value="0.00545870099584849" calcext:value-type="percentage">
            <text:p>0,5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]);[.B$17];INFO.OBBA.OBBA.OBMAKE(&quot;&quot;;&quot;double&quot;;[.E8]);INFO.OBBA.OBBA.OBMAKE(&quot;&quot;;&quot;double&quot;;1)))" office:value-type="percentage" office:value="0.0304038063569765" calcext:value-type="percentage">
            <text:p>3,04%</text:p>
          </table:table-cell>
          <table:table-cell table:style-name="ce25" table:formula="of:=([.G9]-2*[.G8]+[.G7])/([.E8]-[.E7])/([.E9]-[.E8])" office:value-type="float" office:value="1.03164588563867" calcext:value-type="float">
            <text:p>1,03164588563867</text:p>
          </table:table-cell>
          <table:table-cell table:number-columns-repeated="1016"/>
        </table:table-row>
        <table:table-row table:style-name="ro5">
          <table:table-cell/>
          <table:table-cell table:style-name="ce24" office:value-type="string" calcext:value-type="string">
            <text:p>method</text:p>
          </table:table-cell>
          <table:table-cell table:style-name="ce18" office:value-type="string" calcext:value-type="string">
            <text:p>sabrNormalVolatilityApproximation</text:p>
          </table:table-cell>
          <table:table-cell table:style-name="ce18"/>
          <table:table-cell table:style-name="ce30" table:formula="of:=[.E8]+[.$F$5]" office:value-type="percentage" office:value="-0.018" calcext:value-type="percentage">
            <text:p>-1,8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9]);[.B$17]))" office:value-type="percentage" office:value="0.00549453584880486" calcext:value-type="percentage">
            <text:p>0,5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]);[.B$17];INFO.OBBA.OBBA.OBMAKE(&quot;&quot;;&quot;double&quot;;[.E9]);INFO.OBBA.OBBA.OBMAKE(&quot;&quot;;&quot;double&quot;;1)))" office:value-type="percentage" office:value="0.0295585963083395" calcext:value-type="percentage">
            <text:p>2,96%</text:p>
          </table:table-cell>
          <table:table-cell table:style-name="ce25" table:formula="of:=([.G10]-2*[.G9]+[.G8])/([.E9]-[.E8])/([.E10]-[.E9])" office:value-type="float" office:value="8.2891321829537" calcext:value-type="float">
            <text:p>8,2891321829537</text:p>
          </table:table-cell>
          <table:table-cell table:number-columns-repeated="1016"/>
        </table:table-row>
        <table:table-row table:style-name="ro5">
          <table:table-cell/>
          <table:table-cell table:style-name="ce24" table:formula="of:=INFO.OBBA.OBBA.OBMAKE(&quot;sabr.atmvol&quot;;&quot;double&quot;;[.C10])" office:value-type="string" office:string-value="sabr.atmvol &#10;[3944]" calcext:value-type="string">
            <text:p>sabr.atmvol </text:p>
            <text:p>[3944]</text:p>
          </table:table-cell>
          <table:table-cell table:style-name="ce26" office:value-type="percentage" office:value="0.0063" calcext:value-type="percentage">
            <text:p>0,63%</text:p>
          </table:table-cell>
          <table:table-cell table:style-name="ce18"/>
          <table:table-cell table:style-name="ce30" table:formula="of:=[.E9]+[.$F$5]" office:value-type="percentage" office:value="-0.017" calcext:value-type="percentage">
            <text:p>-1,7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0]);[.B$17]))" office:value-type="percentage" office:value="0.00552673594555621" calcext:value-type="percentage">
            <text:p>0,5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]);[.B$17];INFO.OBBA.OBBA.OBMAKE(&quot;&quot;;&quot;double&quot;;[.E10]);INFO.OBBA.OBBA.OBMAKE(&quot;&quot;;&quot;double&quot;;1)))" office:value-type="percentage" office:value="0.0287216753918855" calcext:value-type="percentage">
            <text:p>2,87%</text:p>
          </table:table-cell>
          <table:table-cell table:style-name="ce30" table:formula="of:=([.G11]-2*[.G10]+[.G9])/([.E10]-[.E9])/([.E11]-[.E10])" office:value-type="percentage" office:value="9.88277619137777" calcext:value-type="percentage">
            <text:p>988,28%</text:p>
          </table:table-cell>
          <table:table-cell table:number-columns-repeated="1016"/>
        </table:table-row>
        <table:table-row table:style-name="ro5">
          <table:table-cell/>
          <table:table-cell table:style-name="ce24" table:formula="of:=INFO.OBBA.OBBA.OBMAKE(&quot;sabr.alpha&quot;;&quot;double&quot;;[.C11])" office:value-type="string" office:string-value="sabr.alpha &#10;[3174]" calcext:value-type="string">
            <text:p>sabr.alpha </text:p>
            <text:p>[3174]</text:p>
          </table:table-cell>
          <table:table-cell table:style-name="ce27" table:formula="of:=INFO.OBBA.OBBA.OBGET(INFO.OBBA.OBBA.OBCALL(&quot;&quot;;obLibs&amp;&quot;net.finmath.functions.AnalyticFormulas&quot;;&quot;sabrAlphaApproximation&quot;;INFO.OBBA.OBBA.OBMAKE(&quot;&quot;;&quot;double&quot;;[.C10]);[.B$12:.B$17]))" office:value-type="percentage" office:value="0.00743665695682264" calcext:value-type="percentage">
            <text:p>0,74%</text:p>
          </table:table-cell>
          <table:table-cell table:style-name="ce18"/>
          <table:table-cell table:style-name="ce30" table:formula="of:=[.E10]+[.$F$5]" office:value-type="percentage" office:value="-0.016" calcext:value-type="percentage">
            <text:p>-1,6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1]);[.B$17]))" office:value-type="percentage" office:value="0.00555697955604106" calcext:value-type="percentage">
            <text:p>0,5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]);[.B$17];INFO.OBBA.OBBA.OBMAKE(&quot;&quot;;&quot;double&quot;;[.E11]);INFO.OBBA.OBBA.OBMAKE(&quot;&quot;;&quot;double&quot;;1)))" office:value-type="percentage" office:value="0.0278946372516229" calcext:value-type="percentage">
            <text:p>2,79%</text:p>
          </table:table-cell>
          <table:table-cell table:style-name="ce25" table:formula="of:=([.G12]-2*[.G11]+[.G10])/([.E11]-[.E10])/([.E12]-[.E11])" office:value-type="float" office:value="10.8012875017702" calcext:value-type="float">
            <text:p>10,8012875017702</text:p>
          </table:table-cell>
          <table:table-cell table:number-columns-repeated="1016"/>
        </table:table-row>
        <table:table-row table:style-name="ro5">
          <table:table-cell/>
          <table:table-cell table:style-name="ce24" table:formula="of:=INFO.OBBA.OBBA.OBMAKE(&quot;sabr.beta&quot;;&quot;double&quot;;[.C12])" office:value-type="string" office:string-value="sabr.beta &#10;[3168]" calcext:value-type="string">
            <text:p>sabr.beta </text:p>
            <text:p>[3168]</text:p>
          </table:table-cell>
          <table:table-cell table:style-name="ce26" office:value-type="percentage" office:value="0.05" calcext:value-type="percentage">
            <text:p>5,00%</text:p>
          </table:table-cell>
          <table:table-cell table:style-name="ce18"/>
          <table:table-cell table:style-name="ce30" table:formula="of:=[.E11]+[.$F$5]" office:value-type="percentage" office:value="-0.015" calcext:value-type="percentage">
            <text:p>-1,5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2]);[.B$17]))" office:value-type="percentage" office:value="0.00558602252319653" calcext:value-type="percentage">
            <text:p>0,5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2]);[.B$17];INFO.OBBA.OBBA.OBMAKE(&quot;&quot;;&quot;double&quot;;[.E12]);INFO.OBBA.OBBA.OBMAKE(&quot;&quot;;&quot;double&quot;;1)))" office:value-type="percentage" office:value="0.0270784003988621" calcext:value-type="percentage">
            <text:p>2,71%</text:p>
          </table:table-cell>
          <table:table-cell table:style-name="ce25" table:formula="of:=([.G13]-2*[.G12]+[.G11])/([.E12]-[.E11])/([.E13]-[.E12])" office:value-type="float" office:value="11.4825020472754" calcext:value-type="float">
            <text:p>11,4825020472754</text:p>
          </table:table-cell>
          <table:table-cell table:number-columns-repeated="1016"/>
        </table:table-row>
        <table:table-row table:style-name="ro5">
          <table:table-cell/>
          <table:table-cell table:style-name="ce24" table:formula="of:=INFO.OBBA.OBBA.OBMAKE(&quot;sabr.rho&quot;;&quot;double&quot;;[.C13])" office:value-type="string" office:string-value="sabr.rho &#10;[3169]" calcext:value-type="string">
            <text:p>sabr.rho </text:p>
            <text:p>[3169]</text:p>
          </table:table-cell>
          <table:table-cell table:style-name="ce26" office:value-type="percentage" office:value="0.5" calcext:value-type="percentage">
            <text:p>50,00%</text:p>
          </table:table-cell>
          <table:table-cell table:style-name="ce29"/>
          <table:table-cell table:style-name="ce30" table:formula="of:=[.E12]+[.$F$5]" office:value-type="percentage" office:value="-0.014" calcext:value-type="percentage">
            <text:p>-1,4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3]);[.B$17]))" office:value-type="percentage" office:value="0.0056142916611568" calcext:value-type="percentage">
            <text:p>0,5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3]);[.B$17];INFO.OBBA.OBBA.OBMAKE(&quot;&quot;;&quot;double&quot;;[.E13]);INFO.OBBA.OBBA.OBMAKE(&quot;&quot;;&quot;double&quot;;1)))" office:value-type="percentage" office:value="0.0262736460481485" calcext:value-type="percentage">
            <text:p>2,63%</text:p>
          </table:table-cell>
          <table:table-cell table:style-name="ce25" table:formula="of:=([.G14]-2*[.G13]+[.G12])/([.E13]-[.E12])/([.E14]-[.E13])" office:value-type="float" office:value="12.0476789866285" calcext:value-type="float">
            <text:p>12,0476789866285</text:p>
          </table:table-cell>
          <table:table-cell table:number-columns-repeated="1016"/>
        </table:table-row>
        <table:table-row table:style-name="ro5">
          <table:table-cell/>
          <table:table-cell table:style-name="ce24" table:formula="of:=INFO.OBBA.OBBA.OBMAKE(&quot;sabr.nu&quot; ;&quot;double&quot;;[.C14])" office:value-type="string" office:string-value="sabr.nu &#10;[3170]" calcext:value-type="string">
            <text:p>sabr.nu </text:p>
            <text:p>[3170]</text:p>
          </table:table-cell>
          <table:table-cell table:style-name="ce26" office:value-type="percentage" office:value="0.1" calcext:value-type="percentage">
            <text:p>10,00%</text:p>
          </table:table-cell>
          <table:table-cell table:style-name="ce29"/>
          <table:table-cell table:style-name="ce30" table:formula="of:=[.E13]+[.$F$5]" office:value-type="percentage" office:value="-0.013" calcext:value-type="percentage">
            <text:p>-1,3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4]);[.B$17]))" office:value-type="percentage" office:value="0.00564205832515243" calcext:value-type="percentage">
            <text:p>0,5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4]);[.B$17];INFO.OBBA.OBBA.OBMAKE(&quot;&quot;;&quot;double&quot;;[.E14]);INFO.OBBA.OBBA.OBMAKE(&quot;&quot;;&quot;double&quot;;1)))" office:value-type="percentage" office:value="0.0254809393764216" calcext:value-type="percentage">
            <text:p>2,55%</text:p>
          </table:table-cell>
          <table:table-cell table:style-name="ce25" table:formula="of:=([.G15]-2*[.G14]+[.G13])/([.E14]-[.E13])/([.E15]-[.E14])" office:value-type="float" office:value="12.5422721780968" calcext:value-type="float">
            <text:p>12,5422721780968</text:p>
          </table:table-cell>
          <table:table-cell table:number-columns-repeated="1016"/>
        </table:table-row>
        <table:table-row table:style-name="ro5">
          <table:table-cell/>
          <table:table-cell table:style-name="ce24" table:formula="of:=INFO.OBBA.OBBA.OBMAKE(&quot;sabr.displacement&quot; ;&quot;double&quot;;[.C15])" office:value-type="string" office:string-value="sabr.displacement &#10;[3171]" calcext:value-type="string">
            <text:p>sabr.displacement </text:p>
            <text:p>[3171]</text:p>
          </table:table-cell>
          <table:table-cell table:style-name="ce26" office:value-type="percentage" office:value="0.02" calcext:value-type="percentage">
            <text:p>2,00%</text:p>
          </table:table-cell>
          <table:table-cell table:style-name="ce29"/>
          <table:table-cell table:style-name="ce30" table:formula="of:=[.E14]+[.$F$5]" office:value-type="percentage" office:value="-0.012" calcext:value-type="percentage">
            <text:p>-1,2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5]);[.B$17]))" office:value-type="percentage" office:value="0.00566950805561989" calcext:value-type="percentage">
            <text:p>0,5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5]);[.B$17];INFO.OBBA.OBBA.OBMAKE(&quot;&quot;;&quot;double&quot;;[.E15]);INFO.OBBA.OBBA.OBMAKE(&quot;&quot;;&quot;double&quot;;1)))" office:value-type="percentage" office:value="0.0247007749768727" calcext:value-type="percentage">
            <text:p>2,47%</text:p>
          </table:table-cell>
          <table:table-cell table:style-name="ce25" table:formula="of:=([.G16]-2*[.G15]+[.G14])/([.E15]-[.E14])/([.E16]-[.E15])" office:value-type="float" office:value="12.986157869866" calcext:value-type="float">
            <text:p>12,986157869866</text:p>
          </table:table-cell>
          <table:table-cell table:number-columns-repeated="1016"/>
        </table:table-row>
        <table:table-row table:style-name="ro5">
          <table:table-cell/>
          <table:table-cell table:style-name="ce24" table:formula="of:=INFO.OBBA.OBBA.OBMAKE(&quot;sabr.underlying&quot;;&quot;double&quot;;[.C16])" office:value-type="string" office:string-value="sabr.underlying &#10;[3172]" calcext:value-type="string">
            <text:p>sabr.underlying </text:p>
            <text:p>[3172]</text:p>
          </table:table-cell>
          <table:table-cell table:style-name="ce26" office:value-type="percentage" office:value="0.01" calcext:value-type="percentage">
            <text:p>1,00%</text:p>
          </table:table-cell>
          <table:table-cell table:style-name="ce29"/>
          <table:table-cell table:style-name="ce30" table:formula="of:=[.E15]+[.$F$5]" office:value-type="percentage" office:value="-0.011" calcext:value-type="percentage">
            <text:p>-1,1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6]);[.B$17]))" office:value-type="percentage" office:value="0.00569677397292156" calcext:value-type="percentage">
            <text:p>0,5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6]);[.B$17];INFO.OBBA.OBBA.OBMAKE(&quot;&quot;;&quot;double&quot;;[.E16]);INFO.OBBA.OBBA.OBMAKE(&quot;&quot;;&quot;double&quot;;1)))" office:value-type="percentage" office:value="0.0239335967351938" calcext:value-type="percentage">
            <text:p>2,39%</text:p>
          </table:table-cell>
          <table:table-cell table:style-name="ce25" table:formula="of:=([.G17]-2*[.G16]+[.G15])/([.E16]-[.E15])/([.E17]-[.E16])" office:value-type="float" office:value="13.3887711408069" calcext:value-type="float">
            <text:p>13,3887711408069</text:p>
          </table:table-cell>
          <table:table-cell table:number-columns-repeated="1016"/>
        </table:table-row>
        <table:table-row table:style-name="ro5">
          <table:table-cell/>
          <table:table-cell table:style-name="ce24" table:formula="of:=INFO.OBBA.OBBA.OBMAKE(&quot;sabr.maturity&quot;;&quot;double&quot;;[.C17])" office:value-type="string" office:string-value="sabr.maturity &#10;[3166]" calcext:value-type="string">
            <text:p>sabr.maturity </text:p>
            <text:p>[3166]</text:p>
          </table:table-cell>
          <table:table-cell table:style-name="ce28" office:value-type="float" office:value="20" calcext:value-type="float">
            <text:p>20</text:p>
          </table:table-cell>
          <table:table-cell table:style-name="ce29"/>
          <table:table-cell table:style-name="ce30" table:formula="of:=[.E16]+[.$F$5]" office:value-type="percentage" office:value="-0.00999999999999999" calcext:value-type="percentage">
            <text:p>-1,0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7]);[.B$17]))" office:value-type="percentage" office:value="0.00572395479594471" calcext:value-type="percentage">
            <text:p>0,5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7]);[.B$17];INFO.OBBA.OBBA.OBMAKE(&quot;&quot;;&quot;double&quot;;[.E17]);INFO.OBBA.OBBA.OBMAKE(&quot;&quot;;&quot;double&quot;;1)))" office:value-type="percentage" office:value="0.0231798072646556" calcext:value-type="percentage">
            <text:p>2,32%</text:p>
          </table:table-cell>
          <table:table-cell table:style-name="ce25" table:formula="of:=([.G18]-2*[.G17]+[.G16])/([.E17]-[.E16])/([.E18]-[.E17])" office:value-type="float" office:value="13.7547470061282" calcext:value-type="float">
            <text:p>13,7547470061282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17]+[.$F$5]" office:value-type="percentage" office:value="-0.00899999999999999" calcext:value-type="percentage">
            <text:p>-0,9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8]);[.B$17]))" office:value-type="percentage" office:value="0.00575112542792611" calcext:value-type="percentage">
            <text:p>0,5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8]);[.B$17];INFO.OBBA.OBBA.OBMAKE(&quot;&quot;;&quot;double&quot;;[.E18]);INFO.OBBA.OBBA.OBMAKE(&quot;&quot;;&quot;double&quot;;1)))" office:value-type="percentage" office:value="0.0224397725411235" calcext:value-type="percentage">
            <text:p>2,24%</text:p>
          </table:table-cell>
          <table:table-cell table:style-name="ce25" table:formula="of:=([.G19]-2*[.G18]+[.G17])/([.E18]-[.E17])/([.E19]-[.E18])" office:value-type="float" office:value="14.0863474909075" calcext:value-type="float">
            <text:p>14,0863474909075</text:p>
          </table:table-cell>
          <table:table-cell table:number-columns-repeated="1016"/>
        </table:table-row>
        <table:table-row table:style-name="ro5">
          <table:table-cell>
            <draw:frame table:end-cell-address="'Displaced SABRModel Normal'.E35" table:end-x="4.31mm" table:end-y="0.39mm" draw:z-index="0" draw:style-name="gr1" draw:text-style-name="P1" svg:width="105.07mm" svg:height="69.97mm" svg:x="6.39mm" svg:y="1.56mm">
              <loext:p draw:notify-on-update-of-ranges="'Displaced SABRModel Normal'.E7:'Displaced SABRModel Normal'.E116 'Displaced SABRModel Normal'.F6:'Displaced SABRModel Normal'.F6 'Displaced SABRModel Normal'.F7:'Displaced SABRModel Normal'.F11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5" table:number-columns-repeated="3"/>
          <table:table-cell table:style-name="ce30" table:formula="of:=[.E18]+[.$F$5]" office:value-type="percentage" office:value="-0.00799999999999999" calcext:value-type="percentage">
            <text:p>-0,8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9]);[.B$17]))" office:value-type="percentage" office:value="0.00577834359187174" calcext:value-type="percentage">
            <text:p>0,5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9]);[.B$17];INFO.OBBA.OBBA.OBMAKE(&quot;&quot;;&quot;double&quot;;[.E19]);INFO.OBBA.OBBA.OBMAKE(&quot;&quot;;&quot;double&quot;;1)))" office:value-type="percentage" office:value="0.0217138241650824" calcext:value-type="percentage">
            <text:p>2,17%</text:p>
          </table:table-cell>
          <table:table-cell table:style-name="ce25" table:formula="of:=([.G20]-2*[.G19]+[.G18])/([.E19]-[.E18])/([.E20]-[.E19])" office:value-type="float" office:value="14.3846216263226" calcext:value-type="float">
            <text:p>14,3846216263226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19]+[.$F$5]" office:value-type="percentage" office:value="-0.00699999999999999" calcext:value-type="percentage">
            <text:p>-0,7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20]);[.B$17]))" office:value-type="percentage" office:value="0.00580565420842348" calcext:value-type="percentage">
            <text:p>0,5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0]);[.B$17];INFO.OBBA.OBBA.OBMAKE(&quot;&quot;;&quot;double&quot;;[.E20]);INFO.OBBA.OBBA.OBMAKE(&quot;&quot;;&quot;double&quot;;1)))" office:value-type="percentage" office:value="0.0210022604106676" calcext:value-type="percentage">
            <text:p>2,10%</text:p>
          </table:table-cell>
          <table:table-cell table:style-name="ce25" table:formula="of:=([.G21]-2*[.G20]+[.G19])/([.E20]-[.E19])/([.E21]-[.E20])" office:value-type="float" office:value="14.6500060570279" calcext:value-type="float">
            <text:p>14,6500060570279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20]+[.$F$5]" office:value-type="percentage" office:value="-0.00599999999999999" calcext:value-type="percentage">
            <text:p>-0,6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21]);[.B$17]))" office:value-type="percentage" office:value="0.00583309240710565" calcext:value-type="percentage">
            <text:p>0,5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1]);[.B$17];INFO.OBBA.OBBA.OBMAKE(&quot;&quot;;&quot;double&quot;;[.E21]);INFO.OBBA.OBBA.OBMAKE(&quot;&quot;;&quot;double&quot;;1)))" office:value-type="percentage" office:value="0.0203053466623098" calcext:value-type="percentage">
            <text:p>2,03%</text:p>
          </table:table-cell>
          <table:table-cell table:style-name="ce25" table:formula="of:=([.G22]-2*[.G21]+[.G20])/([.E21]-[.E20])/([.E22]-[.E21])" office:value-type="float" office:value="14.8826556076662" calcext:value-type="float">
            <text:p>14,8826556076662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21]+[.$F$5]" office:value-type="percentage" office:value="-0.00499999999999999" calcext:value-type="percentage">
            <text:p>-0,5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22]);[.B$17]))" office:value-type="percentage" office:value="0.00586068567044799" calcext:value-type="percentage">
            <text:p>0,5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2]);[.B$17];INFO.OBBA.OBBA.OBMAKE(&quot;&quot;;&quot;double&quot;;[.E22]);INFO.OBBA.OBBA.OBMAKE(&quot;&quot;;&quot;double&quot;;1)))" office:value-type="percentage" office:value="0.0196233155695597" calcext:value-type="percentage">
            <text:p>1,96%</text:p>
          </table:table-cell>
          <table:table-cell table:style-name="ce25" table:formula="of:=([.G23]-2*[.G22]+[.G21])/([.E22]-[.E21])/([.E23]-[.E22])" office:value-type="float" office:value="15.082633453678" calcext:value-type="float">
            <text:p>15,082633453678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22]+[.$F$5]" office:value-type="percentage" office:value="-0.00399999999999999" calcext:value-type="percentage">
            <text:p>-0,4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23]);[.B$17]))" office:value-type="percentage" office:value="0.00588845540588847" calcext:value-type="percentage">
            <text:p>0,5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3]);[.B$17];INFO.OBBA.OBBA.OBMAKE(&quot;&quot;;&quot;double&quot;;[.E23]);INFO.OBBA.OBBA.OBMAKE(&quot;&quot;;&quot;double&quot;;1)))" office:value-type="percentage" office:value="0.0189563671102633" calcext:value-type="percentage">
            <text:p>1,90%</text:p>
          </table:table-cell>
          <table:table-cell table:style-name="ce25" table:formula="of:=([.G24]-2*[.G23]+[.G22])/([.E23]-[.E22])/([.E24]-[.E23])" office:value-type="float" office:value="15.2500234685791" calcext:value-type="float">
            <text:p>15,2500234685791</text:p>
          </table:table-cell>
          <table:table-cell>
            <draw:frame table:end-cell-address="'Displaced SABRModel Normal'.L39" table:end-x="14.89mm" table:end-y="2.65mm" draw:z-index="2" draw:style-name="gr1" draw:text-style-name="P1" svg:width="104.57mm" svg:height="69.97mm" svg:x="7.23mm" svg:y="3.82mm">
              <loext:p draw:notify-on-update-of-ranges="'Displaced SABRModel Normal'.E7:'Displaced SABRModel Normal'.E116 'Displaced SABRModel Normal'.H6:'Displaced SABRModel Normal'.H6 'Displaced SABRModel Normal'.H7:'Displaced SABRModel Normal'.H11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5" table:number-columns-repeated="3"/>
          <table:table-cell table:style-name="ce30" table:formula="of:=[.E23]+[.$F$5]" office:value-type="percentage" office:value="-0.00299999999999999" calcext:value-type="percentage">
            <text:p>-0,3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24]);[.B$17]))" office:value-type="percentage" office:value="0.00591641812724953" calcext:value-type="percentage">
            <text:p>0,5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4]);[.B$17];INFO.OBBA.OBBA.OBMAKE(&quot;&quot;;&quot;double&quot;;[.E24]);INFO.OBBA.OBBA.OBMAKE(&quot;&quot;;&quot;double&quot;;1)))" office:value-type="percentage" office:value="0.0183046686744354" calcext:value-type="percentage">
            <text:p>1,83%</text:p>
          </table:table-cell>
          <table:table-cell table:style-name="ce25" table:formula="of:=([.G25]-2*[.G24]+[.G23])/([.E24]-[.E23])/([.E25]-[.E24])" office:value-type="float" office:value="15.3849969052565" calcext:value-type="float">
            <text:p>15,3849969052565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24]+[.$F$5]" office:value-type="percentage" office:value="-0.00199999999999999" calcext:value-type="percentage">
            <text:p>-0,2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25]);[.B$17]))" office:value-type="percentage" office:value="0.00594458636203971" calcext:value-type="percentage">
            <text:p>0,5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5]);[.B$17];INFO.OBBA.OBBA.OBMAKE(&quot;&quot;;&quot;double&quot;;[.E25]);INFO.OBBA.OBBA.OBMAKE(&quot;&quot;;&quot;double&quot;;1)))" office:value-type="percentage" office:value="0.0176683552355128" calcext:value-type="percentage">
            <text:p>1,77%</text:p>
          </table:table-cell>
          <table:table-cell table:style-name="ce25" table:formula="of:=([.G26]-2*[.G25]+[.G24])/([.E25]-[.E24])/([.E26]-[.E25])" office:value-type="float" office:value="15.4878508817589" calcext:value-type="float">
            <text:p>15,4878508817589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25]+[.$F$5]" office:value-type="percentage" office:value="-0.000999999999999986" calcext:value-type="percentage">
            <text:p>-0,1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26]);[.B$17]))" office:value-type="percentage" office:value="0.00597296936130371" calcext:value-type="percentage">
            <text:p>0,6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6]);[.B$17];INFO.OBBA.OBBA.OBMAKE(&quot;&quot;;&quot;double&quot;;[.E26]);INFO.OBBA.OBBA.OBMAKE(&quot;&quot;;&quot;double&quot;;1)))" office:value-type="percentage" office:value="0.017047529647472" calcext:value-type="percentage">
            <text:p>1,70%</text:p>
          </table:table-cell>
          <table:table-cell table:style-name="ce25" table:formula="of:=([.G27]-2*[.G26]+[.G25])/([.E26]-[.E25])/([.E27]-[.E26])" office:value-type="float" office:value="15.5590286664633" calcext:value-type="float">
            <text:p>15,5590286664633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26]+[.$F$5]" office:value-type="percentage" office:value="1.38777878078145E-017" calcext:value-type="percentage">
            <text:p>0,0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27]);[.B$17]))" office:value-type="percentage" office:value="0.00600157366406891" calcext:value-type="percentage">
            <text:p>0,6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7]);[.B$17];INFO.OBBA.OBBA.OBMAKE(&quot;&quot;;&quot;double&quot;;[.E27]);INFO.OBBA.OBBA.OBMAKE(&quot;&quot;;&quot;double&quot;;1)))" office:value-type="percentage" office:value="0.0164422630880976" calcext:value-type="percentage">
            <text:p>1,64%</text:p>
          </table:table-cell>
          <table:table-cell table:style-name="ce25" table:formula="of:=([.G28]-2*[.G27]+[.G26])/([.E27]-[.E26])/([.E28]-[.E27])" office:value-type="float" office:value="15.5991277706082" calcext:value-type="float">
            <text:p>15,5991277706082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27]+[.$F$5]" office:value-type="percentage" office:value="0.00100000000000001" calcext:value-type="percentage">
            <text:p>0,1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28]);[.B$17]))" office:value-type="percentage" office:value="0.00603040355256322" calcext:value-type="percentage">
            <text:p>0,6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8]);[.B$17];INFO.OBBA.OBBA.OBMAKE(&quot;&quot;;&quot;double&quot;;[.E28]);INFO.OBBA.OBBA.OBMAKE(&quot;&quot;;&quot;double&quot;;1)))" office:value-type="percentage" office:value="0.0158525956564938" calcext:value-type="percentage">
            <text:p>1,59%</text:p>
          </table:table-cell>
          <table:table-cell table:style-name="ce25" table:formula="of:=([.G29]-2*[.G28]+[.G27])/([.E28]-[.E27])/([.E29]-[.E28])" office:value-type="float" office:value="15.6088996458824" calcext:value-type="float">
            <text:p>15,6088996458824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28]+[.$F$5]" office:value-type="percentage" office:value="0.00200000000000001" calcext:value-type="percentage">
            <text:p>0,2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29]);[.B$17]))" office:value-type="percentage" office:value="0.00605946142389519" calcext:value-type="percentage">
            <text:p>0,6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9]);[.B$17];INFO.OBBA.OBBA.OBMAKE(&quot;&quot;;&quot;double&quot;;[.E29]);INFO.OBBA.OBBA.OBMAKE(&quot;&quot;;&quot;double&quot;;1)))" office:value-type="percentage" office:value="0.0152785371245359" calcext:value-type="percentage">
            <text:p>1,53%</text:p>
          </table:table-cell>
          <table:table-cell table:style-name="ce25" table:formula="of:=([.G30]-2*[.G29]+[.G28])/([.E29]-[.E28])/([.E30]-[.E29])" office:value-type="float" office:value="15.5892435090219" calcext:value-type="float">
            <text:p>15,5892435090219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29]+[.$F$5]" office:value-type="percentage" office:value="0.00300000000000001" calcext:value-type="percentage">
            <text:p>0,3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30]);[.B$17]))" office:value-type="percentage" office:value="0.00608874809679952" calcext:value-type="percentage">
            <text:p>0,6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0]);[.B$17];INFO.OBBA.OBBA.OBMAKE(&quot;&quot;;&quot;double&quot;;[.E30]);INFO.OBBA.OBBA.OBMAKE(&quot;&quot;;&quot;double&quot;;1)))" office:value-type="percentage" office:value="0.0147200678360871" calcext:value-type="percentage">
            <text:p>1,47%</text:p>
          </table:table-cell>
          <table:table-cell table:style-name="ce25" table:formula="of:=([.G31]-2*[.G30]+[.G29])/([.E30]-[.E29])/([.E31]-[.E30])" office:value-type="float" office:value="15.5411960500017" calcext:value-type="float">
            <text:p>15,5411960500017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30]+[.$F$5]" office:value-type="percentage" office:value="0.00400000000000001" calcext:value-type="percentage">
            <text:p>0,4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31]);[.B$17]))" office:value-type="percentage" office:value="0.00611826306715806" calcext:value-type="percentage">
            <text:p>0,6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1]);[.B$17];INFO.OBBA.OBBA.OBMAKE(&quot;&quot;;&quot;double&quot;;[.E31]);INFO.OBBA.OBBA.OBMAKE(&quot;&quot;;&quot;double&quot;;1)))" office:value-type="percentage" office:value="0.0141771397436882" calcext:value-type="percentage">
            <text:p>1,42%</text:p>
          </table:table-cell>
          <table:table-cell table:style-name="ce25" table:formula="of:=([.G32]-2*[.G31]+[.G30])/([.E31]-[.E30])/([.E32]-[.E31])" office:value-type="float" office:value="15.4659183029208" calcext:value-type="float">
            <text:p>15,4659183029208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31]+[.$F$5]" office:value-type="percentage" office:value="0.00500000000000001" calcext:value-type="percentage">
            <text:p>0,5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32]);[.B$17]))" office:value-type="percentage" office:value="0.00614800472256408" calcext:value-type="percentage">
            <text:p>0,6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2]);[.B$17];INFO.OBBA.OBBA.OBMAKE(&quot;&quot;;&quot;double&quot;;[.E32]);INFO.OBBA.OBBA.OBMAKE(&quot;&quot;;&quot;double&quot;;1)))" office:value-type="percentage" office:value="0.0136496775695922" calcext:value-type="percentage">
            <text:p>1,36%</text:p>
          </table:table-cell>
          <table:table-cell table:style-name="ce25" table:formula="of:=([.G33]-2*[.G32]+[.G31])/([.E32]-[.E31])/([.E33]-[.E32])" office:value-type="float" office:value="15.3646806458508" calcext:value-type="float">
            <text:p>15,3646806458508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32]+[.$F$5]" office:value-type="percentage" office:value="0.00600000000000001" calcext:value-type="percentage">
            <text:p>0,6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33]);[.B$17]))" office:value-type="percentage" office:value="0.00617797052373498" calcext:value-type="percentage">
            <text:p>0,6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3]);[.B$17];INFO.OBBA.OBBA.OBMAKE(&quot;&quot;;&quot;double&quot;;[.E33]);INFO.OBBA.OBBA.OBMAKE(&quot;&quot;;&quot;double&quot;;1)))" office:value-type="percentage" office:value="0.0131375800761422" calcext:value-type="percentage">
            <text:p>1,31%</text:p>
          </table:table-cell>
          <table:table-cell table:style-name="ce25" table:formula="of:=([.G34]-2*[.G33]+[.G32])/([.E33]-[.E32])/([.E34]-[.E33])" office:value-type="float" office:value="15.2388466830404" calcext:value-type="float">
            <text:p>15,2388466830404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33]+[.$F$5]" office:value-type="percentage" office:value="0.00700000000000001" calcext:value-type="percentage">
            <text:p>0,7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34]);[.B$17]))" office:value-type="percentage" office:value="0.00620815715879007" calcext:value-type="percentage">
            <text:p>0,6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4]);[.B$17];INFO.OBBA.OBBA.OBMAKE(&quot;&quot;;&quot;double&quot;;[.E34]);INFO.OBBA.OBBA.OBMAKE(&quot;&quot;;&quot;double&quot;;1)))" office:value-type="percentage" office:value="0.0126407214293751" calcext:value-type="percentage">
            <text:p>1,26%</text:p>
          </table:table-cell>
          <table:table-cell table:style-name="ce25" table:formula="of:=([.G35]-2*[.G34]+[.G33])/([.E34]-[.E33])/([.E35]-[.E34])" office:value-type="float" office:value="15.0898566009285" calcext:value-type="float">
            <text:p>15,0898566009285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34]+[.$F$5]" office:value-type="percentage" office:value="0.00800000000000001" calcext:value-type="percentage">
            <text:p>0,8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35]);[.B$17]))" office:value-type="percentage" office:value="0.00623856067509001" calcext:value-type="percentage">
            <text:p>0,6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5]);[.B$17];INFO.OBBA.OBBA.OBMAKE(&quot;&quot;;&quot;double&quot;;[.E35]);INFO.OBBA.OBBA.OBMAKE(&quot;&quot;;&quot;double&quot;;1)))" office:value-type="percentage" office:value="0.012158952639209" calcext:value-type="percentage">
            <text:p>1,22%</text:p>
          </table:table-cell>
          <table:table-cell table:style-name="ce25" table:formula="of:=([.G36]-2*[.G35]+[.G34])/([.E35]-[.E34])/([.E36]-[.E35])" office:value-type="float" office:value="14.9192104783938" calcext:value-type="float">
            <text:p>14,9192104783938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35]+[.$F$5]" office:value-type="percentage" office:value="0.00900000000000001" calcext:value-type="percentage">
            <text:p>0,9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36]);[.B$17]))" office:value-type="percentage" office:value="0.00626917659235074" calcext:value-type="percentage">
            <text:p>0,6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6]);[.B$17];INFO.OBBA.OBBA.OBMAKE(&quot;&quot;;&quot;double&quot;;[.E36]);INFO.OBBA.OBBA.OBMAKE(&quot;&quot;;&quot;double&quot;;1)))" office:value-type="percentage" office:value="0.0116921030595212" calcext:value-type="percentage">
            <text:p>1,17%</text:p>
          </table:table-cell>
          <table:table-cell table:style-name="ce25" table:formula="of:=([.G37]-2*[.G36]+[.G35])/([.E36]-[.E35])/([.E37]-[.E36])" office:value-type="float" office:value="14.7284519288993" calcext:value-type="float">
            <text:p>14,7284519288993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36]+[.$F$5]" office:value-type="percentage" office:value="0.01" calcext:value-type="percentage">
            <text:p>1,0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37]);[.B$17]))" office:value-type="percentage" office:value="0.00629999999999998" calcext:value-type="percentage">
            <text:p>0,6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7]);[.B$17];INFO.OBBA.OBBA.OBMAKE(&quot;&quot;;&quot;double&quot;;[.E37]);INFO.OBBA.OBBA.OBMAKE(&quot;&quot;;&quot;double&quot;;1)))" office:value-type="percentage" office:value="0.0112399819317624" calcext:value-type="percentage">
            <text:p>1,12%</text:p>
          </table:table-cell>
          <table:table-cell table:style-name="ce25" table:formula="of:=([.G38]-2*[.G37]+[.G36])/([.E37]-[.E36])/([.E38]-[.E37])" office:value-type="float" office:value="14.5191523744823" calcext:value-type="float">
            <text:p>14,5191523744823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37]+[.$F$5]" office:value-type="percentage" office:value="0.011" calcext:value-type="percentage">
            <text:p>1,1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38]);[.B$17]))" office:value-type="percentage" office:value="0.00633102564117404" calcext:value-type="percentage">
            <text:p>0,6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8]);[.B$17];INFO.OBBA.OBBA.OBMAKE(&quot;&quot;;&quot;double&quot;;[.E38]);INFO.OBBA.OBBA.OBMAKE(&quot;&quot;;&quot;double&quot;;1)))" office:value-type="percentage" office:value="0.0108023799563781" calcext:value-type="percentage">
            <text:p>1,08%</text:p>
          </table:table-cell>
          <table:table-cell table:style-name="ce25" table:formula="of:=([.G39]-2*[.G38]+[.G37])/([.E38]-[.E37])/([.E39]-[.E38])" office:value-type="float" office:value="14.2928961894533" calcext:value-type="float">
            <text:p>14,2928961894533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38]+[.$F$5]" office:value-type="percentage" office:value="0.012" calcext:value-type="percentage">
            <text:p>1,2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39]);[.B$17]))" office:value-type="percentage" office:value="0.00636224798531408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9]);[.B$17];INFO.OBBA.OBBA.OBMAKE(&quot;&quot;;&quot;double&quot;;[.E39]);INFO.OBBA.OBBA.OBMAKE(&quot;&quot;;&quot;double&quot;;1)))" office:value-type="percentage" office:value="0.0103790708771832" calcext:value-type="percentage">
            <text:p>1,04%</text:p>
          </table:table-cell>
          <table:table-cell table:style-name="ce25" table:formula="of:=([.G40]-2*[.G39]+[.G38])/([.E39]-[.E38])/([.E40]-[.E39])" office:value-type="float" office:value="14.0512668838025" calcext:value-type="float">
            <text:p>14,0512668838025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39]+[.$F$5]" office:value-type="percentage" office:value="0.013" calcext:value-type="percentage">
            <text:p>1,3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40]);[.B$17]))" office:value-type="percentage" office:value="0.00639366129097534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0]);[.B$17];INFO.OBBA.OBBA.OBMAKE(&quot;&quot;;&quot;double&quot;;[.E40]);INFO.OBBA.OBBA.OBMAKE(&quot;&quot;;&quot;double&quot;;1)))" office:value-type="percentage" office:value="0.00996981306487208" calcext:value-type="percentage">
            <text:p>1,00%</text:p>
          </table:table-cell>
          <table:table-cell table:style-name="ce25" table:formula="of:=([.G41]-2*[.G40]+[.G39])/([.E40]-[.E39])/([.E41]-[.E40])" office:value-type="float" office:value="13.79583445393" calcext:value-type="float">
            <text:p>13,79583445393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40]+[.$F$5]" office:value-type="percentage" office:value="0.014" calcext:value-type="percentage">
            <text:p>1,4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41]);[.B$17]))" office:value-type="percentage" office:value="0.00642525966019196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1]);[.B$17];INFO.OBBA.OBBA.OBMAKE(&quot;&quot;;&quot;double&quot;;[.E41]);INFO.OBBA.OBBA.OBMAKE(&quot;&quot;;&quot;double&quot;;1)))" office:value-type="percentage" office:value="0.00957435108701491" calcext:value-type="percentage">
            <text:p>0,96%</text:p>
          </table:table-cell>
          <table:table-cell table:style-name="ce25" table:formula="of:=([.G42]-2*[.G41]+[.G40])/([.E41]-[.E40])/([.E42]-[.E41])" office:value-type="float" office:value="13.5281439802831" calcext:value-type="float">
            <text:p>13,5281439802831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41]+[.$F$5]" office:value-type="percentage" office:value="0.015" calcext:value-type="percentage">
            <text:p>1,5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42]);[.B$17]))" office:value-type="percentage" office:value="0.00645703708552304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2]);[.B$17];INFO.OBBA.OBBA.OBMAKE(&quot;&quot;;&quot;double&quot;;[.E42]);INFO.OBBA.OBBA.OBMAKE(&quot;&quot;;&quot;double&quot;;1)))" office:value-type="percentage" office:value="0.00919241725313803" calcext:value-type="percentage">
            <text:p>0,92%</text:p>
          </table:table-cell>
          <table:table-cell table:style-name="ce25" table:formula="of:=([.G43]-2*[.G42]+[.G41])/([.E42]-[.E41])/([.E43]-[.E42])" office:value-type="float" office:value="13.2497055172626" calcext:value-type="float">
            <text:p>13,2497055172626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42]+[.$F$5]" office:value-type="percentage" office:value="0.016" calcext:value-type="percentage">
            <text:p>1,6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43]);[.B$17]))" office:value-type="percentage" office:value="0.00648898749073228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3]);[.B$17];INFO.OBBA.OBBA.OBMAKE(&quot;&quot;;&quot;double&quot;;[.E43]);INFO.OBBA.OBBA.OBMAKE(&quot;&quot;;&quot;double&quot;;1)))" office:value-type="percentage" office:value="0.00882373312477842" calcext:value-type="percentage">
            <text:p>0,88%</text:p>
          </table:table-cell>
          <table:table-cell table:style-name="ce25" table:formula="of:=([.G44]-2*[.G43]+[.G42])/([.E43]-[.E42])/([.E44]-[.E43])" office:value-type="float" office:value="12.9619852824569" calcext:value-type="float">
            <text:p>12,9619852824569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43]+[.$F$5]" office:value-type="percentage" office:value="0.017" calcext:value-type="percentage">
            <text:p>1,7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44]);[.B$17]))" office:value-type="percentage" office:value="0.00652110476591085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4]);[.B$17];INFO.OBBA.OBBA.OBMAKE(&quot;&quot;;&quot;double&quot;;[.E44]);INFO.OBBA.OBBA.OBMAKE(&quot;&quot;;&quot;double&quot;;1)))" office:value-type="percentage" office:value="0.00846801098170126" calcext:value-type="percentage">
            <text:p>0,85%</text:p>
          </table:table-cell>
          <table:table-cell table:style-name="ce25" table:formula="of:=([.G45]-2*[.G44]+[.G43])/([.E44]-[.E43])/([.E45]-[.E44])" office:value-type="float" office:value="12.666398133675" calcext:value-type="float">
            <text:p>12,666398133675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44]+[.$F$5]" office:value-type="percentage" office:value="0.018" calcext:value-type="percentage">
            <text:p>1,8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45]);[.B$17]))" office:value-type="percentage" office:value="0.00655338279773828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5]);[.B$17];INFO.OBBA.OBBA.OBMAKE(&quot;&quot;;&quot;double&quot;;[.E45]);INFO.OBBA.OBBA.OBMAKE(&quot;&quot;;&quot;double&quot;;1)))" office:value-type="percentage" office:value="0.00812495523675777" calcext:value-type="percentage">
            <text:p>0,81%</text:p>
          </table:table-cell>
          <table:table-cell table:style-name="ce25" table:formula="of:=([.G46]-2*[.G45]+[.G44])/([.E45]-[.E44])/([.E46]-[.E45])" office:value-type="float" office:value="12.3643012919853" calcext:value-type="float">
            <text:p>12,3643012919853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45]+[.$F$5]" office:value-type="percentage" office:value="0.019" calcext:value-type="percentage">
            <text:p>1,9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46]);[.B$17]))" office:value-type="percentage" office:value="0.00658581549547885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6]);[.B$17];INFO.OBBA.OBBA.OBMAKE(&quot;&quot;;&quot;double&quot;;[.E46]);INFO.OBBA.OBBA.OBMAKE(&quot;&quot;;&quot;double&quot;;1)))" office:value-type="percentage" office:value="0.00779426379310627" calcext:value-type="percentage">
            <text:p>0,78%</text:p>
          </table:table-cell>
          <table:table-cell table:style-name="ce25" table:formula="of:=([.G47]-2*[.G46]+[.G45])/([.E46]-[.E45])/([.E47]-[.E46])" office:value-type="float" office:value="12.0569892606698" calcext:value-type="float">
            <text:p>12,0569892606698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46]+[.$F$5]" office:value-type="percentage" office:value="0.02" calcext:value-type="percentage">
            <text:p>2,0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47]);[.B$17]))" office:value-type="percentage" office:value="0.00661839681323307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7]);[.B$17];INFO.OBBA.OBBA.OBMAKE(&quot;&quot;;&quot;double&quot;;[.E47]);INFO.OBBA.OBBA.OBMAKE(&quot;&quot;;&quot;double&quot;;1)))" office:value-type="percentage" office:value="0.00747562933871544" calcext:value-type="percentage">
            <text:p>0,75%</text:p>
          </table:table-cell>
          <table:table-cell table:style-name="ce25" table:formula="of:=([.G48]-2*[.G47]+[.G46])/([.E47]-[.E46])/([.E48]-[.E47])" office:value-type="float" office:value="11.7456898657856" calcext:value-type="float">
            <text:p>11,7456898657856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47]+[.$F$5]" office:value-type="percentage" office:value="0.021" calcext:value-type="percentage">
            <text:p>2,1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48]);[.B$17]))" office:value-type="percentage" office:value="0.00665112076889498" calcext:value-type="percentage">
            <text:p>0,6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8]);[.B$17];INFO.OBBA.OBBA.OBMAKE(&quot;&quot;;&quot;double&quot;;[.E48]);INFO.OBBA.OBBA.OBMAKE(&quot;&quot;;&quot;double&quot;;1)))" office:value-type="percentage" office:value="0.00716874057419039" calcext:value-type="percentage">
            <text:p>0,72%</text:p>
          </table:table-cell>
          <table:table-cell table:style-name="ce25" table:formula="of:=([.G49]-2*[.G48]+[.G47])/([.E48]-[.E47])/([.E49]-[.E48])" office:value-type="float" office:value="11.4315613436479" calcext:value-type="float">
            <text:p>11,4315613436479</text:p>
          </table:table-cell>
          <table:table-cell table:number-columns-repeated="208"/>
          <table:table-cell table:style-name="ce17" table:number-columns-repeated="768"/>
          <table:table-cell table:number-columns-repeated="40"/>
        </table:table-row>
        <table:table-row table:style-name="ro5">
          <table:table-cell/>
          <table:table-cell table:style-name="ce25" table:number-columns-repeated="3"/>
          <table:table-cell table:style-name="ce30" table:formula="of:=[.E48]+[.$F$5]" office:value-type="percentage" office:value="0.022" calcext:value-type="percentage">
            <text:p>2,2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49]);[.B$17]))" office:value-type="percentage" office:value="0.00668398146021015" calcext:value-type="percentage">
            <text:p>0,6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9]);[.B$17];INFO.OBBA.OBBA.OBMAKE(&quot;&quot;;&quot;double&quot;;[.E49]);INFO.OBBA.OBBA.OBMAKE(&quot;&quot;;&quot;double&quot;;1)))" office:value-type="percentage" office:value="0.006873283371009" calcext:value-type="percentage">
            <text:p>0,69%</text:p>
          </table:table-cell>
          <table:table-cell table:style-name="ce25" table:formula="of:=([.G50]-2*[.G49]+[.G48])/([.E49]-[.E48])/([.E50]-[.E49])" office:value-type="float" office:value="11.1156903882604" calcext:value-type="float">
            <text:p>11,1156903882604</text:p>
          </table:table-cell>
          <table:table-cell table:number-columns-repeated="208"/>
          <table:table-cell table:style-name="ce17" table:number-columns-repeated="768"/>
          <table:table-cell table:number-columns-repeated="40"/>
        </table:table-row>
        <table:table-row table:style-name="ro5">
          <table:table-cell/>
          <table:table-cell table:style-name="ce25" table:number-columns-repeated="3"/>
          <table:table-cell table:style-name="ce30" table:formula="of:=[.E49]+[.$F$5]" office:value-type="percentage" office:value="0.023" calcext:value-type="percentage">
            <text:p>2,3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50]);[.B$17]))" office:value-type="percentage" office:value="0.00671697307828042" calcext:value-type="percentage">
            <text:p>0,6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0]);[.B$17];INFO.OBBA.OBBA.OBMAKE(&quot;&quot;;&quot;double&quot;;[.E50]);INFO.OBBA.OBBA.OBMAKE(&quot;&quot;;&quot;double&quot;;1)))" office:value-type="percentage" office:value="0.00658894185821586" calcext:value-type="percentage">
            <text:p>0,66%</text:p>
          </table:table-cell>
          <table:table-cell table:style-name="ce25" table:formula="of:=([.G51]-2*[.G50]+[.G49])/([.E50]-[.E49])/([.E51]-[.E50])" office:value-type="float" office:value="10.7990910701164" calcext:value-type="float">
            <text:p>10,7990910701164</text:p>
          </table:table-cell>
          <table:table-cell table:number-columns-repeated="208"/>
          <table:table-cell table:style-name="ce17" table:number-columns-repeated="768"/>
          <table:table-cell table:number-columns-repeated="40"/>
        </table:table-row>
        <table:table-row table:style-name="ro5">
          <table:table-cell/>
          <table:table-cell table:style-name="ce25" table:number-columns-repeated="3"/>
          <table:table-cell table:style-name="ce30" table:formula="of:=[.E50]+[.$F$5]" office:value-type="percentage" office:value="0.024" calcext:value-type="percentage">
            <text:p>2,4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51]);[.B$17]))" office:value-type="percentage" office:value="0.00675008991882017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1]);[.B$17];INFO.OBBA.OBBA.OBMAKE(&quot;&quot;;&quot;double&quot;;[.E51]);INFO.OBBA.OBBA.OBMAKE(&quot;&quot;;&quot;double&quot;;1)))" office:value-type="percentage" office:value="0.00631539943649284" calcext:value-type="percentage">
            <text:p>0,63%</text:p>
          </table:table-cell>
          <table:table-cell table:style-name="ce25" table:formula="of:=([.G52]-2*[.G51]+[.G50])/([.E51]-[.E50])/([.E52]-[.E51])" office:value-type="float" office:value="10.4827045358628" calcext:value-type="float">
            <text:p>10,4827045358628</text:p>
          </table:table-cell>
          <table:table-cell table:number-columns-repeated="208"/>
          <table:table-cell table:style-name="ce17" table:number-columns-repeated="768"/>
          <table:table-cell table:number-columns-repeated="40"/>
        </table:table-row>
        <table:table-row table:style-name="ro5">
          <table:table-cell/>
          <table:table-cell table:style-name="ce25" table:number-columns-repeated="3"/>
          <table:table-cell table:style-name="ce30" table:formula="of:=[.E51]+[.$F$5]" office:value-type="percentage" office:value="0.025" calcext:value-type="percentage">
            <text:p>2,5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52]);[.B$17]))" office:value-type="percentage" office:value="0.00678332639143328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2]);[.B$17];INFO.OBBA.OBBA.OBMAKE(&quot;&quot;;&quot;double&quot;;[.E52]);INFO.OBBA.OBBA.OBMAKE(&quot;&quot;;&quot;double&quot;;1)))" office:value-type="percentage" office:value="0.00605233971930568" calcext:value-type="percentage">
            <text:p>0,61%</text:p>
          </table:table-cell>
          <table:table-cell table:style-name="ce25" table:formula="of:=([.G53]-2*[.G52]+[.G51])/([.E52]-[.E51])/([.E53]-[.E52])" office:value-type="float" office:value="10.167399396725" calcext:value-type="float">
            <text:p>10,167399396725</text:p>
          </table:table-cell>
          <table:table-cell table:number-columns-repeated="208"/>
          <table:table-cell table:style-name="ce17" table:number-columns-repeated="768"/>
          <table:table-cell table:number-columns-repeated="40"/>
        </table:table-row>
        <table:table-row table:style-name="ro5">
          <table:table-cell/>
          <table:table-cell table:style-name="ce25" table:number-columns-repeated="3"/>
          <table:table-cell table:style-name="ce30" table:formula="of:=[.E52]+[.$F$5]" office:value-type="percentage" office:value="0.026" calcext:value-type="percentage">
            <text:p>2,6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53]);[.B$17]))" office:value-type="percentage" office:value="0.00681667702714788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3]);[.B$17];INFO.OBBA.OBBA.OBMAKE(&quot;&quot;;&quot;double&quot;;[.E53]);INFO.OBBA.OBBA.OBMAKE(&quot;&quot;;&quot;double&quot;;1)))" office:value-type="percentage" office:value="0.00579944740151525" calcext:value-type="percentage">
            <text:p>0,58%</text:p>
          </table:table-cell>
          <table:table-cell table:style-name="ce25" table:formula="of:=([.G54]-2*[.G53]+[.G52])/([.E53]-[.E52])/([.E54]-[.E53])" office:value-type="float" office:value="9.85397272089407" calcext:value-type="float">
            <text:p>9,85397272089407</text:p>
          </table:table-cell>
          <table:table-cell table:number-columns-repeated="208"/>
          <table:table-cell table:style-name="ce17" table:number-columns-repeated="768"/>
          <table:table-cell table:number-columns-repeated="40"/>
        </table:table-row>
        <table:table-row table:style-name="ro5">
          <table:table-cell/>
          <table:table-cell table:style-name="ce25" table:number-columns-repeated="3"/>
          <table:table-cell table:style-name="ce30" table:formula="of:=[.E53]+[.$F$5]" office:value-type="percentage" office:value="0.027" calcext:value-type="percentage">
            <text:p>2,7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54]);[.B$17]))" office:value-type="percentage" office:value="0.00685013648442027" calcext:value-type="percentage">
            <text:p>0,6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4]);[.B$17];INFO.OBBA.OBBA.OBMAKE(&quot;&quot;;&quot;double&quot;;[.E54]);INFO.OBBA.OBBA.OBMAKE(&quot;&quot;;&quot;double&quot;;1)))" office:value-type="percentage" office:value="0.00555640905644571" calcext:value-type="percentage">
            <text:p>0,56%</text:p>
          </table:table-cell>
          <table:table-cell table:style-name="ce25" table:formula="of:=([.G55]-2*[.G54]+[.G53])/([.E54]-[.E53])/([.E55]-[.E54])" office:value-type="float" office:value="9.54315154165152" calcext:value-type="float">
            <text:p>9,54315154165152</text:p>
          </table:table-cell>
          <table:table-cell table:number-columns-repeated="208"/>
          <table:table-cell table:style-name="ce17" table:number-columns-repeated="768"/>
          <table:table-cell table:number-columns-repeated="40"/>
        </table:table-row>
        <table:table-row table:style-name="ro5">
          <table:table-cell/>
          <table:table-cell table:style-name="ce25" table:number-columns-repeated="3"/>
          <table:table-cell table:style-name="ce30" table:formula="of:=[.E54]+[.$F$5]" office:value-type="percentage" office:value="0.028" calcext:value-type="percentage">
            <text:p>2,8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55]);[.B$17]))" office:value-type="percentage" office:value="0.00688369955379437" calcext:value-type="percentage">
            <text:p>0,6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5]);[.B$17];INFO.OBBA.OBBA.OBMAKE(&quot;&quot;;&quot;double&quot;;[.E55]);INFO.OBBA.OBBA.OBMAKE(&quot;&quot;;&quot;double&quot;;1)))" office:value-type="percentage" office:value="0.00532291386291783" calcext:value-type="percentage">
            <text:p>0,53%</text:p>
          </table:table-cell>
          <table:table-cell table:style-name="ce25" table:formula="of:=([.G56]-2*[.G55]+[.G54])/([.E55]-[.E54])/([.E56]-[.E55])" office:value-type="float" office:value="9.23559480258284" calcext:value-type="float">
            <text:p>9,23559480258284</text:p>
          </table:table-cell>
          <table:table-cell table:number-columns-repeated="208"/>
          <table:table-cell table:style-name="ce17" table:number-columns-repeated="768"/>
          <table:table-cell table:number-columns-repeated="40"/>
        </table:table-row>
        <table:table-row table:style-name="ro5">
          <table:table-cell/>
          <table:table-cell table:style-name="ce25" table:number-columns-repeated="3"/>
          <table:table-cell table:style-name="ce30" table:formula="of:=[.E55]+[.$F$5]" office:value-type="percentage" office:value="0.029" calcext:value-type="percentage">
            <text:p>2,9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56]);[.B$17]))" office:value-type="percentage" office:value="0.00691736116138284" calcext:value-type="percentage">
            <text:p>0,6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6]);[.B$17];INFO.OBBA.OBBA.OBMAKE(&quot;&quot;;&quot;double&quot;;[.E56]);INFO.OBBA.OBBA.OBMAKE(&quot;&quot;;&quot;double&quot;;1)))" office:value-type="percentage" office:value="0.00509865426419252" calcext:value-type="percentage">
            <text:p>0,51%</text:p>
          </table:table-cell>
          <table:table-cell table:style-name="ce25" table:formula="of:=([.G57]-2*[.G56]+[.G55])/([.E56]-[.E55])/([.E57]-[.E56])" office:value-type="float" office:value="8.93189566481685" calcext:value-type="float">
            <text:p>8,93189566481685</text:p>
          </table:table-cell>
          <table:table-cell table:number-columns-repeated="208"/>
          <table:table-cell table:style-name="ce17" table:number-columns-repeated="768"/>
          <table:table-cell table:number-columns-repeated="40"/>
        </table:table-row>
        <table:table-row table:style-name="ro5">
          <table:table-cell/>
          <table:table-cell table:style-name="ce25" table:number-columns-repeated="3"/>
          <table:table-cell table:style-name="ce30" table:formula="of:=[.E56]+[.$F$5]" office:value-type="percentage" office:value="0.03" calcext:value-type="percentage">
            <text:p>3,0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57]);[.B$17]))" office:value-type="percentage" office:value="0.00695111637131759" calcext:value-type="percentage">
            <text:p>0,7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7]);[.B$17];INFO.OBBA.OBBA.OBMAKE(&quot;&quot;;&quot;double&quot;;[.E57]);INFO.OBBA.OBBA.OBMAKE(&quot;&quot;;&quot;double&quot;;1)))" office:value-type="percentage" office:value="0.00488332656113204" calcext:value-type="percentage">
            <text:p>0,49%</text:p>
          </table:table-cell>
          <table:table-cell table:style-name="ce25" table:formula="of:=([.G58]-2*[.G57]+[.G56])/([.E57]-[.E56])/([.E58]-[.E57])" office:value-type="float" office:value="8.63258410474349" calcext:value-type="float">
            <text:p>8,63258410474349</text:p>
          </table:table-cell>
          <table:table-cell table:number-columns-repeated="208"/>
          <table:table-cell table:style-name="ce17" table:number-columns-repeated="768"/>
          <table:table-cell table:number-columns-repeated="40"/>
        </table:table-row>
        <table:table-row table:style-name="ro5">
          <table:table-cell/>
          <table:table-cell table:style-name="ce25" table:number-columns-repeated="3"/>
          <table:table-cell table:style-name="ce30" table:formula="of:=[.E57]+[.$F$5]" office:value-type="percentage" office:value="0.031" calcext:value-type="percentage">
            <text:p>3,1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58]);[.B$17]))" office:value-type="percentage" office:value="0.00698496038730057" calcext:value-type="percentage">
            <text:p>0,7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8]);[.B$17];INFO.OBBA.OBBA.OBMAKE(&quot;&quot;;&quot;double&quot;;[.E58]);INFO.OBBA.OBBA.OBMAKE(&quot;&quot;;&quot;double&quot;;1)))" office:value-type="percentage" office:value="0.00467663144217629" calcext:value-type="percentage">
            <text:p>0,47%</text:p>
          </table:table-cell>
          <table:table-cell table:style-name="ce25" table:formula="of:=([.G59]-2*[.G58]+[.G57])/([.E58]-[.E57])/([.E59]-[.E58])" office:value-type="float" office:value="8.33812974036697" calcext:value-type="float">
            <text:p>8,33812974036697</text:p>
          </table:table-cell>
          <table:table-cell table:number-columns-repeated="208"/>
          <table:table-cell table:style-name="ce17" table:number-columns-repeated="768"/>
          <table:table-cell table:number-columns-repeated="40"/>
        </table:table-row>
        <table:table-row table:style-name="ro5">
          <table:table-cell/>
          <table:table-cell table:style-name="ce25" table:number-columns-repeated="3"/>
          <table:table-cell table:style-name="ce30" table:formula="of:=[.E58]+[.$F$5]" office:value-type="percentage" office:value="0.032" calcext:value-type="percentage">
            <text:p>3,2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59]);[.B$17]))" office:value-type="percentage" office:value="0.00701888855337192" calcext:value-type="percentage">
            <text:p>0,7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9]);[.B$17];INFO.OBBA.OBBA.OBMAKE(&quot;&quot;;&quot;double&quot;;[.E59]);INFO.OBBA.OBBA.OBMAKE(&quot;&quot;;&quot;double&quot;;1)))" office:value-type="percentage" office:value="0.00447827445296092" calcext:value-type="percentage">
            <text:p>0,45%</text:p>
          </table:table-cell>
          <table:table-cell table:style-name="ce25" table:formula="of:=([.G60]-2*[.G59]+[.G58])/([.E59]-[.E58])/([.E60]-[.E59])" office:value-type="float" office:value="8.04894482668137" calcext:value-type="float">
            <text:p>8,04894482668137</text:p>
          </table:table-cell>
          <table:table-cell table:number-columns-repeated="208"/>
          <table:table-cell table:style-name="ce17" table:number-columns-repeated="768"/>
          <table:table-cell table:number-columns-repeated="40"/>
        </table:table-row>
        <table:table-row table:style-name="ro5">
          <table:table-cell/>
          <table:table-cell table:style-name="ce25" table:number-columns-repeated="3"/>
          <table:table-cell table:style-name="ce30" table:formula="of:=[.E59]+[.$F$5]" office:value-type="percentage" office:value="0.033" calcext:value-type="percentage">
            <text:p>3,3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60]);[.B$17]))" office:value-type="percentage" office:value="0.00705289635399896" calcext:value-type="percentage">
            <text:p>0,7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0]);[.B$17];INFO.OBBA.OBBA.OBMAKE(&quot;&quot;;&quot;double&quot;;[.E60]);INFO.OBBA.OBBA.OBMAKE(&quot;&quot;;&quot;double&quot;;1)))" office:value-type="percentage" office:value="0.00428796640857222" calcext:value-type="percentage">
            <text:p>0,43%</text:p>
          </table:table-cell>
          <table:table-cell table:style-name="ce25" table:formula="of:=([.G61]-2*[.G60]+[.G59])/([.E60]-[.E59])/([.E61]-[.E60])" office:value-type="float" office:value="7.76538736934304" calcext:value-type="float">
            <text:p>7,76538736934304</text:p>
          </table:table-cell>
          <table:table-cell table:number-columns-repeated="208"/>
          <table:table-cell table:style-name="ce17" table:number-columns-repeated="768"/>
          <table:table-cell table:number-columns-repeated="40"/>
        </table:table-row>
        <table:table-row table:style-name="ro5">
          <table:table-cell/>
          <table:table-cell table:style-name="ce25" table:number-columns-repeated="3"/>
          <table:table-cell table:style-name="ce30" table:formula="of:=[.E60]+[.$F$5]" office:value-type="percentage" office:value="0.034" calcext:value-type="percentage">
            <text:p>3,4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61]);[.B$17]))" office:value-type="percentage" office:value="0.00708697941357878" calcext:value-type="percentage">
            <text:p>0,7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1]);[.B$17];INFO.OBBA.OBBA.OBMAKE(&quot;&quot;;&quot;double&quot;;[.E61]);INFO.OBBA.OBBA.OBMAKE(&quot;&quot;;&quot;double&quot;;1)))" office:value-type="percentage" office:value="0.00410542375155287" calcext:value-type="percentage">
            <text:p>0,41%</text:p>
          </table:table-cell>
          <table:table-cell table:style-name="ce25" table:formula="of:=([.G62]-2*[.G61]+[.G60])/([.E61]-[.E60])/([.E62]-[.E61])" office:value-type="float" office:value="7.48776430968023" calcext:value-type="float">
            <text:p>7,48776430968023</text:p>
          </table:table-cell>
          <table:table-cell table:number-columns-repeated="208"/>
          <table:table-cell table:style-name="ce17" table:number-columns-repeated="768"/>
          <table:table-cell table:number-columns-repeated="40"/>
        </table:table-row>
        <table:table-row table:style-name="ro5">
          <table:table-cell/>
          <table:table-cell table:style-name="ce25" table:number-columns-repeated="3"/>
          <table:table-cell table:style-name="ce30" table:formula="of:=[.E61]+[.$F$5]" office:value-type="percentage" office:value="0.035" calcext:value-type="percentage">
            <text:p>3,5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62]);[.B$17]))" office:value-type="percentage" office:value="0.00712113349543621" calcext:value-type="percentage">
            <text:p>0,7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2]);[.B$17];INFO.OBBA.OBBA.OBMAKE(&quot;&quot;;&quot;double&quot;;[.E62]);INFO.OBBA.OBBA.OBMAKE(&quot;&quot;;&quot;double&quot;;1)))" office:value-type="percentage" office:value="0.0039303688588432" calcext:value-type="percentage">
            <text:p>0,39%</text:p>
          </table:table-cell>
          <table:table-cell table:style-name="ce25" table:formula="of:=([.G63]-2*[.G62]+[.G61])/([.E62]-[.E61])/([.E63]-[.E62])" office:value-type="float" office:value="7.21633474114537" calcext:value-type="float">
            <text:p>7,21633474114537</text:p>
          </table:table-cell>
          <table:table-cell table:number-columns-repeated="208"/>
          <table:table-cell table:style-name="ce17" table:number-columns-repeated="768"/>
          <table:table-cell table:number-columns-repeated="40"/>
        </table:table-row>
        <table:table-row table:style-name="ro5">
          <table:table-cell/>
          <table:table-cell table:style-name="ce25" table:number-columns-repeated="3"/>
          <table:table-cell table:style-name="ce30" table:formula="of:=[.E62]+[.$F$5]" office:value-type="percentage" office:value="0.036" calcext:value-type="percentage">
            <text:p>3,6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63]);[.B$17]))" office:value-type="percentage" office:value="0.00715535450039037" calcext:value-type="percentage">
            <text:p>0,7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3]);[.B$17];INFO.OBBA.OBBA.OBMAKE(&quot;&quot;;&quot;double&quot;;[.E63]);INFO.OBBA.OBBA.OBMAKE(&quot;&quot;;&quot;double&quot;;1)))" office:value-type="percentage" office:value="0.00376253030087467" calcext:value-type="percentage">
            <text:p>0,38%</text:p>
          </table:table-cell>
          <table:table-cell table:style-name="ce25" table:formula="of:=([.G64]-2*[.G63]+[.G62])/([.E63]-[.E62])/([.E64]-[.E63])" office:value-type="float" office:value="6.95131312204639" calcext:value-type="float">
            <text:p>6,95131312204639</text:p>
          </table:table-cell>
          <table:table-cell table:number-columns-repeated="208"/>
          <table:table-cell table:style-name="ce17" table:number-columns-repeated="768"/>
          <table:table-cell table:number-columns-repeated="40"/>
        </table:table-row>
        <table:table-row table:style-name="ro5">
          <table:table-cell/>
          <table:table-cell table:style-name="ce25" table:number-columns-repeated="3"/>
          <table:table-cell table:style-name="ce30" table:formula="of:=[.E63]+[.$F$5]" office:value-type="percentage" office:value="0.037" calcext:value-type="percentage">
            <text:p>3,7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64]);[.B$17]))" office:value-type="percentage" office:value="0.00718963846495456" calcext:value-type="percentage">
            <text:p>0,7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4]);[.B$17];INFO.OBBA.OBBA.OBMAKE(&quot;&quot;;&quot;double&quot;;[.E64]);INFO.OBBA.OBBA.OBMAKE(&quot;&quot;;&quot;double&quot;;1)))" office:value-type="percentage" office:value="0.00360164305602819" calcext:value-type="percentage">
            <text:p>0,36%</text:p>
          </table:table-cell>
          <table:table-cell table:style-name="ce25" table:formula="of:=([.G65]-2*[.G64]+[.G63])/([.E64]-[.E63])/([.E65]-[.E64])" office:value-type="float" office:value="6.69287245408556" calcext:value-type="float">
            <text:p>6,69287245408556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64]+[.$F$5]" office:value-type="percentage" office:value="0.038" calcext:value-type="percentage">
            <text:p>3,8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65]);[.B$17]))" office:value-type="percentage" office:value="0.00722398155922685" calcext:value-type="percentage">
            <text:p>0,7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5]);[.B$17];INFO.OBBA.OBBA.OBMAKE(&quot;&quot;;&quot;double&quot;;[.E65]);INFO.OBBA.OBBA.OBMAKE(&quot;&quot;;&quot;double&quot;;1)))" office:value-type="percentage" office:value="0.0034474486836358" calcext:value-type="percentage">
            <text:p>0,34%</text:p>
          </table:table-cell>
          <table:table-cell table:style-name="ce25" table:formula="of:=([.G66]-2*[.G65]+[.G64])/([.E65]-[.E64])/([.E66]-[.E65])" office:value-type="float" office:value="6.44114740215757" calcext:value-type="float">
            <text:p>6,44114740215757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65]+[.$F$5]" office:value-type="percentage" office:value="0.039" calcext:value-type="percentage">
            <text:p>3,9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66]);[.B$17]))" office:value-type="percentage" office:value="0.00725838008452254" calcext:value-type="percentage">
            <text:p>0,7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6]);[.B$17];INFO.OBBA.OBBA.OBMAKE(&quot;&quot;;&quot;double&quot;;[.E66]);INFO.OBBA.OBBA.OBMAKE(&quot;&quot;;&quot;double&quot;;1)))" office:value-type="percentage" office:value="0.00329969545864556" calcext:value-type="percentage">
            <text:p>0,33%</text:p>
          </table:table-cell>
          <table:table-cell table:style-name="ce25" table:formula="of:=([.G67]-2*[.G66]+[.G65])/([.E66]-[.E65])/([.E67]-[.E66])" office:value-type="float" office:value="6.19623733345494" calcext:value-type="float">
            <text:p>6,19623733345494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66]+[.$F$5]" office:value-type="percentage" office:value="0.04" calcext:value-type="percentage">
            <text:p>4,0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67]);[.B$17]))" office:value-type="percentage" office:value="0.00729283047079323" calcext:value-type="percentage">
            <text:p>0,7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7]);[.B$17];INFO.OBBA.OBBA.OBMAKE(&quot;&quot;;&quot;double&quot;;[.E67]);INFO.OBBA.OBBA.OBMAKE(&quot;&quot;;&quot;double&quot;;1)))" office:value-type="percentage" office:value="0.00315813847098878" calcext:value-type="percentage">
            <text:p>0,32%</text:p>
          </table:table-cell>
          <table:table-cell table:style-name="ce25" table:formula="of:=([.G68]-2*[.G67]+[.G66])/([.E67]-[.E66])/([.E68]-[.E67])" office:value-type="float" office:value="5.95820925957702" calcext:value-type="float">
            <text:p>5,95820925957702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67]+[.$F$5]" office:value-type="percentage" office:value="0.041" calcext:value-type="percentage">
            <text:p>4,1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68]);[.B$17]))" office:value-type="percentage" office:value="0.00732732927387271" calcext:value-type="percentage">
            <text:p>0,7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8]);[.B$17];INFO.OBBA.OBBA.OBMAKE(&quot;&quot;;&quot;double&quot;;[.E68]);INFO.OBBA.OBBA.OBMAKE(&quot;&quot;;&quot;double&quot;;1)))" office:value-type="percentage" office:value="0.00302253969259157" calcext:value-type="percentage">
            <text:p>0,30%</text:p>
          </table:table-cell>
          <table:table-cell table:style-name="ce25" table:formula="of:=([.G69]-2*[.G68]+[.G67])/([.E68]-[.E67])/([.E69]-[.E68])" office:value-type="float" office:value="5.72710066723026" calcext:value-type="float">
            <text:p>5,72710066723026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68]+[.$F$5]" office:value-type="percentage" office:value="0.042" calcext:value-type="percentage">
            <text:p>4,2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69]);[.B$17]))" office:value-type="percentage" office:value="0.0073618731725845" calcext:value-type="percentage">
            <text:p>0,7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9]);[.B$17];INFO.OBBA.OBBA.OBMAKE(&quot;&quot;;&quot;double&quot;;[.E69]);INFO.OBBA.OBBA.OBMAKE(&quot;&quot;;&quot;double&quot;;1)))" office:value-type="percentage" office:value="0.0028926680148616" calcext:value-type="percentage">
            <text:p>0,29%</text:p>
          </table:table-cell>
          <table:table-cell table:style-name="ce25" table:formula="of:=([.G70]-2*[.G69]+[.G68])/([.E69]-[.E68])/([.E70]-[.E69])" office:value-type="float" office:value="5.50292222763117" calcext:value-type="float">
            <text:p>5,50292222763117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69]+[.$F$5]" office:value-type="percentage" office:value="0.043" calcext:value-type="percentage">
            <text:p>4,3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70]);[.B$17]))" office:value-type="percentage" office:value="0.00739645896574194" calcext:value-type="percentage">
            <text:p>0,7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0]);[.B$17];INFO.OBBA.OBBA.OBMAKE(&quot;&quot;;&quot;double&quot;;[.E70]);INFO.OBBA.OBBA.OBMAKE(&quot;&quot;;&quot;double&quot;;1)))" office:value-type="percentage" office:value="0.00276829925935925" calcext:value-type="percentage">
            <text:p>0,28%</text:p>
          </table:table-cell>
          <table:table-cell table:style-name="ce25" table:formula="of:=([.G71]-2*[.G70]+[.G69])/([.E70]-[.E69])/([.E71]-[.E70])" office:value-type="float" office:value="5.28566037714898" calcext:value-type="float">
            <text:p>5,28566037714898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70]+[.$F$5]" office:value-type="percentage" office:value="0.0440000000000001" calcext:value-type="percentage">
            <text:p>4,4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71]);[.B$17]))" office:value-type="percentage" office:value="0.00743108356906838" calcext:value-type="percentage">
            <text:p>0,7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1]);[.B$17];INFO.OBBA.OBBA.OBMAKE(&quot;&quot;;&quot;double&quot;;[.E71]);INFO.OBBA.OBBA.OBMAKE(&quot;&quot;;&quot;double&quot;;1)))" office:value-type="percentage" office:value="0.00264921616423406" calcext:value-type="percentage">
            <text:p>0,26%</text:p>
          </table:table-cell>
          <table:table-cell table:style-name="ce25" table:formula="of:=([.G72]-2*[.G71]+[.G70])/([.E71]-[.E70])/([.E72]-[.E71])" office:value-type="float" office:value="5.0752797627939" calcext:value-type="float">
            <text:p>5,0752797627939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71]+[.$F$5]" office:value-type="percentage" office:value="0.045" calcext:value-type="percentage">
            <text:p>4,5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72]);[.B$17]))" office:value-type="percentage" office:value="0.00746574401206057" calcext:value-type="percentage">
            <text:p>0,7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2]);[.B$17];INFO.OBBA.OBBA.OBMAKE(&quot;&quot;;&quot;double&quot;;[.E72]);INFO.OBBA.OBBA.OBMAKE(&quot;&quot;;&quot;double&quot;;1)))" office:value-type="percentage" office:value="0.00253520834887166" calcext:value-type="percentage">
            <text:p>0,25%</text:p>
          </table:table-cell>
          <table:table-cell table:style-name="ce25" table:formula="of:=([.G73]-2*[.G72]+[.G71])/([.E72]-[.E71])/([.E73]-[.E72])" office:value-type="float" office:value="4.87172555109583" calcext:value-type="float">
            <text:p>4,87172555109583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72]+[.$F$5]" office:value-type="percentage" office:value="0.0460000000000001" calcext:value-type="percentage">
            <text:p>4,6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73]);[.B$17]))" office:value-type="percentage" office:value="0.00750043743481673" calcext:value-type="percentage">
            <text:p>0,7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3]);[.B$17];INFO.OBBA.OBBA.OBMAKE(&quot;&quot;;&quot;double&quot;;[.E73]);INFO.OBBA.OBBA.OBMAKE(&quot;&quot;;&quot;double&quot;;1)))" office:value-type="percentage" office:value="0.00242607225906035" calcext:value-type="percentage">
            <text:p>0,24%</text:p>
          </table:table-cell>
          <table:table-cell table:style-name="ce25" table:formula="of:=([.G74]-2*[.G73]+[.G72])/([.E73]-[.E72])/([.E74]-[.E73])" office:value-type="float" office:value="4.6749255984595" calcext:value-type="float">
            <text:p>4,6749255984595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73]+[.$F$5]" office:value-type="percentage" office:value="0.047" calcext:value-type="percentage">
            <text:p>4,7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74]);[.B$17]))" office:value-type="percentage" office:value="0.00753516108484696" calcext:value-type="percentage">
            <text:p>0,7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4]);[.B$17];INFO.OBBA.OBBA.OBMAKE(&quot;&quot;;&quot;double&quot;;[.E74]);INFO.OBBA.OBBA.OBMAKE(&quot;&quot;;&quot;double&quot;;1)))" office:value-type="percentage" office:value="0.00232161109484751" calcext:value-type="percentage">
            <text:p>0,23%</text:p>
          </table:table-cell>
          <table:table-cell table:style-name="ce25" table:formula="of:=([.G75]-2*[.G74]+[.G73])/([.E74]-[.E73])/([.E75]-[.E74])" office:value-type="float" office:value="4.4847924821267" calcext:value-type="float">
            <text:p>4,4847924821267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74]+[.$F$5]" office:value-type="percentage" office:value="0.0480000000000001" calcext:value-type="percentage">
            <text:p>4,8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75]);[.B$17]))" office:value-type="percentage" office:value="0.00756991231388175" calcext:value-type="percentage">
            <text:p>0,7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5]);[.B$17];INFO.OBBA.OBBA.OBMAKE(&quot;&quot;;&quot;double&quot;;[.E75]);INFO.OBBA.OBBA.OBMAKE(&quot;&quot;;&quot;double&quot;;1)))" office:value-type="percentage" office:value="0.00222163472311679" calcext:value-type="percentage">
            <text:p>0,22%</text:p>
          </table:table-cell>
          <table:table-cell table:style-name="ce25" table:formula="of:=([.G76]-2*[.G75]+[.G74])/([.E75]-[.E74])/([.E76]-[.E75])" office:value-type="float" office:value="4.30122539621858" calcext:value-type="float">
            <text:p>4,30122539621858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75]+[.$F$5]" office:value-type="percentage" office:value="0.0490000000000001" calcext:value-type="percentage">
            <text:p>4,9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76]);[.B$17]))" office:value-type="percentage" office:value="0.0076046885746922" calcext:value-type="percentage">
            <text:p>0,7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6]);[.B$17];INFO.OBBA.OBBA.OBMAKE(&quot;&quot;;&quot;double&quot;;[.E76]);INFO.OBBA.OBBA.OBMAKE(&quot;&quot;;&quot;double&quot;;1)))" office:value-type="percentage" office:value="0.00212595957678229" calcext:value-type="percentage">
            <text:p>0,21%</text:p>
          </table:table-cell>
          <table:table-cell table:style-name="ce25" table:formula="of:=([.G77]-2*[.G76]+[.G75])/([.E76]-[.E75])/([.E77]-[.E76])" office:value-type="float" office:value="4.12411191254204" calcext:value-type="float">
            <text:p>4,12411191254204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76]+[.$F$5]" office:value-type="percentage" office:value="0.0500000000000001" calcext:value-type="percentage">
            <text:p>5,0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77]);[.B$17]))" office:value-type="percentage" office:value="0.00763948741793368" calcext:value-type="percentage">
            <text:p>0,7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7]);[.B$17];INFO.OBBA.OBBA.OBMAKE(&quot;&quot;;&quot;double&quot;;[.E77]);INFO.OBBA.OBBA.OBMAKE(&quot;&quot;;&quot;double&quot;;1)))" office:value-type="percentage" office:value="0.00203440854236034" calcext:value-type="percentage">
            <text:p>0,20%</text:p>
          </table:table-cell>
          <table:table-cell table:style-name="ce25" table:formula="of:=([.G78]-2*[.G77]+[.G76])/([.E77]-[.E76])/([.E78]-[.E77])" office:value-type="float" office:value="3.95332961180237" calcext:value-type="float">
            <text:p>3,95332961180237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77]+[.$F$5]" office:value-type="percentage" office:value="0.0510000000000001" calcext:value-type="percentage">
            <text:p>5,1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78]);[.B$17]))" office:value-type="percentage" office:value="0.0076743064890226" calcext:value-type="percentage">
            <text:p>0,7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8]);[.B$17];INFO.OBBA.OBBA.OBMAKE(&quot;&quot;;&quot;double&quot;;[.E78]);INFO.OBBA.OBBA.OBMAKE(&quot;&quot;;&quot;double&quot;;1)))" office:value-type="percentage" office:value="0.00194681083755018" calcext:value-type="percentage">
            <text:p>0,19%</text:p>
          </table:table-cell>
          <table:table-cell table:style-name="ce25" table:formula="of:=([.G79]-2*[.G78]+[.G77])/([.E78]-[.E77])/([.E79]-[.E78])" office:value-type="float" office:value="3.7887475891566" calcext:value-type="float">
            <text:p>3,7887475891566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78]+[.$F$5]" office:value-type="percentage" office:value="0.0520000000000001" calcext:value-type="percentage">
            <text:p>5,2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79]);[.B$17]))" office:value-type="percentage" office:value="0.00770914352505511" calcext:value-type="percentage">
            <text:p>0,7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9]);[.B$17];INFO.OBBA.OBBA.OBMAKE(&quot;&quot;;&quot;double&quot;;[.E79]);INFO.OBBA.OBBA.OBMAKE(&quot;&quot;;&quot;double&quot;;1)))" office:value-type="percentage" office:value="0.00186300188032918" calcext:value-type="percentage">
            <text:p>0,19%</text:p>
          </table:table-cell>
          <table:table-cell table:style-name="ce25" table:formula="of:=([.G80]-2*[.G79]+[.G78])/([.E79]-[.E78])/([.E80]-[.E79])" office:value-type="float" office:value="3.63022783811484" calcext:value-type="float">
            <text:p>3,63022783811484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79]+[.$F$5]" office:value-type="percentage" office:value="0.0530000000000001" calcext:value-type="percentage">
            <text:p>5,3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80]);[.B$17]))" office:value-type="percentage" office:value="0.00774399635177453" calcext:value-type="percentage">
            <text:p>0,7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0]);[.B$17];INFO.OBBA.OBBA.OBMAKE(&quot;&quot;;&quot;double&quot;;[.E80]);INFO.OBBA.OBBA.OBMAKE(&quot;&quot;;&quot;double&quot;;1)))" office:value-type="percentage" office:value="0.0017828231509463" calcext:value-type="percentage">
            <text:p>0,18%</text:p>
          </table:table-cell>
          <table:table-cell table:style-name="ce25" table:formula="of:=([.G81]-2*[.G80]+[.G79])/([.E80]-[.E79])/([.E81]-[.E80])" office:value-type="float" office:value="3.47762651928698" calcext:value-type="float">
            <text:p>3,47762651928698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80]+[.$F$5]" office:value-type="percentage" office:value="0.0540000000000001" calcext:value-type="percentage">
            <text:p>5,4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81]);[.B$17]))" office:value-type="percentage" office:value="0.00777886288059355" calcext:value-type="percentage">
            <text:p>0,7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1]);[.B$17];INFO.OBBA.OBBA.OBMAKE(&quot;&quot;;&quot;double&quot;;[.E81]);INFO.OBBA.OBBA.OBMAKE(&quot;&quot;;&quot;double&quot;;1)))" office:value-type="percentage" office:value="0.0017061220480827" calcext:value-type="percentage">
            <text:p>0,17%</text:p>
          </table:table-cell>
          <table:table-cell table:style-name="ce25" table:formula="of:=([.G82]-2*[.G81]+[.G80])/([.E81]-[.E80])/([.E82]-[.E81])" office:value-type="float" office:value="3.33079511906017" calcext:value-type="float">
            <text:p>3,33079511906017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81]+[.$F$5]" office:value-type="percentage" office:value="0.0550000000000001" calcext:value-type="percentage">
            <text:p>5,5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82]);[.B$17]))" office:value-type="percentage" office:value="0.00781374110567612" calcext:value-type="percentage">
            <text:p>0,7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2]);[.B$17];INFO.OBBA.OBBA.OBMAKE(&quot;&quot;;&quot;double&quot;;[.E82]);INFO.OBBA.OBBA.OBMAKE(&quot;&quot;;&quot;double&quot;;1)))" office:value-type="percentage" office:value="0.00163275174033817" calcext:value-type="percentage">
            <text:p>0,16%</text:p>
          </table:table-cell>
          <table:table-cell table:style-name="ce25" table:formula="of:=([.G83]-2*[.G82]+[.G81])/([.E82]-[.E81])/([.E83]-[.E82])" office:value-type="float" office:value="3.18958150352828" calcext:value-type="float">
            <text:p>3,18958150352828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82]+[.$F$5]" office:value-type="percentage" office:value="0.0560000000000001" calcext:value-type="percentage">
            <text:p>5,6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83]);[.B$17]))" office:value-type="percentage" office:value="0.00784862910108301" calcext:value-type="percentage">
            <text:p>0,7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3]);[.B$17];INFO.OBBA.OBBA.OBMAKE(&quot;&quot;;&quot;double&quot;;[.E83]);INFO.OBBA.OBBA.OBMAKE(&quot;&quot;;&quot;double&quot;;1)))" office:value-type="percentage" office:value="0.00156257101409716" calcext:value-type="percentage">
            <text:p>0,16%</text:p>
          </table:table-cell>
          <table:table-cell table:style-name="ce25" table:formula="of:=([.G84]-2*[.G83]+[.G82])/([.E83]-[.E82])/([.E84]-[.E83])" office:value-type="float" office:value="3.05383087427935" calcext:value-type="float">
            <text:p>3,05383087427935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83]+[.$F$5]" office:value-type="percentage" office:value="0.0570000000000001" calcext:value-type="percentage">
            <text:p>5,7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84]);[.B$17]))" office:value-type="percentage" office:value="0.00788352501798392" calcext:value-type="percentage">
            <text:p>0,7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4]);[.B$17];INFO.OBBA.OBBA.OBMAKE(&quot;&quot;;&quot;double&quot;;[.E84]);INFO.OBBA.OBBA.OBMAKE(&quot;&quot;;&quot;double&quot;;1)))" office:value-type="percentage" office:value="0.00149544411873043" calcext:value-type="percentage">
            <text:p>0,15%</text:p>
          </table:table-cell>
          <table:table-cell table:style-name="ce25" table:formula="of:=([.G85]-2*[.G84]+[.G83])/([.E84]-[.E83])/([.E85]-[.E84])" office:value-type="float" office:value="2.92338663160449" calcext:value-type="float">
            <text:p>2,92338663160449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84]+[.$F$5]" office:value-type="percentage" office:value="0.0580000000000001" calcext:value-type="percentage">
            <text:p>5,8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85]);[.B$17]))" office:value-type="percentage" office:value="0.007918427081939" calcext:value-type="percentage">
            <text:p>0,7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5]);[.B$17];INFO.OBBA.OBBA.OBMAKE(&quot;&quot;;&quot;double&quot;;[.E85]);INFO.OBBA.OBBA.OBMAKE(&quot;&quot;;&quot;double&quot;;1)))" office:value-type="percentage" office:value="0.00143124060999531" calcext:value-type="percentage">
            <text:p>0,14%</text:p>
          </table:table-cell>
          <table:table-cell table:style-name="ce25" table:formula="of:=([.G86]-2*[.G85]+[.G84])/([.E85]-[.E84])/([.E86]-[.E85])" office:value-type="float" office:value="2.79809115075798" calcext:value-type="float">
            <text:p>2,79809115075798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85]+[.$F$5]" office:value-type="percentage" office:value="0.0590000000000001" calcext:value-type="percentage">
            <text:p>5,9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86]);[.B$17]))" office:value-type="percentage" office:value="0.00795333359025112" calcext:value-type="percentage">
            <text:p>0,8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6]);[.B$17];INFO.OBBA.OBBA.OBMAKE(&quot;&quot;;&quot;double&quot;;[.E86]);INFO.OBBA.OBBA.OBMAKE(&quot;&quot;;&quot;double&quot;;1)))" office:value-type="percentage" office:value="0.00136983519241094" calcext:value-type="percentage">
            <text:p>0,14%</text:p>
          </table:table-cell>
          <table:table-cell table:style-name="ce25" table:formula="of:=([.G87]-2*[.G86]+[.G85])/([.E86]-[.E85])/([.E87]-[.E86])" office:value-type="float" office:value="2.67778647728388" calcext:value-type="float">
            <text:p>2,67778647728388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86]+[.$F$5]" office:value-type="percentage" office:value="0.0600000000000001" calcext:value-type="percentage">
            <text:p>6,0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87]);[.B$17]))" office:value-type="percentage" office:value="0.00798824290939044" calcext:value-type="percentage">
            <text:p>0,8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7]);[.B$17];INFO.OBBA.OBBA.OBMAKE(&quot;&quot;;&quot;double&quot;;[.E87]);INFO.OBBA.OBBA.OBMAKE(&quot;&quot;;&quot;double&quot;;1)))" office:value-type="percentage" office:value="0.00131110756130386" calcext:value-type="percentage">
            <text:p>0,13%</text:p>
          </table:table-cell>
          <table:table-cell table:style-name="ce25" table:formula="of:=([.G88]-2*[.G87]+[.G86])/([.E87]-[.E86])/([.E88]-[.E87])" office:value-type="float" office:value="2.56231494713198" calcext:value-type="float">
            <text:p>2,56231494713198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87]+[.$F$5]" office:value-type="percentage" office:value="0.0610000000000001" calcext:value-type="percentage">
            <text:p>6,1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88]);[.B$17]))" office:value-type="percentage" office:value="0.00802315347249195" calcext:value-type="percentage">
            <text:p>0,8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8]);[.B$17];INFO.OBBA.OBBA.OBMAKE(&quot;&quot;;&quot;double&quot;;[.E88]);INFO.OBBA.OBBA.OBMAKE(&quot;&quot;;&quot;double&quot;;1)))" office:value-type="percentage" office:value="0.00125494224514391" calcext:value-type="percentage">
            <text:p>0,13%</text:p>
          </table:table-cell>
          <table:table-cell table:style-name="ce25" table:formula="of:=([.G89]-2*[.G88]+[.G87])/([.E88]-[.E87])/([.E89]-[.E88])" office:value-type="float" office:value="2.45151973626109" calcext:value-type="float">
            <text:p>2,45151973626109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88]+[.$F$5]" office:value-type="percentage" office:value="0.0620000000000001" calcext:value-type="percentage">
            <text:p>6,2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89]);[.B$17]))" office:value-type="percentage" office:value="0.00805806377692625" calcext:value-type="percentage">
            <text:p>0,8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9]);[.B$17];INFO.OBBA.OBBA.OBMAKE(&quot;&quot;;&quot;double&quot;;[.E89]);INFO.OBBA.OBBA.OBMAKE(&quot;&quot;;&quot;double&quot;;1)))" office:value-type="percentage" office:value="0.00120122844872022" calcext:value-type="percentage">
            <text:p>0,12%</text:p>
          </table:table-cell>
          <table:table-cell table:style-name="ce25" table:formula="of:=([.G90]-2*[.G89]+[.G88])/([.E89]-[.E88])/([.E90]-[.E89])" office:value-type="float" office:value="2.345245346281" calcext:value-type="float">
            <text:p>2,345245346281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89]+[.$F$5]" office:value-type="percentage" office:value="0.0630000000000001" calcext:value-type="percentage">
            <text:p>6,3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90]);[.B$17]))" office:value-type="percentage" office:value="0.00809297238194378" calcext:value-type="percentage">
            <text:p>0,8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0]);[.B$17];INFO.OBBA.OBBA.OBMAKE(&quot;&quot;;&quot;double&quot;;[.E90]);INFO.OBBA.OBBA.OBMAKE(&quot;&quot;;&quot;double&quot;;1)))" office:value-type="percentage" office:value="0.00114985989764281" calcext:value-type="percentage">
            <text:p>0,11%</text:p>
          </table:table-cell>
          <table:table-cell table:style-name="ce25" table:formula="of:=([.G91]-2*[.G90]+[.G89])/([.E90]-[.E89])/([.E91]-[.E90])" office:value-type="float" office:value="2.24333802923727" calcext:value-type="float">
            <text:p>2,24333802923727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90]+[.$F$5]" office:value-type="percentage" office:value="0.0640000000000001" calcext:value-type="percentage">
            <text:p>6,4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91]);[.B$17]))" office:value-type="percentage" office:value="0.00812787790639173" calcext:value-type="percentage">
            <text:p>0,8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1]);[.B$17];INFO.OBBA.OBBA.OBMAKE(&quot;&quot;;&quot;double&quot;;[.E91]);INFO.OBBA.OBBA.OBMAKE(&quot;&quot;;&quot;double&quot;;1)))" office:value-type="percentage" office:value="0.00110073468459464" calcext:value-type="percentage">
            <text:p>0,11%</text:p>
          </table:table-cell>
          <table:table-cell table:style-name="ce25" table:formula="of:=([.G92]-2*[.G91]+[.G90])/([.E91]-[.E90])/([.E92]-[.E91])" office:value-type="float" office:value="2.14564615882203" calcext:value-type="float">
            <text:p>2,14564615882203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91]+[.$F$5]" office:value-type="percentage" office:value="0.0650000000000001" calcext:value-type="percentage">
            <text:p>6,5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92]);[.B$17]))" office:value-type="percentage" office:value="0.00816277902650371" calcext:value-type="percentage">
            <text:p>0,8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2]);[.B$17];INFO.OBBA.OBBA.OBMAKE(&quot;&quot;;&quot;double&quot;;[.E92]);INFO.OBBA.OBBA.OBMAKE(&quot;&quot;;&quot;double&quot;;1)))" office:value-type="percentage" office:value="0.00105375511770529" calcext:value-type="percentage">
            <text:p>0,11%</text:p>
          </table:table-cell>
          <table:table-cell table:style-name="ce25" table:formula="of:=([.G93]-2*[.G92]+[.G91])/([.E92]-[.E91])/([.E93]-[.E92])" office:value-type="float" office:value="2.0520205496915" calcext:value-type="float">
            <text:p>2,0520205496915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92]+[.$F$5]" office:value-type="percentage" office:value="0.0660000000000001" calcext:value-type="percentage">
            <text:p>6,6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93]);[.B$17]))" office:value-type="percentage" office:value="0.0081976744737606" calcext:value-type="percentage">
            <text:p>0,8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3]);[.B$17];INFO.OBBA.OBBA.OBMAKE(&quot;&quot;;&quot;double&quot;;[.E93]);INFO.OBBA.OBBA.OBMAKE(&quot;&quot;;&quot;double&quot;;1)))" office:value-type="percentage" office:value="0.00100882757136563" calcext:value-type="percentage">
            <text:p>0,10%</text:p>
          </table:table-cell>
          <table:table-cell table:style-name="ce25" table:formula="of:=([.G94]-2*[.G93]+[.G92])/([.E93]-[.E92])/([.E94]-[.E93])" office:value-type="float" office:value="1.96231473183986" calcext:value-type="float">
            <text:p>1,96231473183986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93]+[.$F$5]" office:value-type="percentage" office:value="0.0670000000000001" calcext:value-type="percentage">
            <text:p>6,7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94]);[.B$17]))" office:value-type="percentage" office:value="0.00823256303282226" calcext:value-type="percentage">
            <text:p>0,8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4]);[.B$17];INFO.OBBA.OBBA.OBMAKE(&quot;&quot;;&quot;double&quot;;[.E94]);INFO.OBBA.OBBA.OBMAKE(&quot;&quot;;&quot;double&quot;;1)))" office:value-type="percentage" office:value="0.000965862339757816" calcext:value-type="percentage">
            <text:p>0,10%</text:p>
          </table:table-cell>
          <table:table-cell table:style-name="ce25" table:formula="of:=([.G95]-2*[.G94]+[.G93])/([.E94]-[.E93])/([.E95]-[.E94])" office:value-type="float" office:value="1.87638518200613" calcext:value-type="float">
            <text:p>1,87638518200613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94]+[.$F$5]" office:value-type="percentage" office:value="0.0680000000000001" calcext:value-type="percentage">
            <text:p>6,8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95]);[.B$17]))" office:value-type="percentage" office:value="0.00826744353952842" calcext:value-type="percentage">
            <text:p>0,8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5]);[.B$17];INFO.OBBA.OBBA.OBMAKE(&quot;&quot;;&quot;double&quot;;[.E95]);INFO.OBBA.OBBA.OBMAKE(&quot;&quot;;&quot;double&quot;;1)))" office:value-type="percentage" office:value="0.000924773493332005" calcext:value-type="percentage">
            <text:p>0,09%</text:p>
          </table:table-cell>
          <table:table-cell table:style-name="ce25" table:formula="of:=([.G96]-2*[.G95]+[.G94])/([.E95]-[.E94])/([.E96]-[.E95])" office:value-type="float" office:value="1.79409151758935" calcext:value-type="float">
            <text:p>1,79409151758935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95]+[.$F$5]" office:value-type="percentage" office:value="0.0690000000000001" calcext:value-type="percentage">
            <text:p>6,9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96]);[.B$17]))" office:value-type="percentage" office:value="0.0083023148789677" calcext:value-type="percentage">
            <text:p>0,8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6]);[.B$17];INFO.OBBA.OBBA.OBMAKE(&quot;&quot;;&quot;double&quot;;[.E96]);INFO.OBBA.OBBA.OBMAKE(&quot;&quot;;&quot;double&quot;;1)))" office:value-type="percentage" office:value="0.000885478738423783" calcext:value-type="percentage">
            <text:p>0,09%</text:p>
          </table:table-cell>
          <table:table-cell table:style-name="ce25" table:formula="of:=([.G97]-2*[.G96]+[.G95])/([.E96]-[.E95])/([.E97]-[.E96])" office:value-type="float" office:value="1.71529665496297" calcext:value-type="float">
            <text:p>1,71529665496297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96]+[.$F$5]" office:value-type="percentage" office:value="0.0700000000000001" calcext:value-type="percentage">
            <text:p>7,0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97]);[.B$17]))" office:value-type="percentage" office:value="0.00833717598361331" calcext:value-type="percentage">
            <text:p>0,8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7]);[.B$17];INFO.OBBA.OBBA.OBMAKE(&quot;&quot;;&quot;double&quot;;[.E97]);INFO.OBBA.OBBA.OBMAKE(&quot;&quot;;&quot;double&quot;;1)))" office:value-type="percentage" office:value="0.000847899280170524" calcext:value-type="percentage">
            <text:p>0,08%</text:p>
          </table:table-cell>
          <table:table-cell table:style-name="ce25" table:formula="of:=([.G98]-2*[.G97]+[.G96])/([.E97]-[.E96])/([.E98]-[.E97])" office:value-type="float" office:value="1.63986693710273" calcext:value-type="float">
            <text:p>1,63986693710273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97]+[.$F$5]" office:value-type="percentage" office:value="0.0710000000000001" calcext:value-type="percentage">
            <text:p>7,1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98]);[.B$17]))" office:value-type="percentage" office:value="0.00837202583152382" calcext:value-type="percentage">
            <text:p>0,8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8]);[.B$17];INFO.OBBA.OBBA.OBMAKE(&quot;&quot;;&quot;double&quot;;[.E98]);INFO.OBBA.OBBA.OBMAKE(&quot;&quot;;&quot;double&quot;;1)))" office:value-type="percentage" office:value="0.000811959688854368" calcext:value-type="percentage">
            <text:p>0,08%</text:p>
          </table:table-cell>
          <table:table-cell table:style-name="ce25" table:formula="of:=([.G99]-2*[.G98]+[.G97])/([.E98]-[.E97])/([.E99]-[.E98])" office:value-type="float" office:value="1.56767223265938" calcext:value-type="float">
            <text:p>1,56767223265938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98]+[.$F$5]" office:value-type="percentage" office:value="0.0720000000000001" calcext:value-type="percentage">
            <text:p>7,2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99]);[.B$17]))" office:value-type="percentage" office:value="0.00840686344460769" calcext:value-type="percentage">
            <text:p>0,8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9]);[.B$17];INFO.OBBA.OBBA.OBMAKE(&quot;&quot;;&quot;double&quot;;[.E99]);INFO.OBBA.OBBA.OBMAKE(&quot;&quot;;&quot;double&quot;;1)))" office:value-type="percentage" office:value="0.000777587769770871" calcext:value-type="percentage">
            <text:p>0,08%</text:p>
          </table:table-cell>
          <table:table-cell table:style-name="ce25" table:formula="of:=([.G100]-2*[.G99]+[.G98])/([.E99]-[.E98])/([.E100]-[.E99])" office:value-type="float" office:value="1.49858600931396" calcext:value-type="float">
            <text:p>1,49858600931396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99]+[.$F$5]" office:value-type="percentage" office:value="0.0730000000000001" calcext:value-type="percentage">
            <text:p>7,3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00]);[.B$17]))" office:value-type="percentage" office:value="0.00844168788694948" calcext:value-type="percentage">
            <text:p>0,8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0]);[.B$17];INFO.OBBA.OBBA.OBMAKE(&quot;&quot;;&quot;double&quot;;[.E100]);INFO.OBBA.OBBA.OBMAKE(&quot;&quot;;&quot;double&quot;;1)))" office:value-type="percentage" office:value="0.000744714436696688" calcext:value-type="percentage">
            <text:p>0,07%</text:p>
          </table:table-cell>
          <table:table-cell table:style-name="ce25" table:formula="of:=([.G101]-2*[.G100]+[.G99])/([.E100]-[.E99])/([.E101]-[.E100])" office:value-type="float" office:value="1.43248538470855" calcext:value-type="float">
            <text:p>1,43248538470855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100]+[.$F$5]" office:value-type="percentage" office:value="0.0740000000000001" calcext:value-type="percentage">
            <text:p>7,4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01]);[.B$17]))" office:value-type="percentage" office:value="0.00847649826319664" calcext:value-type="percentage">
            <text:p>0,8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1]);[.B$17];INFO.OBBA.OBBA.OBMAKE(&quot;&quot;;&quot;double&quot;;[.E101]);INFO.OBBA.OBBA.OBMAKE(&quot;&quot;;&quot;double&quot;;1)))" office:value-type="percentage" office:value="0.000713273589007214" calcext:value-type="percentage">
            <text:p>0,07%</text:p>
          </table:table-cell>
          <table:table-cell table:style-name="ce25" table:formula="of:=([.G102]-2*[.G101]+[.G100])/([.E101]-[.E100])/([.E102]-[.E101])" office:value-type="float" office:value="1.36925115710442" calcext:value-type="float">
            <text:p>1,36925115710442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101]+[.$F$5]" office:value-type="percentage" office:value="0.0750000000000001" calcext:value-type="percentage">
            <text:p>7,5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02]);[.B$17]))" office:value-type="percentage" office:value="0.00851129371700466" calcext:value-type="percentage">
            <text:p>0,8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2]);[.B$17];INFO.OBBA.OBBA.OBMAKE(&quot;&quot;;&quot;double&quot;;[.E102]);INFO.OBBA.OBBA.OBMAKE(&quot;&quot;;&quot;double&quot;;1)))" office:value-type="percentage" office:value="0.000683201992474844" calcext:value-type="percentage">
            <text:p>0,07%</text:p>
          </table:table-cell>
          <table:table-cell table:style-name="ce25" table:formula="of:=([.G103]-2*[.G102]+[.G101])/([.E102]-[.E101])/([.E103]-[.E102])" office:value-type="float" office:value="1.30876781736502" calcext:value-type="float">
            <text:p>1,30876781736502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102]+[.$F$5]" office:value-type="percentage" office:value="0.0760000000000001" calcext:value-type="percentage">
            <text:p>7,6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03]);[.B$17]))" office:value-type="percentage" office:value="0.00854607342953928" calcext:value-type="percentage">
            <text:p>0,8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3]);[.B$17];INFO.OBBA.OBBA.OBMAKE(&quot;&quot;;&quot;double&quot;;[.E103]);INFO.OBBA.OBBA.OBMAKE(&quot;&quot;;&quot;double&quot;;1)))" office:value-type="percentage" office:value="0.000654439163759839" calcext:value-type="percentage">
            <text:p>0,07%</text:p>
          </table:table-cell>
          <table:table-cell table:style-name="ce25" table:formula="of:=([.G104]-2*[.G103]+[.G102])/([.E103]-[.E102])/([.E104]-[.E103])" office:value-type="float" office:value="1.25092354592718" calcext:value-type="float">
            <text:p>1,25092354592718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103]+[.$F$5]" office:value-type="percentage" office:value="0.0770000000000001" calcext:value-type="percentage">
            <text:p>7,7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04]);[.B$17]))" office:value-type="percentage" office:value="0.00858083661803385" calcext:value-type="percentage">
            <text:p>0,8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4]);[.B$17];INFO.OBBA.OBBA.OBMAKE(&quot;&quot;;&quot;double&quot;;[.E104]);INFO.OBBA.OBBA.OBMAKE(&quot;&quot;;&quot;double&quot;;1)))" office:value-type="percentage" office:value="0.000626927258590761" calcext:value-type="percentage">
            <text:p>0,06%</text:p>
          </table:table-cell>
          <table:table-cell table:style-name="ce25" table:formula="of:=([.G105]-2*[.G104]+[.G103])/([.E104]-[.E103])/([.E105]-[.E104])" office:value-type="float" office:value="1.19561019459174" calcext:value-type="float">
            <text:p>1,19561019459174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104]+[.$F$5]" office:value-type="percentage" office:value="0.0780000000000001" calcext:value-type="percentage">
            <text:p>7,8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05]);[.B$17]))" office:value-type="percentage" office:value="0.00861558253440003" calcext:value-type="percentage">
            <text:p>0,8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5]);[.B$17];INFO.OBBA.OBBA.OBMAKE(&quot;&quot;;&quot;double&quot;;[.E105]);INFO.OBBA.OBBA.OBMAKE(&quot;&quot;;&quot;double&quot;;1)))" office:value-type="percentage" office:value="0.000600610963616275" calcext:value-type="percentage">
            <text:p>0,06%</text:p>
          </table:table-cell>
          <table:table-cell table:style-name="ce25" table:formula="of:=([.G106]-2*[.G105]+[.G104])/([.E105]-[.E104])/([.E106]-[.E105])" office:value-type="float" office:value="1.14272325707184" calcext:value-type="float">
            <text:p>1,14272325707184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105]+[.$F$5]" office:value-type="percentage" office:value="0.0790000000000001" calcext:value-type="percentage">
            <text:p>7,9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06]);[.B$17]))" office:value-type="percentage" office:value="0.00865031046389059" calcext:value-type="percentage">
            <text:p>0,8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6]);[.B$17];INFO.OBBA.OBBA.OBMAKE(&quot;&quot;;&quot;double&quot;;[.E106]);INFO.OBBA.OBBA.OBMAKE(&quot;&quot;;&quot;double&quot;;1)))" office:value-type="percentage" office:value="0.000575437391898861" calcext:value-type="percentage">
            <text:p>0,06%</text:p>
          </table:table-cell>
          <table:table-cell table:style-name="ce25" table:formula="of:=([.G107]-2*[.G106]+[.G105])/([.E106]-[.E105])/([.E107]-[.E106])" office:value-type="float" office:value="1.09216182783787" calcext:value-type="float">
            <text:p>1,09216182783787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106]+[.$F$5]" office:value-type="percentage" office:value="0.0800000000000001" calcext:value-type="percentage">
            <text:p>8,0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07]);[.B$17]))" office:value-type="percentage" office:value="0.00868501972381194" calcext:value-type="percentage">
            <text:p>0,8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7]);[.B$17];INFO.OBBA.OBBA.OBMAKE(&quot;&quot;;&quot;double&quot;;[.E107]);INFO.OBBA.OBBA.OBMAKE(&quot;&quot;;&quot;double&quot;;1)))" office:value-type="percentage" office:value="0.000551355982009285" calcext:value-type="percentage">
            <text:p>0,06%</text:p>
          </table:table-cell>
          <table:table-cell table:style-name="ce25" table:formula="of:=([.G108]-2*[.G107]+[.G106])/([.E107]-[.E106])/([.E108]-[.E107])" office:value-type="float" office:value="1.04382855252829" calcext:value-type="float">
            <text:p>1,04382855252829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107]+[.$F$5]" office:value-type="percentage" office:value="0.0810000000000001" calcext:value-type="percentage">
            <text:p>8,1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08]);[.B$17]))" office:value-type="percentage" office:value="0.0087197096622854" calcext:value-type="percentage">
            <text:p>0,8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8]);[.B$17];INFO.OBBA.OBBA.OBMAKE(&quot;&quot;;&quot;double&quot;;[.E108]);INFO.OBBA.OBBA.OBMAKE(&quot;&quot;;&quot;double&quot;;1)))" office:value-type="percentage" office:value="0.000528318400672237" calcext:value-type="percentage">
            <text:p>0,05%</text:p>
          </table:table-cell>
          <table:table-cell table:style-name="ce25" table:formula="of:=([.G109]-2*[.G108]+[.G107])/([.E108]-[.E107])/([.E109]-[.E108])" office:value-type="float" office:value="0.997629569694963" calcext:value-type="float">
            <text:p>0,997629569694963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108]+[.$F$5]" office:value-type="percentage" office:value="0.0820000000000001" calcext:value-type="percentage">
            <text:p>8,2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09]);[.B$17]))" office:value-type="percentage" office:value="0.00875437965705512" calcext:value-type="percentage">
            <text:p>0,8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9]);[.B$17];INFO.OBBA.OBBA.OBMAKE(&quot;&quot;;&quot;double&quot;;[.E109]);INFO.OBBA.OBBA.OBMAKE(&quot;&quot;;&quot;double&quot;;1)))" office:value-type="percentage" office:value="0.000506278448904884" calcext:value-type="percentage">
            <text:p>0,05%</text:p>
          </table:table-cell>
          <table:table-cell table:style-name="ce25" table:formula="of:=([.G110]-2*[.G109]+[.G108])/([.E109]-[.E108])/([.E110]-[.E109])" office:value-type="float" office:value="0.953474446293167" calcext:value-type="float">
            <text:p>0,953474446293167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109]+[.$F$5]" office:value-type="percentage" office:value="0.0830000000000001" calcext:value-type="percentage">
            <text:p>8,3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10]);[.B$17]))" office:value-type="percentage" office:value="0.00878902911434131" calcext:value-type="percentage">
            <text:p>0,8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0]);[.B$17];INFO.OBBA.OBBA.OBMAKE(&quot;&quot;;&quot;double&quot;;[.E110]);INFO.OBBA.OBBA.OBMAKE(&quot;&quot;;&quot;double&quot;;1)))" office:value-type="percentage" office:value="0.000485191971583824" calcext:value-type="percentage">
            <text:p>0,05%</text:p>
          </table:table-cell>
          <table:table-cell table:style-name="ce25" table:formula="of:=([.G111]-2*[.G110]+[.G109])/([.E110]-[.E109])/([.E111]-[.E110])" office:value-type="float" office:value="0.911276107252652" calcext:value-type="float">
            <text:p>0,911276107252652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110]+[.$F$5]" office:value-type="percentage" office:value="0.0840000000000001" calcext:value-type="percentage">
            <text:p>8,4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11]);[.B$17]))" office:value-type="percentage" office:value="0.00882365746773694" calcext:value-type="percentage">
            <text:p>0,8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1]);[.B$17];INFO.OBBA.OBBA.OBMAKE(&quot;&quot;;&quot;double&quot;;[.E111]);INFO.OBBA.OBBA.OBMAKE(&quot;&quot;;&quot;double&quot;;1)))" office:value-type="percentage" office:value="0.000465016770370017" calcext:value-type="percentage">
            <text:p>0,05%</text:p>
          </table:table-cell>
          <table:table-cell table:style-name="ce25" table:formula="of:=([.G112]-2*[.G111]+[.G110])/([.E111]-[.E110])/([.E112]-[.E111])" office:value-type="float" office:value="0.87095076030559" calcext:value-type="float">
            <text:p>0,87095076030559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111]+[.$F$5]" office:value-type="percentage" office:value="0.0850000000000001" calcext:value-type="percentage">
            <text:p>8,5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12]);[.B$17]))" office:value-type="percentage" office:value="0.00885826417714677" calcext:value-type="percentage">
            <text:p>0,8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2]);[.B$17];INFO.OBBA.OBBA.OBMAKE(&quot;&quot;;&quot;double&quot;;[.E112]);INFO.OBBA.OBBA.OBMAKE(&quot;&quot;;&quot;double&quot;;1)))" office:value-type="percentage" office:value="0.000445712519916515" calcext:value-type="percentage">
            <text:p>0,04%</text:p>
          </table:table-cell>
          <table:table-cell table:style-name="ce25" table:formula="of:=([.G113]-2*[.G112]+[.G111])/([.E112]-[.E111])/([.E113]-[.E112])" office:value-type="float" office:value="0.832417817380608" calcext:value-type="float">
            <text:p>0,832417817380608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112]+[.$F$5]" office:value-type="percentage" office:value="0.0860000000000001" calcext:value-type="percentage">
            <text:p>8,6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13]);[.B$17]))" office:value-type="percentage" office:value="0.0088928487277668" calcext:value-type="percentage">
            <text:p>0,8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3]);[.B$17];INFO.OBBA.OBBA.OBMAKE(&quot;&quot;;&quot;double&quot;;[.E113]);INFO.OBBA.OBBA.OBMAKE(&quot;&quot;;&quot;double&quot;;1)))" office:value-type="percentage" office:value="0.000427240687280394" calcext:value-type="percentage">
            <text:p>0,04%</text:p>
          </table:table-cell>
          <table:table-cell table:style-name="ce25" table:formula="of:=([.G114]-2*[.G113]+[.G112])/([.E113]-[.E112])/([.E114]-[.E113])" office:value-type="float" office:value="0.79559981218391" calcext:value-type="float">
            <text:p>0,79559981218391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113]+[.$F$5]" office:value-type="percentage" office:value="0.0870000000000001" calcext:value-type="percentage">
            <text:p>8,7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14]);[.B$17]))" office:value-type="percentage" office:value="0.00892741062910286" calcext:value-type="percentage">
            <text:p>0,8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4]);[.B$17];INFO.OBBA.OBBA.OBMAKE(&quot;&quot;;&quot;double&quot;;[.E114]);INFO.OBBA.OBBA.OBMAKE(&quot;&quot;;&quot;double&quot;;1)))" office:value-type="percentage" office:value="0.000409564454456457" calcext:value-type="percentage">
            <text:p>0,04%</text:p>
          </table:table-cell>
          <table:table-cell table:style-name="ce25" table:formula="of:=([.G115]-2*[.G114]+[.G113])/([.E114]-[.E113])/([.E115]-[.E114])" office:value-type="float" office:value="0.760422316519261" calcext:value-type="float">
            <text:p>0,760422316519261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114]+[.$F$5]" office:value-type="percentage" office:value="0.0880000000000001" calcext:value-type="percentage">
            <text:p>8,8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15]);[.B$17]))" office:value-type="percentage" office:value="0.00896194941402696" calcext:value-type="percentage">
            <text:p>0,9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5]);[.B$17];INFO.OBBA.OBBA.OBMAKE(&quot;&quot;;&quot;double&quot;;[.E115]);INFO.OBBA.OBBA.OBMAKE(&quot;&quot;;&quot;double&quot;;1)))" office:value-type="percentage" office:value="0.000392648643949039" calcext:value-type="percentage">
            <text:p>0,04%</text:p>
          </table:table-cell>
          <table:table-cell table:style-name="ce25" table:formula="of:=([.G116]-2*[.G115]+[.G114])/([.E115]-[.E114])/([.E116]-[.E115])" office:value-type="float" office:value="0.726813853851446" calcext:value-type="float">
            <text:p>0,726813853851446</text:p>
          </table:table-cell>
          <table:table-cell table:number-columns-repeated="1016"/>
        </table:table-row>
        <table:table-row table:style-name="ro5">
          <table:table-cell/>
          <table:table-cell table:style-name="ce25" table:number-columns-repeated="3"/>
          <table:table-cell table:style-name="ce30" table:formula="of:=[.E115]+[.$F$5]" office:value-type="percentage" office:value="0.0890000000000001" calcext:value-type="percentage">
            <text:p>8,90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E116]);[.B$17]))" office:value-type="percentage" office:value="0.00899646463786998" calcext:value-type="percentage">
            <text:p>0,9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6]);[.B$17];INFO.OBBA.OBBA.OBMAKE(&quot;&quot;;&quot;double&quot;;[.E116]);INFO.OBBA.OBBA.OBMAKE(&quot;&quot;;&quot;double&quot;;1)))" office:value-type="percentage" office:value="0.000376459647295473" calcext:value-type="percentage">
            <text:p>0,04%</text:p>
          </table:table-cell>
          <table:table-cell table:style-name="ce25"/>
          <table:table-cell table:number-columns-repeated="1016"/>
        </table:table-row>
        <table:table-row table:style-name="ro3" table:number-rows-repeated="10484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isplaced SABRModel Interpolation" table:style-name="ta3">
        <office:forms form:automatic-focus="false" form:apply-design-mode="false"/>
        <table:table-column table:style-name="co7" table:default-cell-style-name="ce17"/>
        <table:table-column table:style-name="co8" table:number-columns-repeated="3" table:default-cell-style-name="ce17"/>
        <table:table-column table:style-name="co8" table:number-columns-repeated="4" table:default-cell-style-name="ce25"/>
        <table:table-column table:style-name="co8" table:number-columns-repeated="227" table:default-cell-style-name="ce17"/>
        <table:table-column table:style-name="co9" table:number-columns-repeated="789" table:default-cell-style-name="ce16"/>
        <table:table-row table:style-name="ro3">
          <table:table-cell table:number-columns-repeated="1024"/>
        </table:table-row>
        <table:table-row table:style-name="ro4">
          <table:table-cell/>
          <table:table-cell table:style-name="ce19" office:value-type="string" calcext:value-type="string">
            <text:p><text:span text:style-name="T8">Displaced SABR Model Interpolation via Parameters (illustration that this does result in </text:span><text:span text:style-name="T9">plausible interpolations</text:span><text:span text:style-name="T10">)</text:span>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<text:span text:style-name="T5">Note: This sheet requires Obba 5.0 ( </text:span><text:span text:style-name="T6">http://www.obba.info/</text:span><text:span text:style-name="T7"> )</text:span></text:p>
          </table:table-cell>
          <table:table-cell table:number-columns-repeated="1022"/>
        </table:table-row>
        <table:table-row table:style-name="ro5">
          <table:table-cell/>
          <table:table-cell table:style-name="ce21" table:formula="of:=IF(VALUE([$'Load Libs'.C18])&lt;50000;&quot;THIS SHEET REQUIRES A NEWER VERSION OF OBBA! PLEASE UPGRADE!&quot;;&quot;&quot;)">
            <text:p/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6">
          <table:table-cell table:style-name="ce18"/>
          <table:table-cell table:style-name="ce22" office:value-type="string" calcext:value-type="string">
            <text:p>SABR Parameters</text:p>
          </table:table-cell>
          <table:table-cell table:style-name="ce22"/>
          <table:table-cell table:number-columns-repeated="3"/>
          <table:table-cell table:style-name="ce22" office:value-type="string" calcext:value-type="string">
            <text:p>SABR Parameters</text:p>
          </table:table-cell>
          <table:table-cell table:style-name="ce22"/>
          <table:table-cell table:style-name="ce33"/>
          <table:table-cell table:style-name="ce25"/>
          <table:table-cell table:style-name="ce18"/>
          <table:table-cell table:style-name="ce22" office:value-type="string" calcext:value-type="string">
            <text:p>SABR Parameters</text:p>
          </table:table-cell>
          <table:table-cell table:style-name="ce22"/>
          <table:table-cell table:style-name="ce33"/>
          <table:table-cell table:style-name="ce25"/>
          <table:table-cell table:style-name="ce18" table:number-columns-repeated="220"/>
          <table:table-cell table:style-name="ce31" table:number-columns-repeated="787"/>
          <table:table-cell table:number-columns-repeated="2"/>
        </table:table-row>
        <table:table-row table:style-name="ro5">
          <table:table-cell table:number-columns-repeated="6"/>
          <table:table-cell table:style-name="ce17" table:number-columns-repeated="2"/>
          <table:table-cell table:style-name="ce29"/>
          <table:table-cell table:style-name="ce25"/>
          <table:table-cell table:number-columns-repeated="3"/>
          <table:table-cell table:style-name="ce29"/>
          <table:table-cell table:style-name="ce25"/>
          <table:table-cell table:number-columns-repeated="1009"/>
        </table:table-row>
        <table:table-row table:style-name="ro5">
          <table:table-cell/>
          <table:table-cell table:style-name="ce23" office:value-type="string" calcext:value-type="string">
            <text:p>Parameters:</text:p>
          </table:table-cell>
          <table:table-cell table:style-name="ce23"/>
          <table:table-cell table:number-columns-repeated="3"/>
          <table:table-cell table:style-name="ce23" office:value-type="string" calcext:value-type="string">
            <text:p>Parameters:</text:p>
          </table:table-cell>
          <table:table-cell table:style-name="ce23"/>
          <table:table-cell table:style-name="ce29"/>
          <table:table-cell table:style-name="ce25"/>
          <table:table-cell/>
          <table:table-cell table:style-name="ce23" office:value-type="string" calcext:value-type="string">
            <text:p>Parameters:</text:p>
          </table:table-cell>
          <table:table-cell table:style-name="ce23"/>
          <table:table-cell table:style-name="ce29"/>
          <table:table-cell table:style-name="ce25"/>
          <table:table-cell table:number-columns-repeated="1009"/>
        </table:table-row>
        <table:table-row table:style-name="ro5">
          <table:table-cell/>
          <table:table-cell table:style-name="ce24" office:value-type="string" calcext:value-type="string">
            <text:p>method</text:p>
          </table:table-cell>
          <table:table-cell table:number-columns-repeated="2" table:style-name="ce18" office:value-type="string" calcext:value-type="string">
            <text:p>sabrBerestyckiNormalVolatilityApproximation</text:p>
          </table:table-cell>
          <table:table-cell table:number-columns-repeated="2"/>
          <table:table-cell table:style-name="ce24" office:value-type="string" calcext:value-type="string">
            <text:p>method</text:p>
          </table:table-cell>
          <table:table-cell table:style-name="ce18" office:value-type="string" calcext:value-type="string">
            <text:p>sabrBerestyckiNormalVolatilityApproximation</text:p>
          </table:table-cell>
          <table:table-cell table:style-name="ce29"/>
          <table:table-cell table:style-name="ce25"/>
          <table:table-cell/>
          <table:table-cell table:style-name="ce24" office:value-type="string" calcext:value-type="string">
            <text:p>method</text:p>
          </table:table-cell>
          <table:table-cell table:style-name="ce18" office:value-type="string" calcext:value-type="string">
            <text:p>sabrBerestyckiNormalVolatilityApproximation</text:p>
          </table:table-cell>
          <table:table-cell table:style-name="ce29"/>
          <table:table-cell table:style-name="ce25"/>
          <table:table-cell table:number-columns-repeated="1009"/>
        </table:table-row>
        <table:table-row table:style-name="ro5">
          <table:table-cell/>
          <table:table-cell table:style-name="ce24" table:formula="of:=INFO.OBBA.OBBA.OBMAKE(&quot;sabr.atmvol-interplation-&quot;&amp;COLUMN();&quot;double&quot;;[.C10])" office:value-type="string" office:string-value="sabr.atmvol-interplation-2 &#10;[2293]" calcext:value-type="string">
            <text:p>sabr.atmvol-interplation-2 </text:p>
            <text:p>[2293]</text:p>
          </table:table-cell>
          <table:table-cell table:style-name="ce26" office:value-type="percentage" office:value="0.006" calcext:value-type="percentage">
            <text:p>0,60%</text:p>
          </table:table-cell>
          <table:table-cell table:style-name="ce18"/>
          <table:table-cell table:number-columns-repeated="2"/>
          <table:table-cell table:style-name="ce24" table:formula="of:=INFO.OBBA.OBBA.OBMAKE(&quot;sabr.atmvol-interplation-&quot;&amp;COLUMN();&quot;double&quot;;[.H10])" office:value-type="string" office:string-value="sabr.atmvol-interplation-7 &#10;[1705]" calcext:value-type="string">
            <text:p>sabr.atmvol-interplation-7 </text:p>
            <text:p>[1705]</text:p>
          </table:table-cell>
          <table:table-cell table:style-name="ce26" office:value-type="percentage" office:value="0.007" calcext:value-type="percentage">
            <text:p>0,70%</text:p>
          </table:table-cell>
          <table:table-cell table:style-name="ce29"/>
          <table:table-cell table:style-name="ce25"/>
          <table:table-cell/>
          <table:table-cell table:style-name="ce24" table:formula="of:=INFO.OBBA.OBBA.OBMAKE(&quot;sabr.atmvol-interplation-&quot;&amp;COLUMN();&quot;double&quot;;[.M10])" office:value-type="string" office:string-value="sabr.atmvol-interplation-12 &#10;[2294]" calcext:value-type="string">
            <text:p>sabr.atmvol-interplation-12 </text:p>
            <text:p>[2294]</text:p>
          </table:table-cell>
          <table:table-cell table:style-name="ce34" table:formula="of:=[.C10]*([.M$17]-[.H$17])/([.C$17]-[.H$17])+[.H10]*([.C$17]-[.M$17])/([.C$17]-[.H$17])" office:value-type="percentage" office:value="0.0065" calcext:value-type="percentage">
            <text:p>0,65%</text:p>
          </table:table-cell>
          <table:table-cell table:style-name="ce29"/>
          <table:table-cell table:style-name="ce25"/>
          <table:table-cell table:number-columns-repeated="1009"/>
        </table:table-row>
        <table:table-row table:style-name="ro5">
          <table:table-cell/>
          <table:table-cell table:style-name="ce24" table:formula="of:=INFO.OBBA.OBBA.OBMAKE(&quot;sabr.alpha-interplation-&quot;&amp;COLUMN();&quot;double&quot;;[.C11])" office:value-type="string" office:string-value="sabr.alpha-interplation-2 &#10;[2297]" calcext:value-type="string">
            <text:p>sabr.alpha-interplation-2 </text:p>
            <text:p>[2297]</text:p>
          </table:table-cell>
          <table:table-cell table:style-name="ce27" table:formula="of:=INFO.OBBA.OBBA.OBGET(INFO.OBBA.OBBA.OBCALL(&quot;&quot;;obLibs&amp;&quot;net.finmath.functions.AnalyticFormulas&quot;;&quot;sabrAlphaApproximation&quot;;INFO.OBBA.OBBA.OBMAKE(&quot;&quot;;&quot;double&quot;;[.C10]);[.B$12:.B$17]))" office:value-type="percentage" office:value="0.00865701546258231" calcext:value-type="percentage">
            <text:p>0,87%</text:p>
          </table:table-cell>
          <table:table-cell table:style-name="ce18" office:value-type="string" calcext:value-type="string">
            <text:p>(calculated from atm)</text:p>
          </table:table-cell>
          <table:table-cell table:style-name="ce30"/>
          <table:table-cell/>
          <table:table-cell table:style-name="ce24" table:formula="of:=INFO.OBBA.OBBA.OBMAKE(&quot;sabr.alpha-interplation-&quot;&amp;COLUMN();&quot;double&quot;;[.H11])" office:value-type="string" office:string-value="sabr.alpha-interplation-7 &#10;[1724]" calcext:value-type="string">
            <text:p>sabr.alpha-interplation-7 </text:p>
            <text:p>[1724]</text:p>
          </table:table-cell>
          <table:table-cell table:style-name="ce27" table:formula="of:=INFO.OBBA.OBBA.OBGET(INFO.OBBA.OBBA.OBCALL(&quot;&quot;;obLibs&amp;&quot;net.finmath.functions.AnalyticFormulas&quot;;&quot;sabrAlphaApproximation&quot;;INFO.OBBA.OBBA.OBMAKE(&quot;&quot;;&quot;double&quot;;[.H10]);[.G$12:.G$17]))" office:value-type="percentage" office:value="0.00972448977916966" calcext:value-type="percentage">
            <text:p>0,97%</text:p>
          </table:table-cell>
          <table:table-cell table:style-name="ce18" office:value-type="string" calcext:value-type="string">
            <text:p>(calculated from atm)</text:p>
          </table:table-cell>
          <table:table-cell table:style-name="ce25"/>
          <table:table-cell/>
          <table:table-cell table:style-name="ce24" table:formula="of:=INFO.OBBA.OBBA.OBMAKE(&quot;sabr.alpha-interplation-&quot;&amp;COLUMN();&quot;double&quot;;[.M11])" office:value-type="string" office:string-value="sabr.alpha-interplation-12 &#10;[2300]" calcext:value-type="string">
            <text:p>sabr.alpha-interplation-12 </text:p>
            <text:p>[2300]</text:p>
          </table:table-cell>
          <table:table-cell table:style-name="ce34" table:formula="of:=INFO.OBBA.OBBA.OBGET(INFO.OBBA.OBBA.OBCALL(&quot;&quot;;obLibs&amp;&quot;net.finmath.functions.AnalyticFormulas&quot;;&quot;sabrAlphaApproximation&quot;;INFO.OBBA.OBBA.OBMAKE(&quot;&quot;;&quot;double&quot;;[.M10]);[.L$12:.L$17]))" office:value-type="percentage" office:value="0.00923532349496097" calcext:value-type="percentage">
            <text:p>0,92%</text:p>
          </table:table-cell>
          <table:table-cell table:style-name="ce35"/>
          <table:table-cell table:style-name="ce25"/>
          <table:table-cell table:number-columns-repeated="1009"/>
        </table:table-row>
        <table:table-row table:style-name="ro5">
          <table:table-cell/>
          <table:table-cell table:style-name="ce24" table:formula="of:=INFO.OBBA.OBBA.OBMAKE(&quot;sabr.beta-interplation-&quot;&amp;COLUMN();&quot;double&quot;;[.C12])" office:value-type="string" office:string-value="sabr.beta-interplation-2 &#10;[1699]" calcext:value-type="string">
            <text:p>sabr.beta-interplation-2 </text:p>
            <text:p>[1699]</text:p>
          </table:table-cell>
          <table:table-cell table:style-name="ce26" office:value-type="percentage" office:value="0.1" calcext:value-type="percentage">
            <text:p>10,00%</text:p>
          </table:table-cell>
          <table:table-cell table:style-name="ce18"/>
          <table:table-cell table:number-columns-repeated="2"/>
          <table:table-cell table:style-name="ce24" table:formula="of:=INFO.OBBA.OBBA.OBMAKE(&quot;sabr.beta-interplation-&quot;&amp;COLUMN();&quot;double&quot;;[.H12])" office:value-type="string" office:string-value="sabr.beta-interplation-7 &#10;[1706]" calcext:value-type="string">
            <text:p>sabr.beta-interplation-7 </text:p>
            <text:p>[1706]</text:p>
          </table:table-cell>
          <table:table-cell table:style-name="ce26" office:value-type="percentage" office:value="0.1" calcext:value-type="percentage">
            <text:p>10,00%</text:p>
          </table:table-cell>
          <table:table-cell table:style-name="ce29"/>
          <table:table-cell table:style-name="ce25"/>
          <table:table-cell/>
          <table:table-cell table:style-name="ce24" table:formula="of:=INFO.OBBA.OBBA.OBMAKE(&quot;sabr.beta-interplation-&quot;&amp;COLUMN();&quot;double&quot;;[.M12])" office:value-type="string" office:string-value="sabr.beta-interplation-12 &#10;[1713]" calcext:value-type="string">
            <text:p>sabr.beta-interplation-12 </text:p>
            <text:p>[1713]</text:p>
          </table:table-cell>
          <table:table-cell table:style-name="ce34" table:formula="of:=[.C12]*([.M$17]-[.H$17])/([.C$17]-[.H$17])+[.H12]*([.C$17]-[.M$17])/([.C$17]-[.H$17])" office:value-type="percentage" office:value="0.1" calcext:value-type="percentage">
            <text:p>10,00%</text:p>
          </table:table-cell>
          <table:table-cell table:style-name="ce29"/>
          <table:table-cell table:style-name="ce25"/>
          <table:table-cell table:number-columns-repeated="1009"/>
        </table:table-row>
        <table:table-row table:style-name="ro5">
          <table:table-cell/>
          <table:table-cell table:style-name="ce24" table:formula="of:=INFO.OBBA.OBBA.OBMAKE(&quot;sabr.rho-interplation-&quot;&amp;COLUMN();&quot;double&quot;;[.C13])" office:value-type="string" office:string-value="sabr.rho-interplation-2 &#10;[1700]" calcext:value-type="string">
            <text:p>sabr.rho-interplation-2 </text:p>
            <text:p>[1700]</text:p>
          </table:table-cell>
          <table:table-cell table:style-name="ce26" office:value-type="percentage" office:value="0.9" calcext:value-type="percentage">
            <text:p>90,00%</text:p>
          </table:table-cell>
          <table:table-cell table:style-name="ce29"/>
          <table:table-cell table:number-columns-repeated="2"/>
          <table:table-cell table:style-name="ce24" table:formula="of:=INFO.OBBA.OBBA.OBMAKE(&quot;sabr.rho-interplation-&quot;&amp;COLUMN();&quot;double&quot;;[.H13])" office:value-type="string" office:string-value="sabr.rho-interplation-7 &#10;[1707]" calcext:value-type="string">
            <text:p>sabr.rho-interplation-7 </text:p>
            <text:p>[1707]</text:p>
          </table:table-cell>
          <table:table-cell table:style-name="ce26" office:value-type="percentage" office:value="-0.4" calcext:value-type="percentage">
            <text:p>-40,00%</text:p>
          </table:table-cell>
          <table:table-cell table:style-name="ce29"/>
          <table:table-cell table:style-name="ce25"/>
          <table:table-cell/>
          <table:table-cell table:style-name="ce24" table:formula="of:=INFO.OBBA.OBBA.OBMAKE(&quot;sabr.rho-interplation-&quot;&amp;COLUMN();&quot;double&quot;;[.M13])" office:value-type="string" office:string-value="sabr.rho-interplation-12 &#10;[1714]" calcext:value-type="string">
            <text:p>sabr.rho-interplation-12 </text:p>
            <text:p>[1714]</text:p>
          </table:table-cell>
          <table:table-cell table:style-name="ce26" office:value-type="percentage" office:value="-0.38" calcext:value-type="percentage">
            <text:p>-38,00%</text:p>
          </table:table-cell>
          <table:table-cell table:style-name="ce29" table:formula="of:=[.M18]/[.M14]*[.M11]" office:value-type="float" office:value="-0.379209328688211" calcext:value-type="float">
            <text:p>-0,379209328688211</text:p>
          </table:table-cell>
          <table:table-cell table:style-name="ce25"/>
          <table:table-cell table:number-columns-repeated="1009"/>
        </table:table-row>
        <table:table-row table:style-name="ro5">
          <table:table-cell/>
          <table:table-cell table:style-name="ce24" table:formula="of:=INFO.OBBA.OBBA.OBMAKE(&quot;sabr.nu-interplation-&quot;&amp;COLUMN() ;&quot;double&quot;;[.C14])" office:value-type="string" office:string-value="sabr.nu-interplation-2 &#10;[1701]" calcext:value-type="string">
            <text:p>sabr.nu-interplation-2 </text:p>
            <text:p>[1701]</text:p>
          </table:table-cell>
          <table:table-cell table:style-name="ce26" office:value-type="percentage" office:value="0.0001" calcext:value-type="percentage">
            <text:p>0,01%</text:p>
          </table:table-cell>
          <table:table-cell table:style-name="ce29"/>
          <table:table-cell table:number-columns-repeated="2"/>
          <table:table-cell table:style-name="ce24" table:formula="of:=INFO.OBBA.OBBA.OBMAKE(&quot;sabr.nu-interplation-&quot;&amp;COLUMN() ;&quot;double&quot;;[.H14])" office:value-type="string" office:string-value="sabr.nu-interplation-7 &#10;[1708]" calcext:value-type="string">
            <text:p>sabr.nu-interplation-7 </text:p>
            <text:p>[1708]</text:p>
          </table:table-cell>
          <table:table-cell table:style-name="ce26" office:value-type="percentage" office:value="0.2" calcext:value-type="percentage">
            <text:p>20,00%</text:p>
          </table:table-cell>
          <table:table-cell table:style-name="ce29"/>
          <table:table-cell table:style-name="ce25"/>
          <table:table-cell/>
          <table:table-cell table:style-name="ce24" table:formula="of:=INFO.OBBA.OBBA.OBMAKE(&quot;sabr.nu-interplation-&quot;&amp;COLUMN() ;&quot;double&quot;;[.M14])" office:value-type="string" office:string-value="sabr.nu-interplation-12 &#10;[1715]" calcext:value-type="string">
            <text:p>sabr.nu-interplation-12 </text:p>
            <text:p>[1715]</text:p>
          </table:table-cell>
          <table:table-cell table:style-name="ce34" table:formula="of:=[.C14]*([.M$17]-[.H$17])/([.C$17]-[.H$17])+[.H14]*([.C$17]-[.M$17])/([.C$17]-[.H$17])" office:value-type="percentage" office:value="0.10005" calcext:value-type="percentage">
            <text:p>10,01%</text:p>
          </table:table-cell>
          <table:table-cell table:style-name="ce29"/>
          <table:table-cell table:style-name="ce25"/>
          <table:table-cell table:number-columns-repeated="1009"/>
        </table:table-row>
        <table:table-row table:style-name="ro5">
          <table:table-cell/>
          <table:table-cell table:style-name="ce24" table:formula="of:=INFO.OBBA.OBBA.OBMAKE(&quot;sabr.displacement-interplation-&quot;&amp;COLUMN() ;&quot;double&quot;;[.C15])" office:value-type="string" office:string-value="sabr.displacement-interplation-2 &#10;[1702]" calcext:value-type="string">
            <text:p>sabr.displacement-interplation-2 </text:p>
            <text:p>[1702]</text:p>
          </table:table-cell>
          <table:table-cell table:style-name="ce26" office:value-type="percentage" office:value="0.02" calcext:value-type="percentage">
            <text:p>2,00%</text:p>
          </table:table-cell>
          <table:table-cell table:style-name="ce29"/>
          <table:table-cell table:number-columns-repeated="2"/>
          <table:table-cell table:style-name="ce24" table:formula="of:=INFO.OBBA.OBBA.OBMAKE(&quot;sabr.displacement-interplation-&quot;&amp;COLUMN() ;&quot;double&quot;;[.H15])" office:value-type="string" office:string-value="sabr.displacement-interplation-7 &#10;[1709]" calcext:value-type="string">
            <text:p>sabr.displacement-interplation-7 </text:p>
            <text:p>[1709]</text:p>
          </table:table-cell>
          <table:table-cell table:style-name="ce26" office:value-type="percentage" office:value="0.02" calcext:value-type="percentage">
            <text:p>2,00%</text:p>
          </table:table-cell>
          <table:table-cell table:style-name="ce29"/>
          <table:table-cell table:style-name="ce25"/>
          <table:table-cell/>
          <table:table-cell table:style-name="ce24" table:formula="of:=INFO.OBBA.OBBA.OBMAKE(&quot;sabr.displacement-interplation-&quot;&amp;COLUMN() ;&quot;double&quot;;[.M15])" office:value-type="string" office:string-value="sabr.displacement-interplation-12 &#10;[1716]" calcext:value-type="string">
            <text:p>sabr.displacement-interplation-12 </text:p>
            <text:p>[1716]</text:p>
          </table:table-cell>
          <table:table-cell table:style-name="ce34" table:formula="of:=[.C15]*([.M$17]-[.H$17])/([.C$17]-[.H$17])+[.H15]*([.C$17]-[.M$17])/([.C$17]-[.H$17])" office:value-type="percentage" office:value="0.02" calcext:value-type="percentage">
            <text:p>2,00%</text:p>
          </table:table-cell>
          <table:table-cell table:style-name="ce29"/>
          <table:table-cell table:style-name="ce25"/>
          <table:table-cell table:number-columns-repeated="1009"/>
        </table:table-row>
        <table:table-row table:style-name="ro5">
          <table:table-cell/>
          <table:table-cell table:style-name="ce24" table:formula="of:=INFO.OBBA.OBBA.OBMAKE(&quot;sabr.underlying-interplation-&quot;&amp;COLUMN();&quot;double&quot;;[.C16])" office:value-type="string" office:string-value="sabr.underlying-interplation-2 &#10;[1703]" calcext:value-type="string">
            <text:p>sabr.underlying-interplation-2 </text:p>
            <text:p>[1703]</text:p>
          </table:table-cell>
          <table:table-cell table:style-name="ce26" office:value-type="percentage" office:value="0.0076" calcext:value-type="percentage">
            <text:p>0,76%</text:p>
          </table:table-cell>
          <table:table-cell table:style-name="ce29"/>
          <table:table-cell table:number-columns-repeated="2"/>
          <table:table-cell table:style-name="ce24" table:formula="of:=INFO.OBBA.OBBA.OBMAKE(&quot;sabr.underlying-interplation-&quot;&amp;COLUMN();&quot;double&quot;;[.H16])" office:value-type="string" office:string-value="sabr.underlying-interplation-7 &#10;[1710]" calcext:value-type="string">
            <text:p>sabr.underlying-interplation-7 </text:p>
            <text:p>[1710]</text:p>
          </table:table-cell>
          <table:table-cell table:style-name="ce26" office:value-type="percentage" office:value="0.0115" calcext:value-type="percentage">
            <text:p>1,15%</text:p>
          </table:table-cell>
          <table:table-cell table:style-name="ce29"/>
          <table:table-cell table:style-name="ce25"/>
          <table:table-cell/>
          <table:table-cell table:style-name="ce24" table:formula="of:=INFO.OBBA.OBBA.OBMAKE(&quot;sabr.underlying-interplation-&quot;&amp;COLUMN();&quot;double&quot;;[.M16])" office:value-type="string" office:string-value="sabr.underlying-interplation-12 &#10;[1717]" calcext:value-type="string">
            <text:p>sabr.underlying-interplation-12 </text:p>
            <text:p>[1717]</text:p>
          </table:table-cell>
          <table:table-cell table:style-name="ce34" table:formula="of:=[.C16]*([.M$17]-[.H$17])/([.C$17]-[.H$17])+[.H16]*([.C$17]-[.M$17])/([.C$17]-[.H$17])" office:value-type="percentage" office:value="0.00955" calcext:value-type="percentage">
            <text:p>0,96%</text:p>
          </table:table-cell>
          <table:table-cell table:style-name="ce29"/>
          <table:table-cell table:style-name="ce25"/>
          <table:table-cell table:number-columns-repeated="1009"/>
        </table:table-row>
        <table:table-row table:style-name="ro5">
          <table:table-cell/>
          <table:table-cell table:style-name="ce24" table:formula="of:=INFO.OBBA.OBBA.OBMAKE(&quot;sabr.maturity-interplation-&quot;&amp;COLUMN();&quot;double&quot;;[.C17])" office:value-type="string" office:string-value="sabr.maturity-interplation-2 &#10;[1704]" calcext:value-type="string">
            <text:p>sabr.maturity-interplation-2 </text:p>
            <text:p>[1704]</text:p>
          </table:table-cell>
          <table:table-cell table:style-name="ce28" office:value-type="float" office:value="20" calcext:value-type="float">
            <text:p>20</text:p>
          </table:table-cell>
          <table:table-cell table:style-name="ce29"/>
          <table:table-cell table:number-columns-repeated="2"/>
          <table:table-cell table:style-name="ce24" table:formula="of:=INFO.OBBA.OBBA.OBMAKE(&quot;sabr.maturity-interplation-&quot;&amp;COLUMN();&quot;double&quot;;[.H17])" office:value-type="string" office:string-value="sabr.maturity-interplation-7 &#10;[1711]" calcext:value-type="string">
            <text:p>sabr.maturity-interplation-7 </text:p>
            <text:p>[1711]</text:p>
          </table:table-cell>
          <table:table-cell table:style-name="ce28" office:value-type="float" office:value="10" calcext:value-type="float">
            <text:p>10</text:p>
          </table:table-cell>
          <table:table-cell table:style-name="ce29"/>
          <table:table-cell table:style-name="ce25"/>
          <table:table-cell/>
          <table:table-cell table:style-name="ce24" table:formula="of:=INFO.OBBA.OBBA.OBMAKE(&quot;sabr.maturity-interplation-&quot;&amp;COLUMN();&quot;double&quot;;[.M17])" office:value-type="string" office:string-value="sabr.maturity-interplation-12 &#10;[1718]" calcext:value-type="string">
            <text:p>sabr.maturity-interplation-12 </text:p>
            <text:p>[1718]</text:p>
          </table:table-cell>
          <table:table-cell table:style-name="ce28" office:value-type="float" office:value="15" calcext:value-type="float">
            <text:p>15</text:p>
          </table:table-cell>
          <table:table-cell table:style-name="ce29"/>
          <table:table-cell table:style-name="ce25"/>
          <table:table-cell table:number-columns-repeated="1009"/>
        </table:table-row>
        <table:table-row table:style-name="ro5">
          <table:table-cell/>
          <table:table-cell table:style-name="ce25" office:value-type="string" calcext:value-type="string">
            <text:p>rho nu / alpha</text:p>
          </table:table-cell>
          <table:table-cell table:style-name="ce25" table:formula="of:=[.C13]*[.C14]/[.C11]" office:value-type="float" office:value="0.0103961925895826" calcext:value-type="float">
            <text:p>0,010396192589583</text:p>
          </table:table-cell>
          <table:table-cell table:style-name="ce25"/>
          <table:table-cell table:number-columns-repeated="3"/>
          <table:table-cell table:formula="of:=[.H13]*[.H14]/[.H11]" office:value-type="float" office:value="-8.2266526899297" calcext:value-type="float">
            <text:p>-8,2266526899297</text:p>
          </table:table-cell>
          <table:table-cell table:style-name="ce25" table:number-columns-repeated="2"/>
          <table:table-cell/>
          <table:table-cell table:style-name="ce25"/>
          <table:table-cell table:style-name="ce27" table:formula="of:=[.C18]*([.M$17]-[.H$17])/([.C$17]-[.H$17])+[.H18]*([.C$17]-[.M$17])/([.C$17]-[.H$17])" office:value-type="percentage" office:value="-4.10812824867006" calcext:value-type="percentage">
            <text:p>-410,81%</text:p>
          </table:table-cell>
          <table:table-cell table:style-name="ce25" table:number-columns-repeated="2"/>
          <table:table-cell table:number-columns-repeated="1009"/>
        </table:table-row>
        <table:table-row table:style-name="ro5">
          <table:table-cell/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normal vol approximation</text:p>
          </table:table-cell>
          <table:table-cell table:style-name="ce22" office:value-type="string" calcext:value-type="string">
            <text:p>option price</text:p>
          </table:table-cell>
          <table:table-cell table:style-name="ce22" office:value-type="string" calcext:value-type="string">
            <text:p>density</text:p>
          </table:table-cell>
          <table:table-cell/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Hagan lognormal vol approximation</text:p>
          </table:table-cell>
          <table:table-cell table:style-name="ce22" office:value-type="string" calcext:value-type="string">
            <text:p>option price</text:p>
          </table:table-cell>
          <table:table-cell table:style-name="ce22" office:value-type="string" calcext:value-type="string">
            <text:p>density</text:p>
          </table:table-cell>
          <table:table-cell/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Hagan lognormal vol approximation</text:p>
          </table:table-cell>
          <table:table-cell table:style-name="ce22" office:value-type="string" calcext:value-type="string">
            <text:p>option price</text:p>
          </table:table-cell>
          <table:table-cell table:style-name="ce22" office:value-type="string" calcext:value-type="string">
            <text:p>density</text:p>
          </table:table-cell>
          <table:table-cell table:number-columns-repeated="2"/>
          <table:table-cell table:formula="of:=&quot;smile T= &quot;&amp;[.C17]" office:value-type="string" office:string-value="smile T= 20" calcext:value-type="string">
            <text:p>smile T= 20</text:p>
          </table:table-cell>
          <table:table-cell table:formula="of:=&quot;smile T= &quot;&amp;[.H17]" office:value-type="string" office:string-value="smile T= 10" calcext:value-type="string">
            <text:p>smile T= 10</text:p>
          </table:table-cell>
          <table:table-cell table:formula="of:=&quot;interpolation smile T= &quot;&amp;[.M17]" office:value-type="string" office:string-value="interpolation smile T= 15" calcext:value-type="string">
            <text:p>interpolation smile T= 15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C16]-0.03" office:value-type="percentage" office:value="-0.0224" calcext:value-type="percentage">
            <text:p>-2,2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20]);[.B$17]))" office:value-type="string" office:string-value="" calcext:value-type="error">
            <text:p>#NUM!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0]);[.B$17];INFO.OBBA.OBBA.OBMAKE(&quot;&quot;;&quot;double&quot;;[.B20]);INFO.OBBA.OBBA.OBMAKE(&quot;&quot;;&quot;double&quot;;1)))" office:value-type="string" office:string-value="" calcext:value-type="error">
            <text:p>#NUM!</text:p>
          </table:table-cell>
          <table:table-cell/>
          <table:table-cell table:style-name="ce30"/>
          <table:table-cell table:style-name="ce30" table:formula="of:=[.H16]-0.03" office:value-type="percentage" office:value="-0.0185" calcext:value-type="percentage">
            <text:p>-1,8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20]);[.G$17]))" office:value-type="percentage" office:value="0.00796943600934121" calcext:value-type="percentage">
            <text:p>0,8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0]);[.G$17];INFO.OBBA.OBBA.OBMAKE(&quot;&quot;;&quot;double&quot;;[.G20]);INFO.OBBA.OBBA.OBMAKE(&quot;&quot;;&quot;double&quot;;1)))" office:value-type="percentage" office:value="0.0314419295212253" calcext:value-type="percentage">
            <text:p>3,14%</text:p>
          </table:table-cell>
          <table:table-cell table:style-name="ce25"/>
          <table:table-cell/>
          <table:table-cell table:style-name="ce30" table:formula="of:=[.M16]-0.03" office:value-type="percentage" office:value="-0.02045" calcext:value-type="percentage">
            <text:p>-2,05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20]);[.L$17]))" office:value-type="string" office:string-value="" calcext:value-type="error">
            <text:p>#NUM!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0]);[.L$17];INFO.OBBA.OBBA.OBMAKE(&quot;&quot;;&quot;double&quot;;[.L20]);INFO.OBBA.OBBA.OBMAKE(&quot;&quot;;&quot;double&quot;;1)))" office:value-type="string" office:string-value="" calcext:value-type="error">
            <text:p>#NUM!</text:p>
          </table:table-cell>
          <table:table-cell table:style-name="ce25"/>
          <table:table-cell/>
          <table:table-cell table:style-name="ce27" table:formula="of:=[.B20]-[.$C$16]" office:value-type="percentage" office:value="-0.03" calcext:value-type="percentage">
            <text:p>-3,00%</text:p>
          </table:table-cell>
          <table:table-cell table:style-name="ce27" table:formula="of:=IF([.$Q20]+[.$C$15]&gt;=0;[.C20];NA())" office:value-type="string" office:string-value="" calcext:value-type="error">
            <text:p>#N/A</text:p>
          </table:table-cell>
          <table:table-cell table:style-name="ce27" table:formula="of:=IF([.$Q20]+[.$H$15]&gt;=0;[.H20];NA())" office:value-type="string" office:string-value="" calcext:value-type="error">
            <text:p>#N/A</text:p>
          </table:table-cell>
          <table:table-cell table:style-name="ce27" table:formula="of:=IF([.$Q20]+[.$M$15]&gt;=0;[.M20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20]+0.001" office:value-type="percentage" office:value="-0.0214" calcext:value-type="percentage">
            <text:p>-2,1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21]);[.B$17]))" office:value-type="string" office:string-value="" calcext:value-type="error">
            <text:p>#NUM!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1]);[.B$17];INFO.OBBA.OBBA.OBMAKE(&quot;&quot;;&quot;double&quot;;[.B21]);INFO.OBBA.OBBA.OBMAKE(&quot;&quot;;&quot;double&quot;;1)))" office:value-type="string" office:string-value="" calcext:value-type="error">
            <text:p>#NUM!</text:p>
          </table:table-cell>
          <table:table-cell table:formula="of:=([.D22]-2*[.D21]+[.D20])/([.B21]-[.B20])/([.B22]-[.B21])" office:value-type="string" office:string-value="" calcext:value-type="error">
            <text:p>#NUM!</text:p>
          </table:table-cell>
          <table:table-cell/>
          <table:table-cell table:style-name="ce30" table:formula="of:=[.G20]+0.001" office:value-type="percentage" office:value="-0.0175" calcext:value-type="percentage">
            <text:p>-1,7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21]);[.G$17]))" office:value-type="percentage" office:value="0.00795948426746808" calcext:value-type="percentage">
            <text:p>0,8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1]);[.G$17];INFO.OBBA.OBBA.OBMAKE(&quot;&quot;;&quot;double&quot;;[.G21]);INFO.OBBA.OBBA.OBMAKE(&quot;&quot;;&quot;double&quot;;1)))" office:value-type="percentage" office:value="0.0305563622867737" calcext:value-type="percentage">
            <text:p>3,06%</text:p>
          </table:table-cell>
          <table:table-cell table:style-name="ce25" table:formula="of:=([.I22]-2*[.I21]+[.I20])/([.G21]-[.G20])/([.G22]-[.G21])" office:value-type="float" office:value="2.57055259552524" calcext:value-type="float">
            <text:p>2,57055259552524</text:p>
          </table:table-cell>
          <table:table-cell/>
          <table:table-cell table:style-name="ce30" table:formula="of:=[.L20]+0.001" office:value-type="percentage" office:value="-0.01945" calcext:value-type="percentage">
            <text:p>-1,95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21]);[.L$17]))" office:value-type="percentage" office:value="0.0064922228033423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1]);[.L$17];INFO.OBBA.OBBA.OBMAKE(&quot;&quot;;&quot;double&quot;;[.L21]);INFO.OBBA.OBBA.OBMAKE(&quot;&quot;;&quot;double&quot;;1)))" office:value-type="percentage" office:value="0.030551060093027" calcext:value-type="percentage">
            <text:p>3,06%</text:p>
          </table:table-cell>
          <table:table-cell table:style-name="ce25" table:formula="of:=([.N22]-2*[.N21]+[.N20])/([.L21]-[.L20])/([.L22]-[.L21])" office:value-type="string" office:string-value="" calcext:value-type="error">
            <text:p>#NUM!</text:p>
          </table:table-cell>
          <table:table-cell/>
          <table:table-cell table:style-name="ce27" table:formula="of:=[.B21]-[.$C$16]" office:value-type="percentage" office:value="-0.029" calcext:value-type="percentage">
            <text:p>-2,90%</text:p>
          </table:table-cell>
          <table:table-cell table:style-name="ce27" table:formula="of:=IF([.Q21]+[.$C$15]&gt;=0;[.C21];NA())" office:value-type="string" office:string-value="" calcext:value-type="error">
            <text:p>#N/A</text:p>
          </table:table-cell>
          <table:table-cell table:style-name="ce27" table:formula="of:=IF([.$Q21]+[.$H$15]&gt;=0;[.H21];NA())" office:value-type="string" office:string-value="" calcext:value-type="error">
            <text:p>#N/A</text:p>
          </table:table-cell>
          <table:table-cell table:style-name="ce27" table:formula="of:=IF([.$Q21]+[.$M$15]&gt;=0;[.M21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21]+0.001" office:value-type="percentage" office:value="-0.0204" calcext:value-type="percentage">
            <text:p>-2,0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22]);[.B$17]))" office:value-type="string" office:string-value="" calcext:value-type="error">
            <text:p>#NUM!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2]);[.B$17];INFO.OBBA.OBBA.OBMAKE(&quot;&quot;;&quot;double&quot;;[.B22]);INFO.OBBA.OBBA.OBMAKE(&quot;&quot;;&quot;double&quot;;1)))" office:value-type="string" office:string-value="" calcext:value-type="error">
            <text:p>#NUM!</text:p>
          </table:table-cell>
          <table:table-cell table:formula="of:=([.D23]-2*[.D22]+[.D21])/([.B22]-[.B21])/([.B23]-[.B22])" office:value-type="string" office:string-value="" calcext:value-type="error">
            <text:p>#NUM!</text:p>
          </table:table-cell>
          <table:table-cell/>
          <table:table-cell table:style-name="ce30" table:formula="of:=[.G21]+0.001" office:value-type="percentage" office:value="-0.0165" calcext:value-type="percentage">
            <text:p>-1,65%</text:p>
            <draw:frame table:end-cell-address="'Displaced SABRModel Interpolation'.L49" table:end-x="8.34mm" table:end-y="1.52mm" draw:z-index="0" draw:style-name="gr1" draw:text-style-name="P1" svg:width="167.68mm" svg:height="120.01mm" svg:x="2.16mm" svg:y="1.54mm">
              <loext:p draw:notify-on-update-of-ranges="'Displaced SABRModel Interpolation'.Q20:'Displaced SABRModel Interpolation'.Q129 'Displaced SABRModel Interpolation'.R19:'Displaced SABRModel Interpolation'.R19 'Displaced SABRModel Interpolation'.R20:'Displaced SABRModel Interpolation'.R129 'Displaced SABRModel Interpolation'.Q20:'Displaced SABRModel Interpolation'.Q129 'Displaced SABRModel Interpolation'.S19:'Displaced SABRModel Interpolation'.S19 'Displaced SABRModel Interpolation'.S20:'Displaced SABRModel Interpolation'.S129 'Displaced SABRModel Interpolation'.Q20:'Displaced SABRModel Interpolation'.Q129 'Displaced SABRModel Interpolation'.T19:'Displaced SABRModel Interpolation'.T19 'Displaced SABRModel Interpolation'.T20:'Displaced SABRModel Interpolation'.T129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22]);[.G$17]))" office:value-type="percentage" office:value="0.00794214319889146" calcext:value-type="percentage">
            <text:p>0,7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2]);[.G$17];INFO.OBBA.OBBA.OBMAKE(&quot;&quot;;&quot;double&quot;;[.G22]);INFO.OBBA.OBBA.OBMAKE(&quot;&quot;;&quot;double&quot;;1)))" office:value-type="percentage" office:value="0.0296733656049176" calcext:value-type="percentage">
            <text:p>2,97%</text:p>
          </table:table-cell>
          <table:table-cell table:style-name="ce25" table:formula="of:=([.I23]-2*[.I22]+[.I21])/([.G22]-[.G21])/([.G23]-[.G22])" office:value-type="float" office:value="4.14368794303745" calcext:value-type="float">
            <text:p>4,14368794303745</text:p>
          </table:table-cell>
          <table:table-cell/>
          <table:table-cell table:style-name="ce30" table:formula="of:=[.L21]+0.001" office:value-type="percentage" office:value="-0.01845" calcext:value-type="percentage">
            <text:p>-1,85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22]);[.L$17]))" office:value-type="percentage" office:value="0.00653014806453134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2]);[.L$17];INFO.OBBA.OBBA.OBMAKE(&quot;&quot;;&quot;double&quot;;[.L22]);INFO.OBBA.OBBA.OBMAKE(&quot;&quot;;&quot;double&quot;;1)))" office:value-type="percentage" office:value="0.0297112221671352" calcext:value-type="percentage">
            <text:p>2,97%</text:p>
          </table:table-cell>
          <table:table-cell table:style-name="ce25" table:formula="of:=([.N23]-2*[.N22]+[.N21])/([.L22]-[.L21])/([.L23]-[.L22])" office:value-type="float" office:value="-0.714413136131824" calcext:value-type="float">
            <text:p>-0,714413136131824</text:p>
          </table:table-cell>
          <table:table-cell/>
          <table:table-cell table:style-name="ce27" table:formula="of:=[.B22]-[.$C$16]" office:value-type="percentage" office:value="-0.028" calcext:value-type="percentage">
            <text:p>-2,80%</text:p>
          </table:table-cell>
          <table:table-cell table:style-name="ce27" table:formula="of:=IF([.Q22]+[.$C$15]&gt;=0;[.C22];NA())" office:value-type="string" office:string-value="" calcext:value-type="error">
            <text:p>#N/A</text:p>
          </table:table-cell>
          <table:table-cell table:style-name="ce27" table:formula="of:=IF([.$Q22]+[.$H$15]&gt;=0;[.H22];NA())" office:value-type="string" office:string-value="" calcext:value-type="error">
            <text:p>#N/A</text:p>
          </table:table-cell>
          <table:table-cell table:style-name="ce27" table:formula="of:=IF([.$Q22]+[.$M$15]&gt;=0;[.M22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22]+0.001" office:value-type="percentage" office:value="-0.0194" calcext:value-type="percentage">
            <text:p>-1,9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23]);[.B$17]))" office:value-type="percentage" office:value="0.00535725817100944" calcext:value-type="percentage">
            <text:p>0,5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3]);[.B$17];INFO.OBBA.OBBA.OBMAKE(&quot;&quot;;&quot;double&quot;;[.B23]);INFO.OBBA.OBBA.OBMAKE(&quot;&quot;;&quot;double&quot;;1)))" office:value-type="percentage" office:value="0.028558280372805" calcext:value-type="percentage">
            <text:p>2,86%</text:p>
          </table:table-cell>
          <table:table-cell table:style-name="ce30" table:formula="of:=([.D24]-2*[.D23]+[.D22])/([.B23]-[.B22])/([.B24]-[.B23])" office:value-type="string" office:string-value="" calcext:value-type="error">
            <text:p>#NUM!</text:p>
          </table:table-cell>
          <table:table-cell/>
          <table:table-cell table:style-name="ce30" table:formula="of:=[.G22]+0.001" office:value-type="percentage" office:value="-0.0155" calcext:value-type="percentage">
            <text:p>-1,5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23]);[.G$17]))" office:value-type="percentage" office:value="0.00792001604282129" calcext:value-type="percentage">
            <text:p>0,7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3]);[.G$17];INFO.OBBA.OBBA.OBMAKE(&quot;&quot;;&quot;double&quot;;[.G23]);INFO.OBBA.OBBA.OBMAKE(&quot;&quot;;&quot;double&quot;;1)))" office:value-type="percentage" office:value="0.0287945126110046" calcext:value-type="percentage">
            <text:p>2,88%</text:p>
          </table:table-cell>
          <table:table-cell table:style-name="ce25" table:formula="of:=([.I24]-2*[.I23]+[.I22])/([.G23]-[.G22])/([.G24]-[.G23])" office:value-type="float" office:value="5.09043827400663" calcext:value-type="float">
            <text:p>5,09043827400663</text:p>
          </table:table-cell>
          <table:table-cell/>
          <table:table-cell table:style-name="ce30" table:formula="of:=[.L22]+0.001" office:value-type="percentage" office:value="-0.01745" calcext:value-type="percentage">
            <text:p>-1,75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23]);[.L$17]))" office:value-type="percentage" office:value="0.00655411389386147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3]);[.L$17];INFO.OBBA.OBBA.OBMAKE(&quot;&quot;;&quot;double&quot;;[.L23]);INFO.OBBA.OBBA.OBMAKE(&quot;&quot;;&quot;double&quot;;1)))" office:value-type="percentage" office:value="0.0288706698281072" calcext:value-type="percentage">
            <text:p>2,89%</text:p>
          </table:table-cell>
          <table:table-cell table:style-name="ce25" table:formula="of:=([.N24]-2*[.N23]+[.N22])/([.L23]-[.L22])/([.L24]-[.L23])" office:value-type="float" office:value="4.18667549793862" calcext:value-type="float">
            <text:p>4,18667549793862</text:p>
          </table:table-cell>
          <table:table-cell/>
          <table:table-cell table:style-name="ce27" table:formula="of:=[.B23]-[.$C$16]" office:value-type="percentage" office:value="-0.027" calcext:value-type="percentage">
            <text:p>-2,70%</text:p>
          </table:table-cell>
          <table:table-cell table:style-name="ce27" table:formula="of:=IF([.Q23]+[.$C$15]&gt;=0;[.C23];NA())" office:value-type="string" office:string-value="" calcext:value-type="error">
            <text:p>#N/A</text:p>
          </table:table-cell>
          <table:table-cell table:style-name="ce27" table:formula="of:=IF([.$Q23]+[.$H$15]&gt;=0;[.H23];NA())" office:value-type="string" office:string-value="" calcext:value-type="error">
            <text:p>#N/A</text:p>
          </table:table-cell>
          <table:table-cell table:style-name="ce27" table:formula="of:=IF([.$Q23]+[.$M$15]&gt;=0;[.M23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23]+0.001" office:value-type="percentage" office:value="-0.0184" calcext:value-type="percentage">
            <text:p>-1,8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24]);[.B$17]))" office:value-type="percentage" office:value="0.00542008652534631" calcext:value-type="percentage">
            <text:p>0,5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4]);[.B$17];INFO.OBBA.OBBA.OBMAKE(&quot;&quot;;&quot;double&quot;;[.B24]);INFO.OBBA.OBBA.OBMAKE(&quot;&quot;;&quot;double&quot;;1)))" office:value-type="percentage" office:value="0.0277552775683376" calcext:value-type="percentage">
            <text:p>2,78%</text:p>
          </table:table-cell>
          <table:table-cell table:formula="of:=([.D25]-2*[.D24]+[.D23])/([.B24]-[.B23])/([.B25]-[.B24])" office:value-type="float" office:value="1.42179301770851" calcext:value-type="float">
            <text:p>1,42179301770851</text:p>
          </table:table-cell>
          <table:table-cell/>
          <table:table-cell table:style-name="ce30" table:formula="of:=[.G23]+0.001" office:value-type="percentage" office:value="-0.0145" calcext:value-type="percentage">
            <text:p>-1,4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24]);[.G$17]))" office:value-type="percentage" office:value="0.0078944460463648" calcext:value-type="percentage">
            <text:p>0,7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4]);[.G$17];INFO.OBBA.OBBA.OBMAKE(&quot;&quot;;&quot;double&quot;;[.G24]);INFO.OBBA.OBBA.OBMAKE(&quot;&quot;;&quot;double&quot;;1)))" office:value-type="percentage" office:value="0.0279207500553655" calcext:value-type="percentage">
            <text:p>2,79%</text:p>
          </table:table-cell>
          <table:table-cell table:style-name="ce25" table:formula="of:=([.I25]-2*[.I24]+[.I23])/([.G24]-[.G23])/([.G25]-[.G24])" office:value-type="float" office:value="5.7976300372152" calcext:value-type="float">
            <text:p>5,7976300372152</text:p>
          </table:table-cell>
          <table:table-cell/>
          <table:table-cell table:style-name="ce30" table:formula="of:=[.L23]+0.001" office:value-type="percentage" office:value="-0.01645" calcext:value-type="percentage">
            <text:p>-1,65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24]);[.L$17]))" office:value-type="percentage" office:value="0.00657089796712562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4]);[.L$17];INFO.OBBA.OBBA.OBMAKE(&quot;&quot;;&quot;double&quot;;[.L24]);INFO.OBBA.OBBA.OBMAKE(&quot;&quot;;&quot;double&quot;;1)))" office:value-type="percentage" office:value="0.0280343041645772" calcext:value-type="percentage">
            <text:p>2,80%</text:p>
          </table:table-cell>
          <table:table-cell table:style-name="ce25" table:formula="of:=([.N25]-2*[.N24]+[.N23])/([.L24]-[.L23])/([.L25]-[.L24])" office:value-type="float" office:value="6.07252974485496" calcext:value-type="float">
            <text:p>6,07252974485496</text:p>
          </table:table-cell>
          <table:table-cell/>
          <table:table-cell table:style-name="ce27" table:formula="of:=[.B24]-[.$C$16]" office:value-type="percentage" office:value="-0.026" calcext:value-type="percentage">
            <text:p>-2,60%</text:p>
          </table:table-cell>
          <table:table-cell table:style-name="ce27" table:formula="of:=IF([.Q24]+[.$C$15]&gt;=0;[.C24];NA())" office:value-type="string" office:string-value="" calcext:value-type="error">
            <text:p>#N/A</text:p>
          </table:table-cell>
          <table:table-cell table:style-name="ce27" table:formula="of:=IF([.$Q24]+[.$H$15]&gt;=0;[.H24];NA())" office:value-type="string" office:string-value="" calcext:value-type="error">
            <text:p>#N/A</text:p>
          </table:table-cell>
          <table:table-cell table:style-name="ce27" table:formula="of:=IF([.$Q24]+[.$M$15]&gt;=0;[.M24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24]+0.001" office:value-type="percentage" office:value="-0.0174" calcext:value-type="percentage">
            <text:p>-1,7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25]);[.B$17]))" office:value-type="percentage" office:value="0.00546946221593071" calcext:value-type="percentage">
            <text:p>0,5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5]);[.B$17];INFO.OBBA.OBBA.OBMAKE(&quot;&quot;;&quot;double&quot;;[.B25]);INFO.OBBA.OBBA.OBMAKE(&quot;&quot;;&quot;double&quot;;1)))" office:value-type="percentage" office:value="0.0269536965568879" calcext:value-type="percentage">
            <text:p>2,70%</text:p>
          </table:table-cell>
          <table:table-cell table:formula="of:=([.D26]-2*[.D25]+[.D24])/([.B25]-[.B24])/([.B26]-[.B25])" office:value-type="float" office:value="6.57989336952382" calcext:value-type="float">
            <text:p>6,57989336952382</text:p>
          </table:table-cell>
          <table:table-cell/>
          <table:table-cell table:style-name="ce30" table:formula="of:=[.G24]+0.001" office:value-type="percentage" office:value="-0.0135" calcext:value-type="percentage">
            <text:p>-1,3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25]);[.G$17]))" office:value-type="percentage" office:value="0.00786625609562903" calcext:value-type="percentage">
            <text:p>0,7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5]);[.G$17];INFO.OBBA.OBBA.OBMAKE(&quot;&quot;;&quot;double&quot;;[.G25]);INFO.OBBA.OBBA.OBMAKE(&quot;&quot;;&quot;double&quot;;1)))" office:value-type="percentage" office:value="0.0270527851297637" calcext:value-type="percentage">
            <text:p>2,71%</text:p>
          </table:table-cell>
          <table:table-cell table:style-name="ce25" table:formula="of:=([.I26]-2*[.I25]+[.I24])/([.G25]-[.G24])/([.G26]-[.G25])" office:value-type="float" office:value="6.39611895670786" calcext:value-type="float">
            <text:p>6,39611895670786</text:p>
          </table:table-cell>
          <table:table-cell/>
          <table:table-cell table:style-name="ce30" table:formula="of:=[.L24]+0.001" office:value-type="percentage" office:value="-0.01545" calcext:value-type="percentage">
            <text:p>-1,55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25]);[.L$17]))" office:value-type="percentage" office:value="0.00658296751225136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5]);[.L$17];INFO.OBBA.OBBA.OBMAKE(&quot;&quot;;&quot;double&quot;;[.L25]);INFO.OBBA.OBBA.OBMAKE(&quot;&quot;;&quot;double&quot;;1)))" office:value-type="percentage" office:value="0.027204011030792" calcext:value-type="percentage">
            <text:p>2,72%</text:p>
          </table:table-cell>
          <table:table-cell table:style-name="ce25" table:formula="of:=([.N26]-2*[.N25]+[.N24])/([.L25]-[.L24])/([.L26]-[.L25])" office:value-type="float" office:value="7.17137135203964" calcext:value-type="float">
            <text:p>7,17137135203964</text:p>
          </table:table-cell>
          <table:table-cell/>
          <table:table-cell table:style-name="ce27" table:formula="of:=[.B25]-[.$C$16]" office:value-type="percentage" office:value="-0.025" calcext:value-type="percentage">
            <text:p>-2,50%</text:p>
          </table:table-cell>
          <table:table-cell table:style-name="ce27" table:formula="of:=IF([.Q25]+[.$C$15]&gt;=0;[.C25];NA())" office:value-type="string" office:string-value="" calcext:value-type="error">
            <text:p>#N/A</text:p>
          </table:table-cell>
          <table:table-cell table:style-name="ce27" table:formula="of:=IF([.$Q25]+[.$H$15]&gt;=0;[.H25];NA())" office:value-type="string" office:string-value="" calcext:value-type="error">
            <text:p>#N/A</text:p>
          </table:table-cell>
          <table:table-cell table:style-name="ce27" table:formula="of:=IF([.$Q25]+[.$M$15]&gt;=0;[.M25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25]+0.001" office:value-type="percentage" office:value="-0.0164" calcext:value-type="percentage">
            <text:p>-1,6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26]);[.B$17]))" office:value-type="percentage" office:value="0.00551168360546094" calcext:value-type="percentage">
            <text:p>0,5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6]);[.B$17];INFO.OBBA.OBBA.OBMAKE(&quot;&quot;;&quot;double&quot;;[.B26]);INFO.OBBA.OBBA.OBMAKE(&quot;&quot;;&quot;double&quot;;1)))" office:value-type="percentage" office:value="0.0261586954388077" calcext:value-type="percentage">
            <text:p>2,62%</text:p>
          </table:table-cell>
          <table:table-cell table:formula="of:=([.D27]-2*[.D26]+[.D25])/([.B26]-[.B25])/([.B27]-[.B26])" office:value-type="float" office:value="8.54318184911883" calcext:value-type="float">
            <text:p>8,54318184911883</text:p>
          </table:table-cell>
          <table:table-cell/>
          <table:table-cell table:style-name="ce30" table:formula="of:=[.G25]+0.001" office:value-type="percentage" office:value="-0.0125" calcext:value-type="percentage">
            <text:p>-1,2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26]);[.G$17]))" office:value-type="percentage" office:value="0.00783600527163313" calcext:value-type="percentage">
            <text:p>0,7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6]);[.G$17];INFO.OBBA.OBBA.OBMAKE(&quot;&quot;;&quot;double&quot;;[.G26]);INFO.OBBA.OBBA.OBMAKE(&quot;&quot;;&quot;double&quot;;1)))" office:value-type="percentage" office:value="0.0261912163231186" calcext:value-type="percentage">
            <text:p>2,62%</text:p>
          </table:table-cell>
          <table:table-cell table:style-name="ce25" table:formula="of:=([.I27]-2*[.I26]+[.I25])/([.G26]-[.G25])/([.G27]-[.G26])" office:value-type="float" office:value="6.94193661357825" calcext:value-type="float">
            <text:p>6,94193661357825</text:p>
          </table:table-cell>
          <table:table-cell/>
          <table:table-cell table:style-name="ce30" table:formula="of:=[.L25]+0.001" office:value-type="percentage" office:value="-0.01445" calcext:value-type="percentage">
            <text:p>-1,45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26]);[.L$17]))" office:value-type="percentage" office:value="0.00659160404239775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6]);[.L$17];INFO.OBBA.OBBA.OBMAKE(&quot;&quot;;&quot;double&quot;;[.L26]);INFO.OBBA.OBBA.OBMAKE(&quot;&quot;;&quot;double&quot;;1)))" office:value-type="percentage" office:value="0.0263808892683589" calcext:value-type="percentage">
            <text:p>2,64%</text:p>
          </table:table-cell>
          <table:table-cell table:style-name="ce25" table:formula="of:=([.N27]-2*[.N26]+[.N25])/([.L26]-[.L25])/([.L27]-[.L26])" office:value-type="float" office:value="7.956803425236" calcext:value-type="float">
            <text:p>7,956803425236</text:p>
          </table:table-cell>
          <table:table-cell/>
          <table:table-cell table:style-name="ce27" table:formula="of:=[.B26]-[.$C$16]" office:value-type="percentage" office:value="-0.024" calcext:value-type="percentage">
            <text:p>-2,40%</text:p>
          </table:table-cell>
          <table:table-cell table:style-name="ce27" table:formula="of:=IF([.Q26]+[.$C$15]&gt;=0;[.C26];NA())" office:value-type="string" office:string-value="" calcext:value-type="error">
            <text:p>#N/A</text:p>
          </table:table-cell>
          <table:table-cell table:style-name="ce27" table:formula="of:=IF([.$Q26]+[.$H$15]&gt;=0;[.H26];NA())" office:value-type="string" office:string-value="" calcext:value-type="error">
            <text:p>#N/A</text:p>
          </table:table-cell>
          <table:table-cell table:style-name="ce27" table:formula="of:=IF([.$Q26]+[.$M$15]&gt;=0;[.M26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26]+0.001" office:value-type="percentage" office:value="-0.0154" calcext:value-type="percentage">
            <text:p>-1,5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27]);[.B$17]))" office:value-type="percentage" office:value="0.00554910624654329" calcext:value-type="percentage">
            <text:p>0,5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7]);[.B$17];INFO.OBBA.OBBA.OBMAKE(&quot;&quot;;&quot;double&quot;;[.B27]);INFO.OBBA.OBBA.OBMAKE(&quot;&quot;;&quot;double&quot;;1)))" office:value-type="percentage" office:value="0.0253722375025766" calcext:value-type="percentage">
            <text:p>2,54%</text:p>
          </table:table-cell>
          <table:table-cell table:formula="of:=([.D28]-2*[.D27]+[.D26])/([.B27]-[.B26])/([.B28]-[.B27])" office:value-type="float" office:value="9.64359345680468" calcext:value-type="float">
            <text:p>9,64359345680468</text:p>
          </table:table-cell>
          <table:table-cell/>
          <table:table-cell table:style-name="ce30" table:formula="of:=[.G26]+0.001" office:value-type="percentage" office:value="-0.0115" calcext:value-type="percentage">
            <text:p>-1,1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27]);[.G$17]))" office:value-type="percentage" office:value="0.00780410129139819" calcext:value-type="percentage">
            <text:p>0,7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7]);[.G$17];INFO.OBBA.OBBA.OBMAKE(&quot;&quot;;&quot;double&quot;;[.G27]);INFO.OBBA.OBBA.OBMAKE(&quot;&quot;;&quot;double&quot;;1)))" office:value-type="percentage" office:value="0.025336589453087" calcext:value-type="percentage">
            <text:p>2,53%</text:p>
          </table:table-cell>
          <table:table-cell table:style-name="ce25" table:formula="of:=([.I28]-2*[.I27]+[.I26])/([.G27]-[.G26])/([.G28]-[.G27])" office:value-type="float" office:value="7.46280562561111" calcext:value-type="float">
            <text:p>7,46280562561111</text:p>
          </table:table-cell>
          <table:table-cell/>
          <table:table-cell table:style-name="ce30" table:formula="of:=[.L26]+0.001" office:value-type="percentage" office:value="-0.01345" calcext:value-type="percentage">
            <text:p>-1,35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27]);[.L$17]))" office:value-type="percentage" office:value="0.00659759200446787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7]);[.L$17];INFO.OBBA.OBBA.OBMAKE(&quot;&quot;;&quot;double&quot;;[.L27]);INFO.OBBA.OBBA.OBMAKE(&quot;&quot;;&quot;double&quot;;1)))" office:value-type="percentage" office:value="0.025565724309351" calcext:value-type="percentage">
            <text:p>2,56%</text:p>
          </table:table-cell>
          <table:table-cell table:style-name="ce25" table:formula="of:=([.N28]-2*[.N27]+[.N26])/([.L27]-[.L26])/([.L28]-[.L27])" office:value-type="float" office:value="8.58984420652395" calcext:value-type="float">
            <text:p>8,58984420652395</text:p>
          </table:table-cell>
          <table:table-cell/>
          <table:table-cell table:style-name="ce27" table:formula="of:=[.B27]-[.$C$16]" office:value-type="percentage" office:value="-0.023" calcext:value-type="percentage">
            <text:p>-2,30%</text:p>
          </table:table-cell>
          <table:table-cell table:style-name="ce27" table:formula="of:=IF([.Q27]+[.$C$15]&gt;=0;[.C27];NA())" office:value-type="string" office:string-value="" calcext:value-type="error">
            <text:p>#N/A</text:p>
          </table:table-cell>
          <table:table-cell table:style-name="ce27" table:formula="of:=IF([.$Q27]+[.$H$15]&gt;=0;[.H27];NA())" office:value-type="string" office:string-value="" calcext:value-type="error">
            <text:p>#N/A</text:p>
          </table:table-cell>
          <table:table-cell table:style-name="ce27" table:formula="of:=IF([.$Q27]+[.$M$15]&gt;=0;[.M27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27]+0.001" office:value-type="percentage" office:value="-0.0144" calcext:value-type="percentage">
            <text:p>-1,4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28]);[.B$17]))" office:value-type="percentage" office:value="0.00558296462853728" calcext:value-type="percentage">
            <text:p>0,5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8]);[.B$17];INFO.OBBA.OBBA.OBMAKE(&quot;&quot;;&quot;double&quot;;[.B28]);INFO.OBBA.OBBA.OBMAKE(&quot;&quot;;&quot;double&quot;;1)))" office:value-type="percentage" office:value="0.0245954231598024" calcext:value-type="percentage">
            <text:p>2,46%</text:p>
          </table:table-cell>
          <table:table-cell table:formula="of:=([.D29]-2*[.D28]+[.D27])/([.B28]-[.B27])/([.B29]-[.B28])" office:value-type="float" office:value="10.3909914215133" calcext:value-type="float">
            <text:p>10,3909914215133</text:p>
          </table:table-cell>
          <table:table-cell/>
          <table:table-cell table:style-name="ce30" table:formula="of:=[.G27]+0.001" office:value-type="percentage" office:value="-0.0105" calcext:value-type="percentage">
            <text:p>-1,0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28]);[.G$17]))" office:value-type="percentage" office:value="0.00777085746221751" calcext:value-type="percentage">
            <text:p>0,7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8]);[.G$17];INFO.OBBA.OBBA.OBMAKE(&quot;&quot;;&quot;double&quot;;[.G28]);INFO.OBBA.OBBA.OBMAKE(&quot;&quot;;&quot;double&quot;;1)))" office:value-type="percentage" office:value="0.0244894253886811" calcext:value-type="percentage">
            <text:p>2,45%</text:p>
          </table:table-cell>
          <table:table-cell table:style-name="ce25" table:formula="of:=([.I29]-2*[.I28]+[.I27])/([.G28]-[.G27])/([.G29]-[.G28])" office:value-type="float" office:value="7.97383697034852" calcext:value-type="float">
            <text:p>7,97383697034852</text:p>
          </table:table-cell>
          <table:table-cell/>
          <table:table-cell table:style-name="ce30" table:formula="of:=[.L27]+0.001" office:value-type="percentage" office:value="-0.01245" calcext:value-type="percentage">
            <text:p>-1,25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28]);[.L$17]))" office:value-type="percentage" office:value="0.0066014610880196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8]);[.L$17];INFO.OBBA.OBBA.OBMAKE(&quot;&quot;;&quot;double&quot;;[.L28]);INFO.OBBA.OBBA.OBMAKE(&quot;&quot;;&quot;double&quot;;1)))" office:value-type="percentage" office:value="0.0247591491945496" calcext:value-type="percentage">
            <text:p>2,48%</text:p>
          </table:table-cell>
          <table:table-cell table:style-name="ce25" table:formula="of:=([.N29]-2*[.N28]+[.N27])/([.L28]-[.L27])/([.L29]-[.L28])" office:value-type="float" office:value="9.1390030400179" calcext:value-type="float">
            <text:p>9,1390030400179</text:p>
          </table:table-cell>
          <table:table-cell/>
          <table:table-cell table:style-name="ce27" table:formula="of:=[.B28]-[.$C$16]" office:value-type="percentage" office:value="-0.022" calcext:value-type="percentage">
            <text:p>-2,20%</text:p>
          </table:table-cell>
          <table:table-cell table:style-name="ce27" table:formula="of:=IF([.Q28]+[.$C$15]&gt;=0;[.C28];NA())" office:value-type="string" office:string-value="" calcext:value-type="error">
            <text:p>#N/A</text:p>
          </table:table-cell>
          <table:table-cell table:style-name="ce27" table:formula="of:=IF([.$Q28]+[.$H$15]&gt;=0;[.H28];NA())" office:value-type="string" office:string-value="" calcext:value-type="error">
            <text:p>#N/A</text:p>
          </table:table-cell>
          <table:table-cell table:style-name="ce27" table:formula="of:=IF([.$Q28]+[.$M$15]&gt;=0;[.M28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28]+0.001" office:value-type="percentage" office:value="-0.0134" calcext:value-type="percentage">
            <text:p>-1,3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29]);[.B$17]))" office:value-type="percentage" office:value="0.00561401687398456" calcext:value-type="percentage">
            <text:p>0,5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9]);[.B$17];INFO.OBBA.OBBA.OBMAKE(&quot;&quot;;&quot;double&quot;;[.B29]);INFO.OBBA.OBBA.OBMAKE(&quot;&quot;;&quot;double&quot;;1)))" office:value-type="percentage" office:value="0.0238289998084496" calcext:value-type="percentage">
            <text:p>2,38%</text:p>
          </table:table-cell>
          <table:table-cell table:formula="of:=([.D30]-2*[.D29]+[.D28])/([.B29]-[.B28])/([.B30]-[.B29])" office:value-type="float" office:value="10.959940169853" calcext:value-type="float">
            <text:p>10,959940169853</text:p>
          </table:table-cell>
          <table:table-cell/>
          <table:table-cell table:style-name="ce30" table:formula="of:=[.G28]+0.001" office:value-type="percentage" office:value="-0.00949999999999999" calcext:value-type="percentage">
            <text:p>-0,9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29]);[.G$17]))" office:value-type="percentage" office:value="0.00773652457680505" calcext:value-type="percentage">
            <text:p>0,7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9]);[.G$17];INFO.OBBA.OBBA.OBMAKE(&quot;&quot;;&quot;double&quot;;[.G29]);INFO.OBBA.OBBA.OBMAKE(&quot;&quot;;&quot;double&quot;;1)))" office:value-type="percentage" office:value="0.0236502351612455" calcext:value-type="percentage">
            <text:p>2,37%</text:p>
          </table:table-cell>
          <table:table-cell table:style-name="ce25" table:formula="of:=([.I30]-2*[.I29]+[.I28])/([.G29]-[.G28])/([.G30]-[.G29])" office:value-type="float" office:value="8.48381817927781" calcext:value-type="float">
            <text:p>8,48381817927781</text:p>
          </table:table-cell>
          <table:table-cell/>
          <table:table-cell table:style-name="ce30" table:formula="of:=[.L28]+0.001" office:value-type="percentage" office:value="-0.01145" calcext:value-type="percentage">
            <text:p>-1,15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29]);[.L$17]))" office:value-type="percentage" office:value="0.00660359329074295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9]);[.L$17];INFO.OBBA.OBBA.OBMAKE(&quot;&quot;;&quot;double&quot;;[.L29]);INFO.OBBA.OBBA.OBMAKE(&quot;&quot;;&quot;double&quot;;1)))" office:value-type="percentage" office:value="0.0239617130827882" calcext:value-type="percentage">
            <text:p>2,40%</text:p>
          </table:table-cell>
          <table:table-cell table:style-name="ce25" table:formula="of:=([.N30]-2*[.N29]+[.N28])/([.L29]-[.L28])/([.L30]-[.L29])" office:value-type="float" office:value="9.63761761817172" calcext:value-type="float">
            <text:p>9,63761761817172</text:p>
          </table:table-cell>
          <table:table-cell/>
          <table:table-cell table:style-name="ce27" table:formula="of:=[.B29]-[.$C$16]" office:value-type="percentage" office:value="-0.021" calcext:value-type="percentage">
            <text:p>-2,10%</text:p>
          </table:table-cell>
          <table:table-cell table:style-name="ce27" table:formula="of:=IF([.Q29]+[.$C$15]&gt;=0;[.C29];NA())" office:value-type="string" office:string-value="" calcext:value-type="error">
            <text:p>#N/A</text:p>
          </table:table-cell>
          <table:table-cell table:style-name="ce27" table:formula="of:=IF([.$Q29]+[.$H$15]&gt;=0;[.H29];NA())" office:value-type="string" office:string-value="" calcext:value-type="error">
            <text:p>#N/A</text:p>
          </table:table-cell>
          <table:table-cell table:style-name="ce27" table:formula="of:=IF([.$Q29]+[.$M$15]&gt;=0;[.M29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29]+0.001" office:value-type="percentage" office:value="-0.0124" calcext:value-type="percentage">
            <text:p>-1,2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30]);[.B$17]))" office:value-type="percentage" office:value="0.00564277490702149" calcext:value-type="percentage">
            <text:p>0,5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0]);[.B$17];INFO.OBBA.OBBA.OBMAKE(&quot;&quot;;&quot;double&quot;;[.B30]);INFO.OBBA.OBBA.OBMAKE(&quot;&quot;;&quot;double&quot;;1)))" office:value-type="percentage" office:value="0.0230735363972667" calcext:value-type="percentage">
            <text:p>2,31%</text:p>
          </table:table-cell>
          <table:table-cell table:formula="of:=([.D31]-2*[.D30]+[.D29])/([.B30]-[.B29])/([.B31]-[.B30])" office:value-type="float" office:value="11.4248607344311" calcext:value-type="float">
            <text:p>11,4248607344311</text:p>
          </table:table-cell>
          <table:table-cell/>
          <table:table-cell table:style-name="ce30" table:formula="of:=[.G29]+0.001" office:value-type="percentage" office:value="-0.00849999999999999" calcext:value-type="percentage">
            <text:p>-0,8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30]);[.G$17]))" office:value-type="percentage" office:value="0.00770131015588753" calcext:value-type="percentage">
            <text:p>0,7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0]);[.G$17];INFO.OBBA.OBBA.OBMAKE(&quot;&quot;;&quot;double&quot;;[.G30]);INFO.OBBA.OBBA.OBMAKE(&quot;&quot;;&quot;double&quot;;1)))" office:value-type="percentage" office:value="0.0228195287519892" calcext:value-type="percentage">
            <text:p>2,28%</text:p>
          </table:table-cell>
          <table:table-cell table:style-name="ce25" table:formula="of:=([.I31]-2*[.I30]+[.I29])/([.G30]-[.G29])/([.G31]-[.G30])" office:value-type="float" office:value="8.99805057752791" calcext:value-type="float">
            <text:p>8,99805057752791</text:p>
          </table:table-cell>
          <table:table-cell/>
          <table:table-cell table:style-name="ce30" table:formula="of:=[.L29]+0.001" office:value-type="percentage" office:value="-0.01045" calcext:value-type="percentage">
            <text:p>-1,05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30]);[.L$17]))" office:value-type="percentage" office:value="0.00660427744368534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0]);[.L$17];INFO.OBBA.OBBA.OBMAKE(&quot;&quot;;&quot;double&quot;;[.L30]);INFO.OBBA.OBBA.OBMAKE(&quot;&quot;;&quot;double&quot;;1)))" office:value-type="percentage" office:value="0.023173914588645" calcext:value-type="percentage">
            <text:p>2,32%</text:p>
          </table:table-cell>
          <table:table-cell table:style-name="ce25" table:formula="of:=([.N31]-2*[.N30]+[.N29])/([.L30]-[.L29])/([.L31]-[.L30])" office:value-type="float" office:value="10.1033579298706" calcext:value-type="float">
            <text:p>10,1033579298706</text:p>
          </table:table-cell>
          <table:table-cell/>
          <table:table-cell table:style-name="ce27" table:formula="of:=[.B30]-[.$C$16]" office:value-type="percentage" office:value="-0.02" calcext:value-type="percentage">
            <text:p>-2,00%</text:p>
          </table:table-cell>
          <table:table-cell table:style-name="ce27" table:formula="of:=IF([.Q30]+[.$C$15]&gt;=0;[.C30];NA())" office:value-type="percentage" office:value="0.00564277490702149" calcext:value-type="percentage">
            <text:p>0,56%</text:p>
          </table:table-cell>
          <table:table-cell table:style-name="ce27" table:formula="of:=IF([.$Q30]+[.$H$15]&gt;=0;[.H30];NA())" office:value-type="percentage" office:value="0.00770131015588753" calcext:value-type="percentage">
            <text:p>0,77%</text:p>
          </table:table-cell>
          <table:table-cell table:style-name="ce27" table:formula="of:=IF([.$Q30]+[.$M$15]&gt;=0;[.M30];NA())" office:value-type="percentage" office:value="0.00660427744368534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30]+0.001" office:value-type="percentage" office:value="-0.0114" calcext:value-type="percentage">
            <text:p>-1,1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31]);[.B$17]))" office:value-type="percentage" office:value="0.00566960704579173" calcext:value-type="percentage">
            <text:p>0,5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1]);[.B$17];INFO.OBBA.OBBA.OBMAKE(&quot;&quot;;&quot;double&quot;;[.B31]);INFO.OBBA.OBBA.OBMAKE(&quot;&quot;;&quot;double&quot;;1)))" office:value-type="percentage" office:value="0.0223294978468183" calcext:value-type="percentage">
            <text:p>2,23%</text:p>
          </table:table-cell>
          <table:table-cell table:formula="of:=([.D32]-2*[.D31]+[.D30])/([.B31]-[.B30])/([.B32]-[.B31])" office:value-type="float" office:value="11.8220428046469" calcext:value-type="float">
            <text:p>11,8220428046469</text:p>
          </table:table-cell>
          <table:table-cell/>
          <table:table-cell table:style-name="ce30" table:formula="of:=[.G30]+0.001" office:value-type="percentage" office:value="-0.00749999999999999" calcext:value-type="percentage">
            <text:p>-0,7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31]);[.G$17]))" office:value-type="percentage" office:value="0.00766539074775552" calcext:value-type="percentage">
            <text:p>0,7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1]);[.G$17];INFO.OBBA.OBBA.OBMAKE(&quot;&quot;;&quot;double&quot;;[.G31]);INFO.OBBA.OBBA.OBMAKE(&quot;&quot;;&quot;double&quot;;1)))" office:value-type="percentage" office:value="0.0219978203933104" calcext:value-type="percentage">
            <text:p>2,20%</text:p>
          </table:table-cell>
          <table:table-cell table:style-name="ce25" table:formula="of:=([.I32]-2*[.I31]+[.I30])/([.G31]-[.G30])/([.G32]-[.G31])" office:value-type="float" office:value="9.51974497151106" calcext:value-type="float">
            <text:p>9,51974497151106</text:p>
          </table:table-cell>
          <table:table-cell/>
          <table:table-cell table:style-name="ce30" table:formula="of:=[.L30]+0.001" office:value-type="percentage" office:value="-0.00944999999999999" calcext:value-type="percentage">
            <text:p>-0,95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31]);[.L$17]))" office:value-type="percentage" office:value="0.00660373986259299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1]);[.L$17];INFO.OBBA.OBBA.OBMAKE(&quot;&quot;;&quot;double&quot;;[.L31]);INFO.OBBA.OBBA.OBMAKE(&quot;&quot;;&quot;double&quot;;1)))" office:value-type="percentage" office:value="0.0223962194524317" calcext:value-type="percentage">
            <text:p>2,24%</text:p>
          </table:table-cell>
          <table:table-cell table:style-name="ce25" table:formula="of:=([.N32]-2*[.N31]+[.N30])/([.L31]-[.L30])/([.L32]-[.L31])" office:value-type="float" office:value="10.5460863383046" calcext:value-type="float">
            <text:p>10,5460863383046</text:p>
          </table:table-cell>
          <table:table-cell/>
          <table:table-cell table:style-name="ce27" table:formula="of:=[.B31]-[.$C$16]" office:value-type="percentage" office:value="-0.019" calcext:value-type="percentage">
            <text:p>-1,90%</text:p>
          </table:table-cell>
          <table:table-cell table:style-name="ce27" table:formula="of:=IF([.Q31]+[.$C$15]&gt;=0;[.C31];NA())" office:value-type="percentage" office:value="0.00566960704579173" calcext:value-type="percentage">
            <text:p>0,57%</text:p>
          </table:table-cell>
          <table:table-cell table:style-name="ce27" table:formula="of:=IF([.$Q31]+[.$H$15]&gt;=0;[.H31];NA())" office:value-type="percentage" office:value="0.00766539074775552" calcext:value-type="percentage">
            <text:p>0,77%</text:p>
          </table:table-cell>
          <table:table-cell table:style-name="ce27" table:formula="of:=IF([.$Q31]+[.$M$15]&gt;=0;[.M31];NA())" office:value-type="percentage" office:value="0.00660373986259299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31]+0.001" office:value-type="percentage" office:value="-0.0104" calcext:value-type="percentage">
            <text:p>-1,0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32]);[.B$17]))" office:value-type="percentage" office:value="0.00569479057488187" calcext:value-type="percentage">
            <text:p>0,5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2]);[.B$17];INFO.OBBA.OBBA.OBMAKE(&quot;&quot;;&quot;double&quot;;[.B32]);INFO.OBBA.OBBA.OBMAKE(&quot;&quot;;&quot;double&quot;;1)))" office:value-type="percentage" office:value="0.0215972813391745" calcext:value-type="percentage">
            <text:p>2,16%</text:p>
          </table:table-cell>
          <table:table-cell table:formula="of:=([.D33]-2*[.D32]+[.D31])/([.B32]-[.B31])/([.B33]-[.B32])" office:value-type="float" office:value="12.1708523277488" calcext:value-type="float">
            <text:p>12,1708523277488</text:p>
          </table:table-cell>
          <table:table-cell/>
          <table:table-cell table:style-name="ce30" table:formula="of:=[.G31]+0.001" office:value-type="percentage" office:value="-0.00649999999999999" calcext:value-type="percentage">
            <text:p>-0,6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32]);[.G$17]))" office:value-type="percentage" office:value="0.00762892016186015" calcext:value-type="percentage">
            <text:p>0,7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2]);[.G$17];INFO.OBBA.OBBA.OBMAKE(&quot;&quot;;&quot;double&quot;;[.G32]);INFO.OBBA.OBBA.OBMAKE(&quot;&quot;;&quot;double&quot;;1)))" office:value-type="percentage" office:value="0.0211856317796032" calcext:value-type="percentage">
            <text:p>2,12%</text:p>
          </table:table-cell>
          <table:table-cell table:style-name="ce25" table:formula="of:=([.I33]-2*[.I32]+[.I31])/([.G32]-[.G31])/([.G33]-[.G32])" office:value-type="float" office:value="10.0507529599038" calcext:value-type="float">
            <text:p>10,0507529599038</text:p>
          </table:table-cell>
          <table:table-cell/>
          <table:table-cell table:style-name="ce30" table:formula="of:=[.L31]+0.001" office:value-type="percentage" office:value="-0.00844999999999999" calcext:value-type="percentage">
            <text:p>-0,85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32]);[.L$17]))" office:value-type="percentage" office:value="0.00660216288926874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2]);[.L$17];INFO.OBBA.OBBA.OBMAKE(&quot;&quot;;&quot;double&quot;;[.L32]);INFO.OBBA.OBBA.OBMAKE(&quot;&quot;;&quot;double&quot;;1)))" office:value-type="percentage" office:value="0.0216290704025567" calcext:value-type="percentage">
            <text:p>2,16%</text:p>
          </table:table-cell>
          <table:table-cell table:style-name="ce25" table:formula="of:=([.N33]-2*[.N32]+[.N31])/([.L32]-[.L31])/([.L33]-[.L32])" office:value-type="float" office:value="10.97142866276" calcext:value-type="float">
            <text:p>10,97142866276</text:p>
          </table:table-cell>
          <table:table-cell/>
          <table:table-cell table:style-name="ce27" table:formula="of:=[.B32]-[.$C$16]" office:value-type="percentage" office:value="-0.018" calcext:value-type="percentage">
            <text:p>-1,80%</text:p>
          </table:table-cell>
          <table:table-cell table:style-name="ce27" table:formula="of:=IF([.Q32]+[.$C$15]&gt;=0;[.C32];NA())" office:value-type="percentage" office:value="0.00569479057488187" calcext:value-type="percentage">
            <text:p>0,57%</text:p>
          </table:table-cell>
          <table:table-cell table:style-name="ce27" table:formula="of:=IF([.$Q32]+[.$H$15]&gt;=0;[.H32];NA())" office:value-type="percentage" office:value="0.00762892016186015" calcext:value-type="percentage">
            <text:p>0,76%</text:p>
          </table:table-cell>
          <table:table-cell table:style-name="ce27" table:formula="of:=IF([.$Q32]+[.$M$15]&gt;=0;[.M32];NA())" office:value-type="percentage" office:value="0.00660216288926874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32]+0.001" office:value-type="percentage" office:value="-0.00939999999999999" calcext:value-type="percentage">
            <text:p>-0,9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33]);[.B$17]))" office:value-type="percentage" office:value="0.00571854144322865" calcext:value-type="percentage">
            <text:p>0,5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3]);[.B$17];INFO.OBBA.OBBA.OBMAKE(&quot;&quot;;&quot;double&quot;;[.B33]);INFO.OBBA.OBBA.OBMAKE(&quot;&quot;;&quot;double&quot;;1)))" office:value-type="percentage" office:value="0.0208772356838584" calcext:value-type="percentage">
            <text:p>2,09%</text:p>
          </table:table-cell>
          <table:table-cell table:formula="of:=([.D34]-2*[.D33]+[.D32])/([.B33]-[.B32])/([.B34]-[.B33])" office:value-type="float" office:value="12.4822972429153" calcext:value-type="float">
            <text:p>12,4822972429153</text:p>
          </table:table-cell>
          <table:table-cell/>
          <table:table-cell table:style-name="ce30" table:formula="of:=[.G32]+0.001" office:value-type="percentage" office:value="-0.00549999999999999" calcext:value-type="percentage">
            <text:p>-0,5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33]);[.G$17]))" office:value-type="percentage" office:value="0.00759203519278628" calcext:value-type="percentage">
            <text:p>0,7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3]);[.G$17];INFO.OBBA.OBBA.OBMAKE(&quot;&quot;;&quot;double&quot;;[.G33]);INFO.OBBA.OBBA.OBMAKE(&quot;&quot;;&quot;double&quot;;1)))" office:value-type="percentage" office:value="0.0203834939188558" calcext:value-type="percentage">
            <text:p>2,04%</text:p>
          </table:table-cell>
          <table:table-cell table:style-name="ce25" table:formula="of:=([.I34]-2*[.I33]+[.I32])/([.G33]-[.G32])/([.G34]-[.G33])" office:value-type="float" office:value="10.5919674356671" calcext:value-type="float">
            <text:p>10,5919674356671</text:p>
          </table:table-cell>
          <table:table-cell/>
          <table:table-cell table:style-name="ce30" table:formula="of:=[.L32]+0.001" office:value-type="percentage" office:value="-0.00744999999999999" calcext:value-type="percentage">
            <text:p>-0,74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33]);[.L$17]))" office:value-type="percentage" office:value="0.00659969676284032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3]);[.L$17];INFO.OBBA.OBBA.OBMAKE(&quot;&quot;;&quot;double&quot;;[.L33]);INFO.OBBA.OBBA.OBMAKE(&quot;&quot;;&quot;double&quot;;1)))" office:value-type="percentage" office:value="0.0208728927813445" calcext:value-type="percentage">
            <text:p>2,09%</text:p>
          </table:table-cell>
          <table:table-cell table:style-name="ce25" table:formula="of:=([.N34]-2*[.N33]+[.N32])/([.L33]-[.L32])/([.L34]-[.L33])" office:value-type="float" office:value="11.3825503903139" calcext:value-type="float">
            <text:p>11,3825503903139</text:p>
          </table:table-cell>
          <table:table-cell/>
          <table:table-cell table:style-name="ce27" table:formula="of:=[.B33]-[.$C$16]" office:value-type="percentage" office:value="-0.017" calcext:value-type="percentage">
            <text:p>-1,70%</text:p>
          </table:table-cell>
          <table:table-cell table:style-name="ce27" table:formula="of:=IF([.Q33]+[.$C$15]&gt;=0;[.C33];NA())" office:value-type="percentage" office:value="0.00571854144322865" calcext:value-type="percentage">
            <text:p>0,57%</text:p>
          </table:table-cell>
          <table:table-cell table:style-name="ce27" table:formula="of:=IF([.$Q33]+[.$H$15]&gt;=0;[.H33];NA())" office:value-type="percentage" office:value="0.00759203519278628" calcext:value-type="percentage">
            <text:p>0,76%</text:p>
          </table:table-cell>
          <table:table-cell table:style-name="ce27" table:formula="of:=IF([.$Q33]+[.$M$15]&gt;=0;[.M33];NA())" office:value-type="percentage" office:value="0.00659969676284032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33]+0.001" office:value-type="percentage" office:value="-0.00839999999999999" calcext:value-type="percentage">
            <text:p>-0,8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34]);[.B$17]))" office:value-type="percentage" office:value="0.0057410323019718" calcext:value-type="percentage">
            <text:p>0,5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4]);[.B$17];INFO.OBBA.OBBA.OBMAKE(&quot;&quot;;&quot;double&quot;;[.B34]);INFO.OBBA.OBBA.OBMAKE(&quot;&quot;;&quot;double&quot;;1)))" office:value-type="percentage" office:value="0.0201696723257852" calcext:value-type="percentage">
            <text:p>2,02%</text:p>
          </table:table-cell>
          <table:table-cell table:formula="of:=([.D35]-2*[.D34]+[.D33])/([.B34]-[.B33])/([.B35]-[.B34])" office:value-type="float" office:value="12.7629215213414" calcext:value-type="float">
            <text:p>12,7629215213414</text:p>
          </table:table-cell>
          <table:table-cell/>
          <table:table-cell table:style-name="ce30" table:formula="of:=[.G33]+0.001" office:value-type="percentage" office:value="-0.00449999999999999" calcext:value-type="percentage">
            <text:p>-0,4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34]);[.G$17]))" office:value-type="percentage" office:value="0.00755485972590053" calcext:value-type="percentage">
            <text:p>0,7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4]);[.G$17];INFO.OBBA.OBBA.OBMAKE(&quot;&quot;;&quot;double&quot;;[.G34]);INFO.OBBA.OBBA.OBMAKE(&quot;&quot;;&quot;double&quot;;1)))" office:value-type="percentage" office:value="0.0195919480255441" calcext:value-type="percentage">
            <text:p>1,96%</text:p>
          </table:table-cell>
          <table:table-cell table:style-name="ce25" table:formula="of:=([.I35]-2*[.I34]+[.I33])/([.G34]-[.G33])/([.G35]-[.G34])" office:value-type="float" office:value="11.1435478251237" calcext:value-type="float">
            <text:p>11,1435478251237</text:p>
          </table:table-cell>
          <table:table-cell/>
          <table:table-cell table:style-name="ce30" table:formula="of:=[.L33]+0.001" office:value-type="percentage" office:value="-0.00644999999999999" calcext:value-type="percentage">
            <text:p>-0,64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34]);[.L$17]))" office:value-type="percentage" office:value="0.00659646757304644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4]);[.L$17];INFO.OBBA.OBBA.OBMAKE(&quot;&quot;;&quot;double&quot;;[.L34]);INFO.OBBA.OBBA.OBMAKE(&quot;&quot;;&quot;double&quot;;1)))" office:value-type="percentage" office:value="0.0201280977105225" calcext:value-type="percentage">
            <text:p>2,01%</text:p>
          </table:table-cell>
          <table:table-cell table:style-name="ce25" table:formula="of:=([.N35]-2*[.N34]+[.N33])/([.L34]-[.L33])/([.L35]-[.L34])" office:value-type="float" office:value="11.7811059321335" calcext:value-type="float">
            <text:p>11,7811059321335</text:p>
          </table:table-cell>
          <table:table-cell/>
          <table:table-cell table:style-name="ce27" table:formula="of:=[.B34]-[.$C$16]" office:value-type="percentage" office:value="-0.016" calcext:value-type="percentage">
            <text:p>-1,60%</text:p>
          </table:table-cell>
          <table:table-cell table:style-name="ce27" table:formula="of:=IF([.Q34]+[.$C$15]&gt;=0;[.C34];NA())" office:value-type="percentage" office:value="0.0057410323019718" calcext:value-type="percentage">
            <text:p>0,57%</text:p>
          </table:table-cell>
          <table:table-cell table:style-name="ce27" table:formula="of:=IF([.$Q34]+[.$H$15]&gt;=0;[.H34];NA())" office:value-type="percentage" office:value="0.00755485972590053" calcext:value-type="percentage">
            <text:p>0,76%</text:p>
          </table:table-cell>
          <table:table-cell table:style-name="ce27" table:formula="of:=IF([.$Q34]+[.$M$15]&gt;=0;[.M34];NA())" office:value-type="percentage" office:value="0.00659646757304644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34]+0.001" office:value-type="percentage" office:value="-0.00739999999999999" calcext:value-type="percentage">
            <text:p>-0,7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35]);[.B$17]))" office:value-type="percentage" office:value="0.00576240409491585" calcext:value-type="percentage">
            <text:p>0,5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5]);[.B$17];INFO.OBBA.OBBA.OBMAKE(&quot;&quot;;&quot;double&quot;;[.B35]);INFO.OBBA.OBBA.OBMAKE(&quot;&quot;;&quot;double&quot;;1)))" office:value-type="percentage" office:value="0.0194748718892334" calcext:value-type="percentage">
            <text:p>1,95%</text:p>
          </table:table-cell>
          <table:table-cell table:formula="of:=([.D36]-2*[.D35]+[.D34])/([.B35]-[.B34])/([.B36]-[.B35])" office:value-type="float" office:value="13.0167389632146" calcext:value-type="float">
            <text:p>13,0167389632146</text:p>
          </table:table-cell>
          <table:table-cell/>
          <table:table-cell table:style-name="ce30" table:formula="of:=[.G34]+0.001" office:value-type="percentage" office:value="-0.00349999999999999" calcext:value-type="percentage">
            <text:p>-0,3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35]);[.G$17]))" office:value-type="percentage" office:value="0.00751750775957355" calcext:value-type="percentage">
            <text:p>0,7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5]);[.G$17];INFO.OBBA.OBBA.OBMAKE(&quot;&quot;;&quot;double&quot;;[.G35]);INFO.OBBA.OBBA.OBMAKE(&quot;&quot;;&quot;double&quot;;1)))" office:value-type="percentage" office:value="0.0188115456800575" calcext:value-type="percentage">
            <text:p>1,88%</text:p>
          </table:table-cell>
          <table:table-cell table:style-name="ce25" table:formula="of:=([.I36]-2*[.I35]+[.I34])/([.G35]-[.G34])/([.G36]-[.G35])" office:value-type="float" office:value="11.7050477859634" calcext:value-type="float">
            <text:p>11,7050477859634</text:p>
          </table:table-cell>
          <table:table-cell/>
          <table:table-cell table:style-name="ce30" table:formula="of:=[.L34]+0.001" office:value-type="percentage" office:value="-0.00544999999999999" calcext:value-type="percentage">
            <text:p>-0,54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35]);[.L$17]))" office:value-type="percentage" office:value="0.00659258278965114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5]);[.L$17];INFO.OBBA.OBBA.OBMAKE(&quot;&quot;;&quot;double&quot;;[.L35]);INFO.OBBA.OBBA.OBMAKE(&quot;&quot;;&quot;double&quot;;1)))" office:value-type="percentage" office:value="0.0193950837456327" calcext:value-type="percentage">
            <text:p>1,94%</text:p>
          </table:table-cell>
          <table:table-cell table:style-name="ce25" table:formula="of:=([.N36]-2*[.N35]+[.N34])/([.L35]-[.L34])/([.L36]-[.L35])" office:value-type="float" office:value="12.1677770707693" calcext:value-type="float">
            <text:p>12,1677770707693</text:p>
          </table:table-cell>
          <table:table-cell/>
          <table:table-cell table:style-name="ce27" table:formula="of:=[.B35]-[.$C$16]" office:value-type="percentage" office:value="-0.015" calcext:value-type="percentage">
            <text:p>-1,50%</text:p>
          </table:table-cell>
          <table:table-cell table:style-name="ce27" table:formula="of:=IF([.Q35]+[.$C$15]&gt;=0;[.C35];NA())" office:value-type="percentage" office:value="0.00576240409491585" calcext:value-type="percentage">
            <text:p>0,58%</text:p>
          </table:table-cell>
          <table:table-cell table:style-name="ce27" table:formula="of:=IF([.$Q35]+[.$H$15]&gt;=0;[.H35];NA())" office:value-type="percentage" office:value="0.00751750775957355" calcext:value-type="percentage">
            <text:p>0,75%</text:p>
          </table:table-cell>
          <table:table-cell table:style-name="ce27" table:formula="of:=IF([.$Q35]+[.$M$15]&gt;=0;[.M35];NA())" office:value-type="percentage" office:value="0.00659258278965114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35]+0.001" office:value-type="percentage" office:value="-0.00639999999999999" calcext:value-type="percentage">
            <text:p>-0,6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36]);[.B$17]))" office:value-type="percentage" office:value="0.00578277384883044" calcext:value-type="percentage">
            <text:p>0,5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6]);[.B$17];INFO.OBBA.OBBA.OBMAKE(&quot;&quot;;&quot;double&quot;;[.B36]);INFO.OBBA.OBBA.OBMAKE(&quot;&quot;;&quot;double&quot;;1)))" office:value-type="percentage" office:value="0.0187930881916448" calcext:value-type="percentage">
            <text:p>1,88%</text:p>
          </table:table-cell>
          <table:table-cell table:formula="of:=([.D37]-2*[.D36]+[.D35])/([.B36]-[.B35])/([.B37]-[.B36])" office:value-type="float" office:value="13.2462634303866" calcext:value-type="float">
            <text:p>13,2462634303866</text:p>
          </table:table-cell>
          <table:table-cell/>
          <table:table-cell table:style-name="ce30" table:formula="of:=[.G35]+0.001" office:value-type="percentage" office:value="-0.00249999999999999" calcext:value-type="percentage">
            <text:p>-0,2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36]);[.G$17]))" office:value-type="percentage" office:value="0.007480085677719" calcext:value-type="percentage">
            <text:p>0,7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6]);[.G$17];INFO.OBBA.OBBA.OBMAKE(&quot;&quot;;&quot;double&quot;;[.G36]);INFO.OBBA.OBBA.OBMAKE(&quot;&quot;;&quot;double&quot;;1)))" office:value-type="percentage" office:value="0.0180428483823569" calcext:value-type="percentage">
            <text:p>1,80%</text:p>
          </table:table-cell>
          <table:table-cell table:style-name="ce25" table:formula="of:=([.I37]-2*[.I36]+[.I35])/([.G36]-[.G35])/([.G37]-[.G36])" office:value-type="float" office:value="12.2754866393564" calcext:value-type="float">
            <text:p>12,2754866393564</text:p>
          </table:table-cell>
          <table:table-cell/>
          <table:table-cell table:style-name="ce30" table:formula="of:=[.L35]+0.001" office:value-type="percentage" office:value="-0.00444999999999999" calcext:value-type="percentage">
            <text:p>-0,44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36]);[.L$17]))" office:value-type="percentage" office:value="0.00658813522679958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6]);[.L$17];INFO.OBBA.OBBA.OBMAKE(&quot;&quot;;&quot;double&quot;;[.L36]);INFO.OBBA.OBBA.OBMAKE(&quot;&quot;;&quot;double&quot;;1)))" office:value-type="percentage" office:value="0.0186742375578137" calcext:value-type="percentage">
            <text:p>1,87%</text:p>
          </table:table-cell>
          <table:table-cell table:style-name="ce25" table:formula="of:=([.N37]-2*[.N36]+[.N35])/([.L36]-[.L35])/([.L37]-[.L36])" office:value-type="float" office:value="12.5425946040855" calcext:value-type="float">
            <text:p>12,5425946040855</text:p>
          </table:table-cell>
          <table:table-cell/>
          <table:table-cell table:style-name="ce27" table:formula="of:=[.B36]-[.$C$16]" office:value-type="percentage" office:value="-0.014" calcext:value-type="percentage">
            <text:p>-1,40%</text:p>
          </table:table-cell>
          <table:table-cell table:style-name="ce27" table:formula="of:=IF([.Q36]+[.$C$15]&gt;=0;[.C36];NA())" office:value-type="percentage" office:value="0.00578277384883044" calcext:value-type="percentage">
            <text:p>0,58%</text:p>
          </table:table-cell>
          <table:table-cell table:style-name="ce27" table:formula="of:=IF([.$Q36]+[.$H$15]&gt;=0;[.H36];NA())" office:value-type="percentage" office:value="0.007480085677719" calcext:value-type="percentage">
            <text:p>0,75%</text:p>
          </table:table-cell>
          <table:table-cell table:style-name="ce27" table:formula="of:=IF([.$Q36]+[.$M$15]&gt;=0;[.M36];NA())" office:value-type="percentage" office:value="0.00658813522679958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36]+0.001" office:value-type="percentage" office:value="-0.00539999999999999" calcext:value-type="percentage">
            <text:p>-0,5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37]);[.B$17]))" office:value-type="percentage" office:value="0.00580224010559885" calcext:value-type="percentage">
            <text:p>0,5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7]);[.B$17];INFO.OBBA.OBBA.OBMAKE(&quot;&quot;;&quot;double&quot;;[.B37]);INFO.OBBA.OBBA.OBMAKE(&quot;&quot;;&quot;double&quot;;1)))" office:value-type="percentage" office:value="0.0181245507574866" calcext:value-type="percentage">
            <text:p>1,81%</text:p>
          </table:table-cell>
          <table:table-cell table:formula="of:=([.D38]-2*[.D37]+[.D36])/([.B37]-[.B36])/([.B38]-[.B37])" office:value-type="float" office:value="13.4530906150121" calcext:value-type="float">
            <text:p>13,4530906150121</text:p>
          </table:table-cell>
          <table:table-cell/>
          <table:table-cell table:style-name="ce30" table:formula="of:=[.G36]+0.001" office:value-type="percentage" office:value="-0.00149999999999999" calcext:value-type="percentage">
            <text:p>-0,1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37]);[.G$17]))" office:value-type="percentage" office:value="0.00744269398775936" calcext:value-type="percentage">
            <text:p>0,7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7]);[.G$17];INFO.OBBA.OBBA.OBMAKE(&quot;&quot;;&quot;double&quot;;[.G37]);INFO.OBBA.OBBA.OBMAKE(&quot;&quot;;&quot;double&quot;;1)))" office:value-type="percentage" office:value="0.0172864265712957" calcext:value-type="percentage">
            <text:p>1,73%</text:p>
          </table:table-cell>
          <table:table-cell table:style-name="ce25" table:formula="of:=([.I38]-2*[.I37]+[.I36])/([.G37]-[.G36])/([.G38]-[.G37])" office:value-type="float" office:value="12.8533877615244" calcext:value-type="float">
            <text:p>12,8533877615244</text:p>
          </table:table-cell>
          <table:table-cell/>
          <table:table-cell table:style-name="ce30" table:formula="of:=[.L36]+0.001" office:value-type="percentage" office:value="-0.00344999999999999" calcext:value-type="percentage">
            <text:p>-0,34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37]);[.L$17]))" office:value-type="percentage" office:value="0.0065832059598678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7]);[.L$17];INFO.OBBA.OBBA.OBMAKE(&quot;&quot;;&quot;double&quot;;[.L37]);INFO.OBBA.OBBA.OBMAKE(&quot;&quot;;&quot;double&quot;;1)))" office:value-type="percentage" office:value="0.0179659339645987" calcext:value-type="percentage">
            <text:p>1,80%</text:p>
          </table:table-cell>
          <table:table-cell table:style-name="ce25" table:formula="of:=([.N38]-2*[.N37]+[.N36])/([.L37]-[.L36])/([.L38]-[.L37])" office:value-type="float" office:value="12.9051397887714" calcext:value-type="float">
            <text:p>12,9051397887714</text:p>
          </table:table-cell>
          <table:table-cell/>
          <table:table-cell table:style-name="ce27" table:formula="of:=[.B37]-[.$C$16]" office:value-type="percentage" office:value="-0.013" calcext:value-type="percentage">
            <text:p>-1,30%</text:p>
          </table:table-cell>
          <table:table-cell table:style-name="ce27" table:formula="of:=IF([.Q37]+[.$C$15]&gt;=0;[.C37];NA())" office:value-type="percentage" office:value="0.00580224010559885" calcext:value-type="percentage">
            <text:p>0,58%</text:p>
          </table:table-cell>
          <table:table-cell table:style-name="ce27" table:formula="of:=IF([.$Q37]+[.$H$15]&gt;=0;[.H37];NA())" office:value-type="percentage" office:value="0.00744269398775936" calcext:value-type="percentage">
            <text:p>0,74%</text:p>
          </table:table-cell>
          <table:table-cell table:style-name="ce27" table:formula="of:=IF([.$Q37]+[.$M$15]&gt;=0;[.M37];NA())" office:value-type="percentage" office:value="0.0065832059598678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37]+0.001" office:value-type="percentage" office:value="-0.00439999999999999" calcext:value-type="percentage">
            <text:p>-0,4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38]);[.B$17]))" office:value-type="percentage" office:value="0.00582088682805016" calcext:value-type="percentage">
            <text:p>0,5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8]);[.B$17];INFO.OBBA.OBBA.OBMAKE(&quot;&quot;;&quot;double&quot;;[.B38]);INFO.OBBA.OBBA.OBMAKE(&quot;&quot;;&quot;double&quot;;1)))" office:value-type="percentage" office:value="0.0174694664139434" calcext:value-type="percentage">
            <text:p>1,75%</text:p>
          </table:table-cell>
          <table:table-cell table:formula="of:=([.D39]-2*[.D38]+[.D37])/([.B38]-[.B37])/([.B39]-[.B38])" office:value-type="float" office:value="13.6382409690536" calcext:value-type="float">
            <text:p>13,6382409690536</text:p>
          </table:table-cell>
          <table:table-cell/>
          <table:table-cell table:style-name="ce30" table:formula="of:=[.G37]+0.001" office:value-type="percentage" office:value="-0.00049999999999999" calcext:value-type="percentage">
            <text:p>-0,0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38]);[.G$17]))" office:value-type="percentage" office:value="0.00740542866646873" calcext:value-type="percentage">
            <text:p>0,7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8]);[.G$17];INFO.OBBA.OBBA.OBMAKE(&quot;&quot;;&quot;double&quot;;[.G38]);INFO.OBBA.OBBA.OBMAKE(&quot;&quot;;&quot;double&quot;;1)))" office:value-type="percentage" office:value="0.0165428581479959" calcext:value-type="percentage">
            <text:p>1,65%</text:p>
          </table:table-cell>
          <table:table-cell table:style-name="ce25" table:formula="of:=([.I39]-2*[.I38]+[.I37])/([.G38]-[.G37])/([.G39]-[.G38])" office:value-type="float" office:value="13.4367978174219" calcext:value-type="float">
            <text:p>13,4367978174219</text:p>
          </table:table-cell>
          <table:table-cell/>
          <table:table-cell table:style-name="ce30" table:formula="of:=[.L37]+0.001" office:value-type="percentage" office:value="-0.00244999999999999" calcext:value-type="percentage">
            <text:p>-0,24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38]);[.L$17]))" office:value-type="percentage" office:value="0.00657786651939881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8]);[.L$17];INFO.OBBA.OBBA.OBMAKE(&quot;&quot;;&quot;double&quot;;[.L38]);INFO.OBBA.OBBA.OBMAKE(&quot;&quot;;&quot;double&quot;;1)))" office:value-type="percentage" office:value="0.0172705355111726" calcext:value-type="percentage">
            <text:p>1,73%</text:p>
          </table:table-cell>
          <table:table-cell table:style-name="ce25" table:formula="of:=([.N39]-2*[.N38]+[.N37])/([.L38]-[.L37])/([.L39]-[.L38])" office:value-type="float" office:value="13.2546763847302" calcext:value-type="float">
            <text:p>13,2546763847302</text:p>
          </table:table-cell>
          <table:table-cell/>
          <table:table-cell table:style-name="ce27" table:formula="of:=[.B38]-[.$C$16]" office:value-type="percentage" office:value="-0.012" calcext:value-type="percentage">
            <text:p>-1,20%</text:p>
          </table:table-cell>
          <table:table-cell table:style-name="ce27" table:formula="of:=IF([.Q38]+[.$C$15]&gt;=0;[.C38];NA())" office:value-type="percentage" office:value="0.00582088682805016" calcext:value-type="percentage">
            <text:p>0,58%</text:p>
          </table:table-cell>
          <table:table-cell table:style-name="ce27" table:formula="of:=IF([.$Q38]+[.$H$15]&gt;=0;[.H38];NA())" office:value-type="percentage" office:value="0.00740542866646873" calcext:value-type="percentage">
            <text:p>0,74%</text:p>
          </table:table-cell>
          <table:table-cell table:style-name="ce27" table:formula="of:=IF([.$Q38]+[.$M$15]&gt;=0;[.M38];NA())" office:value-type="percentage" office:value="0.00657786651939881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38]+0.001" office:value-type="percentage" office:value="-0.00339999999999999" calcext:value-type="percentage">
            <text:p>-0,3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39]);[.B$17]))" office:value-type="percentage" office:value="0.00583878628143826" calcext:value-type="percentage">
            <text:p>0,5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9]);[.B$17];INFO.OBBA.OBBA.OBMAKE(&quot;&quot;;&quot;double&quot;;[.B39]);INFO.OBBA.OBBA.OBMAKE(&quot;&quot;;&quot;double&quot;;1)))" office:value-type="percentage" office:value="0.0168280203113693" calcext:value-type="percentage">
            <text:p>1,68%</text:p>
          </table:table-cell>
          <table:table-cell table:formula="of:=([.D40]-2*[.D39]+[.D38])/([.B39]-[.B38])/([.B40]-[.B39])" office:value-type="float" office:value="13.8023723600944" calcext:value-type="float">
            <text:p>13,8023723600944</text:p>
          </table:table-cell>
          <table:table-cell/>
          <table:table-cell table:style-name="ce30" table:formula="of:=[.G38]+0.001" office:value-type="percentage" office:value="0.00050000000000001" calcext:value-type="percentage">
            <text:p>0,0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39]);[.G$17]))" office:value-type="percentage" office:value="0.00736838221015268" calcext:value-type="percentage">
            <text:p>0,7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9]);[.G$17];INFO.OBBA.OBBA.OBMAKE(&quot;&quot;;&quot;double&quot;;[.G39]);INFO.OBBA.OBBA.OBMAKE(&quot;&quot;;&quot;double&quot;;1)))" office:value-type="percentage" office:value="0.0158127265225136" calcext:value-type="percentage">
            <text:p>1,58%</text:p>
          </table:table-cell>
          <table:table-cell table:style-name="ce25" table:formula="of:=([.I40]-2*[.I39]+[.I38])/([.G39]-[.G38])/([.G40]-[.G39])" office:value-type="float" office:value="14.0232957104927" calcext:value-type="float">
            <text:p>14,0232957104927</text:p>
          </table:table-cell>
          <table:table-cell/>
          <table:table-cell table:style-name="ce30" table:formula="of:=[.L38]+0.001" office:value-type="percentage" office:value="-0.00144999999999999" calcext:value-type="percentage">
            <text:p>-0,14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39]);[.L$17]))" office:value-type="percentage" office:value="0.00657218057277024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9]);[.L$17];INFO.OBBA.OBBA.OBMAKE(&quot;&quot;;&quot;double&quot;;[.L39]);INFO.OBBA.OBBA.OBMAKE(&quot;&quot;;&quot;double&quot;;1)))" office:value-type="percentage" office:value="0.0165883917341311" calcext:value-type="percentage">
            <text:p>1,66%</text:p>
          </table:table-cell>
          <table:table-cell table:style-name="ce25" table:formula="of:=([.N40]-2*[.N39]+[.N38])/([.L39]-[.L38])/([.L40]-[.L39])" office:value-type="float" office:value="13.5902412767633" calcext:value-type="float">
            <text:p>13,5902412767633</text:p>
          </table:table-cell>
          <table:table-cell/>
          <table:table-cell table:style-name="ce27" table:formula="of:=[.B39]-[.$C$16]" office:value-type="percentage" office:value="-0.011" calcext:value-type="percentage">
            <text:p>-1,10%</text:p>
          </table:table-cell>
          <table:table-cell table:style-name="ce27" table:formula="of:=IF([.Q39]+[.$C$15]&gt;=0;[.C39];NA())" office:value-type="percentage" office:value="0.00583878628143826" calcext:value-type="percentage">
            <text:p>0,58%</text:p>
          </table:table-cell>
          <table:table-cell table:style-name="ce27" table:formula="of:=IF([.$Q39]+[.$H$15]&gt;=0;[.H39];NA())" office:value-type="percentage" office:value="0.00736838221015268" calcext:value-type="percentage">
            <text:p>0,74%</text:p>
          </table:table-cell>
          <table:table-cell table:style-name="ce27" table:formula="of:=IF([.$Q39]+[.$M$15]&gt;=0;[.M39];NA())" office:value-type="percentage" office:value="0.00657218057277024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39]+0.001" office:value-type="percentage" office:value="-0.00239999999999999" calcext:value-type="percentage">
            <text:p>-0,2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40]);[.B$17]))" office:value-type="percentage" office:value="0.00585600120722005" calcext:value-type="percentage">
            <text:p>0,5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0]);[.B$17];INFO.OBBA.OBBA.OBMAKE(&quot;&quot;;&quot;double&quot;;[.B40]);INFO.OBBA.OBBA.OBMAKE(&quot;&quot;;&quot;double&quot;;1)))" office:value-type="percentage" office:value="0.0162003765811553" calcext:value-type="percentage">
            <text:p>1,62%</text:p>
          </table:table-cell>
          <table:table-cell table:formula="of:=([.D41]-2*[.D40]+[.D39])/([.B40]-[.B39])/([.B41]-[.B40])" office:value-type="float" office:value="13.9459133637124" calcext:value-type="float">
            <text:p>13,9459133637124</text:p>
          </table:table-cell>
          <table:table-cell/>
          <table:table-cell table:style-name="ce30" table:formula="of:=[.G39]+0.001" office:value-type="percentage" office:value="0.00150000000000001" calcext:value-type="percentage">
            <text:p>0,1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40]);[.G$17]))" office:value-type="percentage" office:value="0.00733164445566548" calcext:value-type="percentage">
            <text:p>0,7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0]);[.G$17];INFO.OBBA.OBBA.OBMAKE(&quot;&quot;;&quot;double&quot;;[.G40]);INFO.OBBA.OBBA.OBMAKE(&quot;&quot;;&quot;double&quot;;1)))" office:value-type="percentage" office:value="0.0150966181927418" calcext:value-type="percentage">
            <text:p>1,51%</text:p>
          </table:table-cell>
          <table:table-cell table:style-name="ce25" table:formula="of:=([.I41]-2*[.I40]+[.I39])/([.G40]-[.G39])/([.G41]-[.G40])" office:value-type="float" office:value="14.6099973716042" calcext:value-type="float">
            <text:p>14,6099973716042</text:p>
          </table:table-cell>
          <table:table-cell/>
          <table:table-cell table:style-name="ce30" table:formula="of:=[.L39]+0.001" office:value-type="percentage" office:value="-0.000449999999999989" calcext:value-type="percentage">
            <text:p>-0,04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40]);[.L$17]))" office:value-type="percentage" office:value="0.00656620523439997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0]);[.L$17];INFO.OBBA.OBBA.OBMAKE(&quot;&quot;;&quot;double&quot;;[.L40]);INFO.OBBA.OBBA.OBMAKE(&quot;&quot;;&quot;double&quot;;1)))" office:value-type="percentage" office:value="0.0159198381983664" calcext:value-type="percentage">
            <text:p>1,59%</text:p>
          </table:table-cell>
          <table:table-cell table:style-name="ce25" table:formula="of:=([.N41]-2*[.N40]+[.N39])/([.L40]-[.L39])/([.L41]-[.L40])" office:value-type="float" office:value="13.91070968439" calcext:value-type="float">
            <text:p>13,91070968439</text:p>
          </table:table-cell>
          <table:table-cell/>
          <table:table-cell table:style-name="ce27" table:formula="of:=[.B40]-[.$C$16]" office:value-type="percentage" office:value="-0.00999999999999999" calcext:value-type="percentage">
            <text:p>-1,00%</text:p>
          </table:table-cell>
          <table:table-cell table:style-name="ce27" table:formula="of:=IF([.Q40]+[.$C$15]&gt;=0;[.C40];NA())" office:value-type="percentage" office:value="0.00585600120722005" calcext:value-type="percentage">
            <text:p>0,59%</text:p>
          </table:table-cell>
          <table:table-cell table:style-name="ce27" table:formula="of:=IF([.$Q40]+[.$H$15]&gt;=0;[.H40];NA())" office:value-type="percentage" office:value="0.00733164445566548" calcext:value-type="percentage">
            <text:p>0,73%</text:p>
          </table:table-cell>
          <table:table-cell table:style-name="ce27" table:formula="of:=IF([.$Q40]+[.$M$15]&gt;=0;[.M40];NA())" office:value-type="percentage" office:value="0.00656620523439997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40]+0.001" office:value-type="percentage" office:value="-0.00139999999999999" calcext:value-type="percentage">
            <text:p>-0,1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41]);[.B$17]))" office:value-type="percentage" office:value="0.00587258649377381" calcext:value-type="percentage">
            <text:p>0,5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1]);[.B$17];INFO.OBBA.OBBA.OBMAKE(&quot;&quot;;&quot;double&quot;;[.B41]);INFO.OBBA.OBBA.OBMAKE(&quot;&quot;;&quot;double&quot;;1)))" office:value-type="percentage" office:value="0.0155866787643049" calcext:value-type="percentage">
            <text:p>1,56%</text:p>
          </table:table-cell>
          <table:table-cell table:formula="of:=([.D42]-2*[.D41]+[.D40])/([.B41]-[.B40])/([.B42]-[.B41])" office:value-type="float" office:value="14.0691521073321" calcext:value-type="float">
            <text:p>14,0691521073321</text:p>
          </table:table-cell>
          <table:table-cell/>
          <table:table-cell table:style-name="ce30" table:formula="of:=[.G40]+0.001" office:value-type="percentage" office:value="0.00250000000000001" calcext:value-type="percentage">
            <text:p>0,2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41]);[.G$17]))" office:value-type="percentage" office:value="0.00729530321875584" calcext:value-type="percentage">
            <text:p>0,7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1]);[.G$17];INFO.OBBA.OBBA.OBMAKE(&quot;&quot;;&quot;double&quot;;[.G41]);INFO.OBBA.OBBA.OBMAKE(&quot;&quot;;&quot;double&quot;;1)))" office:value-type="percentage" office:value="0.0143951198603416" calcext:value-type="percentage">
            <text:p>1,44%</text:p>
          </table:table-cell>
          <table:table-cell table:style-name="ce25" table:formula="of:=([.I42]-2*[.I41]+[.I40])/([.G41]-[.G40])/([.G42]-[.G41])" office:value-type="float" office:value="15.1935609665928" calcext:value-type="float">
            <text:p>15,1935609665928</text:p>
          </table:table-cell>
          <table:table-cell/>
          <table:table-cell table:style-name="ce30" table:formula="of:=[.L40]+0.001" office:value-type="percentage" office:value="0.000550000000000011" calcext:value-type="percentage">
            <text:p>0,0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41]);[.L$17]))" office:value-type="percentage" office:value="0.00655999210107996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1]);[.L$17];INFO.OBBA.OBBA.OBMAKE(&quot;&quot;;&quot;double&quot;;[.L41]);INFO.OBBA.OBBA.OBMAKE(&quot;&quot;;&quot;double&quot;;1)))" office:value-type="percentage" office:value="0.0152651953722861" calcext:value-type="percentage">
            <text:p>1,53%</text:p>
          </table:table-cell>
          <table:table-cell table:style-name="ce25" table:formula="of:=([.N42]-2*[.N41]+[.N40])/([.L41]-[.L40])/([.L42]-[.L41])" office:value-type="float" office:value="14.2148444334245" calcext:value-type="float">
            <text:p>14,2148444334245</text:p>
          </table:table-cell>
          <table:table-cell/>
          <table:table-cell table:style-name="ce27" table:formula="of:=[.B41]-[.$C$16]" office:value-type="percentage" office:value="-0.00899999999999999" calcext:value-type="percentage">
            <text:p>-0,90%</text:p>
          </table:table-cell>
          <table:table-cell table:style-name="ce27" table:formula="of:=IF([.Q41]+[.$C$15]&gt;=0;[.C41];NA())" office:value-type="percentage" office:value="0.00587258649377381" calcext:value-type="percentage">
            <text:p>0,59%</text:p>
          </table:table-cell>
          <table:table-cell table:style-name="ce27" table:formula="of:=IF([.$Q41]+[.$H$15]&gt;=0;[.H41];NA())" office:value-type="percentage" office:value="0.00729530321875584" calcext:value-type="percentage">
            <text:p>0,73%</text:p>
          </table:table-cell>
          <table:table-cell table:style-name="ce27" table:formula="of:=IF([.$Q41]+[.$M$15]&gt;=0;[.M41];NA())" office:value-type="percentage" office:value="0.00655999210107996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41]+0.001" office:value-type="percentage" office:value="-0.000399999999999987" calcext:value-type="percentage">
            <text:p>-0,04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42]);[.B$17]))" office:value-type="percentage" office:value="0.00588859048211358" calcext:value-type="percentage">
            <text:p>0,5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2]);[.B$17];INFO.OBBA.OBBA.OBMAKE(&quot;&quot;;&quot;double&quot;;[.B42]);INFO.OBBA.OBBA.OBMAKE(&quot;&quot;;&quot;double&quot;;1)))" office:value-type="percentage" office:value="0.0149870500995619" calcext:value-type="percentage">
            <text:p>1,50%</text:p>
          </table:table-cell>
          <table:table-cell table:formula="of:=([.D43]-2*[.D42]+[.D41])/([.B42]-[.B41])/([.B43]-[.B42])" office:value-type="float" office:value="14.1722964781248" calcext:value-type="float">
            <text:p>14,1722964781248</text:p>
          </table:table-cell>
          <table:table-cell/>
          <table:table-cell table:style-name="ce30" table:formula="of:=[.G41]+0.001" office:value-type="percentage" office:value="0.00350000000000001" calcext:value-type="percentage">
            <text:p>0,3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42]);[.G$17]))" office:value-type="percentage" office:value="0.00725944478258512" calcext:value-type="percentage">
            <text:p>0,7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2]);[.G$17];INFO.OBBA.OBBA.OBMAKE(&quot;&quot;;&quot;double&quot;;[.G42]);INFO.OBBA.OBBA.OBMAKE(&quot;&quot;;&quot;double&quot;;1)))" office:value-type="percentage" office:value="0.013708815088908" calcext:value-type="percentage">
            <text:p>1,37%</text:p>
          </table:table-cell>
          <table:table-cell table:style-name="ce25" table:formula="of:=([.I43]-2*[.I42]+[.I41])/([.G42]-[.G41])/([.G43]-[.G42])" office:value-type="float" office:value="15.7701962120657" calcext:value-type="float">
            <text:p>15,7701962120657</text:p>
          </table:table-cell>
          <table:table-cell/>
          <table:table-cell table:style-name="ce30" table:formula="of:=[.L41]+0.001" office:value-type="percentage" office:value="0.00155000000000001" calcext:value-type="percentage">
            <text:p>0,1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42]);[.L$17]))" office:value-type="percentage" office:value="0.00655358808023197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2]);[.L$17];INFO.OBBA.OBBA.OBMAKE(&quot;&quot;;&quot;double&quot;;[.L42]);INFO.OBBA.OBBA.OBMAKE(&quot;&quot;;&quot;double&quot;;1)))" office:value-type="percentage" office:value="0.0146247673906393" calcext:value-type="percentage">
            <text:p>1,46%</text:p>
          </table:table-cell>
          <table:table-cell table:style-name="ce25" table:formula="of:=([.N43]-2*[.N42]+[.N41])/([.L42]-[.L41])/([.L43]-[.L42])" office:value-type="float" office:value="14.5013350366791" calcext:value-type="float">
            <text:p>14,5013350366791</text:p>
          </table:table-cell>
          <table:table-cell/>
          <table:table-cell table:style-name="ce27" table:formula="of:=[.B42]-[.$C$16]" office:value-type="percentage" office:value="-0.00799999999999999" calcext:value-type="percentage">
            <text:p>-0,80%</text:p>
          </table:table-cell>
          <table:table-cell table:style-name="ce27" table:formula="of:=IF([.Q42]+[.$C$15]&gt;=0;[.C42];NA())" office:value-type="percentage" office:value="0.00588859048211358" calcext:value-type="percentage">
            <text:p>0,59%</text:p>
          </table:table-cell>
          <table:table-cell table:style-name="ce27" table:formula="of:=IF([.$Q42]+[.$H$15]&gt;=0;[.H42];NA())" office:value-type="percentage" office:value="0.00725944478258512" calcext:value-type="percentage">
            <text:p>0,73%</text:p>
          </table:table-cell>
          <table:table-cell table:style-name="ce27" table:formula="of:=IF([.$Q42]+[.$M$15]&gt;=0;[.M42];NA())" office:value-type="percentage" office:value="0.00655358808023197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42]+0.001" office:value-type="percentage" office:value="0.000600000000000013" calcext:value-type="percentage">
            <text:p>0,0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43]);[.B$17]))" office:value-type="percentage" office:value="0.00590405600176573" calcext:value-type="percentage">
            <text:p>0,5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3]);[.B$17];INFO.OBBA.OBBA.OBMAKE(&quot;&quot;;&quot;double&quot;;[.B43]);INFO.OBBA.OBBA.OBMAKE(&quot;&quot;;&quot;double&quot;;1)))" office:value-type="percentage" office:value="0.014401593731297" calcext:value-type="percentage">
            <text:p>1,44%</text:p>
          </table:table-cell>
          <table:table-cell table:formula="of:=([.D44]-2*[.D43]+[.D42])/([.B43]-[.B42])/([.B44]-[.B43])" office:value-type="float" office:value="14.2555126084951" calcext:value-type="float">
            <text:p>14,2555126084951</text:p>
          </table:table-cell>
          <table:table-cell/>
          <table:table-cell table:style-name="ce30" table:formula="of:=[.G42]+0.001" office:value-type="percentage" office:value="0.00450000000000001" calcext:value-type="percentage">
            <text:p>0,4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43]);[.G$17]))" office:value-type="percentage" office:value="0.00722415425980187" calcext:value-type="percentage">
            <text:p>0,7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3]);[.G$17];INFO.OBBA.OBBA.OBMAKE(&quot;&quot;;&quot;double&quot;;[.G43]);INFO.OBBA.OBBA.OBMAKE(&quot;&quot;;&quot;double&quot;;1)))" office:value-type="percentage" office:value="0.0130382805136864" calcext:value-type="percentage">
            <text:p>1,30%</text:p>
          </table:table-cell>
          <table:table-cell table:style-name="ce25" table:formula="of:=([.I44]-2*[.I43]+[.I42])/([.G43]-[.G42])/([.G44]-[.G43])" office:value-type="float" office:value="16.3356809452127" calcext:value-type="float">
            <text:p>16,3356809452127</text:p>
          </table:table-cell>
          <table:table-cell/>
          <table:table-cell table:style-name="ce30" table:formula="of:=[.L42]+0.001" office:value-type="percentage" office:value="0.00255000000000001" calcext:value-type="percentage">
            <text:p>0,2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43]);[.L$17]))" office:value-type="percentage" office:value="0.00654703605964325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3]);[.L$17];INFO.OBBA.OBBA.OBMAKE(&quot;&quot;;&quot;double&quot;;[.L43]);INFO.OBBA.OBBA.OBMAKE(&quot;&quot;;&quot;double&quot;;1)))" office:value-type="percentage" office:value="0.0139988407440291" calcext:value-type="percentage">
            <text:p>1,40%</text:p>
          </table:table-cell>
          <table:table-cell table:style-name="ce25" table:formula="of:=([.N44]-2*[.N43]+[.N42])/([.L43]-[.L42])/([.L44]-[.L43])" office:value-type="float" office:value="14.7688301492047" calcext:value-type="float">
            <text:p>14,7688301492047</text:p>
          </table:table-cell>
          <table:table-cell/>
          <table:table-cell table:style-name="ce27" table:formula="of:=[.B43]-[.$C$16]" office:value-type="percentage" office:value="-0.00699999999999999" calcext:value-type="percentage">
            <text:p>-0,70%</text:p>
          </table:table-cell>
          <table:table-cell table:style-name="ce27" table:formula="of:=IF([.Q43]+[.$C$15]&gt;=0;[.C43];NA())" office:value-type="percentage" office:value="0.00590405600176573" calcext:value-type="percentage">
            <text:p>0,59%</text:p>
          </table:table-cell>
          <table:table-cell table:style-name="ce27" table:formula="of:=IF([.$Q43]+[.$H$15]&gt;=0;[.H43];NA())" office:value-type="percentage" office:value="0.00722415425980187" calcext:value-type="percentage">
            <text:p>0,72%</text:p>
          </table:table-cell>
          <table:table-cell table:style-name="ce27" table:formula="of:=IF([.$Q43]+[.$M$15]&gt;=0;[.M43];NA())" office:value-type="percentage" office:value="0.00654703605964325" calcext:value-type="percentage">
            <text:p>0,65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43]+0.001" office:value-type="percentage" office:value="0.00160000000000001" calcext:value-type="percentage">
            <text:p>0,1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44]);[.B$17]))" office:value-type="percentage" office:value="0.00591902120208165" calcext:value-type="percentage">
            <text:p>0,5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4]);[.B$17];INFO.OBBA.OBBA.OBMAKE(&quot;&quot;;&quot;double&quot;;[.B44]);INFO.OBBA.OBBA.OBMAKE(&quot;&quot;;&quot;double&quot;;1)))" office:value-type="percentage" office:value="0.0138303928756407" calcext:value-type="percentage">
            <text:p>1,38%</text:p>
          </table:table-cell>
          <table:table-cell table:formula="of:=([.D45]-2*[.D44]+[.D43])/([.B44]-[.B43])/([.B45]-[.B44])" office:value-type="float" office:value="14.3189546538414" calcext:value-type="float">
            <text:p>14,3189546538414</text:p>
          </table:table-cell>
          <table:table-cell/>
          <table:table-cell table:style-name="ce30" table:formula="of:=[.G43]+0.001" office:value-type="percentage" office:value="0.00550000000000001" calcext:value-type="percentage">
            <text:p>0,5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44]);[.G$17]))" office:value-type="percentage" office:value="0.00718951584493447" calcext:value-type="percentage">
            <text:p>0,7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4]);[.G$17];INFO.OBBA.OBBA.OBMAKE(&quot;&quot;;&quot;double&quot;;[.G44]);INFO.OBBA.OBBA.OBMAKE(&quot;&quot;;&quot;double&quot;;1)))" office:value-type="percentage" office:value="0.0123840816194101" calcext:value-type="percentage">
            <text:p>1,24%</text:p>
          </table:table-cell>
          <table:table-cell table:style-name="ce25" table:formula="of:=([.I45]-2*[.I44]+[.I43])/([.G44]-[.G43])/([.G45]-[.G44])" office:value-type="float" office:value="16.8853877035406" calcext:value-type="float">
            <text:p>16,8853877035406</text:p>
          </table:table-cell>
          <table:table-cell/>
          <table:table-cell table:style-name="ce30" table:formula="of:=[.L43]+0.001" office:value-type="percentage" office:value="0.00355000000000001" calcext:value-type="percentage">
            <text:p>0,3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44]);[.L$17]))" office:value-type="percentage" office:value="0.00654037545410413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4]);[.L$17];INFO.OBBA.OBBA.OBMAKE(&quot;&quot;;&quot;double&quot;;[.L44]);INFO.OBBA.OBBA.OBMAKE(&quot;&quot;;&quot;double&quot;;1)))" office:value-type="percentage" office:value="0.0133876829275681" calcext:value-type="percentage">
            <text:p>1,34%</text:p>
          </table:table-cell>
          <table:table-cell table:style-name="ce25" table:formula="of:=([.N45]-2*[.N44]+[.N43])/([.L44]-[.L43])/([.L45]-[.L44])" office:value-type="float" office:value="15.0159656289277" calcext:value-type="float">
            <text:p>15,0159656289277</text:p>
          </table:table-cell>
          <table:table-cell/>
          <table:table-cell table:style-name="ce27" table:formula="of:=[.B44]-[.$C$16]" office:value-type="percentage" office:value="-0.00599999999999999" calcext:value-type="percentage">
            <text:p>-0,60%</text:p>
          </table:table-cell>
          <table:table-cell table:style-name="ce27" table:formula="of:=IF([.Q44]+[.$C$15]&gt;=0;[.C44];NA())" office:value-type="percentage" office:value="0.00591902120208165" calcext:value-type="percentage">
            <text:p>0,59%</text:p>
          </table:table-cell>
          <table:table-cell table:style-name="ce27" table:formula="of:=IF([.$Q44]+[.$H$15]&gt;=0;[.H44];NA())" office:value-type="percentage" office:value="0.00718951584493447" calcext:value-type="percentage">
            <text:p>0,72%</text:p>
          </table:table-cell>
          <table:table-cell table:style-name="ce27" table:formula="of:=IF([.$Q44]+[.$M$15]&gt;=0;[.M44];NA())" office:value-type="percentage" office:value="0.00654037545410413" calcext:value-type="percentage">
            <text:p>0,65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44]+0.001" office:value-type="percentage" office:value="0.00260000000000001" calcext:value-type="percentage">
            <text:p>0,2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45]);[.B$17]))" office:value-type="percentage" office:value="0.00593352022764372" calcext:value-type="percentage">
            <text:p>0,5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5]);[.B$17];INFO.OBBA.OBBA.OBMAKE(&quot;&quot;;&quot;double&quot;;[.B45]);INFO.OBBA.OBBA.OBMAKE(&quot;&quot;;&quot;double&quot;;1)))" office:value-type="percentage" office:value="0.0132735109746381" calcext:value-type="percentage">
            <text:p>1,33%</text:p>
          </table:table-cell>
          <table:table-cell table:formula="of:=([.D46]-2*[.D45]+[.D44])/([.B45]-[.B44])/([.B46]-[.B45])" office:value-type="float" office:value="14.3627859267494" calcext:value-type="float">
            <text:p>14,3627859267494</text:p>
          </table:table-cell>
          <table:table-cell/>
          <table:table-cell table:style-name="ce30" table:formula="of:=[.G44]+0.001" office:value-type="percentage" office:value="0.00650000000000001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45]);[.G$17]))" office:value-type="percentage" office:value="0.00715561296922491" calcext:value-type="percentage">
            <text:p>0,7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5]);[.G$17];INFO.OBBA.OBBA.OBMAKE(&quot;&quot;;&quot;double&quot;;[.G45]);INFO.OBBA.OBBA.OBMAKE(&quot;&quot;;&quot;double&quot;;1)))" office:value-type="percentage" office:value="0.0117467681128373" calcext:value-type="percentage">
            <text:p>1,17%</text:p>
          </table:table-cell>
          <table:table-cell table:style-name="ce25" table:formula="of:=([.I46]-2*[.I45]+[.I44])/([.G45]-[.G44])/([.G46]-[.G45])" office:value-type="float" office:value="17.414322723017" calcext:value-type="float">
            <text:p>17,414322723017</text:p>
          </table:table-cell>
          <table:table-cell/>
          <table:table-cell table:style-name="ce30" table:formula="of:=[.L44]+0.001" office:value-type="percentage" office:value="0.00455000000000001" calcext:value-type="percentage">
            <text:p>0,4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45]);[.L$17]))" office:value-type="percentage" office:value="0.00653364265521399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5]);[.L$17];INFO.OBBA.OBBA.OBMAKE(&quot;&quot;;&quot;double&quot;;[.L45]);INFO.OBBA.OBBA.OBMAKE(&quot;&quot;;&quot;double&quot;;1)))" office:value-type="percentage" office:value="0.012791541076736" calcext:value-type="percentage">
            <text:p>1,28%</text:p>
          </table:table-cell>
          <table:table-cell table:style-name="ce25" table:formula="of:=([.N46]-2*[.N45]+[.N44])/([.L45]-[.L44])/([.L46]-[.L45])" office:value-type="float" office:value="15.2413896044035" calcext:value-type="float">
            <text:p>15,2413896044035</text:p>
          </table:table-cell>
          <table:table-cell/>
          <table:table-cell table:style-name="ce27" table:formula="of:=[.B45]-[.$C$16]" office:value-type="percentage" office:value="-0.00499999999999999" calcext:value-type="percentage">
            <text:p>-0,50%</text:p>
          </table:table-cell>
          <table:table-cell table:style-name="ce27" table:formula="of:=IF([.Q45]+[.$C$15]&gt;=0;[.C45];NA())" office:value-type="percentage" office:value="0.00593352022764372" calcext:value-type="percentage">
            <text:p>0,59%</text:p>
          </table:table-cell>
          <table:table-cell table:style-name="ce27" table:formula="of:=IF([.$Q45]+[.$H$15]&gt;=0;[.H45];NA())" office:value-type="percentage" office:value="0.00715561296922491" calcext:value-type="percentage">
            <text:p>0,72%</text:p>
          </table:table-cell>
          <table:table-cell table:style-name="ce27" table:formula="of:=IF([.$Q45]+[.$M$15]&gt;=0;[.M45];NA())" office:value-type="percentage" office:value="0.00653364265521399" calcext:value-type="percentage">
            <text:p>0,65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45]+0.001" office:value-type="percentage" office:value="0.00360000000000001" calcext:value-type="percentage">
            <text:p>0,3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46]);[.B$17]))" office:value-type="percentage" office:value="0.0059475837733443" calcext:value-type="percentage">
            <text:p>0,5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6]);[.B$17];INFO.OBBA.OBBA.OBMAKE(&quot;&quot;;&quot;double&quot;;[.B46]);INFO.OBBA.OBBA.OBMAKE(&quot;&quot;;&quot;double&quot;;1)))" office:value-type="percentage" office:value="0.0127309918595623" calcext:value-type="percentage">
            <text:p>1,27%</text:p>
          </table:table-cell>
          <table:table-cell table:formula="of:=([.D47]-2*[.D46]+[.D45])/([.B46]-[.B45])/([.B47]-[.B46])" office:value-type="float" office:value="14.3871892392712" calcext:value-type="float">
            <text:p>14,3871892392712</text:p>
          </table:table-cell>
          <table:table-cell/>
          <table:table-cell table:style-name="ce30" table:formula="of:=[.G45]+0.001" office:value-type="percentage" office:value="0.00750000000000001" calcext:value-type="percentage">
            <text:p>0,7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46]);[.G$17]))" office:value-type="percentage" office:value="0.00712252836682362" calcext:value-type="percentage">
            <text:p>0,7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6]);[.G$17];INFO.OBBA.OBBA.OBMAKE(&quot;&quot;;&quot;double&quot;;[.G46]);INFO.OBBA.OBBA.OBMAKE(&quot;&quot;;&quot;double&quot;;1)))" office:value-type="percentage" office:value="0.0111268689289875" calcext:value-type="percentage">
            <text:p>1,11%</text:p>
          </table:table-cell>
          <table:table-cell table:style-name="ce25" table:formula="of:=([.I47]-2*[.I46]+[.I45])/([.G46]-[.G45])/([.G47]-[.G46])" office:value-type="float" office:value="17.9171793653933" calcext:value-type="float">
            <text:p>17,9171793653933</text:p>
          </table:table-cell>
          <table:table-cell/>
          <table:table-cell table:style-name="ce30" table:formula="of:=[.L45]+0.001" office:value-type="percentage" office:value="0.00555000000000001" calcext:value-type="percentage">
            <text:p>0,5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46]);[.L$17]))" office:value-type="percentage" office:value="0.00652687140412512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6]);[.L$17];INFO.OBBA.OBBA.OBMAKE(&quot;&quot;;&quot;double&quot;;[.L46]);INFO.OBBA.OBBA.OBMAKE(&quot;&quot;;&quot;double&quot;;1)))" office:value-type="percentage" office:value="0.0122106406155084" calcext:value-type="percentage">
            <text:p>1,22%</text:p>
          </table:table-cell>
          <table:table-cell table:style-name="ce25" table:formula="of:=([.N47]-2*[.N46]+[.N45])/([.L46]-[.L45])/([.L47]-[.L46])" office:value-type="float" office:value="15.4437854175439" calcext:value-type="float">
            <text:p>15,4437854175439</text:p>
          </table:table-cell>
          <table:table-cell/>
          <table:table-cell table:style-name="ce27" table:formula="of:=[.B46]-[.$C$16]" office:value-type="percentage" office:value="-0.00399999999999999" calcext:value-type="percentage">
            <text:p>-0,40%</text:p>
          </table:table-cell>
          <table:table-cell table:style-name="ce27" table:formula="of:=IF([.Q46]+[.$C$15]&gt;=0;[.C46];NA())" office:value-type="percentage" office:value="0.0059475837733443" calcext:value-type="percentage">
            <text:p>0,59%</text:p>
          </table:table-cell>
          <table:table-cell table:style-name="ce27" table:formula="of:=IF([.$Q46]+[.$H$15]&gt;=0;[.H46];NA())" office:value-type="percentage" office:value="0.00712252836682362" calcext:value-type="percentage">
            <text:p>0,71%</text:p>
          </table:table-cell>
          <table:table-cell table:style-name="ce27" table:formula="of:=IF([.$Q46]+[.$M$15]&gt;=0;[.M46];NA())" office:value-type="percentage" office:value="0.00652687140412512" calcext:value-type="percentage">
            <text:p>0,65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46]+0.001" office:value-type="percentage" office:value="0.00460000000000001" calcext:value-type="percentage">
            <text:p>0,4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47]);[.B$17]))" office:value-type="percentage" office:value="0.00596123954293113" calcext:value-type="percentage">
            <text:p>0,6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7]);[.B$17];INFO.OBBA.OBBA.OBMAKE(&quot;&quot;;&quot;double&quot;;[.B47]);INFO.OBBA.OBBA.OBMAKE(&quot;&quot;;&quot;double&quot;;1)))" office:value-type="percentage" office:value="0.0122028599337258" calcext:value-type="percentage">
            <text:p>1,22%</text:p>
          </table:table-cell>
          <table:table-cell table:formula="of:=([.D48]-2*[.D47]+[.D46])/([.B47]-[.B46])/([.B48]-[.B47])" office:value-type="float" office:value="14.3923793337851" calcext:value-type="float">
            <text:p>14,3923793337851</text:p>
          </table:table-cell>
          <table:table-cell/>
          <table:table-cell table:style-name="ce30" table:formula="of:=[.G46]+0.001" office:value-type="percentage" office:value="0.00850000000000001" calcext:value-type="percentage">
            <text:p>0,8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47]);[.G$17]))" office:value-type="percentage" office:value="0.00709034405913771" calcext:value-type="percentage">
            <text:p>0,7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7]);[.G$17];INFO.OBBA.OBBA.OBMAKE(&quot;&quot;;&quot;double&quot;;[.G47]);INFO.OBBA.OBBA.OBMAKE(&quot;&quot;;&quot;double&quot;;1)))" office:value-type="percentage" office:value="0.0105248869245031" calcext:value-type="percentage">
            <text:p>1,05%</text:p>
          </table:table-cell>
          <table:table-cell table:style-name="ce25" table:formula="of:=([.I48]-2*[.I47]+[.I46])/([.G47]-[.G46])/([.G48]-[.G47])" office:value-type="float" office:value="18.3884074921453" calcext:value-type="float">
            <text:p>18,3884074921453</text:p>
          </table:table-cell>
          <table:table-cell/>
          <table:table-cell table:style-name="ce30" table:formula="of:=[.L46]+0.001" office:value-type="percentage" office:value="0.00655000000000001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47]);[.L$17]))" office:value-type="percentage" office:value="0.00652009310230931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7]);[.L$17];INFO.OBBA.OBBA.OBMAKE(&quot;&quot;;&quot;double&quot;;[.L47]);INFO.OBBA.OBBA.OBMAKE(&quot;&quot;;&quot;double&quot;;1)))" office:value-type="percentage" office:value="0.0116451839396983" calcext:value-type="percentage">
            <text:p>1,16%</text:p>
          </table:table-cell>
          <table:table-cell table:style-name="ce25" table:formula="of:=([.N48]-2*[.N47]+[.N46])/([.L47]-[.L46])/([.L48]-[.L47])" office:value-type="float" office:value="15.6218929540097" calcext:value-type="float">
            <text:p>15,6218929540097</text:p>
          </table:table-cell>
          <table:table-cell/>
          <table:table-cell table:style-name="ce27" table:formula="of:=[.B47]-[.$C$16]" office:value-type="percentage" office:value="-0.00299999999999999" calcext:value-type="percentage">
            <text:p>-0,30%</text:p>
          </table:table-cell>
          <table:table-cell table:style-name="ce27" table:formula="of:=IF([.Q47]+[.$C$15]&gt;=0;[.C47];NA())" office:value-type="percentage" office:value="0.00596123954293113" calcext:value-type="percentage">
            <text:p>0,60%</text:p>
          </table:table-cell>
          <table:table-cell table:style-name="ce27" table:formula="of:=IF([.$Q47]+[.$H$15]&gt;=0;[.H47];NA())" office:value-type="percentage" office:value="0.00709034405913771" calcext:value-type="percentage">
            <text:p>0,71%</text:p>
          </table:table-cell>
          <table:table-cell table:style-name="ce27" table:formula="of:=IF([.$Q47]+[.$M$15]&gt;=0;[.M47];NA())" office:value-type="percentage" office:value="0.00652009310230931" calcext:value-type="percentage">
            <text:p>0,65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47]+0.001" office:value-type="percentage" office:value="0.00560000000000001" calcext:value-type="percentage">
            <text:p>0,5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48]);[.B$17]))" office:value-type="percentage" office:value="0.00597451263204801" calcext:value-type="percentage">
            <text:p>0,6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8]);[.B$17];INFO.OBBA.OBBA.OBMAKE(&quot;&quot;;&quot;double&quot;;[.B48]);INFO.OBBA.OBBA.OBMAKE(&quot;&quot;;&quot;double&quot;;1)))" office:value-type="percentage" office:value="0.0116891203872231" calcext:value-type="percentage">
            <text:p>1,17%</text:p>
          </table:table-cell>
          <table:table-cell table:formula="of:=([.D49]-2*[.D48]+[.D47])/([.B48]-[.B47])/([.B49]-[.B48])" office:value-type="float" office:value="14.3786113661788" calcext:value-type="float">
            <text:p>14,3786113661788</text:p>
          </table:table-cell>
          <table:table-cell/>
          <table:table-cell table:style-name="ce30" table:formula="of:=[.G47]+0.001" office:value-type="percentage" office:value="0.00950000000000001" calcext:value-type="percentage">
            <text:p>0,9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48]);[.G$17]))" office:value-type="percentage" office:value="0.00705914126283527" calcext:value-type="percentage">
            <text:p>0,7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8]);[.G$17];INFO.OBBA.OBBA.OBMAKE(&quot;&quot;;&quot;double&quot;;[.G48]);INFO.OBBA.OBBA.OBMAKE(&quot;&quot;;&quot;double&quot;;1)))" office:value-type="percentage" office:value="0.00994129332751088" calcext:value-type="percentage">
            <text:p>0,99%</text:p>
          </table:table-cell>
          <table:table-cell table:style-name="ce25" table:formula="of:=([.I49]-2*[.I48]+[.I47])/([.G48]-[.G47])/([.G49]-[.G48])" office:value-type="float" office:value="18.8222996611381" calcext:value-type="float">
            <text:p>18,8222996611381</text:p>
          </table:table-cell>
          <table:table-cell/>
          <table:table-cell table:style-name="ce30" table:formula="of:=[.L47]+0.001" office:value-type="percentage" office:value="0.00755000000000001" calcext:value-type="percentage">
            <text:p>0,7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48]);[.L$17]))" office:value-type="percentage" office:value="0.00651333707200086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8]);[.L$17];INFO.OBBA.OBBA.OBMAKE(&quot;&quot;;&quot;double&quot;;[.L48]);INFO.OBBA.OBBA.OBMAKE(&quot;&quot;;&quot;double&quot;;1)))" office:value-type="percentage" office:value="0.0110953491568422" calcext:value-type="percentage">
            <text:p>1,11%</text:p>
          </table:table-cell>
          <table:table-cell table:style-name="ce25" table:formula="of:=([.N49]-2*[.N48]+[.N47])/([.L48]-[.L47])/([.L49]-[.L48])" office:value-type="float" office:value="15.7745286370158" calcext:value-type="float">
            <text:p>15,7745286370158</text:p>
          </table:table-cell>
          <table:table-cell/>
          <table:table-cell table:style-name="ce27" table:formula="of:=[.B48]-[.$C$16]" office:value-type="percentage" office:value="-0.00199999999999999" calcext:value-type="percentage">
            <text:p>-0,20%</text:p>
          </table:table-cell>
          <table:table-cell table:style-name="ce27" table:formula="of:=IF([.Q48]+[.$C$15]&gt;=0;[.C48];NA())" office:value-type="percentage" office:value="0.00597451263204801" calcext:value-type="percentage">
            <text:p>0,60%</text:p>
          </table:table-cell>
          <table:table-cell table:style-name="ce27" table:formula="of:=IF([.$Q48]+[.$H$15]&gt;=0;[.H48];NA())" office:value-type="percentage" office:value="0.00705914126283527" calcext:value-type="percentage">
            <text:p>0,71%</text:p>
          </table:table-cell>
          <table:table-cell table:style-name="ce27" table:formula="of:=IF([.$Q48]+[.$M$15]&gt;=0;[.M48];NA())" office:value-type="percentage" office:value="0.00651333707200086" calcext:value-type="percentage">
            <text:p>0,65%</text:p>
          </table:table-cell>
          <table:table-cell table:number-columns-repeated="215"/>
          <table:table-cell table:style-name="ce17" table:number-columns-repeated="768"/>
          <table:table-cell table:number-columns-repeated="21"/>
        </table:table-row>
        <table:table-row table:style-name="ro5">
          <table:table-cell/>
          <table:table-cell table:style-name="ce30" table:formula="of:=[.B48]+0.001" office:value-type="percentage" office:value="0.00660000000000001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49]);[.B$17]))" office:value-type="percentage" office:value="0.00598742585161303" calcext:value-type="percentage">
            <text:p>0,6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9]);[.B$17];INFO.OBBA.OBBA.OBMAKE(&quot;&quot;;&quot;double&quot;;[.B49]);INFO.OBBA.OBBA.OBMAKE(&quot;&quot;;&quot;double&quot;;1)))" office:value-type="percentage" office:value="0.0111897594520865" calcext:value-type="percentage">
            <text:p>1,12%</text:p>
          </table:table-cell>
          <table:table-cell table:formula="of:=([.D50]-2*[.D49]+[.D48])/([.B49]-[.B48])/([.B50]-[.B49])" office:value-type="float" office:value="14.3461799666546" calcext:value-type="float">
            <text:p>14,3461799666546</text:p>
          </table:table-cell>
          <table:table-cell/>
          <table:table-cell table:style-name="ce30" table:formula="of:=[.G48]+0.001" office:value-type="percentage" office:value="0.0105" calcext:value-type="percentage">
            <text:p>1,0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49]);[.G$17]))" office:value-type="percentage" office:value="0.00702900022639163" calcext:value-type="percentage">
            <text:p>0,7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9]);[.G$17];INFO.OBBA.OBBA.OBMAKE(&quot;&quot;;&quot;double&quot;;[.G49]);INFO.OBBA.OBBA.OBMAKE(&quot;&quot;;&quot;double&quot;;1)))" office:value-type="percentage" office:value="0.00937652203017977" calcext:value-type="percentage">
            <text:p>0,94%</text:p>
          </table:table-cell>
          <table:table-cell table:style-name="ce25" table:formula="of:=([.I50]-2*[.I49]+[.I48])/([.G49]-[.G48])/([.G50]-[.G49])" office:value-type="float" office:value="19.2130942218932" calcext:value-type="float">
            <text:p>19,2130942218932</text:p>
          </table:table-cell>
          <table:table-cell/>
          <table:table-cell table:style-name="ce30" table:formula="of:=[.L48]+0.001" office:value-type="percentage" office:value="0.00855000000000001" calcext:value-type="percentage">
            <text:p>0,8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49]);[.L$17]))" office:value-type="percentage" office:value="0.00650663077542385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9]);[.L$17];INFO.OBBA.OBBA.OBMAKE(&quot;&quot;;&quot;double&quot;;[.L49]);INFO.OBBA.OBBA.OBMAKE(&quot;&quot;;&quot;double&quot;;1)))" office:value-type="percentage" office:value="0.0105612889026231" calcext:value-type="percentage">
            <text:p>1,06%</text:p>
          </table:table-cell>
          <table:table-cell table:style-name="ce25" table:formula="of:=([.N50]-2*[.N49]+[.N48])/([.L49]-[.L48])/([.L50]-[.L49])" office:value-type="float" office:value="15.9006041989453" calcext:value-type="float">
            <text:p>15,9006041989453</text:p>
          </table:table-cell>
          <table:table-cell/>
          <table:table-cell table:style-name="ce27" table:formula="of:=[.B49]-[.$C$16]" office:value-type="percentage" office:value="-0.000999999999999987" calcext:value-type="percentage">
            <text:p>-0,10%</text:p>
          </table:table-cell>
          <table:table-cell table:style-name="ce27" table:formula="of:=IF([.Q49]+[.$C$15]&gt;=0;[.C49];NA())" office:value-type="percentage" office:value="0.00598742585161303" calcext:value-type="percentage">
            <text:p>0,60%</text:p>
          </table:table-cell>
          <table:table-cell table:style-name="ce27" table:formula="of:=IF([.$Q49]+[.$H$15]&gt;=0;[.H49];NA())" office:value-type="percentage" office:value="0.00702900022639163" calcext:value-type="percentage">
            <text:p>0,70%</text:p>
          </table:table-cell>
          <table:table-cell table:style-name="ce27" table:formula="of:=IF([.$Q49]+[.$M$15]&gt;=0;[.M49];NA())" office:value-type="percentage" office:value="0.00650663077542385" calcext:value-type="percentage">
            <text:p>0,65%</text:p>
          </table:table-cell>
          <table:table-cell table:number-columns-repeated="215"/>
          <table:table-cell table:style-name="ce17" table:number-columns-repeated="768"/>
          <table:table-cell table:number-columns-repeated="21"/>
        </table:table-row>
        <table:table-row table:style-name="ro5">
          <table:table-cell/>
          <table:table-cell table:style-name="ce30" table:formula="of:=[.B49]+0.001" office:value-type="percentage" office:value="0.00760000000000001" calcext:value-type="percentage">
            <text:p>0,7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50]);[.B$17]))" office:value-type="percentage" office:value="0.006" calcext:value-type="percentage">
            <text:p>0,6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0]);[.B$17];INFO.OBBA.OBBA.OBMAKE(&quot;&quot;;&quot;double&quot;;[.B50]);INFO.OBBA.OBBA.OBMAKE(&quot;&quot;;&quot;double&quot;;1)))" office:value-type="percentage" office:value="0.0107047446969166" calcext:value-type="percentage">
            <text:p>1,07%</text:p>
          </table:table-cell>
          <table:table-cell table:formula="of:=([.D51]-2*[.D50]+[.D49])/([.B50]-[.B49])/([.B51]-[.B50])" office:value-type="float" office:value="14.2954287458055" calcext:value-type="float">
            <text:p>14,2954287458055</text:p>
          </table:table-cell>
          <table:table-cell/>
          <table:table-cell table:style-name="ce30" table:formula="of:=[.G49]+0.001" office:value-type="percentage" office:value="0.0115" calcext:value-type="percentage">
            <text:p>1,1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50]);[.G$17]))" office:value-type="percentage" office:value="0.007" calcext:value-type="percentage">
            <text:p>0,7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0]);[.G$17];INFO.OBBA.OBBA.OBMAKE(&quot;&quot;;&quot;double&quot;;[.G50]);INFO.OBBA.OBBA.OBMAKE(&quot;&quot;;&quot;double&quot;;1)))" office:value-type="percentage" office:value="0.00883096382707056" calcext:value-type="percentage">
            <text:p>0,88%</text:p>
          </table:table-cell>
          <table:table-cell table:style-name="ce25" table:formula="of:=([.I51]-2*[.I50]+[.I49])/([.G50]-[.G49])/([.G51]-[.G50])" office:value-type="float" office:value="19.5550944198757" calcext:value-type="float">
            <text:p>19,5550944198757</text:p>
          </table:table-cell>
          <table:table-cell/>
          <table:table-cell table:style-name="ce30" table:formula="of:=[.L49]+0.001" office:value-type="percentage" office:value="0.00955000000000001" calcext:value-type="percentage">
            <text:p>0,9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50]);[.L$17]))" office:value-type="percentage" office:value="0.0065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0]);[.L$17];INFO.OBBA.OBBA.OBMAKE(&quot;&quot;;&quot;double&quot;;[.L50]);INFO.OBBA.OBBA.OBMAKE(&quot;&quot;;&quot;double&quot;;1)))" office:value-type="percentage" office:value="0.0100431292526029" calcext:value-type="percentage">
            <text:p>1,00%</text:p>
          </table:table-cell>
          <table:table-cell table:style-name="ce25" table:formula="of:=([.N51]-2*[.N50]+[.N49])/([.L50]-[.L49])/([.L51]-[.L50])" office:value-type="float" office:value="15.9991442299502" calcext:value-type="float">
            <text:p>15,9991442299502</text:p>
          </table:table-cell>
          <table:table-cell/>
          <table:table-cell table:style-name="ce27" table:formula="of:=[.B50]-[.$C$16]" office:value-type="percentage" office:value="0" calcext:value-type="percentage">
            <text:p>0,00%</text:p>
          </table:table-cell>
          <table:table-cell table:style-name="ce27" table:formula="of:=IF([.Q50]+[.$C$15]&gt;=0;[.C50];NA())" office:value-type="percentage" office:value="0.006" calcext:value-type="percentage">
            <text:p>0,60%</text:p>
          </table:table-cell>
          <table:table-cell table:style-name="ce27" table:formula="of:=IF([.$Q50]+[.$H$15]&gt;=0;[.H50];NA())" office:value-type="percentage" office:value="0.007" calcext:value-type="percentage">
            <text:p>0,70%</text:p>
          </table:table-cell>
          <table:table-cell table:style-name="ce27" table:formula="of:=IF([.$Q50]+[.$M$15]&gt;=0;[.M50];NA())" office:value-type="percentage" office:value="0.0065" calcext:value-type="percentage">
            <text:p>0,65%</text:p>
          </table:table-cell>
          <table:table-cell table:number-columns-repeated="215"/>
          <table:table-cell table:style-name="ce17" table:number-columns-repeated="768"/>
          <table:table-cell table:number-columns-repeated="21"/>
        </table:table-row>
        <table:table-row table:style-name="ro5">
          <table:table-cell/>
          <table:table-cell table:style-name="ce30" table:formula="of:=[.B50]+0.001" office:value-type="percentage" office:value="0.00860000000000001" calcext:value-type="percentage">
            <text:p>0,8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51]);[.B$17]))" office:value-type="percentage" office:value="0.00601225409684262" calcext:value-type="percentage">
            <text:p>0,6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1]);[.B$17];INFO.OBBA.OBBA.OBMAKE(&quot;&quot;;&quot;double&quot;;[.B51]);INFO.OBBA.OBBA.OBMAKE(&quot;&quot;;&quot;double&quot;;1)))" office:value-type="percentage" office:value="0.0102340253704925" calcext:value-type="percentage">
            <text:p>1,02%</text:p>
          </table:table-cell>
          <table:table-cell table:formula="of:=([.D52]-2*[.D51]+[.D50])/([.B51]-[.B50])/([.B52]-[.B51])" office:value-type="float" office:value="14.2267413690642" calcext:value-type="float">
            <text:p>14,2267413690642</text:p>
          </table:table-cell>
          <table:table-cell/>
          <table:table-cell table:style-name="ce30" table:formula="of:=[.G50]+0.001" office:value-type="percentage" office:value="0.0125" calcext:value-type="percentage">
            <text:p>1,2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51]);[.G$17]))" office:value-type="percentage" office:value="0.00697221814406418" calcext:value-type="percentage">
            <text:p>0,7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1]);[.G$17];INFO.OBBA.OBBA.OBMAKE(&quot;&quot;;&quot;double&quot;;[.G51]);INFO.OBBA.OBBA.OBMAKE(&quot;&quot;;&quot;double&quot;;1)))" office:value-type="percentage" office:value="0.00830496071838122" calcext:value-type="percentage">
            <text:p>0,83%</text:p>
          </table:table-cell>
          <table:table-cell table:style-name="ce25" table:formula="of:=([.I52]-2*[.I51]+[.I50])/([.G51]-[.G50])/([.G52]-[.G51])" office:value-type="float" office:value="19.8428015145032" calcext:value-type="float">
            <text:p>19,8428015145032</text:p>
          </table:table-cell>
          <table:table-cell/>
          <table:table-cell table:style-name="ce30" table:formula="of:=[.L50]+0.001" office:value-type="percentage" office:value="0.01055" calcext:value-type="percentage">
            <text:p>1,0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51]);[.L$17]))" office:value-type="percentage" office:value="0.00649346901527986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1]);[.L$17];INFO.OBBA.OBBA.OBMAKE(&quot;&quot;;&quot;double&quot;;[.L51]);INFO.OBBA.OBBA.OBMAKE(&quot;&quot;;&quot;double&quot;;1)))" office:value-type="percentage" office:value="0.00954096874681274" calcext:value-type="percentage">
            <text:p>0,95%</text:p>
          </table:table-cell>
          <table:table-cell table:style-name="ce25" table:formula="of:=([.N52]-2*[.N51]+[.N50])/([.L51]-[.L50])/([.L52]-[.L51])" office:value-type="float" office:value="16.0693024229849" calcext:value-type="float">
            <text:p>16,0693024229849</text:p>
          </table:table-cell>
          <table:table-cell/>
          <table:table-cell table:style-name="ce27" table:formula="of:=[.B51]-[.$C$16]" office:value-type="percentage" office:value="0.00100000000000001" calcext:value-type="percentage">
            <text:p>0,10%</text:p>
          </table:table-cell>
          <table:table-cell table:style-name="ce27" table:formula="of:=IF([.Q51]+[.$C$15]&gt;=0;[.C51];NA())" office:value-type="percentage" office:value="0.00601225409684262" calcext:value-type="percentage">
            <text:p>0,60%</text:p>
          </table:table-cell>
          <table:table-cell table:style-name="ce27" table:formula="of:=IF([.$Q51]+[.$H$15]&gt;=0;[.H51];NA())" office:value-type="percentage" office:value="0.00697221814406418" calcext:value-type="percentage">
            <text:p>0,70%</text:p>
          </table:table-cell>
          <table:table-cell table:style-name="ce27" table:formula="of:=IF([.$Q51]+[.$M$15]&gt;=0;[.M51];NA())" office:value-type="percentage" office:value="0.00649346901527986" calcext:value-type="percentage">
            <text:p>0,65%</text:p>
          </table:table-cell>
          <table:table-cell table:number-columns-repeated="215"/>
          <table:table-cell table:style-name="ce17" table:number-columns-repeated="768"/>
          <table:table-cell table:number-columns-repeated="21"/>
        </table:table-row>
        <table:table-row table:style-name="ro5">
          <table:table-cell/>
          <table:table-cell table:style-name="ce30" table:formula="of:=[.B51]+0.001" office:value-type="percentage" office:value="0.00960000000000001" calcext:value-type="percentage">
            <text:p>0,9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52]);[.B$17]))" office:value-type="percentage" office:value="0.0060242055797849" calcext:value-type="percentage">
            <text:p>0,6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2]);[.B$17];INFO.OBBA.OBBA.OBMAKE(&quot;&quot;;&quot;double&quot;;[.B52]);INFO.OBBA.OBBA.OBMAKE(&quot;&quot;;&quot;double&quot;;1)))" office:value-type="percentage" office:value="0.0097775327854375" calcext:value-type="percentage">
            <text:p>0,98%</text:p>
          </table:table-cell>
          <table:table-cell table:formula="of:=([.D53]-2*[.D52]+[.D51])/([.B52]-[.B51])/([.B53]-[.B52])" office:value-type="float" office:value="14.1405633494655" calcext:value-type="float">
            <text:p>14,1405633494655</text:p>
          </table:table-cell>
          <table:table-cell/>
          <table:table-cell table:style-name="ce30" table:formula="of:=[.G51]+0.001" office:value-type="percentage" office:value="0.0135" calcext:value-type="percentage">
            <text:p>1,3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52]);[.G$17]))" office:value-type="percentage" office:value="0.00694573038225988" calcext:value-type="percentage">
            <text:p>0,6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2]);[.G$17];INFO.OBBA.OBBA.OBMAKE(&quot;&quot;;&quot;double&quot;;[.G52]);INFO.OBBA.OBBA.OBMAKE(&quot;&quot;;&quot;double&quot;;1)))" office:value-type="percentage" office:value="0.00779880041120639" calcext:value-type="percentage">
            <text:p>0,78%</text:p>
          </table:table-cell>
          <table:table-cell table:style-name="ce25" table:formula="of:=([.I53]-2*[.I52]+[.I51])/([.G52]-[.G51])/([.G53]-[.G52])" office:value-type="float" office:value="20.0710587134334" calcext:value-type="float">
            <text:p>20,0710587134334</text:p>
          </table:table-cell>
          <table:table-cell/>
          <table:table-cell table:style-name="ce30" table:formula="of:=[.L51]+0.001" office:value-type="percentage" office:value="0.01155" calcext:value-type="percentage">
            <text:p>1,1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52]);[.L$17]))" office:value-type="percentage" office:value="0.00648706070622354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2]);[.L$17];INFO.OBBA.OBBA.OBMAKE(&quot;&quot;;&quot;double&quot;;[.L52]);INFO.OBBA.OBBA.OBMAKE(&quot;&quot;;&quot;double&quot;;1)))" office:value-type="percentage" office:value="0.00905487754344553" calcext:value-type="percentage">
            <text:p>0,91%</text:p>
          </table:table-cell>
          <table:table-cell table:style-name="ce25" table:formula="of:=([.N53]-2*[.N52]+[.N51])/([.L52]-[.L51])/([.L53]-[.L52])" office:value-type="float" office:value="16.1103763923389" calcext:value-type="float">
            <text:p>16,1103763923389</text:p>
          </table:table-cell>
          <table:table-cell/>
          <table:table-cell table:style-name="ce27" table:formula="of:=[.B52]-[.$C$16]" office:value-type="percentage" office:value="0.00200000000000001" calcext:value-type="percentage">
            <text:p>0,20%</text:p>
          </table:table-cell>
          <table:table-cell table:style-name="ce27" table:formula="of:=IF([.Q52]+[.$C$15]&gt;=0;[.C52];NA())" office:value-type="percentage" office:value="0.0060242055797849" calcext:value-type="percentage">
            <text:p>0,60%</text:p>
          </table:table-cell>
          <table:table-cell table:style-name="ce27" table:formula="of:=IF([.$Q52]+[.$H$15]&gt;=0;[.H52];NA())" office:value-type="percentage" office:value="0.00694573038225988" calcext:value-type="percentage">
            <text:p>0,69%</text:p>
          </table:table-cell>
          <table:table-cell table:style-name="ce27" table:formula="of:=IF([.$Q52]+[.$M$15]&gt;=0;[.M52];NA())" office:value-type="percentage" office:value="0.00648706070622354" calcext:value-type="percentage">
            <text:p>0,65%</text:p>
          </table:table-cell>
          <table:table-cell table:number-columns-repeated="215"/>
          <table:table-cell table:style-name="ce17" table:number-columns-repeated="768"/>
          <table:table-cell table:number-columns-repeated="21"/>
        </table:table-row>
        <table:table-row table:style-name="ro5">
          <table:table-cell/>
          <table:table-cell table:style-name="ce30" table:formula="of:=[.B52]+0.001" office:value-type="percentage" office:value="0.0106" calcext:value-type="percentage">
            <text:p>1,0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53]);[.B$17]))" office:value-type="percentage" office:value="0.00603587048191039" calcext:value-type="percentage">
            <text:p>0,6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3]);[.B$17];INFO.OBBA.OBBA.OBMAKE(&quot;&quot;;&quot;double&quot;;[.B53]);INFO.OBBA.OBBA.OBMAKE(&quot;&quot;;&quot;double&quot;;1)))" office:value-type="percentage" office:value="0.00933518076373193" calcext:value-type="percentage">
            <text:p>0,93%</text:p>
          </table:table-cell>
          <table:table-cell table:formula="of:=([.D54]-2*[.D53]+[.D52])/([.B53]-[.B52])/([.B54]-[.B53])" office:value-type="float" office:value="14.037364651937" calcext:value-type="float">
            <text:p>14,037364651937</text:p>
          </table:table-cell>
          <table:table-cell/>
          <table:table-cell table:style-name="ce30" table:formula="of:=[.G52]+0.001" office:value-type="percentage" office:value="0.0145" calcext:value-type="percentage">
            <text:p>1,4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53]);[.G$17]))" office:value-type="percentage" office:value="0.00692061020620758" calcext:value-type="percentage">
            <text:p>0,6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3]);[.G$17];INFO.OBBA.OBBA.OBMAKE(&quot;&quot;;&quot;double&quot;;[.G53]);INFO.OBBA.OBBA.OBMAKE(&quot;&quot;;&quot;double&quot;;1)))" office:value-type="percentage" office:value="0.00731271116274499" calcext:value-type="percentage">
            <text:p>0,73%</text:p>
          </table:table-cell>
          <table:table-cell table:style-name="ce25" table:formula="of:=([.I54]-2*[.I53]+[.I52])/([.G53]-[.G52])/([.G54]-[.G53])" office:value-type="float" office:value="20.2352015088282" calcext:value-type="float">
            <text:p>20,2352015088282</text:p>
          </table:table-cell>
          <table:table-cell/>
          <table:table-cell table:style-name="ce30" table:formula="of:=[.L52]+0.001" office:value-type="percentage" office:value="0.01255" calcext:value-type="percentage">
            <text:p>1,2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53]);[.L$17]))" office:value-type="percentage" office:value="0.0064807966865945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3]);[.L$17];INFO.OBBA.OBBA.OBMAKE(&quot;&quot;;&quot;double&quot;;[.L53]);INFO.OBBA.OBBA.OBMAKE(&quot;&quot;;&quot;double&quot;;1)))" office:value-type="percentage" office:value="0.00858489671647066" calcext:value-type="percentage">
            <text:p>0,86%</text:p>
          </table:table-cell>
          <table:table-cell table:style-name="ce25" table:formula="of:=([.N54]-2*[.N53]+[.N52])/([.L53]-[.L52])/([.L54]-[.L53])" office:value-type="float" office:value="16.1218208953803" calcext:value-type="float">
            <text:p>16,1218208953803</text:p>
          </table:table-cell>
          <table:table-cell/>
          <table:table-cell table:style-name="ce27" table:formula="of:=[.B53]-[.$C$16]" office:value-type="percentage" office:value="0.00300000000000002" calcext:value-type="percentage">
            <text:p>0,30%</text:p>
          </table:table-cell>
          <table:table-cell table:style-name="ce27" table:formula="of:=IF([.Q53]+[.$C$15]&gt;=0;[.C53];NA())" office:value-type="percentage" office:value="0.00603587048191039" calcext:value-type="percentage">
            <text:p>0,60%</text:p>
          </table:table-cell>
          <table:table-cell table:style-name="ce27" table:formula="of:=IF([.$Q53]+[.$H$15]&gt;=0;[.H53];NA())" office:value-type="percentage" office:value="0.00692061020620758" calcext:value-type="percentage">
            <text:p>0,69%</text:p>
          </table:table-cell>
          <table:table-cell table:style-name="ce27" table:formula="of:=IF([.$Q53]+[.$M$15]&gt;=0;[.M53];NA())" office:value-type="percentage" office:value="0.0064807966865945" calcext:value-type="percentage">
            <text:p>0,65%</text:p>
          </table:table-cell>
          <table:table-cell table:number-columns-repeated="215"/>
          <table:table-cell table:style-name="ce17" table:number-columns-repeated="768"/>
          <table:table-cell table:number-columns-repeated="21"/>
        </table:table-row>
        <table:table-row table:style-name="ro5">
          <table:table-cell/>
          <table:table-cell table:style-name="ce30" table:formula="of:=[.B53]+0.001" office:value-type="percentage" office:value="0.0116" calcext:value-type="percentage">
            <text:p>1,1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54]);[.B$17]))" office:value-type="percentage" office:value="0.00604726357374342" calcext:value-type="percentage">
            <text:p>0,6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4]);[.B$17];INFO.OBBA.OBBA.OBMAKE(&quot;&quot;;&quot;double&quot;;[.B54]);INFO.OBBA.OBBA.OBMAKE(&quot;&quot;;&quot;double&quot;;1)))" office:value-type="percentage" office:value="0.0089068661066783" calcext:value-type="percentage">
            <text:p>0,89%</text:p>
          </table:table-cell>
          <table:table-cell table:formula="of:=([.D55]-2*[.D54]+[.D53])/([.B54]-[.B53])/([.B55]-[.B54])" office:value-type="float" office:value="13.9176824161744" calcext:value-type="float">
            <text:p>13,9176824161744</text:p>
          </table:table-cell>
          <table:table-cell/>
          <table:table-cell table:style-name="ce30" table:formula="of:=[.G53]+0.001" office:value-type="percentage" office:value="0.0155" calcext:value-type="percentage">
            <text:p>1,5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54]);[.G$17]))" office:value-type="percentage" office:value="0.00689692844005394" calcext:value-type="percentage">
            <text:p>0,6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4]);[.G$17];INFO.OBBA.OBBA.OBMAKE(&quot;&quot;;&quot;double&quot;;[.G54]);INFO.OBBA.OBBA.OBMAKE(&quot;&quot;;&quot;double&quot;;1)))" office:value-type="percentage" office:value="0.00684685711579241" calcext:value-type="percentage">
            <text:p>0,68%</text:p>
          </table:table-cell>
          <table:table-cell table:style-name="ce25" table:formula="of:=([.I55]-2*[.I54]+[.I53])/([.G54]-[.G53])/([.G55]-[.G54])" office:value-type="float" office:value="20.3312088547973" calcext:value-type="float">
            <text:p>20,3312088547973</text:p>
          </table:table-cell>
          <table:table-cell/>
          <table:table-cell table:style-name="ce30" table:formula="of:=[.L53]+0.001" office:value-type="percentage" office:value="0.01355" calcext:value-type="percentage">
            <text:p>1,3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54]);[.L$17]))" office:value-type="percentage" office:value="0.00647469739555124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4]);[.L$17];INFO.OBBA.OBBA.OBMAKE(&quot;&quot;;&quot;double&quot;;[.L54]);INFO.OBBA.OBBA.OBMAKE(&quot;&quot;;&quot;double&quot;;1)))" office:value-type="percentage" office:value="0.00813103771039118" calcext:value-type="percentage">
            <text:p>0,81%</text:p>
          </table:table-cell>
          <table:table-cell table:style-name="ce25" table:formula="of:=([.N55]-2*[.N54]+[.N53])/([.L54]-[.L53])/([.L55]-[.L54])" office:value-type="float" office:value="16.1032592868836" calcext:value-type="float">
            <text:p>16,1032592868836</text:p>
          </table:table-cell>
          <table:table-cell/>
          <table:table-cell table:style-name="ce27" table:formula="of:=[.B54]-[.$C$16]" office:value-type="percentage" office:value="0.00400000000000002" calcext:value-type="percentage">
            <text:p>0,40%</text:p>
          </table:table-cell>
          <table:table-cell table:style-name="ce27" table:formula="of:=IF([.Q54]+[.$C$15]&gt;=0;[.C54];NA())" office:value-type="percentage" office:value="0.00604726357374342" calcext:value-type="percentage">
            <text:p>0,60%</text:p>
          </table:table-cell>
          <table:table-cell table:style-name="ce27" table:formula="of:=IF([.$Q54]+[.$H$15]&gt;=0;[.H54];NA())" office:value-type="percentage" office:value="0.00689692844005394" calcext:value-type="percentage">
            <text:p>0,69%</text:p>
          </table:table-cell>
          <table:table-cell table:style-name="ce27" table:formula="of:=IF([.$Q54]+[.$M$15]&gt;=0;[.M54];NA())" office:value-type="percentage" office:value="0.00647469739555124" calcext:value-type="percentage">
            <text:p>0,65%</text:p>
          </table:table-cell>
          <table:table-cell table:number-columns-repeated="215"/>
          <table:table-cell table:style-name="ce17" table:number-columns-repeated="768"/>
          <table:table-cell table:number-columns-repeated="21"/>
        </table:table-row>
        <table:table-row table:style-name="ro5">
          <table:table-cell/>
          <table:table-cell table:style-name="ce30" table:formula="of:=[.B54]+0.001" office:value-type="percentage" office:value="0.0126" calcext:value-type="percentage">
            <text:p>1,2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55]);[.B$17]))" office:value-type="percentage" office:value="0.00605839849823245" calcext:value-type="percentage">
            <text:p>0,6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5]);[.B$17];INFO.OBBA.OBBA.OBMAKE(&quot;&quot;;&quot;double&quot;;[.B55]);INFO.OBBA.OBBA.OBMAKE(&quot;&quot;;&quot;double&quot;;1)))" office:value-type="percentage" office:value="0.00849246913204085" calcext:value-type="percentage">
            <text:p>0,85%</text:p>
          </table:table-cell>
          <table:table-cell table:formula="of:=([.D56]-2*[.D55]+[.D54])/([.B55]-[.B54])/([.B56]-[.B55])" office:value-type="float" office:value="13.782080991287" calcext:value-type="float">
            <text:p>13,782080991287</text:p>
          </table:table-cell>
          <table:table-cell/>
          <table:table-cell table:style-name="ce30" table:formula="of:=[.G54]+0.001" office:value-type="percentage" office:value="0.0165" calcext:value-type="percentage">
            <text:p>1,6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55]);[.G$17]))" office:value-type="percentage" office:value="0.00687475277460697" calcext:value-type="percentage">
            <text:p>0,6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5]);[.G$17];INFO.OBBA.OBBA.OBMAKE(&quot;&quot;;&quot;double&quot;;[.G55]);INFO.OBBA.OBBA.OBMAKE(&quot;&quot;;&quot;double&quot;;1)))" office:value-type="percentage" office:value="0.00640133427769464" calcext:value-type="percentage">
            <text:p>0,64%</text:p>
          </table:table-cell>
          <table:table-cell table:style-name="ce25" table:formula="of:=([.I56]-2*[.I55]+[.I54])/([.G55]-[.G54])/([.G56]-[.G55])" office:value-type="float" office:value="20.3558486821338" calcext:value-type="float">
            <text:p>20,3558486821338</text:p>
          </table:table-cell>
          <table:table-cell/>
          <table:table-cell table:style-name="ce30" table:formula="of:=[.L54]+0.001" office:value-type="percentage" office:value="0.01455" calcext:value-type="percentage">
            <text:p>1,4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55]);[.L$17]))" office:value-type="percentage" office:value="0.00646878217998967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5]);[.L$17];INFO.OBBA.OBBA.OBMAKE(&quot;&quot;;&quot;double&quot;;[.L55]);INFO.OBBA.OBBA.OBMAKE(&quot;&quot;;&quot;double&quot;;1)))" office:value-type="percentage" office:value="0.00769328196359857" calcext:value-type="percentage">
            <text:p>0,77%</text:p>
          </table:table-cell>
          <table:table-cell table:style-name="ce25" table:formula="of:=([.N56]-2*[.N55]+[.N54])/([.L55]-[.L54])/([.L56]-[.L55])" office:value-type="float" office:value="16.0544930220968" calcext:value-type="float">
            <text:p>16,0544930220968</text:p>
          </table:table-cell>
          <table:table-cell/>
          <table:table-cell table:style-name="ce27" table:formula="of:=[.B55]-[.$C$16]" office:value-type="percentage" office:value="0.00500000000000002" calcext:value-type="percentage">
            <text:p>0,50%</text:p>
          </table:table-cell>
          <table:table-cell table:style-name="ce27" table:formula="of:=IF([.Q55]+[.$C$15]&gt;=0;[.C55];NA())" office:value-type="percentage" office:value="0.00605839849823245" calcext:value-type="percentage">
            <text:p>0,61%</text:p>
          </table:table-cell>
          <table:table-cell table:style-name="ce27" table:formula="of:=IF([.$Q55]+[.$H$15]&gt;=0;[.H55];NA())" office:value-type="percentage" office:value="0.00687475277460697" calcext:value-type="percentage">
            <text:p>0,69%</text:p>
          </table:table-cell>
          <table:table-cell table:style-name="ce27" table:formula="of:=IF([.$Q55]+[.$M$15]&gt;=0;[.M55];NA())" office:value-type="percentage" office:value="0.00646878217998967" calcext:value-type="percentage">
            <text:p>0,65%</text:p>
          </table:table-cell>
          <table:table-cell table:number-columns-repeated="215"/>
          <table:table-cell table:style-name="ce17" table:number-columns-repeated="768"/>
          <table:table-cell table:number-columns-repeated="21"/>
        </table:table-row>
        <table:table-row table:style-name="ro5">
          <table:table-cell/>
          <table:table-cell table:style-name="ce30" table:formula="of:=[.B55]+0.001" office:value-type="percentage" office:value="0.0136" calcext:value-type="percentage">
            <text:p>1,3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56]);[.B$17]))" office:value-type="percentage" office:value="0.00606928788030591" calcext:value-type="percentage">
            <text:p>0,6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6]);[.B$17];INFO.OBBA.OBBA.OBMAKE(&quot;&quot;;&quot;double&quot;;[.B56]);INFO.OBBA.OBBA.OBMAKE(&quot;&quot;;&quot;double&quot;;1)))" office:value-type="percentage" office:value="0.00809185423839468" calcext:value-type="percentage">
            <text:p>0,81%</text:p>
          </table:table-cell>
          <table:table-cell table:formula="of:=([.D57]-2*[.D56]+[.D55])/([.B56]-[.B55])/([.B57]-[.B56])" office:value-type="float" office:value="13.6311748146923" calcext:value-type="float">
            <text:p>13,6311748146923</text:p>
          </table:table-cell>
          <table:table-cell/>
          <table:table-cell table:style-name="ce30" table:formula="of:=[.G55]+0.001" office:value-type="percentage" office:value="0.0175" calcext:value-type="percentage">
            <text:p>1,7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56]);[.G$17]))" office:value-type="percentage" office:value="0.00685414728200378" calcext:value-type="percentage">
            <text:p>0,6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6]);[.G$17];INFO.OBBA.OBBA.OBMAKE(&quot;&quot;;&quot;double&quot;;[.G56]);INFO.OBBA.OBBA.OBMAKE(&quot;&quot;;&quot;double&quot;;1)))" office:value-type="percentage" office:value="0.00597616728827899" calcext:value-type="percentage">
            <text:p>0,60%</text:p>
          </table:table-cell>
          <table:table-cell table:style-name="ce25" table:formula="of:=([.I57]-2*[.I56]+[.I55])/([.G56]-[.G55])/([.G57]-[.G56])" office:value-type="float" office:value="20.3068106075406" calcext:value-type="float">
            <text:p>20,3068106075406</text:p>
          </table:table-cell>
          <table:table-cell/>
          <table:table-cell table:style-name="ce30" table:formula="of:=[.L55]+0.001" office:value-type="percentage" office:value="0.01555" calcext:value-type="percentage">
            <text:p>1,5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56]);[.L$17]))" office:value-type="percentage" office:value="0.00646306936476549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6]);[.L$17];INFO.OBBA.OBBA.OBMAKE(&quot;&quot;;&quot;double&quot;;[.L56]);INFO.OBBA.OBBA.OBMAKE(&quot;&quot;;&quot;double&quot;;1)))" office:value-type="percentage" office:value="0.00727158070982807" calcext:value-type="percentage">
            <text:p>0,73%</text:p>
          </table:table-cell>
          <table:table-cell table:style-name="ce25" table:formula="of:=([.N57]-2*[.N56]+[.N55])/([.L56]-[.L55])/([.L57]-[.L56])" office:value-type="float" office:value="15.9755090362885" calcext:value-type="float">
            <text:p>15,9755090362885</text:p>
          </table:table-cell>
          <table:table-cell/>
          <table:table-cell table:style-name="ce27" table:formula="of:=[.B56]-[.$C$16]" office:value-type="percentage" office:value="0.00600000000000002" calcext:value-type="percentage">
            <text:p>0,60%</text:p>
          </table:table-cell>
          <table:table-cell table:style-name="ce27" table:formula="of:=IF([.Q56]+[.$C$15]&gt;=0;[.C56];NA())" office:value-type="percentage" office:value="0.00606928788030591" calcext:value-type="percentage">
            <text:p>0,61%</text:p>
          </table:table-cell>
          <table:table-cell table:style-name="ce27" table:formula="of:=IF([.$Q56]+[.$H$15]&gt;=0;[.H56];NA())" office:value-type="percentage" office:value="0.00685414728200378" calcext:value-type="percentage">
            <text:p>0,69%</text:p>
          </table:table-cell>
          <table:table-cell table:style-name="ce27" table:formula="of:=IF([.$Q56]+[.$M$15]&gt;=0;[.M56];NA())" office:value-type="percentage" office:value="0.00646306936476549" calcext:value-type="percentage">
            <text:p>0,65%</text:p>
          </table:table-cell>
          <table:table-cell table:number-columns-repeated="215"/>
          <table:table-cell table:style-name="ce17" table:number-columns-repeated="768"/>
          <table:table-cell table:number-columns-repeated="21"/>
        </table:table-row>
        <table:table-row table:style-name="ro5">
          <table:table-cell/>
          <table:table-cell table:style-name="ce30" table:formula="of:=[.B56]+0.001" office:value-type="percentage" office:value="0.0146" calcext:value-type="percentage">
            <text:p>1,4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57]);[.B$17]))" office:value-type="percentage" office:value="0.00607994342769252" calcext:value-type="percentage">
            <text:p>0,6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7]);[.B$17];INFO.OBBA.OBBA.OBMAKE(&quot;&quot;;&quot;double&quot;;[.B57]);INFO.OBBA.OBBA.OBMAKE(&quot;&quot;;&quot;double&quot;;1)))" office:value-type="percentage" office:value="0.0077048705195632" calcext:value-type="percentage">
            <text:p>0,77%</text:p>
          </table:table-cell>
          <table:table-cell table:formula="of:=([.D58]-2*[.D57]+[.D56])/([.B57]-[.B56])/([.B58]-[.B57])" office:value-type="float" office:value="13.4656130388981" calcext:value-type="float">
            <text:p>13,4656130388981</text:p>
          </table:table-cell>
          <table:table-cell/>
          <table:table-cell table:style-name="ce30" table:formula="of:=[.G56]+0.001" office:value-type="percentage" office:value="0.0185" calcext:value-type="percentage">
            <text:p>1,8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57]);[.G$17]))" office:value-type="percentage" office:value="0.00683517192308824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7]);[.G$17];INFO.OBBA.OBBA.OBMAKE(&quot;&quot;;&quot;double&quot;;[.G57]);INFO.OBBA.OBBA.OBMAKE(&quot;&quot;;&quot;double&quot;;1)))" office:value-type="percentage" office:value="0.00557130710947089" calcext:value-type="percentage">
            <text:p>0,56%</text:p>
          </table:table-cell>
          <table:table-cell table:style-name="ce25" table:formula="of:=([.I58]-2*[.I57]+[.I56])/([.G57]-[.G56])/([.G58]-[.G57])" office:value-type="float" office:value="20.1828184967744" calcext:value-type="float">
            <text:p>20,1828184967744</text:p>
          </table:table-cell>
          <table:table-cell/>
          <table:table-cell table:style-name="ce30" table:formula="of:=[.L56]+0.001" office:value-type="percentage" office:value="0.01655" calcext:value-type="percentage">
            <text:p>1,6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57]);[.L$17]))" office:value-type="percentage" office:value="0.00645757631258521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7]);[.L$17];INFO.OBBA.OBBA.OBMAKE(&quot;&quot;;&quot;double&quot;;[.L57]);INFO.OBBA.OBBA.OBMAKE(&quot;&quot;;&quot;double&quot;;1)))" office:value-type="percentage" office:value="0.00686585496509385" calcext:value-type="percentage">
            <text:p>0,69%</text:p>
          </table:table-cell>
          <table:table-cell table:style-name="ce25" table:formula="of:=([.N58]-2*[.N57]+[.N56])/([.L57]-[.L56])/([.L58]-[.L57])" office:value-type="float" office:value="15.8664848477026" calcext:value-type="float">
            <text:p>15,8664848477026</text:p>
          </table:table-cell>
          <table:table-cell/>
          <table:table-cell table:style-name="ce27" table:formula="of:=[.B57]-[.$C$16]" office:value-type="percentage" office:value="0.00700000000000002" calcext:value-type="percentage">
            <text:p>0,70%</text:p>
          </table:table-cell>
          <table:table-cell table:style-name="ce27" table:formula="of:=IF([.Q57]+[.$C$15]&gt;=0;[.C57];NA())" office:value-type="percentage" office:value="0.00607994342769252" calcext:value-type="percentage">
            <text:p>0,61%</text:p>
          </table:table-cell>
          <table:table-cell table:style-name="ce27" table:formula="of:=IF([.$Q57]+[.$H$15]&gt;=0;[.H57];NA())" office:value-type="percentage" office:value="0.00683517192308824" calcext:value-type="percentage">
            <text:p>0,68%</text:p>
          </table:table-cell>
          <table:table-cell table:style-name="ce27" table:formula="of:=IF([.$Q57]+[.$M$15]&gt;=0;[.M57];NA())" office:value-type="percentage" office:value="0.00645757631258521" calcext:value-type="percentage">
            <text:p>0,65%</text:p>
          </table:table-cell>
          <table:table-cell table:number-columns-repeated="215"/>
          <table:table-cell table:style-name="ce17" table:number-columns-repeated="768"/>
          <table:table-cell table:number-columns-repeated="21"/>
        </table:table-row>
        <table:table-row table:style-name="ro5">
          <table:table-cell/>
          <table:table-cell table:style-name="ce30" table:formula="of:=[.B57]+0.001" office:value-type="percentage" office:value="0.0156" calcext:value-type="percentage">
            <text:p>1,5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58]);[.B$17]))" office:value-type="percentage" office:value="0.00609037601793838" calcext:value-type="percentage">
            <text:p>0,6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8]);[.B$17];INFO.OBBA.OBBA.OBMAKE(&quot;&quot;;&quot;double&quot;;[.B58]);INFO.OBBA.OBBA.OBMAKE(&quot;&quot;;&quot;double&quot;;1)))" office:value-type="percentage" office:value="0.00733135241377063" calcext:value-type="percentage">
            <text:p>0,73%</text:p>
          </table:table-cell>
          <table:table-cell table:formula="of:=([.D59]-2*[.D58]+[.D57])/([.B58]-[.B57])/([.B59]-[.B58])" office:value-type="float" office:value="13.2860790151299" calcext:value-type="float">
            <text:p>13,2860790151299</text:p>
          </table:table-cell>
          <table:table-cell/>
          <table:table-cell table:style-name="ce30" table:formula="of:=[.G57]+0.001" office:value-type="percentage" office:value="0.0195" calcext:value-type="percentage">
            <text:p>1,9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58]);[.G$17]))" office:value-type="percentage" office:value="0.00681788206061981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8]);[.G$17];INFO.OBBA.OBBA.OBMAKE(&quot;&quot;;&quot;double&quot;;[.G58]);INFO.OBBA.OBBA.OBMAKE(&quot;&quot;;&quot;double&quot;;1)))" office:value-type="percentage" office:value="0.00518662974915956" calcext:value-type="percentage">
            <text:p>0,52%</text:p>
          </table:table-cell>
          <table:table-cell table:style-name="ce25" table:formula="of:=([.I59]-2*[.I58]+[.I57])/([.G58]-[.G57])/([.G59]-[.G58])" office:value-type="float" office:value="19.9837158579505" calcext:value-type="float">
            <text:p>19,9837158579505</text:p>
          </table:table-cell>
          <table:table-cell/>
          <table:table-cell table:style-name="ce30" table:formula="of:=[.L57]+0.001" office:value-type="percentage" office:value="0.01755" calcext:value-type="percentage">
            <text:p>1,7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58]);[.L$17]))" office:value-type="percentage" office:value="0.00645231947508143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8]);[.L$17];INFO.OBBA.OBBA.OBMAKE(&quot;&quot;;&quot;double&quot;;[.L58]);INFO.OBBA.OBBA.OBMAKE(&quot;&quot;;&quot;double&quot;;1)))" office:value-type="percentage" office:value="0.00647599570520733" calcext:value-type="percentage">
            <text:p>0,65%</text:p>
          </table:table-cell>
          <table:table-cell table:style-name="ce25" table:formula="of:=([.N59]-2*[.N58]+[.N57])/([.L58]-[.L57])/([.L59]-[.L58])" office:value-type="float" office:value="15.7277912589786" calcext:value-type="float">
            <text:p>15,7277912589786</text:p>
          </table:table-cell>
          <table:table-cell/>
          <table:table-cell table:style-name="ce27" table:formula="of:=[.B58]-[.$C$16]" office:value-type="percentage" office:value="0.00800000000000002" calcext:value-type="percentage">
            <text:p>0,80%</text:p>
          </table:table-cell>
          <table:table-cell table:style-name="ce27" table:formula="of:=IF([.Q58]+[.$C$15]&gt;=0;[.C58];NA())" office:value-type="percentage" office:value="0.00609037601793838" calcext:value-type="percentage">
            <text:p>0,61%</text:p>
          </table:table-cell>
          <table:table-cell table:style-name="ce27" table:formula="of:=IF([.$Q58]+[.$H$15]&gt;=0;[.H58];NA())" office:value-type="percentage" office:value="0.00681788206061981" calcext:value-type="percentage">
            <text:p>0,68%</text:p>
          </table:table-cell>
          <table:table-cell table:style-name="ce27" table:formula="of:=IF([.$Q58]+[.$M$15]&gt;=0;[.M58];NA())" office:value-type="percentage" office:value="0.00645231947508143" calcext:value-type="percentage">
            <text:p>0,65%</text:p>
          </table:table-cell>
          <table:table-cell table:number-columns-repeated="215"/>
          <table:table-cell table:style-name="ce17" table:number-columns-repeated="768"/>
          <table:table-cell table:number-columns-repeated="21"/>
        </table:table-row>
        <table:table-row table:style-name="ro5">
          <table:table-cell/>
          <table:table-cell table:style-name="ce30" table:formula="of:=[.B58]+0.001" office:value-type="percentage" office:value="0.0166" calcext:value-type="percentage">
            <text:p>1,6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59]);[.B$17]))" office:value-type="percentage" office:value="0.00610059577472858" calcext:value-type="percentage">
            <text:p>0,6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9]);[.B$17];INFO.OBBA.OBBA.OBMAKE(&quot;&quot;;&quot;double&quot;;[.B59]);INFO.OBBA.OBBA.OBMAKE(&quot;&quot;;&quot;double&quot;;1)))" office:value-type="percentage" office:value="0.00697112038699318" calcext:value-type="percentage">
            <text:p>0,70%</text:p>
          </table:table-cell>
          <table:table-cell table:formula="of:=([.D60]-2*[.D59]+[.D58])/([.B59]-[.B58])/([.B60]-[.B59])" office:value-type="float" office:value="13.0932908294027" calcext:value-type="float">
            <text:p>13,0932908294027</text:p>
          </table:table-cell>
          <table:table-cell/>
          <table:table-cell table:style-name="ce30" table:formula="of:=[.G58]+0.001" office:value-type="percentage" office:value="0.0205" calcext:value-type="percentage">
            <text:p>2,0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59]);[.G$17]))" office:value-type="percentage" office:value="0.00680232799201115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9]);[.G$17];INFO.OBBA.OBBA.OBMAKE(&quot;&quot;;&quot;double&quot;;[.G59]);INFO.OBBA.OBBA.OBMAKE(&quot;&quot;;&quot;double&quot;;1)))" office:value-type="percentage" office:value="0.00482193610470619" calcext:value-type="percentage">
            <text:p>0,48%</text:p>
          </table:table-cell>
          <table:table-cell table:style-name="ce25" table:formula="of:=([.I60]-2*[.I59]+[.I58])/([.G59]-[.G58])/([.G60]-[.G59])" office:value-type="float" office:value="19.7105179346969" calcext:value-type="float">
            <text:p>19,7105179346969</text:p>
          </table:table-cell>
          <table:table-cell/>
          <table:table-cell table:style-name="ce30" table:formula="of:=[.L58]+0.001" office:value-type="percentage" office:value="0.01855" calcext:value-type="percentage">
            <text:p>1,8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59]);[.L$17]))" office:value-type="percentage" office:value="0.00644731443636599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9]);[.L$17];INFO.OBBA.OBBA.OBMAKE(&quot;&quot;;&quot;double&quot;;[.L59]);INFO.OBBA.OBBA.OBMAKE(&quot;&quot;;&quot;double&quot;;1)))" office:value-type="percentage" office:value="0.0061018642365798" calcext:value-type="percentage">
            <text:p>0,61%</text:p>
          </table:table-cell>
          <table:table-cell table:style-name="ce25" table:formula="of:=([.N60]-2*[.N59]+[.N58])/([.L59]-[.L58])/([.L60]-[.L59])" office:value-type="float" office:value="15.5599925611332" calcext:value-type="float">
            <text:p>15,5599925611332</text:p>
          </table:table-cell>
          <table:table-cell/>
          <table:table-cell table:style-name="ce27" table:formula="of:=[.B59]-[.$C$16]" office:value-type="percentage" office:value="0.00900000000000002" calcext:value-type="percentage">
            <text:p>0,90%</text:p>
          </table:table-cell>
          <table:table-cell table:style-name="ce27" table:formula="of:=IF([.Q59]+[.$C$15]&gt;=0;[.C59];NA())" office:value-type="percentage" office:value="0.00610059577472858" calcext:value-type="percentage">
            <text:p>0,61%</text:p>
          </table:table-cell>
          <table:table-cell table:style-name="ce27" table:formula="of:=IF([.$Q59]+[.$H$15]&gt;=0;[.H59];NA())" office:value-type="percentage" office:value="0.00680232799201115" calcext:value-type="percentage">
            <text:p>0,68%</text:p>
          </table:table-cell>
          <table:table-cell table:style-name="ce27" table:formula="of:=IF([.$Q59]+[.$M$15]&gt;=0;[.M59];NA())" office:value-type="percentage" office:value="0.00644731443636599" calcext:value-type="percentage">
            <text:p>0,64%</text:p>
          </table:table-cell>
          <table:table-cell table:number-columns-repeated="215"/>
          <table:table-cell table:style-name="ce17" table:number-columns-repeated="768"/>
          <table:table-cell table:number-columns-repeated="21"/>
        </table:table-row>
        <table:table-row table:style-name="ro5">
          <table:table-cell/>
          <table:table-cell table:style-name="ce30" table:formula="of:=[.B59]+0.001" office:value-type="percentage" office:value="0.0176" calcext:value-type="percentage">
            <text:p>1,7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60]);[.B$17]))" office:value-type="percentage" office:value="0.00611061213720662" calcext:value-type="percentage">
            <text:p>0,6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0]);[.B$17];INFO.OBBA.OBBA.OBMAKE(&quot;&quot;;&quot;double&quot;;[.B60]);INFO.OBBA.OBBA.OBMAKE(&quot;&quot;;&quot;double&quot;;1)))" office:value-type="percentage" office:value="0.00662398165104513" calcext:value-type="percentage">
            <text:p>0,66%</text:p>
          </table:table-cell>
          <table:table-cell table:formula="of:=([.D61]-2*[.D60]+[.D59])/([.B60]-[.B59])/([.B61]-[.B60])" office:value-type="float" office:value="12.8879911524401" calcext:value-type="float">
            <text:p>12,8879911524401</text:p>
          </table:table-cell>
          <table:table-cell/>
          <table:table-cell table:style-name="ce30" table:formula="of:=[.G59]+0.001" office:value-type="percentage" office:value="0.0215" calcext:value-type="percentage">
            <text:p>2,1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60]);[.G$17]))" office:value-type="percentage" office:value="0.00678855451540304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0]);[.G$17];INFO.OBBA.OBBA.OBMAKE(&quot;&quot;;&quot;double&quot;;[.G60]);INFO.OBBA.OBBA.OBMAKE(&quot;&quot;;&quot;double&quot;;1)))" office:value-type="percentage" office:value="0.00447695297818751" calcext:value-type="percentage">
            <text:p>0,45%</text:p>
          </table:table-cell>
          <table:table-cell table:style-name="ce25" table:formula="of:=([.I61]-2*[.I60]+[.I59])/([.G60]-[.G59])/([.G61]-[.G60])" office:value-type="float" office:value="19.3654258209639" calcext:value-type="float">
            <text:p>19,3654258209639</text:p>
          </table:table-cell>
          <table:table-cell/>
          <table:table-cell table:style-name="ce30" table:formula="of:=[.L59]+0.001" office:value-type="percentage" office:value="0.01955" calcext:value-type="percentage">
            <text:p>1,9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60]);[.L$17]))" office:value-type="percentage" office:value="0.00644257595017171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0]);[.L$17];INFO.OBBA.OBBA.OBMAKE(&quot;&quot;;&quot;double&quot;;[.L60]);INFO.OBBA.OBBA.OBMAKE(&quot;&quot;;&quot;double&quot;;1)))" office:value-type="percentage" office:value="0.00574329276051339" calcext:value-type="percentage">
            <text:p>0,57%</text:p>
          </table:table-cell>
          <table:table-cell table:style-name="ce25" table:formula="of:=([.N61]-2*[.N60]+[.N59])/([.L60]-[.L59])/([.L61]-[.L60])" office:value-type="float" office:value="15.3638441916567" calcext:value-type="float">
            <text:p>15,3638441916567</text:p>
          </table:table-cell>
          <table:table-cell/>
          <table:table-cell table:style-name="ce27" table:formula="of:=[.B60]-[.$C$16]" office:value-type="percentage" office:value="0.01" calcext:value-type="percentage">
            <text:p>1,00%</text:p>
          </table:table-cell>
          <table:table-cell table:style-name="ce27" table:formula="of:=IF([.Q60]+[.$C$15]&gt;=0;[.C60];NA())" office:value-type="percentage" office:value="0.00611061213720662" calcext:value-type="percentage">
            <text:p>0,61%</text:p>
          </table:table-cell>
          <table:table-cell table:style-name="ce27" table:formula="of:=IF([.$Q60]+[.$H$15]&gt;=0;[.H60];NA())" office:value-type="percentage" office:value="0.00678855451540304" calcext:value-type="percentage">
            <text:p>0,68%</text:p>
          </table:table-cell>
          <table:table-cell table:style-name="ce27" table:formula="of:=IF([.$Q60]+[.$M$15]&gt;=0;[.M60];NA())" office:value-type="percentage" office:value="0.00644257595017171" calcext:value-type="percentage">
            <text:p>0,64%</text:p>
          </table:table-cell>
          <table:table-cell table:number-columns-repeated="215"/>
          <table:table-cell table:style-name="ce17" table:number-columns-repeated="768"/>
          <table:table-cell table:number-columns-repeated="21"/>
        </table:table-row>
        <table:table-row table:style-name="ro5">
          <table:table-cell/>
          <table:table-cell table:style-name="ce30" table:formula="of:=[.B60]+0.001" office:value-type="percentage" office:value="0.0186" calcext:value-type="percentage">
            <text:p>1,8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61]);[.B$17]))" office:value-type="percentage" office:value="0.00612043391962685" calcext:value-type="percentage">
            <text:p>0,6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1]);[.B$17];INFO.OBBA.OBBA.OBMAKE(&quot;&quot;;&quot;double&quot;;[.B61]);INFO.OBBA.OBBA.OBMAKE(&quot;&quot;;&quot;double&quot;;1)))" office:value-type="percentage" office:value="0.00628973090624953" calcext:value-type="percentage">
            <text:p>0,63%</text:p>
          </table:table-cell>
          <table:table-cell table:formula="of:=([.D62]-2*[.D61]+[.D60])/([.B61]-[.B60])/([.B62]-[.B61])" office:value-type="float" office:value="12.6709501319274" calcext:value-type="float">
            <text:p>12,6709501319274</text:p>
          </table:table-cell>
          <table:table-cell/>
          <table:table-cell table:style-name="ce30" table:formula="of:=[.G60]+0.001" office:value-type="percentage" office:value="0.0225" calcext:value-type="percentage">
            <text:p>2,2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61]);[.G$17]))" office:value-type="percentage" office:value="0.00677660054245753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1]);[.G$17];INFO.OBBA.OBBA.OBMAKE(&quot;&quot;;&quot;double&quot;;[.G61]);INFO.OBBA.OBBA.OBMAKE(&quot;&quot;;&quot;double&quot;;1)))" office:value-type="percentage" office:value="0.00415133527748979" calcext:value-type="percentage">
            <text:p>0,42%</text:p>
          </table:table-cell>
          <table:table-cell table:style-name="ce25" table:formula="of:=([.I62]-2*[.I61]+[.I60])/([.G61]-[.G60])/([.G62]-[.G61])" office:value-type="float" office:value="18.951799872516" calcext:value-type="float">
            <text:p>18,951799872516</text:p>
          </table:table-cell>
          <table:table-cell/>
          <table:table-cell table:style-name="ce30" table:formula="of:=[.L60]+0.001" office:value-type="percentage" office:value="0.02055" calcext:value-type="percentage">
            <text:p>2,0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61]);[.L$17]))" office:value-type="percentage" office:value="0.00643811797154384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1]);[.L$17];INFO.OBBA.OBBA.OBMAKE(&quot;&quot;;&quot;double&quot;;[.L61]);INFO.OBBA.OBBA.OBMAKE(&quot;&quot;;&quot;double&quot;;1)))" office:value-type="percentage" office:value="0.00540008512863865" calcext:value-type="percentage">
            <text:p>0,54%</text:p>
          </table:table-cell>
          <table:table-cell table:style-name="ce25" table:formula="of:=([.N62]-2*[.N61]+[.N60])/([.L61]-[.L60])/([.L62]-[.L61])" office:value-type="float" office:value="15.1402878376689" calcext:value-type="float">
            <text:p>15,1402878376689</text:p>
          </table:table-cell>
          <table:table-cell/>
          <table:table-cell table:style-name="ce27" table:formula="of:=[.B61]-[.$C$16]" office:value-type="percentage" office:value="0.011" calcext:value-type="percentage">
            <text:p>1,10%</text:p>
          </table:table-cell>
          <table:table-cell table:style-name="ce27" table:formula="of:=IF([.Q61]+[.$C$15]&gt;=0;[.C61];NA())" office:value-type="percentage" office:value="0.00612043391962685" calcext:value-type="percentage">
            <text:p>0,61%</text:p>
          </table:table-cell>
          <table:table-cell table:style-name="ce27" table:formula="of:=IF([.$Q61]+[.$H$15]&gt;=0;[.H61];NA())" office:value-type="percentage" office:value="0.00677660054245753" calcext:value-type="percentage">
            <text:p>0,68%</text:p>
          </table:table-cell>
          <table:table-cell table:style-name="ce27" table:formula="of:=IF([.$Q61]+[.$M$15]&gt;=0;[.M61];NA())" office:value-type="percentage" office:value="0.00643811797154384" calcext:value-type="percentage">
            <text:p>0,64%</text:p>
          </table:table-cell>
          <table:table-cell table:number-columns-repeated="215"/>
          <table:table-cell table:style-name="ce17" table:number-columns-repeated="768"/>
          <table:table-cell table:number-columns-repeated="21"/>
        </table:table-row>
        <table:table-row table:style-name="ro5">
          <table:table-cell/>
          <table:table-cell table:style-name="ce30" table:formula="of:=[.B61]+0.001" office:value-type="percentage" office:value="0.0196" calcext:value-type="percentage">
            <text:p>1,9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62]);[.B$17]))" office:value-type="percentage" office:value="0.00613006936621815" calcext:value-type="percentage">
            <text:p>0,6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2]);[.B$17];INFO.OBBA.OBBA.OBMAKE(&quot;&quot;;&quot;double&quot;;[.B62]);INFO.OBBA.OBBA.OBMAKE(&quot;&quot;;&quot;double&quot;;1)))" office:value-type="percentage" office:value="0.00596815111158585" calcext:value-type="percentage">
            <text:p>0,60%</text:p>
          </table:table-cell>
          <table:table-cell table:formula="of:=([.D63]-2*[.D62]+[.D61])/([.B62]-[.B61])/([.B63]-[.B62])" office:value-type="float" office:value="12.4429559990374" calcext:value-type="float">
            <text:p>12,4429559990374</text:p>
          </table:table-cell>
          <table:table-cell/>
          <table:table-cell table:style-name="ce30" table:formula="of:=[.G61]+0.001" office:value-type="percentage" office:value="0.0235" calcext:value-type="percentage">
            <text:p>2,3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62]);[.G$17]))" office:value-type="percentage" office:value="0.00676649877024961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2]);[.G$17];INFO.OBBA.OBBA.OBMAKE(&quot;&quot;;&quot;double&quot;;[.G62]);INFO.OBBA.OBBA.OBMAKE(&quot;&quot;;&quot;double&quot;;1)))" office:value-type="percentage" office:value="0.00384466937666459" calcext:value-type="percentage">
            <text:p>0,38%</text:p>
          </table:table-cell>
          <table:table-cell table:style-name="ce25" table:formula="of:=([.I63]-2*[.I62]+[.I61])/([.G62]-[.G61])/([.G63]-[.G62])" office:value-type="float" office:value="18.4740919953273" calcext:value-type="float">
            <text:p>18,4740919953273</text:p>
          </table:table-cell>
          <table:table-cell/>
          <table:table-cell table:style-name="ce30" table:formula="of:=[.L61]+0.001" office:value-type="percentage" office:value="0.02155" calcext:value-type="percentage">
            <text:p>2,1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62]);[.L$17]))" office:value-type="percentage" office:value="0.00643395368391791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2]);[.L$17];INFO.OBBA.OBBA.OBMAKE(&quot;&quot;;&quot;double&quot;;[.L62]);INFO.OBBA.OBBA.OBMAKE(&quot;&quot;;&quot;double&quot;;1)))" office:value-type="percentage" office:value="0.00507201778460157" calcext:value-type="percentage">
            <text:p>0,51%</text:p>
          </table:table-cell>
          <table:table-cell table:style-name="ce25" table:formula="of:=([.N63]-2*[.N62]+[.N61])/([.L62]-[.L61])/([.L63]-[.L62])" office:value-type="float" office:value="14.8904440250919" calcext:value-type="float">
            <text:p>14,8904440250919</text:p>
          </table:table-cell>
          <table:table-cell/>
          <table:table-cell table:style-name="ce27" table:formula="of:=[.B62]-[.$C$16]" office:value-type="percentage" office:value="0.012" calcext:value-type="percentage">
            <text:p>1,20%</text:p>
          </table:table-cell>
          <table:table-cell table:style-name="ce27" table:formula="of:=IF([.Q62]+[.$C$15]&gt;=0;[.C62];NA())" office:value-type="percentage" office:value="0.00613006936621815" calcext:value-type="percentage">
            <text:p>0,61%</text:p>
          </table:table-cell>
          <table:table-cell table:style-name="ce27" table:formula="of:=IF([.$Q62]+[.$H$15]&gt;=0;[.H62];NA())" office:value-type="percentage" office:value="0.00676649877024961" calcext:value-type="percentage">
            <text:p>0,68%</text:p>
          </table:table-cell>
          <table:table-cell table:style-name="ce27" table:formula="of:=IF([.$Q62]+[.$M$15]&gt;=0;[.M62];NA())" office:value-type="percentage" office:value="0.00643395368391791" calcext:value-type="percentage">
            <text:p>0,64%</text:p>
          </table:table-cell>
          <table:table-cell table:number-columns-repeated="215"/>
          <table:table-cell table:style-name="ce17" table:number-columns-repeated="768"/>
          <table:table-cell table:number-columns-repeated="21"/>
        </table:table-row>
        <table:table-row table:style-name="ro5">
          <table:table-cell/>
          <table:table-cell table:style-name="ce30" table:formula="of:=[.B62]+0.001" office:value-type="percentage" office:value="0.0206" calcext:value-type="percentage">
            <text:p>2,0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63]);[.B$17]))" office:value-type="percentage" office:value="0.00613952619879595" calcext:value-type="percentage">
            <text:p>0,6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3]);[.B$17];INFO.OBBA.OBBA.OBMAKE(&quot;&quot;;&quot;double&quot;;[.B63]);INFO.OBBA.OBBA.OBMAKE(&quot;&quot;;&quot;double&quot;;1)))" office:value-type="percentage" office:value="0.00565901427292121" calcext:value-type="percentage">
            <text:p>0,57%</text:p>
          </table:table-cell>
          <table:table-cell table:formula="of:=([.D64]-2*[.D63]+[.D62])/([.B63]-[.B62])/([.B64]-[.B63])" office:value-type="float" office:value="12.2048157758531" calcext:value-type="float">
            <text:p>12,2048157758531</text:p>
          </table:table-cell>
          <table:table-cell/>
          <table:table-cell table:style-name="ce30" table:formula="of:=[.G62]+0.001" office:value-type="percentage" office:value="0.0245" calcext:value-type="percentage">
            <text:p>2,4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63]);[.G$17]))" office:value-type="percentage" office:value="0.00675827542306657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3]);[.G$17];INFO.OBBA.OBBA.OBMAKE(&quot;&quot;;&quot;double&quot;;[.G63]);INFO.OBBA.OBBA.OBMAKE(&quot;&quot;;&quot;double&quot;;1)))" office:value-type="percentage" office:value="0.00355647756783472" calcext:value-type="percentage">
            <text:p>0,36%</text:p>
          </table:table-cell>
          <table:table-cell table:style-name="ce25" table:formula="of:=([.I64]-2*[.I63]+[.I62])/([.G63]-[.G62])/([.G64]-[.G63])" office:value-type="float" office:value="17.9377388715008" calcext:value-type="float">
            <text:p>17,9377388715008</text:p>
          </table:table-cell>
          <table:table-cell/>
          <table:table-cell table:style-name="ce30" table:formula="of:=[.L62]+0.001" office:value-type="percentage" office:value="0.02255" calcext:value-type="percentage">
            <text:p>2,2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63]);[.L$17]))" office:value-type="percentage" office:value="0.00643009552231545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3]);[.L$17];INFO.OBBA.OBBA.OBMAKE(&quot;&quot;;&quot;double&quot;;[.L63]);INFO.OBBA.OBBA.OBMAKE(&quot;&quot;;&quot;double&quot;;1)))" office:value-type="percentage" office:value="0.00475884088458958" calcext:value-type="percentage">
            <text:p>0,48%</text:p>
          </table:table-cell>
          <table:table-cell table:style-name="ce25" table:formula="of:=([.N64]-2*[.N63]+[.N62])/([.L63]-[.L62])/([.L64]-[.L63])" office:value-type="float" office:value="14.6156022841843" calcext:value-type="float">
            <text:p>14,6156022841843</text:p>
          </table:table-cell>
          <table:table-cell/>
          <table:table-cell table:style-name="ce27" table:formula="of:=[.B63]-[.$C$16]" office:value-type="percentage" office:value="0.013" calcext:value-type="percentage">
            <text:p>1,30%</text:p>
          </table:table-cell>
          <table:table-cell table:style-name="ce27" table:formula="of:=IF([.Q63]+[.$C$15]&gt;=0;[.C63];NA())" office:value-type="percentage" office:value="0.00613952619879595" calcext:value-type="percentage">
            <text:p>0,61%</text:p>
          </table:table-cell>
          <table:table-cell table:style-name="ce27" table:formula="of:=IF([.$Q63]+[.$H$15]&gt;=0;[.H63];NA())" office:value-type="percentage" office:value="0.00675827542306657" calcext:value-type="percentage">
            <text:p>0,68%</text:p>
          </table:table-cell>
          <table:table-cell table:style-name="ce27" table:formula="of:=IF([.$Q63]+[.$M$15]&gt;=0;[.M63];NA())" office:value-type="percentage" office:value="0.00643009552231545" calcext:value-type="percentage">
            <text:p>0,64%</text:p>
          </table:table-cell>
          <table:table-cell table:number-columns-repeated="215"/>
          <table:table-cell table:style-name="ce17" table:number-columns-repeated="768"/>
          <table:table-cell table:number-columns-repeated="21"/>
        </table:table-row>
        <table:table-row table:style-name="ro5">
          <table:table-cell/>
          <table:table-cell table:style-name="ce30" table:formula="of:=[.B63]+0.001" office:value-type="percentage" office:value="0.0216" calcext:value-type="percentage">
            <text:p>2,1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64]);[.B$17]))" office:value-type="percentage" office:value="0.00614881166060531" calcext:value-type="percentage">
            <text:p>0,6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4]);[.B$17];INFO.OBBA.OBBA.OBMAKE(&quot;&quot;;&quot;double&quot;;[.B64]);INFO.OBBA.OBBA.OBMAKE(&quot;&quot;;&quot;double&quot;;1)))" office:value-type="percentage" office:value="0.00536208225003242" calcext:value-type="percentage">
            <text:p>0,54%</text:p>
          </table:table-cell>
          <table:table-cell table:formula="of:=([.D65]-2*[.D64]+[.D63])/([.B64]-[.B63])/([.B65]-[.B64])" office:value-type="float" office:value="11.9573479972594" calcext:value-type="float">
            <text:p>11,9573479972594</text:p>
          </table:table-cell>
          <table:table-cell/>
          <table:table-cell table:style-name="ce30" table:formula="of:=[.G63]+0.001" office:value-type="percentage" office:value="0.0255" calcext:value-type="percentage">
            <text:p>2,5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64]);[.G$17]))" office:value-type="percentage" office:value="0.0067519500728327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4]);[.G$17];INFO.OBBA.OBBA.OBMAKE(&quot;&quot;;&quot;double&quot;;[.G64]);INFO.OBBA.OBBA.OBMAKE(&quot;&quot;;&quot;double&quot;;1)))" office:value-type="percentage" office:value="0.00328622349787635" calcext:value-type="percentage">
            <text:p>0,33%</text:p>
          </table:table-cell>
          <table:table-cell table:style-name="ce25" table:formula="of:=([.I65]-2*[.I64]+[.I63])/([.G64]-[.G63])/([.G65]-[.G64])" office:value-type="float" office:value="17.3490206082775" calcext:value-type="float">
            <text:p>17,3490206082775</text:p>
          </table:table-cell>
          <table:table-cell/>
          <table:table-cell table:style-name="ce30" table:formula="of:=[.L63]+0.001" office:value-type="percentage" office:value="0.02355" calcext:value-type="percentage">
            <text:p>2,3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64]);[.L$17]))" office:value-type="percentage" office:value="0.0064265551933008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4]);[.L$17];INFO.OBBA.OBBA.OBMAKE(&quot;&quot;;&quot;double&quot;;[.L64]);INFO.OBBA.OBBA.OBMAKE(&quot;&quot;;&quot;double&quot;;1)))" office:value-type="percentage" office:value="0.00446027958686178" calcext:value-type="percentage">
            <text:p>0,45%</text:p>
          </table:table-cell>
          <table:table-cell table:style-name="ce25" table:formula="of:=([.N65]-2*[.N64]+[.N63])/([.L64]-[.L63])/([.L65]-[.L64])" office:value-type="float" office:value="14.3172090313719" calcext:value-type="float">
            <text:p>14,3172090313719</text:p>
          </table:table-cell>
          <table:table-cell/>
          <table:table-cell table:style-name="ce27" table:formula="of:=[.B64]-[.$C$16]" office:value-type="percentage" office:value="0.014" calcext:value-type="percentage">
            <text:p>1,40%</text:p>
          </table:table-cell>
          <table:table-cell table:style-name="ce27" table:formula="of:=IF([.Q64]+[.$C$15]&gt;=0;[.C64];NA())" office:value-type="percentage" office:value="0.00614881166060531" calcext:value-type="percentage">
            <text:p>0,61%</text:p>
          </table:table-cell>
          <table:table-cell table:style-name="ce27" table:formula="of:=IF([.$Q64]+[.$H$15]&gt;=0;[.H64];NA())" office:value-type="percentage" office:value="0.0067519500728327" calcext:value-type="percentage">
            <text:p>0,68%</text:p>
          </table:table-cell>
          <table:table-cell table:style-name="ce27" table:formula="of:=IF([.$Q64]+[.$M$15]&gt;=0;[.M64];NA())" office:value-type="percentage" office:value="0.0064265551933008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64]+0.001" office:value-type="percentage" office:value="0.0226" calcext:value-type="percentage">
            <text:p>2,2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65]);[.B$17]))" office:value-type="percentage" office:value="0.00615793255497531" calcext:value-type="percentage">
            <text:p>0,6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5]);[.B$17];INFO.OBBA.OBBA.OBMAKE(&quot;&quot;;&quot;double&quot;;[.B65]);INFO.OBBA.OBBA.OBMAKE(&quot;&quot;;&quot;double&quot;;1)))" office:value-type="percentage" office:value="0.0050771075751409" calcext:value-type="percentage">
            <text:p>0,51%</text:p>
          </table:table-cell>
          <table:table-cell table:formula="of:=([.D66]-2*[.D65]+[.D64])/([.B65]-[.B64])/([.B66]-[.B65])" office:value-type="float" office:value="11.7013803436535" calcext:value-type="float">
            <text:p>11,7013803436535</text:p>
          </table:table-cell>
          <table:table-cell/>
          <table:table-cell table:style-name="ce30" table:formula="of:=[.G64]+0.001" office:value-type="percentage" office:value="0.0265" calcext:value-type="percentage">
            <text:p>2,6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65]);[.G$17]))" office:value-type="percentage" office:value="0.00674753554435716" calcext:value-type="percentage">
            <text:p>0,6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5]);[.G$17];INFO.OBBA.OBBA.OBMAKE(&quot;&quot;;&quot;double&quot;;[.G65]);INFO.OBBA.OBBA.OBMAKE(&quot;&quot;;&quot;double&quot;;1)))" office:value-type="percentage" office:value="0.00303331844852625" calcext:value-type="percentage">
            <text:p>0,30%</text:p>
          </table:table-cell>
          <table:table-cell table:style-name="ce25" table:formula="of:=([.I66]-2*[.I65]+[.I64])/([.G65]-[.G64])/([.G66]-[.G65])" office:value-type="float" office:value="16.7148914410245" calcext:value-type="float">
            <text:p>16,7148914410245</text:p>
          </table:table-cell>
          <table:table-cell/>
          <table:table-cell table:style-name="ce30" table:formula="of:=[.L64]+0.001" office:value-type="percentage" office:value="0.02455" calcext:value-type="percentage">
            <text:p>2,4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65]);[.L$17]))" office:value-type="percentage" office:value="0.00642334369226687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5]);[.L$17];INFO.OBBA.OBBA.OBMAKE(&quot;&quot;;&quot;double&quot;;[.L65]);INFO.OBBA.OBBA.OBMAKE(&quot;&quot;;&quot;double&quot;;1)))" office:value-type="percentage" office:value="0.00417603549816535" calcext:value-type="percentage">
            <text:p>0,42%</text:p>
          </table:table-cell>
          <table:table-cell table:style-name="ce25" table:formula="of:=([.N66]-2*[.N65]+[.N64])/([.L65]-[.L64])/([.L66]-[.L65])" office:value-type="float" office:value="13.9968533533199" calcext:value-type="float">
            <text:p>13,9968533533199</text:p>
          </table:table-cell>
          <table:table-cell/>
          <table:table-cell table:style-name="ce27" table:formula="of:=[.B65]-[.$C$16]" office:value-type="percentage" office:value="0.015" calcext:value-type="percentage">
            <text:p>1,50%</text:p>
          </table:table-cell>
          <table:table-cell table:style-name="ce27" table:formula="of:=IF([.Q65]+[.$C$15]&gt;=0;[.C65];NA())" office:value-type="percentage" office:value="0.00615793255497531" calcext:value-type="percentage">
            <text:p>0,62%</text:p>
          </table:table-cell>
          <table:table-cell table:style-name="ce27" table:formula="of:=IF([.$Q65]+[.$H$15]&gt;=0;[.H65];NA())" office:value-type="percentage" office:value="0.00674753554435716" calcext:value-type="percentage">
            <text:p>0,67%</text:p>
          </table:table-cell>
          <table:table-cell table:style-name="ce27" table:formula="of:=IF([.$Q65]+[.$M$15]&gt;=0;[.M65];NA())" office:value-type="percentage" office:value="0.00642334369226687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65]+0.001" office:value-type="percentage" office:value="0.0236" calcext:value-type="percentage">
            <text:p>2,3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66]);[.B$17]))" office:value-type="percentage" office:value="0.00616689528023476" calcext:value-type="percentage">
            <text:p>0,6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6]);[.B$17];INFO.OBBA.OBBA.OBMAKE(&quot;&quot;;&quot;double&quot;;[.B66]);INFO.OBBA.OBBA.OBMAKE(&quot;&quot;;&quot;double&quot;;1)))" office:value-type="percentage" office:value="0.00480383428059302" calcext:value-type="percentage">
            <text:p>0,48%</text:p>
          </table:table-cell>
          <table:table-cell table:formula="of:=([.D67]-2*[.D66]+[.D65])/([.B66]-[.B65])/([.B67]-[.B66])" office:value-type="float" office:value="11.4377458513906" calcext:value-type="float">
            <text:p>11,4377458513906</text:p>
          </table:table-cell>
          <table:table-cell/>
          <table:table-cell table:style-name="ce30" table:formula="of:=[.G65]+0.001" office:value-type="percentage" office:value="0.0275" calcext:value-type="percentage">
            <text:p>2,7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66]);[.G$17]))" office:value-type="percentage" office:value="0.0067450379087828" calcext:value-type="percentage">
            <text:p>0,6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6]);[.G$17];INFO.OBBA.OBBA.OBMAKE(&quot;&quot;;&quot;double&quot;;[.G66]);INFO.OBBA.OBBA.OBMAKE(&quot;&quot;;&quot;double&quot;;1)))" office:value-type="percentage" office:value="0.00279712829061718" calcext:value-type="percentage">
            <text:p>0,28%</text:p>
          </table:table-cell>
          <table:table-cell table:style-name="ce25" table:formula="of:=([.I67]-2*[.I66]+[.I65])/([.G66]-[.G65])/([.G67]-[.G66])" office:value-type="float" office:value="16.0427907782354" calcext:value-type="float">
            <text:p>16,0427907782354</text:p>
          </table:table-cell>
          <table:table-cell/>
          <table:table-cell table:style-name="ce30" table:formula="of:=[.L65]+0.001" office:value-type="percentage" office:value="0.02555" calcext:value-type="percentage">
            <text:p>2,5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66]);[.L$17]))" office:value-type="percentage" office:value="0.00642047131855184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6]);[.L$17];INFO.OBBA.OBBA.OBMAKE(&quot;&quot;;&quot;double&quot;;[.L66]);INFO.OBBA.OBBA.OBMAKE(&quot;&quot;;&quot;double&quot;;1)))" office:value-type="percentage" office:value="0.00390578826282224" calcext:value-type="percentage">
            <text:p>0,39%</text:p>
          </table:table-cell>
          <table:table-cell table:style-name="ce25" table:formula="of:=([.N67]-2*[.N66]+[.N65])/([.L66]-[.L65])/([.L67]-[.L66])" office:value-type="float" office:value="13.6562509253108" calcext:value-type="float">
            <text:p>13,6562509253108</text:p>
          </table:table-cell>
          <table:table-cell/>
          <table:table-cell table:style-name="ce27" table:formula="of:=[.B66]-[.$C$16]" office:value-type="percentage" office:value="0.016" calcext:value-type="percentage">
            <text:p>1,60%</text:p>
          </table:table-cell>
          <table:table-cell table:style-name="ce27" table:formula="of:=IF([.Q66]+[.$C$15]&gt;=0;[.C66];NA())" office:value-type="percentage" office:value="0.00616689528023476" calcext:value-type="percentage">
            <text:p>0,62%</text:p>
          </table:table-cell>
          <table:table-cell table:style-name="ce27" table:formula="of:=IF([.$Q66]+[.$H$15]&gt;=0;[.H66];NA())" office:value-type="percentage" office:value="0.0067450379087828" calcext:value-type="percentage">
            <text:p>0,67%</text:p>
          </table:table-cell>
          <table:table-cell table:style-name="ce27" table:formula="of:=IF([.$Q66]+[.$M$15]&gt;=0;[.M66];NA())" office:value-type="percentage" office:value="0.00642047131855184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66]+0.001" office:value-type="percentage" office:value="0.0246" calcext:value-type="percentage">
            <text:p>2,4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67]);[.B$17]))" office:value-type="percentage" office:value="0.00617570586141256" calcext:value-type="percentage">
            <text:p>0,6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7]);[.B$17];INFO.OBBA.OBBA.OBMAKE(&quot;&quot;;&quot;double&quot;;[.B67]);INFO.OBBA.OBBA.OBMAKE(&quot;&quot;;&quot;double&quot;;1)))" office:value-type="percentage" office:value="0.00454199873189654" calcext:value-type="percentage">
            <text:p>0,45%</text:p>
          </table:table-cell>
          <table:table-cell table:formula="of:=([.D68]-2*[.D67]+[.D66])/([.B67]-[.B66])/([.B68]-[.B67])" office:value-type="float" office:value="11.1672786801183" calcext:value-type="float">
            <text:p>11,1672786801183</text:p>
          </table:table-cell>
          <table:table-cell/>
          <table:table-cell table:style-name="ce30" table:formula="of:=[.G66]+0.001" office:value-type="percentage" office:value="0.0285" calcext:value-type="percentage">
            <text:p>2,8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67]);[.G$17]))" office:value-type="percentage" office:value="0.00674445656564843" calcext:value-type="percentage">
            <text:p>0,6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7]);[.G$17];INFO.OBBA.OBBA.OBMAKE(&quot;&quot;;&quot;double&quot;;[.G67]);INFO.OBBA.OBBA.OBMAKE(&quot;&quot;;&quot;double&quot;;1)))" office:value-type="percentage" office:value="0.00257698092348635" calcext:value-type="percentage">
            <text:p>0,26%</text:p>
          </table:table-cell>
          <table:table-cell table:style-name="ce25" table:formula="of:=([.I68]-2*[.I67]+[.I66])/([.G67]-[.G66])/([.G68]-[.G67])" office:value-type="float" office:value="15.3404438935122" calcext:value-type="float">
            <text:p>15,3404438935122</text:p>
          </table:table-cell>
          <table:table-cell/>
          <table:table-cell table:style-name="ce30" table:formula="of:=[.L66]+0.001" office:value-type="percentage" office:value="0.02655" calcext:value-type="percentage">
            <text:p>2,6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67]);[.L$17]))" office:value-type="percentage" office:value="0.00641794768883206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7]);[.L$17];INFO.OBBA.OBBA.OBMAKE(&quot;&quot;;&quot;double&quot;;[.L67]);INFO.OBBA.OBBA.OBMAKE(&quot;&quot;;&quot;double&quot;;1)))" office:value-type="percentage" office:value="0.00364919727840444" calcext:value-type="percentage">
            <text:p>0,36%</text:p>
          </table:table-cell>
          <table:table-cell table:style-name="ce25" table:formula="of:=([.N68]-2*[.N67]+[.N66])/([.L67]-[.L66])/([.L68]-[.L67])" office:value-type="float" office:value="13.2972263340312" calcext:value-type="float">
            <text:p>13,2972263340312</text:p>
          </table:table-cell>
          <table:table-cell/>
          <table:table-cell table:style-name="ce27" table:formula="of:=[.B67]-[.$C$16]" office:value-type="percentage" office:value="0.017" calcext:value-type="percentage">
            <text:p>1,70%</text:p>
          </table:table-cell>
          <table:table-cell table:style-name="ce27" table:formula="of:=IF([.Q67]+[.$C$15]&gt;=0;[.C67];NA())" office:value-type="percentage" office:value="0.00617570586141256" calcext:value-type="percentage">
            <text:p>0,62%</text:p>
          </table:table-cell>
          <table:table-cell table:style-name="ce27" table:formula="of:=IF([.$Q67]+[.$H$15]&gt;=0;[.H67];NA())" office:value-type="percentage" office:value="0.00674445656564843" calcext:value-type="percentage">
            <text:p>0,67%</text:p>
          </table:table-cell>
          <table:table-cell table:style-name="ce27" table:formula="of:=IF([.$Q67]+[.$M$15]&gt;=0;[.M67];NA())" office:value-type="percentage" office:value="0.00641794768883206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67]+0.001" office:value-type="percentage" office:value="0.0256" calcext:value-type="percentage">
            <text:p>2,5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68]);[.B$17]))" office:value-type="percentage" office:value="0.00618436997884564" calcext:value-type="percentage">
            <text:p>0,6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8]);[.B$17];INFO.OBBA.OBBA.OBMAKE(&quot;&quot;;&quot;double&quot;;[.B68]);INFO.OBBA.OBBA.OBMAKE(&quot;&quot;;&quot;double&quot;;1)))" office:value-type="percentage" office:value="0.00429133046188017" calcext:value-type="percentage">
            <text:p>0,43%</text:p>
          </table:table-cell>
          <table:table-cell table:formula="of:=([.D69]-2*[.D68]+[.D67])/([.B68]-[.B67])/([.B69]-[.B68])" office:value-type="float" office:value="10.8908101933694" calcext:value-type="float">
            <text:p>10,8908101933694</text:p>
          </table:table-cell>
          <table:table-cell/>
          <table:table-cell table:style-name="ce30" table:formula="of:=[.G67]+0.001" office:value-type="percentage" office:value="0.0295" calcext:value-type="percentage">
            <text:p>2,9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68]);[.G$17]))" office:value-type="percentage" office:value="0.00674578441103385" calcext:value-type="percentage">
            <text:p>0,6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8]);[.G$17];INFO.OBBA.OBBA.OBMAKE(&quot;&quot;;&quot;double&quot;;[.G68]);INFO.OBBA.OBBA.OBMAKE(&quot;&quot;;&quot;double&quot;;1)))" office:value-type="percentage" office:value="0.00237217400024902" calcext:value-type="percentage">
            <text:p>0,24%</text:p>
          </table:table-cell>
          <table:table-cell table:style-name="ce25" table:formula="of:=([.I69]-2*[.I68]+[.I67])/([.G68]-[.G67])/([.G69]-[.G68])" office:value-type="float" office:value="14.6156618628513" calcext:value-type="float">
            <text:p>14,6156618628513</text:p>
          </table:table-cell>
          <table:table-cell/>
          <table:table-cell table:style-name="ce30" table:formula="of:=[.L67]+0.001" office:value-type="percentage" office:value="0.02755" calcext:value-type="percentage">
            <text:p>2,7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68]);[.L$17]))" office:value-type="percentage" office:value="0.0064157817491857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8]);[.L$17];INFO.OBBA.OBBA.OBMAKE(&quot;&quot;;&quot;double&quot;;[.L68]);INFO.OBBA.OBBA.OBMAKE(&quot;&quot;;&quot;double&quot;;1)))" office:value-type="percentage" office:value="0.00340590352032067" calcext:value-type="percentage">
            <text:p>0,34%</text:p>
          </table:table-cell>
          <table:table-cell table:style-name="ce25" table:formula="of:=([.N69]-2*[.N68]+[.N67])/([.L68]-[.L67])/([.L69]-[.L68])" office:value-type="float" office:value="12.9216941083124" calcext:value-type="float">
            <text:p>12,9216941083124</text:p>
          </table:table-cell>
          <table:table-cell/>
          <table:table-cell table:style-name="ce27" table:formula="of:=[.B68]-[.$C$16]" office:value-type="percentage" office:value="0.018" calcext:value-type="percentage">
            <text:p>1,80%</text:p>
          </table:table-cell>
          <table:table-cell table:style-name="ce27" table:formula="of:=IF([.Q68]+[.$C$15]&gt;=0;[.C68];NA())" office:value-type="percentage" office:value="0.00618436997884564" calcext:value-type="percentage">
            <text:p>0,62%</text:p>
          </table:table-cell>
          <table:table-cell table:style-name="ce27" table:formula="of:=IF([.$Q68]+[.$H$15]&gt;=0;[.H68];NA())" office:value-type="percentage" office:value="0.00674578441103385" calcext:value-type="percentage">
            <text:p>0,67%</text:p>
          </table:table-cell>
          <table:table-cell table:style-name="ce27" table:formula="of:=IF([.$Q68]+[.$M$15]&gt;=0;[.M68];NA())" office:value-type="percentage" office:value="0.0064157817491857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68]+0.001" office:value-type="percentage" office:value="0.0266" calcext:value-type="percentage">
            <text:p>2,6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69]);[.B$17]))" office:value-type="percentage" office:value="0.00619289299387105" calcext:value-type="percentage">
            <text:p>0,6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9]);[.B$17];INFO.OBBA.OBBA.OBMAKE(&quot;&quot;;&quot;double&quot;;[.B69]);INFO.OBBA.OBBA.OBMAKE(&quot;&quot;;&quot;double&quot;;1)))" office:value-type="percentage" office:value="0.00405155300205718" calcext:value-type="percentage">
            <text:p>0,41%</text:p>
          </table:table-cell>
          <table:table-cell table:formula="of:=([.D70]-2*[.D69]+[.D68])/([.B69]-[.B68])/([.B70]-[.B69])" office:value-type="float" office:value="10.6091664032306" calcext:value-type="float">
            <text:p>10,6091664032306</text:p>
          </table:table-cell>
          <table:table-cell/>
          <table:table-cell table:style-name="ce30" table:formula="of:=[.G68]+0.001" office:value-type="percentage" office:value="0.0305" calcext:value-type="percentage">
            <text:p>3,0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69]);[.G$17]))" office:value-type="percentage" office:value="0.00674900808649974" calcext:value-type="percentage">
            <text:p>0,6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9]);[.G$17];INFO.OBBA.OBBA.OBMAKE(&quot;&quot;;&quot;double&quot;;[.G69]);INFO.OBBA.OBBA.OBMAKE(&quot;&quot;;&quot;double&quot;;1)))" office:value-type="percentage" office:value="0.00218198273887455" calcext:value-type="percentage">
            <text:p>0,22%</text:p>
          </table:table-cell>
          <table:table-cell table:style-name="ce25" table:formula="of:=([.I70]-2*[.I69]+[.I68])/([.G69]-[.G68])/([.G70]-[.G69])" office:value-type="float" office:value="13.8761499147121" calcext:value-type="float">
            <text:p>13,8761499147121</text:p>
          </table:table-cell>
          <table:table-cell/>
          <table:table-cell table:style-name="ce30" table:formula="of:=[.L68]+0.001" office:value-type="percentage" office:value="0.02855" calcext:value-type="percentage">
            <text:p>2,8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69]);[.L$17]))" office:value-type="percentage" office:value="0.00641398178617667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9]);[.L$17];INFO.OBBA.OBBA.OBMAKE(&quot;&quot;;&quot;double&quot;;[.L69]);INFO.OBBA.OBBA.OBMAKE(&quot;&quot;;&quot;double&quot;;1)))" office:value-type="percentage" office:value="0.00317553145634522" calcext:value-type="percentage">
            <text:p>0,32%</text:p>
          </table:table-cell>
          <table:table-cell table:style-name="ce25" table:formula="of:=([.N70]-2*[.N69]+[.N68])/([.L69]-[.L68])/([.L70]-[.L69])" office:value-type="float" office:value="12.5316387874323" calcext:value-type="float">
            <text:p>12,5316387874323</text:p>
          </table:table-cell>
          <table:table-cell/>
          <table:table-cell table:style-name="ce27" table:formula="of:=[.B69]-[.$C$16]" office:value-type="percentage" office:value="0.019" calcext:value-type="percentage">
            <text:p>1,90%</text:p>
          </table:table-cell>
          <table:table-cell table:style-name="ce27" table:formula="of:=IF([.Q69]+[.$C$15]&gt;=0;[.C69];NA())" office:value-type="percentage" office:value="0.00619289299387105" calcext:value-type="percentage">
            <text:p>0,62%</text:p>
          </table:table-cell>
          <table:table-cell table:style-name="ce27" table:formula="of:=IF([.$Q69]+[.$H$15]&gt;=0;[.H69];NA())" office:value-type="percentage" office:value="0.00674900808649974" calcext:value-type="percentage">
            <text:p>0,67%</text:p>
          </table:table-cell>
          <table:table-cell table:style-name="ce27" table:formula="of:=IF([.$Q69]+[.$M$15]&gt;=0;[.M69];NA())" office:value-type="percentage" office:value="0.00641398178617667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69]+0.001" office:value-type="percentage" office:value="0.0276" calcext:value-type="percentage">
            <text:p>2,7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70]);[.B$17]))" office:value-type="percentage" office:value="0.00620127997260348" calcext:value-type="percentage">
            <text:p>0,6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0]);[.B$17];INFO.OBBA.OBBA.OBMAKE(&quot;&quot;;&quot;double&quot;;[.B70]);INFO.OBBA.OBBA.OBMAKE(&quot;&quot;;&quot;double&quot;;1)))" office:value-type="percentage" office:value="0.00382238470863741" calcext:value-type="percentage">
            <text:p>0,38%</text:p>
          </table:table-cell>
          <table:table-cell table:formula="of:=([.D71]-2*[.D70]+[.D69])/([.B70]-[.B69])/([.B71]-[.B70])" office:value-type="float" office:value="10.3231630261399" calcext:value-type="float">
            <text:p>10,3231630261399</text:p>
          </table:table-cell>
          <table:table-cell/>
          <table:table-cell table:style-name="ce30" table:formula="of:=[.G69]+0.001" office:value-type="percentage" office:value="0.0315" calcext:value-type="percentage">
            <text:p>3,1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70]);[.G$17]))" office:value-type="percentage" office:value="0.00675410830111099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0]);[.G$17];INFO.OBBA.OBBA.OBMAKE(&quot;&quot;;&quot;double&quot;;[.G70]);INFO.OBBA.OBBA.OBMAKE(&quot;&quot;;&quot;double&quot;;1)))" office:value-type="percentage" office:value="0.00200566762741479" calcext:value-type="percentage">
            <text:p>0,20%</text:p>
          </table:table-cell>
          <table:table-cell table:style-name="ce25" table:formula="of:=([.I71]-2*[.I70]+[.I69])/([.G70]-[.G69])/([.G71]-[.G70])" office:value-type="float" office:value="13.129332284" calcext:value-type="float">
            <text:p>13,129332284</text:p>
          </table:table-cell>
          <table:table-cell/>
          <table:table-cell table:style-name="ce30" table:formula="of:=[.L69]+0.001" office:value-type="percentage" office:value="0.02955" calcext:value-type="percentage">
            <text:p>2,9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70]);[.L$17]))" office:value-type="percentage" office:value="0.00641255543726736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0]);[.L$17];INFO.OBBA.OBBA.OBMAKE(&quot;&quot;;&quot;double&quot;;[.L70]);INFO.OBBA.OBBA.OBMAKE(&quot;&quot;;&quot;double&quot;;1)))" office:value-type="percentage" office:value="0.0029576910311572" calcext:value-type="percentage">
            <text:p>0,30%</text:p>
          </table:table-cell>
          <table:table-cell table:style-name="ce25" table:formula="of:=([.N71]-2*[.N70]+[.N69])/([.L70]-[.L69])/([.L71]-[.L70])" office:value-type="float" office:value="12.1290943739735" calcext:value-type="float">
            <text:p>12,1290943739735</text:p>
          </table:table-cell>
          <table:table-cell/>
          <table:table-cell table:style-name="ce27" table:formula="of:=[.B70]-[.$C$16]" office:value-type="percentage" office:value="0.02" calcext:value-type="percentage">
            <text:p>2,00%</text:p>
          </table:table-cell>
          <table:table-cell table:style-name="ce27" table:formula="of:=IF([.Q70]+[.$C$15]&gt;=0;[.C70];NA())" office:value-type="percentage" office:value="0.00620127997260348" calcext:value-type="percentage">
            <text:p>0,62%</text:p>
          </table:table-cell>
          <table:table-cell table:style-name="ce27" table:formula="of:=IF([.$Q70]+[.$H$15]&gt;=0;[.H70];NA())" office:value-type="percentage" office:value="0.00675410830111099" calcext:value-type="percentage">
            <text:p>0,68%</text:p>
          </table:table-cell>
          <table:table-cell table:style-name="ce27" table:formula="of:=IF([.$Q70]+[.$M$15]&gt;=0;[.M70];NA())" office:value-type="percentage" office:value="0.00641255543726736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70]+0.001" office:value-type="percentage" office:value="0.0286" calcext:value-type="percentage">
            <text:p>2,8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71]);[.B$17]))" office:value-type="percentage" office:value="0.00620953570701601" calcext:value-type="percentage">
            <text:p>0,6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1]);[.B$17];INFO.OBBA.OBBA.OBMAKE(&quot;&quot;;&quot;double&quot;;[.B71]);INFO.OBBA.OBBA.OBMAKE(&quot;&quot;;&quot;double&quot;;1)))" office:value-type="percentage" office:value="0.00360353957824379" calcext:value-type="percentage">
            <text:p>0,36%</text:p>
          </table:table-cell>
          <table:table-cell table:formula="of:=([.D72]-2*[.D71]+[.D70])/([.B71]-[.B70])/([.B72]-[.B71])" office:value-type="float" office:value="10.0336035787257" calcext:value-type="float">
            <text:p>10,0336035787257</text:p>
          </table:table-cell>
          <table:table-cell/>
          <table:table-cell table:style-name="ce30" table:formula="of:=[.G70]+0.001" office:value-type="percentage" office:value="0.0325" calcext:value-type="percentage">
            <text:p>3,2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71]);[.G$17]))" office:value-type="percentage" office:value="0.00676106021685965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1]);[.G$17];INFO.OBBA.OBBA.OBMAKE(&quot;&quot;;&quot;double&quot;;[.G71]);INFO.OBBA.OBBA.OBMAKE(&quot;&quot;;&quot;double&quot;;1)))" office:value-type="percentage" office:value="0.00184248184823903" calcext:value-type="percentage">
            <text:p>0,18%</text:p>
          </table:table-cell>
          <table:table-cell table:style-name="ce25" table:formula="of:=([.I72]-2*[.I71]+[.I70])/([.G71]-[.G70])/([.G72]-[.G71])" office:value-type="float" office:value="12.3822000792062" calcext:value-type="float">
            <text:p>12,3822000792062</text:p>
          </table:table-cell>
          <table:table-cell/>
          <table:table-cell table:style-name="ce30" table:formula="of:=[.L70]+0.001" office:value-type="percentage" office:value="0.03055" calcext:value-type="percentage">
            <text:p>3,0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71]);[.L$17]))" office:value-type="percentage" office:value="0.00641150970083187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1]);[.L$17];INFO.OBBA.OBBA.OBMAKE(&quot;&quot;;&quot;double&quot;;[.L71]);INFO.OBBA.OBBA.OBMAKE(&quot;&quot;;&quot;double&quot;;1)))" office:value-type="percentage" office:value="0.00275197970034315" calcext:value-type="percentage">
            <text:p>0,28%</text:p>
          </table:table-cell>
          <table:table-cell table:style-name="ce25" table:formula="of:=([.N72]-2*[.N71]+[.N70])/([.L71]-[.L70])/([.L72]-[.L71])" office:value-type="float" office:value="11.7161235266344" calcext:value-type="float">
            <text:p>11,7161235266344</text:p>
          </table:table-cell>
          <table:table-cell/>
          <table:table-cell table:style-name="ce27" table:formula="of:=[.B71]-[.$C$16]" office:value-type="percentage" office:value="0.021" calcext:value-type="percentage">
            <text:p>2,10%</text:p>
          </table:table-cell>
          <table:table-cell table:style-name="ce27" table:formula="of:=IF([.Q71]+[.$C$15]&gt;=0;[.C71];NA())" office:value-type="percentage" office:value="0.00620953570701601" calcext:value-type="percentage">
            <text:p>0,62%</text:p>
          </table:table-cell>
          <table:table-cell table:style-name="ce27" table:formula="of:=IF([.$Q71]+[.$H$15]&gt;=0;[.H71];NA())" office:value-type="percentage" office:value="0.00676106021685965" calcext:value-type="percentage">
            <text:p>0,68%</text:p>
          </table:table-cell>
          <table:table-cell table:style-name="ce27" table:formula="of:=IF([.$Q71]+[.$M$15]&gt;=0;[.M71];NA())" office:value-type="percentage" office:value="0.00641150970083187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71]+0.001" office:value-type="percentage" office:value="0.0296" calcext:value-type="percentage">
            <text:p>2,9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72]);[.B$17]))" office:value-type="percentage" office:value="0.00621766473449375" calcext:value-type="percentage">
            <text:p>0,6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2]);[.B$17];INFO.OBBA.OBBA.OBMAKE(&quot;&quot;;&quot;double&quot;;[.B72]);INFO.OBBA.OBBA.OBMAKE(&quot;&quot;;&quot;double&quot;;1)))" office:value-type="percentage" office:value="0.00339472805142889" calcext:value-type="percentage">
            <text:p>0,34%</text:p>
          </table:table-cell>
          <table:table-cell table:formula="of:=([.D73]-2*[.D72]+[.D71])/([.B72]-[.B71])/([.B73]-[.B72])" office:value-type="float" office:value="9.74127585593938" calcext:value-type="float">
            <text:p>9,74127585593938</text:p>
          </table:table-cell>
          <table:table-cell/>
          <table:table-cell table:style-name="ce30" table:formula="of:=[.G71]+0.001" office:value-type="percentage" office:value="0.0335" calcext:value-type="percentage">
            <text:p>3,3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72]);[.G$17]))" office:value-type="percentage" office:value="0.00676983388636269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2]);[.G$17];INFO.OBBA.OBBA.OBMAKE(&quot;&quot;;&quot;double&quot;;[.G72]);INFO.OBBA.OBBA.OBMAKE(&quot;&quot;;&quot;double&quot;;1)))" office:value-type="percentage" office:value="0.00169167826914248" calcext:value-type="percentage">
            <text:p>0,17%</text:p>
          </table:table-cell>
          <table:table-cell table:style-name="ce25" table:formula="of:=([.I73]-2*[.I72]+[.I71])/([.G72]-[.G71])/([.G73]-[.G72])" office:value-type="float" office:value="11.6411867693822" calcext:value-type="float">
            <text:p>11,6411867693822</text:p>
          </table:table-cell>
          <table:table-cell/>
          <table:table-cell table:style-name="ce30" table:formula="of:=[.L71]+0.001" office:value-type="percentage" office:value="0.03155" calcext:value-type="percentage">
            <text:p>3,1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72]);[.L$17]))" office:value-type="percentage" office:value="0.0064108509460062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2]);[.L$17];INFO.OBBA.OBBA.OBMAKE(&quot;&quot;;&quot;double&quot;;[.L72]);INFO.OBBA.OBBA.OBMAKE(&quot;&quot;;&quot;double&quot;;1)))" office:value-type="percentage" office:value="0.00255798449305573" calcext:value-type="percentage">
            <text:p>0,26%</text:p>
          </table:table-cell>
          <table:table-cell table:style-name="ce25" table:formula="of:=([.N73]-2*[.N72]+[.N71])/([.L72]-[.L71])/([.L73]-[.L72])" office:value-type="float" office:value="11.2947968498216" calcext:value-type="float">
            <text:p>11,2947968498216</text:p>
          </table:table-cell>
          <table:table-cell/>
          <table:table-cell table:style-name="ce27" table:formula="of:=[.B72]-[.$C$16]" office:value-type="percentage" office:value="0.022" calcext:value-type="percentage">
            <text:p>2,20%</text:p>
          </table:table-cell>
          <table:table-cell table:style-name="ce27" table:formula="of:=IF([.Q72]+[.$C$15]&gt;=0;[.C72];NA())" office:value-type="percentage" office:value="0.00621766473449375" calcext:value-type="percentage">
            <text:p>0,62%</text:p>
          </table:table-cell>
          <table:table-cell table:style-name="ce27" table:formula="of:=IF([.$Q72]+[.$H$15]&gt;=0;[.H72];NA())" office:value-type="percentage" office:value="0.00676983388636269" calcext:value-type="percentage">
            <text:p>0,68%</text:p>
          </table:table-cell>
          <table:table-cell table:style-name="ce27" table:formula="of:=IF([.$Q72]+[.$M$15]&gt;=0;[.M72];NA())" office:value-type="percentage" office:value="0.0064108509460062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72]+0.001" office:value-type="percentage" office:value="0.0306" calcext:value-type="percentage">
            <text:p>3,0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73]);[.B$17]))" office:value-type="percentage" office:value="0.00622567135579205" calcext:value-type="percentage">
            <text:p>0,6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3]);[.B$17];INFO.OBBA.OBBA.OBMAKE(&quot;&quot;;&quot;double&quot;;[.B73]);INFO.OBBA.OBBA.OBMAKE(&quot;&quot;;&quot;double&quot;;1)))" office:value-type="percentage" office:value="0.00319565780046993" calcext:value-type="percentage">
            <text:p>0,32%</text:p>
          </table:table-cell>
          <table:table-cell table:formula="of:=([.D74]-2*[.D73]+[.D72])/([.B73]-[.B72])/([.B74]-[.B73])" office:value-type="float" office:value="9.44694830799091" calcext:value-type="float">
            <text:p>9,44694830799091</text:p>
          </table:table-cell>
          <table:table-cell/>
          <table:table-cell table:style-name="ce30" table:formula="of:=[.G72]+0.001" office:value-type="percentage" office:value="0.0345" calcext:value-type="percentage">
            <text:p>3,4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73]);[.G$17]))" office:value-type="percentage" office:value="0.0067803947308364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3]);[.G$17];INFO.OBBA.OBBA.OBMAKE(&quot;&quot;;&quot;double&quot;;[.G73]);INFO.OBBA.OBBA.OBMAKE(&quot;&quot;;&quot;double&quot;;1)))" office:value-type="percentage" office:value="0.00155251587681531" calcext:value-type="percentage">
            <text:p>0,16%</text:p>
          </table:table-cell>
          <table:table-cell table:style-name="ce25" table:formula="of:=([.I74]-2*[.I73]+[.I72])/([.G73]-[.G72])/([.G74]-[.G73])" office:value-type="float" office:value="10.9120738709736" calcext:value-type="float">
            <text:p>10,9120738709736</text:p>
          </table:table-cell>
          <table:table-cell/>
          <table:table-cell table:style-name="ce30" table:formula="of:=[.L72]+0.001" office:value-type="percentage" office:value="0.03255" calcext:value-type="percentage">
            <text:p>3,2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73]);[.L$17]))" office:value-type="percentage" office:value="0.00641058492258112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3]);[.L$17];INFO.OBBA.OBBA.OBMAKE(&quot;&quot;;&quot;double&quot;;[.L73]);INFO.OBBA.OBBA.OBMAKE(&quot;&quot;;&quot;double&quot;;1)))" office:value-type="percentage" office:value="0.00237528408261814" calcext:value-type="percentage">
            <text:p>0,24%</text:p>
          </table:table-cell>
          <table:table-cell table:style-name="ce25" table:formula="of:=([.N74]-2*[.N73]+[.N72])/([.L73]-[.L72])/([.L74]-[.L73])" office:value-type="float" office:value="10.8671726249095" calcext:value-type="float">
            <text:p>10,8671726249095</text:p>
          </table:table-cell>
          <table:table-cell/>
          <table:table-cell table:style-name="ce27" table:formula="of:=[.B73]-[.$C$16]" office:value-type="percentage" office:value="0.023" calcext:value-type="percentage">
            <text:p>2,30%</text:p>
          </table:table-cell>
          <table:table-cell table:style-name="ce27" table:formula="of:=IF([.Q73]+[.$C$15]&gt;=0;[.C73];NA())" office:value-type="percentage" office:value="0.00622567135579205" calcext:value-type="percentage">
            <text:p>0,62%</text:p>
          </table:table-cell>
          <table:table-cell table:style-name="ce27" table:formula="of:=IF([.$Q73]+[.$H$15]&gt;=0;[.H73];NA())" office:value-type="percentage" office:value="0.0067803947308364" calcext:value-type="percentage">
            <text:p>0,68%</text:p>
          </table:table-cell>
          <table:table-cell table:style-name="ce27" table:formula="of:=IF([.$Q73]+[.$M$15]&gt;=0;[.M73];NA())" office:value-type="percentage" office:value="0.00641058492258112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73]+0.001" office:value-type="percentage" office:value="0.0316" calcext:value-type="percentage">
            <text:p>3,1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74]);[.B$17]))" office:value-type="percentage" office:value="0.00623355965100756" calcext:value-type="percentage">
            <text:p>0,6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4]);[.B$17];INFO.OBBA.OBBA.OBMAKE(&quot;&quot;;&quot;double&quot;;[.B74]);INFO.OBBA.OBBA.OBMAKE(&quot;&quot;;&quot;double&quot;;1)))" office:value-type="percentage" office:value="0.00300603449781896" calcext:value-type="percentage">
            <text:p>0,30%</text:p>
          </table:table-cell>
          <table:table-cell table:formula="of:=([.D75]-2*[.D74]+[.D73])/([.B74]-[.B73])/([.B75]-[.B74])" office:value-type="float" office:value="9.15136857419263" calcext:value-type="float">
            <text:p>9,15136857419263</text:p>
          </table:table-cell>
          <table:table-cell/>
          <table:table-cell table:style-name="ce30" table:formula="of:=[.G73]+0.001" office:value-type="percentage" office:value="0.0355" calcext:value-type="percentage">
            <text:p>3,5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74]);[.G$17]))" office:value-type="percentage" office:value="0.00679270404604226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4]);[.G$17];INFO.OBBA.OBBA.OBMAKE(&quot;&quot;;&quot;double&quot;;[.G74]);INFO.OBBA.OBBA.OBMAKE(&quot;&quot;;&quot;double&quot;;1)))" office:value-type="percentage" office:value="0.00142426555835911" calcext:value-type="percentage">
            <text:p>0,14%</text:p>
          </table:table-cell>
          <table:table-cell table:style-name="ce25" table:formula="of:=([.I75]-2*[.I74]+[.I73])/([.G74]-[.G73])/([.G75]-[.G74])" office:value-type="float" office:value="10.1999274501685" calcext:value-type="float">
            <text:p>10,1999274501685</text:p>
          </table:table-cell>
          <table:table-cell/>
          <table:table-cell table:style-name="ce30" table:formula="of:=[.L73]+0.001" office:value-type="percentage" office:value="0.03355" calcext:value-type="percentage">
            <text:p>3,3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74]);[.L$17]))" office:value-type="percentage" office:value="0.00641071677111242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4]);[.L$17];INFO.OBBA.OBBA.OBMAKE(&quot;&quot;;&quot;double&quot;;[.L74]);INFO.OBBA.OBBA.OBMAKE(&quot;&quot;;&quot;double&quot;;1)))" office:value-type="percentage" office:value="0.00220345084480545" calcext:value-type="percentage">
            <text:p>0,22%</text:p>
          </table:table-cell>
          <table:table-cell table:style-name="ce25" table:formula="of:=([.N75]-2*[.N74]+[.N73])/([.L74]-[.L73])/([.L75]-[.L74])" office:value-type="float" office:value="10.4352773138997" calcext:value-type="float">
            <text:p>10,4352773138997</text:p>
          </table:table-cell>
          <table:table-cell/>
          <table:table-cell table:style-name="ce27" table:formula="of:=[.B74]-[.$C$16]" office:value-type="percentage" office:value="0.024" calcext:value-type="percentage">
            <text:p>2,40%</text:p>
          </table:table-cell>
          <table:table-cell table:style-name="ce27" table:formula="of:=IF([.Q74]+[.$C$15]&gt;=0;[.C74];NA())" office:value-type="percentage" office:value="0.00623355965100756" calcext:value-type="percentage">
            <text:p>0,62%</text:p>
          </table:table-cell>
          <table:table-cell table:style-name="ce27" table:formula="of:=IF([.$Q74]+[.$H$15]&gt;=0;[.H74];NA())" office:value-type="percentage" office:value="0.00679270404604226" calcext:value-type="percentage">
            <text:p>0,68%</text:p>
          </table:table-cell>
          <table:table-cell table:style-name="ce27" table:formula="of:=IF([.$Q74]+[.$M$15]&gt;=0;[.M74];NA())" office:value-type="percentage" office:value="0.00641071677111242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74]+0.001" office:value-type="percentage" office:value="0.0326" calcext:value-type="percentage">
            <text:p>3,2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75]);[.B$17]))" office:value-type="percentage" office:value="0.00624133349464053" calcext:value-type="percentage">
            <text:p>0,6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5]);[.B$17];INFO.OBBA.OBBA.OBMAKE(&quot;&quot;;&quot;double&quot;;[.B75]);INFO.OBBA.OBBA.OBMAKE(&quot;&quot;;&quot;double&quot;;1)))" office:value-type="percentage" office:value="0.00282556256374218" calcext:value-type="percentage">
            <text:p>0,28%</text:p>
          </table:table-cell>
          <table:table-cell table:formula="of:=([.D76]-2*[.D75]+[.D74])/([.B75]-[.B74])/([.B76]-[.B75])" office:value-type="float" office:value="8.85526012560973" calcext:value-type="float">
            <text:p>8,85526012560973</text:p>
          </table:table-cell>
          <table:table-cell/>
          <table:table-cell table:style-name="ce30" table:formula="of:=[.G74]+0.001" office:value-type="percentage" office:value="0.0365" calcext:value-type="percentage">
            <text:p>3,6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75]);[.G$17]))" office:value-type="percentage" office:value="0.00680671952411475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5]);[.G$17];INFO.OBBA.OBBA.OBMAKE(&quot;&quot;;&quot;double&quot;;[.G75]);INFO.OBBA.OBBA.OBMAKE(&quot;&quot;;&quot;double&quot;;1)))" office:value-type="percentage" office:value="0.00130621516735308" calcext:value-type="percentage">
            <text:p>0,13%</text:p>
          </table:table-cell>
          <table:table-cell table:style-name="ce25" table:formula="of:=([.I76]-2*[.I75]+[.I74])/([.G75]-[.G74])/([.G76]-[.G75])" office:value-type="float" office:value="9.50906431054218" calcext:value-type="float">
            <text:p>9,50906431054218</text:p>
          </table:table-cell>
          <table:table-cell/>
          <table:table-cell table:style-name="ce30" table:formula="of:=[.L74]+0.001" office:value-type="percentage" office:value="0.03455" calcext:value-type="percentage">
            <text:p>3,4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75]);[.L$17]))" office:value-type="percentage" office:value="0.00641125103339632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5]);[.L$17];INFO.OBBA.OBBA.OBMAKE(&quot;&quot;;&quot;double&quot;;[.L75]);INFO.OBBA.OBBA.OBMAKE(&quot;&quot;;&quot;double&quot;;1)))" office:value-type="percentage" office:value="0.00204205288430667" calcext:value-type="percentage">
            <text:p>0,20%</text:p>
          </table:table-cell>
          <table:table-cell table:style-name="ce25" table:formula="of:=([.N76]-2*[.N75]+[.N74])/([.L75]-[.L74])/([.L76]-[.L75])" office:value-type="float" office:value="10.0010871371459" calcext:value-type="float">
            <text:p>10,0010871371459</text:p>
          </table:table-cell>
          <table:table-cell/>
          <table:table-cell table:style-name="ce27" table:formula="of:=[.B75]-[.$C$16]" office:value-type="percentage" office:value="0.025" calcext:value-type="percentage">
            <text:p>2,50%</text:p>
          </table:table-cell>
          <table:table-cell table:style-name="ce27" table:formula="of:=IF([.Q75]+[.$C$15]&gt;=0;[.C75];NA())" office:value-type="percentage" office:value="0.00624133349464053" calcext:value-type="percentage">
            <text:p>0,62%</text:p>
          </table:table-cell>
          <table:table-cell table:style-name="ce27" table:formula="of:=IF([.$Q75]+[.$H$15]&gt;=0;[.H75];NA())" office:value-type="percentage" office:value="0.00680671952411475" calcext:value-type="percentage">
            <text:p>0,68%</text:p>
          </table:table-cell>
          <table:table-cell table:style-name="ce27" table:formula="of:=IF([.$Q75]+[.$M$15]&gt;=0;[.M75];NA())" office:value-type="percentage" office:value="0.00641125103339632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75]+0.001" office:value-type="percentage" office:value="0.0336" calcext:value-type="percentage">
            <text:p>3,3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76]);[.B$17]))" office:value-type="percentage" office:value="0.00624899656922106" calcext:value-type="percentage">
            <text:p>0,6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6]);[.B$17];INFO.OBBA.OBBA.OBMAKE(&quot;&quot;;&quot;double&quot;;[.B76]);INFO.OBBA.OBBA.OBMAKE(&quot;&quot;;&quot;double&quot;;1)))" office:value-type="percentage" office:value="0.00265394588979101" calcext:value-type="percentage">
            <text:p>0,27%</text:p>
          </table:table-cell>
          <table:table-cell table:formula="of:=([.D77]-2*[.D76]+[.D75])/([.B76]-[.B75])/([.B77]-[.B76])" office:value-type="float" office:value="8.55932010818653" calcext:value-type="float">
            <text:p>8,55932010818653</text:p>
          </table:table-cell>
          <table:table-cell/>
          <table:table-cell table:style-name="ce30" table:formula="of:=[.G75]+0.001" office:value-type="percentage" office:value="0.0375" calcext:value-type="percentage">
            <text:p>3,7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76]);[.G$17]))" office:value-type="percentage" office:value="0.00682239577985241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6]);[.G$17];INFO.OBBA.OBBA.OBMAKE(&quot;&quot;;&quot;double&quot;;[.G76]);INFO.OBBA.OBBA.OBMAKE(&quot;&quot;;&quot;double&quot;;1)))" office:value-type="percentage" office:value="0.0011976738406576" calcext:value-type="percentage">
            <text:p>0,12%</text:p>
          </table:table-cell>
          <table:table-cell table:style-name="ce25" table:formula="of:=([.I77]-2*[.I76]+[.I75])/([.G76]-[.G75])/([.G77]-[.G76])" office:value-type="float" office:value="8.84304531797048" calcext:value-type="float">
            <text:p>8,84304531797048</text:p>
          </table:table-cell>
          <table:table-cell/>
          <table:table-cell table:style-name="ce30" table:formula="of:=[.L75]+0.001" office:value-type="percentage" office:value="0.03555" calcext:value-type="percentage">
            <text:p>3,5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76]);[.L$17]))" office:value-type="percentage" office:value="0.00641219166343087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6]);[.L$17];INFO.OBBA.OBBA.OBMAKE(&quot;&quot;;&quot;double&quot;;[.L76]);INFO.OBBA.OBBA.OBMAKE(&quot;&quot;;&quot;double&quot;;1)))" office:value-type="percentage" office:value="0.00189065601094503" calcext:value-type="percentage">
            <text:p>0,19%</text:p>
          </table:table-cell>
          <table:table-cell table:style-name="ce25" table:formula="of:=([.N77]-2*[.N76]+[.N75])/([.L76]-[.L75])/([.L77]-[.L76])" office:value-type="float" office:value="9.56651099735327" calcext:value-type="float">
            <text:p>9,56651099735327</text:p>
          </table:table-cell>
          <table:table-cell/>
          <table:table-cell table:style-name="ce27" table:formula="of:=[.B76]-[.$C$16]" office:value-type="percentage" office:value="0.026" calcext:value-type="percentage">
            <text:p>2,60%</text:p>
          </table:table-cell>
          <table:table-cell table:style-name="ce27" table:formula="of:=IF([.Q76]+[.$C$15]&gt;=0;[.C76];NA())" office:value-type="percentage" office:value="0.00624899656922106" calcext:value-type="percentage">
            <text:p>0,62%</text:p>
          </table:table-cell>
          <table:table-cell table:style-name="ce27" table:formula="of:=IF([.$Q76]+[.$H$15]&gt;=0;[.H76];NA())" office:value-type="percentage" office:value="0.00682239577985241" calcext:value-type="percentage">
            <text:p>0,68%</text:p>
          </table:table-cell>
          <table:table-cell table:style-name="ce27" table:formula="of:=IF([.$Q76]+[.$M$15]&gt;=0;[.M76];NA())" office:value-type="percentage" office:value="0.00641219166343087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76]+0.001" office:value-type="percentage" office:value="0.0346" calcext:value-type="percentage">
            <text:p>3,4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77]);[.B$17]))" office:value-type="percentage" office:value="0.00625655237765142" calcext:value-type="percentage">
            <text:p>0,6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7]);[.B$17];INFO.OBBA.OBBA.OBMAKE(&quot;&quot;;&quot;double&quot;;[.B77]);INFO.OBBA.OBBA.OBMAKE(&quot;&quot;;&quot;double&quot;;1)))" office:value-type="percentage" office:value="0.00249088853594803" calcext:value-type="percentage">
            <text:p>0,25%</text:p>
          </table:table-cell>
          <table:table-cell table:formula="of:=([.D78]-2*[.D77]+[.D76])/([.B77]-[.B76])/([.B78]-[.B77])" office:value-type="float" office:value="8.26421808774931" calcext:value-type="float">
            <text:p>8,26421808774931</text:p>
          </table:table-cell>
          <table:table-cell/>
          <table:table-cell table:style-name="ce30" table:formula="of:=[.G76]+0.001" office:value-type="percentage" office:value="0.0385" calcext:value-type="percentage">
            <text:p>3,8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77]);[.G$17]))" office:value-type="percentage" office:value="0.00683968487108881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7]);[.G$17];INFO.OBBA.OBBA.OBMAKE(&quot;&quot;;&quot;double&quot;;[.G77]);INFO.OBBA.OBBA.OBMAKE(&quot;&quot;;&quot;double&quot;;1)))" office:value-type="percentage" office:value="0.00109797555928008" calcext:value-type="percentage">
            <text:p>0,11%</text:p>
          </table:table-cell>
          <table:table-cell table:style-name="ce25" table:formula="of:=([.I78]-2*[.I77]+[.I76])/([.G77]-[.G76])/([.G78]-[.G77])" office:value-type="float" office:value="8.20469228423464" calcext:value-type="float">
            <text:p>8,20469228423464</text:p>
          </table:table-cell>
          <table:table-cell/>
          <table:table-cell table:style-name="ce30" table:formula="of:=[.L76]+0.001" office:value-type="percentage" office:value="0.03655" calcext:value-type="percentage">
            <text:p>3,6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77]);[.L$17]))" office:value-type="percentage" office:value="0.00641354203896009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7]);[.L$17];INFO.OBBA.OBBA.OBMAKE(&quot;&quot;;&quot;double&quot;;[.L77]);INFO.OBBA.OBBA.OBMAKE(&quot;&quot;;&quot;double&quot;;1)))" office:value-type="percentage" office:value="0.00174882564858075" calcext:value-type="percentage">
            <text:p>0,17%</text:p>
          </table:table-cell>
          <table:table-cell table:style-name="ce25" table:formula="of:=([.N78]-2*[.N77]+[.N76])/([.L77]-[.L76])/([.L78]-[.L77])" office:value-type="float" office:value="9.13337498163448" calcext:value-type="float">
            <text:p>9,13337498163448</text:p>
          </table:table-cell>
          <table:table-cell/>
          <table:table-cell table:style-name="ce27" table:formula="of:=[.B77]-[.$C$16]" office:value-type="percentage" office:value="0.027" calcext:value-type="percentage">
            <text:p>2,70%</text:p>
          </table:table-cell>
          <table:table-cell table:style-name="ce27" table:formula="of:=IF([.Q77]+[.$C$15]&gt;=0;[.C77];NA())" office:value-type="percentage" office:value="0.00625655237765142" calcext:value-type="percentage">
            <text:p>0,63%</text:p>
          </table:table-cell>
          <table:table-cell table:style-name="ce27" table:formula="of:=IF([.$Q77]+[.$H$15]&gt;=0;[.H77];NA())" office:value-type="percentage" office:value="0.00683968487108881" calcext:value-type="percentage">
            <text:p>0,68%</text:p>
          </table:table-cell>
          <table:table-cell table:style-name="ce27" table:formula="of:=IF([.$Q77]+[.$M$15]&gt;=0;[.M77];NA())" office:value-type="percentage" office:value="0.00641354203896009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77]+0.001" office:value-type="percentage" office:value="0.0356" calcext:value-type="percentage">
            <text:p>3,5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78]);[.B$17]))" office:value-type="percentage" office:value="0.00626400425502913" calcext:value-type="percentage">
            <text:p>0,6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8]);[.B$17];INFO.OBBA.OBBA.OBMAKE(&quot;&quot;;&quot;double&quot;;[.B78]);INFO.OBBA.OBBA.OBMAKE(&quot;&quot;;&quot;double&quot;;1)))" office:value-type="percentage" office:value="0.0023360954001928" calcext:value-type="percentage">
            <text:p>0,23%</text:p>
          </table:table-cell>
          <table:table-cell table:formula="of:=([.D79]-2*[.D78]+[.D77])/([.B78]-[.B77])/([.B79]-[.B78])" office:value-type="float" office:value="7.97059313682474" calcext:value-type="float">
            <text:p>7,97059313682474</text:p>
          </table:table-cell>
          <table:table-cell/>
          <table:table-cell table:style-name="ce30" table:formula="of:=[.G77]+0.001" office:value-type="percentage" office:value="0.0395" calcext:value-type="percentage">
            <text:p>3,9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78]);[.G$17]))" office:value-type="percentage" office:value="0.00685853680406011" calcext:value-type="percentage">
            <text:p>0,6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8]);[.G$17];INFO.OBBA.OBBA.OBMAKE(&quot;&quot;;&quot;double&quot;;[.G78]);INFO.OBBA.OBBA.OBMAKE(&quot;&quot;;&quot;double&quot;;1)))" office:value-type="percentage" office:value="0.0010064819701868" calcext:value-type="percentage">
            <text:p>0,10%</text:p>
          </table:table-cell>
          <table:table-cell table:style-name="ce25" table:formula="of:=([.I79]-2*[.I78]+[.I77])/([.G78]-[.G77])/([.G79]-[.G78])" office:value-type="float" office:value="7.59612420307914" calcext:value-type="float">
            <text:p>7,59612420307914</text:p>
          </table:table-cell>
          <table:table-cell/>
          <table:table-cell table:style-name="ce30" table:formula="of:=[.L77]+0.001" office:value-type="percentage" office:value="0.03755" calcext:value-type="percentage">
            <text:p>3,7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78]);[.L$17]))" office:value-type="percentage" office:value="0.00641530497367391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8]);[.L$17];INFO.OBBA.OBBA.OBMAKE(&quot;&quot;;&quot;double&quot;;[.L78]);INFO.OBBA.OBBA.OBMAKE(&quot;&quot;;&quot;double&quot;;1)))" office:value-type="percentage" office:value="0.00161612866119809" calcext:value-type="percentage">
            <text:p>0,16%</text:p>
          </table:table-cell>
          <table:table-cell table:style-name="ce25" table:formula="of:=([.N79]-2*[.N78]+[.N77])/([.L78]-[.L77])/([.L79]-[.L78])" office:value-type="float" office:value="8.70340863221198" calcext:value-type="float">
            <text:p>8,70340863221198</text:p>
          </table:table-cell>
          <table:table-cell/>
          <table:table-cell table:style-name="ce27" table:formula="of:=[.B78]-[.$C$16]" office:value-type="percentage" office:value="0.028" calcext:value-type="percentage">
            <text:p>2,80%</text:p>
          </table:table-cell>
          <table:table-cell table:style-name="ce27" table:formula="of:=IF([.Q78]+[.$C$15]&gt;=0;[.C78];NA())" office:value-type="percentage" office:value="0.00626400425502913" calcext:value-type="percentage">
            <text:p>0,63%</text:p>
          </table:table-cell>
          <table:table-cell table:style-name="ce27" table:formula="of:=IF([.$Q78]+[.$H$15]&gt;=0;[.H78];NA())" office:value-type="percentage" office:value="0.00685853680406011" calcext:value-type="percentage">
            <text:p>0,69%</text:p>
          </table:table-cell>
          <table:table-cell table:style-name="ce27" table:formula="of:=IF([.$Q78]+[.$M$15]&gt;=0;[.M78];NA())" office:value-type="percentage" office:value="0.00641530497367391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78]+0.001" office:value-type="percentage" office:value="0.0366" calcext:value-type="percentage">
            <text:p>3,6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79]);[.B$17]))" office:value-type="percentage" office:value="0.00627135537907986" calcext:value-type="percentage">
            <text:p>0,6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9]);[.B$17];INFO.OBBA.OBBA.OBMAKE(&quot;&quot;;&quot;double&quot;;[.B79]);INFO.OBBA.OBBA.OBMAKE(&quot;&quot;;&quot;double&quot;;1)))" office:value-type="percentage" office:value="0.0021892728575744" calcext:value-type="percentage">
            <text:p>0,22%</text:p>
          </table:table-cell>
          <table:table-cell table:formula="of:=([.D80]-2*[.D79]+[.D78])/([.B79]-[.B78])/([.B80]-[.B79])" office:value-type="float" office:value="7.67905310916811" calcext:value-type="float">
            <text:p>7,67905310916811</text:p>
          </table:table-cell>
          <table:table-cell/>
          <table:table-cell table:style-name="ce30" table:formula="of:=[.G78]+0.001" office:value-type="percentage" office:value="0.0405" calcext:value-type="percentage">
            <text:p>4,0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79]);[.G$17]))" office:value-type="percentage" office:value="0.00687890001615068" calcext:value-type="percentage">
            <text:p>0,6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9]);[.G$17];INFO.OBBA.OBBA.OBMAKE(&quot;&quot;;&quot;double&quot;;[.G79]);INFO.OBBA.OBBA.OBMAKE(&quot;&quot;;&quot;double&quot;;1)))" office:value-type="percentage" office:value="0.000922584505296598" calcext:value-type="percentage">
            <text:p>0,09%</text:p>
          </table:table-cell>
          <table:table-cell table:style-name="ce25" table:formula="of:=([.I80]-2*[.I79]+[.I78])/([.G79]-[.G78])/([.G80]-[.G79])" office:value-type="float" office:value="7.01880837802566" calcext:value-type="float">
            <text:p>7,01880837802566</text:p>
          </table:table-cell>
          <table:table-cell/>
          <table:table-cell table:style-name="ce30" table:formula="of:=[.L78]+0.001" office:value-type="percentage" office:value="0.03855" calcext:value-type="percentage">
            <text:p>3,8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79]);[.L$17]))" office:value-type="percentage" office:value="0.00641748273011608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9]);[.L$17];INFO.OBBA.OBBA.OBMAKE(&quot;&quot;;&quot;double&quot;;[.L79]);INFO.OBBA.OBBA.OBMAKE(&quot;&quot;;&quot;double&quot;;1)))" office:value-type="percentage" office:value="0.00149213508244766" calcext:value-type="percentage">
            <text:p>0,15%</text:p>
          </table:table-cell>
          <table:table-cell table:style-name="ce25" table:formula="of:=([.N80]-2*[.N79]+[.N78])/([.L79]-[.L78])/([.L80]-[.L79])" office:value-type="float" office:value="8.27823313088049" calcext:value-type="float">
            <text:p>8,27823313088049</text:p>
          </table:table-cell>
          <table:table-cell/>
          <table:table-cell table:style-name="ce27" table:formula="of:=[.B79]-[.$C$16]" office:value-type="percentage" office:value="0.029" calcext:value-type="percentage">
            <text:p>2,90%</text:p>
          </table:table-cell>
          <table:table-cell table:style-name="ce27" table:formula="of:=IF([.Q79]+[.$C$15]&gt;=0;[.C79];NA())" office:value-type="percentage" office:value="0.00627135537907986" calcext:value-type="percentage">
            <text:p>0,63%</text:p>
          </table:table-cell>
          <table:table-cell table:style-name="ce27" table:formula="of:=IF([.$Q79]+[.$H$15]&gt;=0;[.H79];NA())" office:value-type="percentage" office:value="0.00687890001615068" calcext:value-type="percentage">
            <text:p>0,69%</text:p>
          </table:table-cell>
          <table:table-cell table:style-name="ce27" table:formula="of:=IF([.$Q79]+[.$M$15]&gt;=0;[.M79];NA())" office:value-type="percentage" office:value="0.00641748273011608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79]+0.001" office:value-type="percentage" office:value="0.0376" calcext:value-type="percentage">
            <text:p>3,7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80]);[.B$17]))" office:value-type="percentage" office:value="0.00627860877996701" calcext:value-type="percentage">
            <text:p>0,6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0]);[.B$17];INFO.OBBA.OBBA.OBMAKE(&quot;&quot;;&quot;double&quot;;[.B80]);INFO.OBBA.OBBA.OBMAKE(&quot;&quot;;&quot;double&quot;;1)))" office:value-type="percentage" office:value="0.00205012936806516" calcext:value-type="percentage">
            <text:p>0,21%</text:p>
          </table:table-cell>
          <table:table-cell table:formula="of:=([.D81]-2*[.D80]+[.D79])/([.B80]-[.B79])/([.B81]-[.B80])" office:value-type="float" office:value="7.39017307162421" calcext:value-type="float">
            <text:p>7,39017307162421</text:p>
          </table:table-cell>
          <table:table-cell/>
          <table:table-cell table:style-name="ce30" table:formula="of:=[.G79]+0.001" office:value-type="percentage" office:value="0.0415" calcext:value-type="percentage">
            <text:p>4,1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80]);[.G$17]))" office:value-type="percentage" office:value="0.0069007218299334" calcext:value-type="percentage">
            <text:p>0,6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0]);[.G$17];INFO.OBBA.OBBA.OBMAKE(&quot;&quot;;&quot;double&quot;;[.G80]);INFO.OBBA.OBBA.OBMAKE(&quot;&quot;;&quot;double&quot;;1)))" office:value-type="percentage" office:value="0.000845705848784422" calcext:value-type="percentage">
            <text:p>0,08%</text:p>
          </table:table-cell>
          <table:table-cell table:style-name="ce25" table:formula="of:=([.I81]-2*[.I80]+[.I79])/([.G80]-[.G79])/([.G81]-[.G80])" office:value-type="float" office:value="6.47362204718621" calcext:value-type="float">
            <text:p>6,47362204718621</text:p>
          </table:table-cell>
          <table:table-cell/>
          <table:table-cell table:style-name="ce30" table:formula="of:=[.L79]+0.001" office:value-type="percentage" office:value="0.03955" calcext:value-type="percentage">
            <text:p>3,9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80]);[.L$17]))" office:value-type="percentage" office:value="0.00642007703333163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0]);[.L$17];INFO.OBBA.OBBA.OBMAKE(&quot;&quot;;&quot;double&quot;;[.L80]);INFO.OBBA.OBBA.OBMAKE(&quot;&quot;;&quot;double&quot;;1)))" office:value-type="percentage" office:value="0.0013764197368281" calcext:value-type="percentage">
            <text:p>0,14%</text:p>
          </table:table-cell>
          <table:table-cell table:style-name="ce25" table:formula="of:=([.N81]-2*[.N80]+[.N79])/([.L80]-[.L79])/([.L81]-[.L80])" office:value-type="float" office:value="7.85935149421548" calcext:value-type="float">
            <text:p>7,85935149421548</text:p>
          </table:table-cell>
          <table:table-cell/>
          <table:table-cell table:style-name="ce27" table:formula="of:=[.B80]-[.$C$16]" office:value-type="percentage" office:value="0.03" calcext:value-type="percentage">
            <text:p>3,00%</text:p>
          </table:table-cell>
          <table:table-cell table:style-name="ce27" table:formula="of:=IF([.Q80]+[.$C$15]&gt;=0;[.C80];NA())" office:value-type="percentage" office:value="0.00627860877996701" calcext:value-type="percentage">
            <text:p>0,63%</text:p>
          </table:table-cell>
          <table:table-cell table:style-name="ce27" table:formula="of:=IF([.$Q80]+[.$H$15]&gt;=0;[.H80];NA())" office:value-type="percentage" office:value="0.0069007218299334" calcext:value-type="percentage">
            <text:p>0,69%</text:p>
          </table:table-cell>
          <table:table-cell table:style-name="ce27" table:formula="of:=IF([.$Q80]+[.$M$15]&gt;=0;[.M80];NA())" office:value-type="percentage" office:value="0.00642007703333163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80]+0.001" office:value-type="percentage" office:value="0.0386" calcext:value-type="percentage">
            <text:p>3,8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81]);[.B$17]))" office:value-type="percentage" office:value="0.00628576734933285" calcext:value-type="percentage">
            <text:p>0,6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1]);[.B$17];INFO.OBBA.OBBA.OBMAKE(&quot;&quot;;&quot;double&quot;;[.B81]);INFO.OBBA.OBBA.OBMAKE(&quot;&quot;;&quot;double&quot;;1)))" office:value-type="percentage" office:value="0.00191837605162754" calcext:value-type="percentage">
            <text:p>0,19%</text:p>
          </table:table-cell>
          <table:table-cell table:formula="of:=([.D82]-2*[.D81]+[.D80])/([.B81]-[.B80])/([.B82]-[.B81])" office:value-type="float" office:value="7.10449429472663" calcext:value-type="float">
            <text:p>7,10449429472663</text:p>
          </table:table-cell>
          <table:table-cell/>
          <table:table-cell table:style-name="ce30" table:formula="of:=[.G80]+0.001" office:value-type="percentage" office:value="0.0425" calcext:value-type="percentage">
            <text:p>4,2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81]);[.G$17]))" office:value-type="percentage" office:value="0.00692394887394487" calcext:value-type="percentage">
            <text:p>0,6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1]);[.G$17];INFO.OBBA.OBBA.OBMAKE(&quot;&quot;;&quot;double&quot;;[.G81]);INFO.OBBA.OBBA.OBMAKE(&quot;&quot;;&quot;double&quot;;1)))" office:value-type="percentage" office:value="0.000775300814319431" calcext:value-type="percentage">
            <text:p>0,08%</text:p>
          </table:table-cell>
          <table:table-cell table:style-name="ce25" table:formula="of:=([.I82]-2*[.I81]+[.I80])/([.G81]-[.G80])/([.G82]-[.G81])" office:value-type="float" office:value="5.96092042612913" calcext:value-type="float">
            <text:p>5,96092042612913</text:p>
          </table:table-cell>
          <table:table-cell/>
          <table:table-cell table:style-name="ce30" table:formula="of:=[.L80]+0.001" office:value-type="percentage" office:value="0.04055" calcext:value-type="percentage">
            <text:p>4,0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81]);[.L$17]))" office:value-type="percentage" office:value="0.00642308908526726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1]);[.L$17];INFO.OBBA.OBBA.OBMAKE(&quot;&quot;;&quot;double&quot;;[.L81]);INFO.OBBA.OBBA.OBMAKE(&quot;&quot;;&quot;double&quot;;1)))" office:value-type="percentage" office:value="0.00126856374270275" calcext:value-type="percentage">
            <text:p>0,13%</text:p>
          </table:table-cell>
          <table:table-cell table:style-name="ce25" table:formula="of:=([.N82]-2*[.N81]+[.N80])/([.L81]-[.L80])/([.L82]-[.L81])" office:value-type="float" office:value="7.44814083169586" calcext:value-type="float">
            <text:p>7,44814083169586</text:p>
          </table:table-cell>
          <table:table-cell/>
          <table:table-cell table:style-name="ce27" table:formula="of:=[.B81]-[.$C$16]" office:value-type="percentage" office:value="0.031" calcext:value-type="percentage">
            <text:p>3,10%</text:p>
          </table:table-cell>
          <table:table-cell table:style-name="ce27" table:formula="of:=IF([.Q81]+[.$C$15]&gt;=0;[.C81];NA())" office:value-type="percentage" office:value="0.00628576734933285" calcext:value-type="percentage">
            <text:p>0,63%</text:p>
          </table:table-cell>
          <table:table-cell table:style-name="ce27" table:formula="of:=IF([.$Q81]+[.$H$15]&gt;=0;[.H81];NA())" office:value-type="percentage" office:value="0.00692394887394487" calcext:value-type="percentage">
            <text:p>0,69%</text:p>
          </table:table-cell>
          <table:table-cell table:style-name="ce27" table:formula="of:=IF([.$Q81]+[.$M$15]&gt;=0;[.M81];NA())" office:value-type="percentage" office:value="0.00642308908526726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81]+0.001" office:value-type="percentage" office:value="0.0396" calcext:value-type="percentage">
            <text:p>3,9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82]);[.B$17]))" office:value-type="percentage" office:value="0.00629283384869408" calcext:value-type="percentage">
            <text:p>0,6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2]);[.B$17];INFO.OBBA.OBBA.OBMAKE(&quot;&quot;;&quot;double&quot;;[.B82]);INFO.OBBA.OBBA.OBMAKE(&quot;&quot;;&quot;double&quot;;1)))" office:value-type="percentage" office:value="0.00179372722948466" calcext:value-type="percentage">
            <text:p>0,18%</text:p>
          </table:table-cell>
          <table:table-cell table:formula="of:=([.D83]-2*[.D82]+[.D81])/([.B82]-[.B81])/([.B83]-[.B82])" office:value-type="float" office:value="6.8225234268809" calcext:value-type="float">
            <text:p>6,8225234268809</text:p>
          </table:table-cell>
          <table:table-cell/>
          <table:table-cell table:style-name="ce30" table:formula="of:=[.G81]+0.001" office:value-type="percentage" office:value="0.0435" calcext:value-type="percentage">
            <text:p>4,3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82]);[.G$17]))" office:value-type="percentage" office:value="0.00694852746708232" calcext:value-type="percentage">
            <text:p>0,6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2]);[.G$17];INFO.OBBA.OBBA.OBMAKE(&quot;&quot;;&quot;double&quot;;[.G82]);INFO.OBBA.OBBA.OBMAKE(&quot;&quot;;&quot;double&quot;;1)))" office:value-type="percentage" office:value="0.00071085670028057" calcext:value-type="percentage">
            <text:p>0,07%</text:p>
          </table:table-cell>
          <table:table-cell table:style-name="ce25" table:formula="of:=([.I83]-2*[.I82]+[.I81])/([.G82]-[.G81])/([.G83]-[.G82])" office:value-type="float" office:value="5.48060757521927" calcext:value-type="float">
            <text:p>5,48060757521927</text:p>
          </table:table-cell>
          <table:table-cell/>
          <table:table-cell table:style-name="ce30" table:formula="of:=[.L81]+0.001" office:value-type="percentage" office:value="0.04155" calcext:value-type="percentage">
            <text:p>4,1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82]);[.L$17]))" office:value-type="percentage" office:value="0.00642651957992109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2]);[.L$17];INFO.OBBA.OBBA.OBMAKE(&quot;&quot;;&quot;double&quot;;[.L82]);INFO.OBBA.OBBA.OBMAKE(&quot;&quot;;&quot;double&quot;;1)))" office:value-type="percentage" office:value="0.00116815588940911" calcext:value-type="percentage">
            <text:p>0,12%</text:p>
          </table:table-cell>
          <table:table-cell table:style-name="ce25" table:formula="of:=([.N83]-2*[.N82]+[.N81])/([.L82]-[.L81])/([.L83]-[.L82])" office:value-type="float" office:value="7.0458466718444" calcext:value-type="float">
            <text:p>7,0458466718444</text:p>
          </table:table-cell>
          <table:table-cell/>
          <table:table-cell table:style-name="ce27" table:formula="of:=[.B82]-[.$C$16]" office:value-type="percentage" office:value="0.032" calcext:value-type="percentage">
            <text:p>3,20%</text:p>
          </table:table-cell>
          <table:table-cell table:style-name="ce27" table:formula="of:=IF([.Q82]+[.$C$15]&gt;=0;[.C82];NA())" office:value-type="percentage" office:value="0.00629283384869408" calcext:value-type="percentage">
            <text:p>0,63%</text:p>
          </table:table-cell>
          <table:table-cell table:style-name="ce27" table:formula="of:=IF([.$Q82]+[.$H$15]&gt;=0;[.H82];NA())" office:value-type="percentage" office:value="0.00694852746708232" calcext:value-type="percentage">
            <text:p>0,69%</text:p>
          </table:table-cell>
          <table:table-cell table:style-name="ce27" table:formula="of:=IF([.$Q82]+[.$M$15]&gt;=0;[.M82];NA())" office:value-type="percentage" office:value="0.00642651957992109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82]+0.001" office:value-type="percentage" office:value="0.0406" calcext:value-type="percentage">
            <text:p>4,0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83]);[.B$17]))" office:value-type="percentage" office:value="0.00629981091727236" calcext:value-type="percentage">
            <text:p>0,6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3]);[.B$17];INFO.OBBA.OBBA.OBMAKE(&quot;&quot;;&quot;double&quot;;[.B83]);INFO.OBBA.OBBA.OBMAKE(&quot;&quot;;&quot;double&quot;;1)))" office:value-type="percentage" office:value="0.00167590093076865" calcext:value-type="percentage">
            <text:p>0,17%</text:p>
          </table:table-cell>
          <table:table-cell table:formula="of:=([.D84]-2*[.D83]+[.D82])/([.B83]-[.B82])/([.B84]-[.B83])" office:value-type="float" office:value="6.54473149668118" calcext:value-type="float">
            <text:p>6,54473149668118</text:p>
          </table:table-cell>
          <table:table-cell/>
          <table:table-cell table:style-name="ce30" table:formula="of:=[.G82]+0.001" office:value-type="percentage" office:value="0.0445" calcext:value-type="percentage">
            <text:p>4,4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83]);[.G$17]))" office:value-type="percentage" office:value="0.00697440396482781" calcext:value-type="percentage">
            <text:p>0,7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3]);[.G$17];INFO.OBBA.OBBA.OBMAKE(&quot;&quot;;&quot;double&quot;;[.G83]);INFO.OBBA.OBBA.OBMAKE(&quot;&quot;;&quot;double&quot;;1)))" office:value-type="percentage" office:value="0.000651893193816928" calcext:value-type="percentage">
            <text:p>0,07%</text:p>
          </table:table-cell>
          <table:table-cell table:style-name="ce25" table:formula="of:=([.I84]-2*[.I83]+[.I82])/([.G83]-[.G82])/([.G84]-[.G83])" office:value-type="float" office:value="5.03220708793957" calcext:value-type="float">
            <text:p>5,03220708793957</text:p>
          </table:table-cell>
          <table:table-cell/>
          <table:table-cell table:style-name="ce30" table:formula="of:=[.L82]+0.001" office:value-type="percentage" office:value="0.04255" calcext:value-type="percentage">
            <text:p>4,2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83]);[.L$17]))" office:value-type="percentage" office:value="0.00643036871922298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3]);[.L$17];INFO.OBBA.OBBA.OBMAKE(&quot;&quot;;&quot;double&quot;;[.L83]);INFO.OBBA.OBBA.OBMAKE(&quot;&quot;;&quot;double&quot;;1)))" office:value-type="percentage" office:value="0.0010747938827873" calcext:value-type="percentage">
            <text:p>0,11%</text:p>
          </table:table-cell>
          <table:table-cell table:style-name="ce25" table:formula="of:=([.N84]-2*[.N83]+[.N82])/([.L83]-[.L82])/([.L84]-[.L83])" office:value-type="float" office:value="6.65357931976675" calcext:value-type="float">
            <text:p>6,65357931976675</text:p>
          </table:table-cell>
          <table:table-cell/>
          <table:table-cell table:style-name="ce27" table:formula="of:=[.B83]-[.$C$16]" office:value-type="percentage" office:value="0.033" calcext:value-type="percentage">
            <text:p>3,30%</text:p>
          </table:table-cell>
          <table:table-cell table:style-name="ce27" table:formula="of:=IF([.Q83]+[.$C$15]&gt;=0;[.C83];NA())" office:value-type="percentage" office:value="0.00629981091727236" calcext:value-type="percentage">
            <text:p>0,63%</text:p>
          </table:table-cell>
          <table:table-cell table:style-name="ce27" table:formula="of:=IF([.$Q83]+[.$H$15]&gt;=0;[.H83];NA())" office:value-type="percentage" office:value="0.00697440396482781" calcext:value-type="percentage">
            <text:p>0,70%</text:p>
          </table:table-cell>
          <table:table-cell table:style-name="ce27" table:formula="of:=IF([.$Q83]+[.$M$15]&gt;=0;[.M83];NA())" office:value-type="percentage" office:value="0.00643036871922298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83]+0.001" office:value-type="percentage" office:value="0.0416" calcext:value-type="percentage">
            <text:p>4,1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84]);[.B$17]))" office:value-type="percentage" office:value="0.00630670107887887" calcext:value-type="percentage">
            <text:p>0,6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4]);[.B$17];INFO.OBBA.OBBA.OBMAKE(&quot;&quot;;&quot;double&quot;;[.B84]);INFO.OBBA.OBBA.OBMAKE(&quot;&quot;;&quot;double&quot;;1)))" office:value-type="percentage" office:value="0.00156461936354932" calcext:value-type="percentage">
            <text:p>0,16%</text:p>
          </table:table-cell>
          <table:table-cell table:formula="of:=([.D85]-2*[.D84]+[.D83])/([.B84]-[.B83])/([.B85]-[.B84])" office:value-type="float" office:value="6.27155436835634" calcext:value-type="float">
            <text:p>6,27155436835634</text:p>
          </table:table-cell>
          <table:table-cell/>
          <table:table-cell table:style-name="ce30" table:formula="of:=[.G83]+0.001" office:value-type="percentage" office:value="0.0455" calcext:value-type="percentage">
            <text:p>4,5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84]);[.G$17]))" office:value-type="percentage" office:value="0.007001525066665" calcext:value-type="percentage">
            <text:p>0,7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4]);[.G$17];INFO.OBBA.OBBA.OBMAKE(&quot;&quot;;&quot;double&quot;;[.G84]);INFO.OBBA.OBBA.OBMAKE(&quot;&quot;;&quot;double&quot;;1)))" office:value-type="percentage" office:value="0.000597961894441226" calcext:value-type="percentage">
            <text:p>0,06%</text:p>
          </table:table-cell>
          <table:table-cell table:style-name="ce25" table:formula="of:=([.I85]-2*[.I84]+[.I83])/([.G84]-[.G83])/([.G85]-[.G84])" office:value-type="float" office:value="4.61493021828438" calcext:value-type="float">
            <text:p>4,61493021828438</text:p>
          </table:table-cell>
          <table:table-cell/>
          <table:table-cell table:style-name="ce30" table:formula="of:=[.L83]+0.001" office:value-type="percentage" office:value="0.04355" calcext:value-type="percentage">
            <text:p>4,3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84]);[.L$17]))" office:value-type="percentage" office:value="0.00643463622961285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4]);[.L$17];INFO.OBBA.OBBA.OBMAKE(&quot;&quot;;&quot;double&quot;;[.L84]);INFO.OBBA.OBBA.OBMAKE(&quot;&quot;;&quot;double&quot;;1)))" office:value-type="percentage" office:value="0.000988085455485269" calcext:value-type="percentage">
            <text:p>0,10%</text:p>
          </table:table-cell>
          <table:table-cell table:style-name="ce25" table:formula="of:=([.N85]-2*[.N84]+[.N83])/([.L84]-[.L83])/([.L85]-[.L84])" office:value-type="float" office:value="6.27231217030466" calcext:value-type="float">
            <text:p>6,27231217030466</text:p>
          </table:table-cell>
          <table:table-cell/>
          <table:table-cell table:style-name="ce27" table:formula="of:=[.B84]-[.$C$16]" office:value-type="percentage" office:value="0.034" calcext:value-type="percentage">
            <text:p>3,40%</text:p>
          </table:table-cell>
          <table:table-cell table:style-name="ce27" table:formula="of:=IF([.Q84]+[.$C$15]&gt;=0;[.C84];NA())" office:value-type="percentage" office:value="0.00630670107887887" calcext:value-type="percentage">
            <text:p>0,63%</text:p>
          </table:table-cell>
          <table:table-cell table:style-name="ce27" table:formula="of:=IF([.$Q84]+[.$H$15]&gt;=0;[.H84];NA())" office:value-type="percentage" office:value="0.007001525066665" calcext:value-type="percentage">
            <text:p>0,70%</text:p>
          </table:table-cell>
          <table:table-cell table:style-name="ce27" table:formula="of:=IF([.$Q84]+[.$M$15]&gt;=0;[.M84];NA())" office:value-type="percentage" office:value="0.00643463622961285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84]+0.001" office:value-type="percentage" office:value="0.0426" calcext:value-type="percentage">
            <text:p>4,2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85]);[.B$17]))" office:value-type="percentage" office:value="0.00631350674880853" calcext:value-type="percentage">
            <text:p>0,6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5]);[.B$17];INFO.OBBA.OBBA.OBMAKE(&quot;&quot;;&quot;double&quot;;[.B85]);INFO.OBBA.OBBA.OBMAKE(&quot;&quot;;&quot;double&quot;;1)))" office:value-type="percentage" office:value="0.00145960935069836" calcext:value-type="percentage">
            <text:p>0,15%</text:p>
          </table:table-cell>
          <table:table-cell table:formula="of:=([.D86]-2*[.D85]+[.D84])/([.B85]-[.B84])/([.B86]-[.B85])" office:value-type="float" office:value="6.0033918210705" calcext:value-type="float">
            <text:p>6,0033918210705</text:p>
          </table:table-cell>
          <table:table-cell/>
          <table:table-cell table:style-name="ce30" table:formula="of:=[.G84]+0.001" office:value-type="percentage" office:value="0.0465" calcext:value-type="percentage">
            <text:p>4,6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85]);[.G$17]))" office:value-type="percentage" office:value="0.00702983808503535" calcext:value-type="percentage">
            <text:p>0,7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5]);[.G$17];INFO.OBBA.OBBA.OBMAKE(&quot;&quot;;&quot;double&quot;;[.G85]);INFO.OBBA.OBBA.OBMAKE(&quot;&quot;;&quot;double&quot;;1)))" office:value-type="percentage" office:value="0.000548645525283808" calcext:value-type="percentage">
            <text:p>0,05%</text:p>
          </table:table-cell>
          <table:table-cell table:style-name="ce25" table:formula="of:=([.I86]-2*[.I85]+[.I84])/([.G85]-[.G84])/([.G86]-[.G85])" office:value-type="float" office:value="4.22773967889396" calcext:value-type="float">
            <text:p>4,22773967889396</text:p>
          </table:table-cell>
          <table:table-cell/>
          <table:table-cell table:style-name="ce30" table:formula="of:=[.L84]+0.001" office:value-type="percentage" office:value="0.04455" calcext:value-type="percentage">
            <text:p>4,4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85]);[.L$17]))" office:value-type="percentage" office:value="0.00643932137927267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5]);[.L$17];INFO.OBBA.OBBA.OBMAKE(&quot;&quot;;&quot;double&quot;;[.L85]);INFO.OBBA.OBBA.OBMAKE(&quot;&quot;;&quot;double&quot;;1)))" office:value-type="percentage" office:value="0.000907649340353538" calcext:value-type="percentage">
            <text:p>0,09%</text:p>
          </table:table-cell>
          <table:table-cell table:style-name="ce25" table:formula="of:=([.N86]-2*[.N85]+[.N84])/([.L85]-[.L84])/([.L86]-[.L85])" office:value-type="float" office:value="5.90288186693397" calcext:value-type="float">
            <text:p>5,90288186693397</text:p>
          </table:table-cell>
          <table:table-cell/>
          <table:table-cell table:style-name="ce27" table:formula="of:=[.B85]-[.$C$16]" office:value-type="percentage" office:value="0.035" calcext:value-type="percentage">
            <text:p>3,50%</text:p>
          </table:table-cell>
          <table:table-cell table:style-name="ce27" table:formula="of:=IF([.Q85]+[.$C$15]&gt;=0;[.C85];NA())" office:value-type="percentage" office:value="0.00631350674880853" calcext:value-type="percentage">
            <text:p>0,63%</text:p>
          </table:table-cell>
          <table:table-cell table:style-name="ce27" table:formula="of:=IF([.$Q85]+[.$H$15]&gt;=0;[.H85];NA())" office:value-type="percentage" office:value="0.00702983808503535" calcext:value-type="percentage">
            <text:p>0,70%</text:p>
          </table:table-cell>
          <table:table-cell table:style-name="ce27" table:formula="of:=IF([.$Q85]+[.$M$15]&gt;=0;[.M85];NA())" office:value-type="percentage" office:value="0.00643932137927267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85]+0.001" office:value-type="percentage" office:value="0.0436" calcext:value-type="percentage">
            <text:p>4,3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86]);[.B$17]))" office:value-type="percentage" office:value="0.00632023024001746" calcext:value-type="percentage">
            <text:p>0,6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6]);[.B$17];INFO.OBBA.OBBA.OBMAKE(&quot;&quot;;&quot;double&quot;;[.B86]);INFO.OBBA.OBBA.OBMAKE(&quot;&quot;;&quot;double&quot;;1)))" office:value-type="percentage" office:value="0.00136060272966846" calcext:value-type="percentage">
            <text:p>0,14%</text:p>
          </table:table-cell>
          <table:table-cell table:formula="of:=([.D87]-2*[.D86]+[.D85])/([.B86]-[.B85])/([.B87]-[.B86])" office:value-type="float" office:value="5.74060777486142" calcext:value-type="float">
            <text:p>5,74060777486142</text:p>
          </table:table-cell>
          <table:table-cell/>
          <table:table-cell table:style-name="ce30" table:formula="of:=[.G85]+0.001" office:value-type="percentage" office:value="0.0475" calcext:value-type="percentage">
            <text:p>4,7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86]);[.G$17]))" office:value-type="percentage" office:value="0.00705929117698004" calcext:value-type="percentage">
            <text:p>0,7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6]);[.G$17];INFO.OBBA.OBBA.OBMAKE(&quot;&quot;;&quot;double&quot;;[.G86]);INFO.OBBA.OBBA.OBMAKE(&quot;&quot;;&quot;double&quot;;1)))" office:value-type="percentage" office:value="0.000503556895805284" calcext:value-type="percentage">
            <text:p>0,05%</text:p>
          </table:table-cell>
          <table:table-cell table:style-name="ce25" table:formula="of:=([.I87]-2*[.I86]+[.I85])/([.G86]-[.G85])/([.G87]-[.G86])" office:value-type="float" office:value="3.86940790202388" calcext:value-type="float">
            <text:p>3,86940790202388</text:p>
          </table:table-cell>
          <table:table-cell/>
          <table:table-cell table:style-name="ce30" table:formula="of:=[.L85]+0.001" office:value-type="percentage" office:value="0.04555" calcext:value-type="percentage">
            <text:p>4,5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86]);[.L$17]))" office:value-type="percentage" office:value="0.00644442299595722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6]);[.L$17];INFO.OBBA.OBBA.OBMAKE(&quot;&quot;;&quot;double&quot;;[.L86]);INFO.OBBA.OBBA.OBMAKE(&quot;&quot;;&quot;double&quot;;1)))" office:value-type="percentage" office:value="0.000833116107088741" calcext:value-type="percentage">
            <text:p>0,08%</text:p>
          </table:table-cell>
          <table:table-cell table:style-name="ce25" table:formula="of:=([.N87]-2*[.N86]+[.N85])/([.L86]-[.L85])/([.L87]-[.L86])" office:value-type="float" office:value="5.5459901672898" calcext:value-type="float">
            <text:p>5,5459901672898</text:p>
          </table:table-cell>
          <table:table-cell/>
          <table:table-cell table:style-name="ce27" table:formula="of:=[.B86]-[.$C$16]" office:value-type="percentage" office:value="0.036" calcext:value-type="percentage">
            <text:p>3,60%</text:p>
          </table:table-cell>
          <table:table-cell table:style-name="ce27" table:formula="of:=IF([.Q86]+[.$C$15]&gt;=0;[.C86];NA())" office:value-type="percentage" office:value="0.00632023024001746" calcext:value-type="percentage">
            <text:p>0,63%</text:p>
          </table:table-cell>
          <table:table-cell table:style-name="ce27" table:formula="of:=IF([.$Q86]+[.$H$15]&gt;=0;[.H86];NA())" office:value-type="percentage" office:value="0.00705929117698004" calcext:value-type="percentage">
            <text:p>0,71%</text:p>
          </table:table-cell>
          <table:table-cell table:style-name="ce27" table:formula="of:=IF([.$Q86]+[.$M$15]&gt;=0;[.M86];NA())" office:value-type="percentage" office:value="0.00644442299595722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86]+0.001" office:value-type="percentage" office:value="0.0446" calcext:value-type="percentage">
            <text:p>4,4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87]);[.B$17]))" office:value-type="percentage" office:value="0.00632687376881084" calcext:value-type="percentage">
            <text:p>0,6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7]);[.B$17];INFO.OBBA.OBBA.OBMAKE(&quot;&quot;;&quot;double&quot;;[.B87]);INFO.OBBA.OBBA.OBMAKE(&quot;&quot;;&quot;double&quot;;1)))" office:value-type="percentage" office:value="0.00126733671641342" calcext:value-type="percentage">
            <text:p>0,13%</text:p>
          </table:table-cell>
          <table:table-cell table:formula="of:=([.D88]-2*[.D87]+[.D86])/([.B87]-[.B86])/([.B88]-[.B87])" office:value-type="float" office:value="5.48353052964205" calcext:value-type="float">
            <text:p>5,48353052964205</text:p>
          </table:table-cell>
          <table:table-cell/>
          <table:table-cell table:style-name="ce30" table:formula="of:=[.G86]+0.001" office:value-type="percentage" office:value="0.0485" calcext:value-type="percentage">
            <text:p>4,8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87]);[.G$17]))" office:value-type="percentage" office:value="0.00708983354023553" calcext:value-type="percentage">
            <text:p>0,7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7]);[.G$17];INFO.OBBA.OBBA.OBMAKE(&quot;&quot;;&quot;double&quot;;[.G87]);INFO.OBBA.OBBA.OBMAKE(&quot;&quot;;&quot;double&quot;;1)))" office:value-type="percentage" office:value="0.000462337674228784" calcext:value-type="percentage">
            <text:p>0,05%</text:p>
          </table:table-cell>
          <table:table-cell table:style-name="ce25" table:formula="of:=([.I88]-2*[.I87]+[.I86])/([.G87]-[.G86])/([.G88]-[.G87])" office:value-type="float" office:value="3.53856904826768" calcext:value-type="float">
            <text:p>3,53856904826768</text:p>
          </table:table-cell>
          <table:table-cell/>
          <table:table-cell table:style-name="ce30" table:formula="of:=[.L86]+0.001" office:value-type="percentage" office:value="0.04655" calcext:value-type="percentage">
            <text:p>4,6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87]);[.L$17]))" office:value-type="percentage" office:value="0.00644993948536038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7]);[.L$17];INFO.OBBA.OBBA.OBMAKE(&quot;&quot;;&quot;double&quot;;[.L87]);INFO.OBBA.OBBA.OBMAKE(&quot;&quot;;&quot;double&quot;;1)))" office:value-type="percentage" office:value="0.000764128863991233" calcext:value-type="percentage">
            <text:p>0,08%</text:p>
          </table:table-cell>
          <table:table-cell table:style-name="ce25" table:formula="of:=([.N88]-2*[.N87]+[.N86])/([.L87]-[.L86])/([.L88]-[.L87])" office:value-type="float" office:value="5.20220735346054" calcext:value-type="float">
            <text:p>5,20220735346054</text:p>
          </table:table-cell>
          <table:table-cell/>
          <table:table-cell table:style-name="ce27" table:formula="of:=[.B87]-[.$C$16]" office:value-type="percentage" office:value="0.037" calcext:value-type="percentage">
            <text:p>3,70%</text:p>
          </table:table-cell>
          <table:table-cell table:style-name="ce27" table:formula="of:=IF([.Q87]+[.$C$15]&gt;=0;[.C87];NA())" office:value-type="percentage" office:value="0.00632687376881084" calcext:value-type="percentage">
            <text:p>0,63%</text:p>
          </table:table-cell>
          <table:table-cell table:style-name="ce27" table:formula="of:=IF([.$Q87]+[.$H$15]&gt;=0;[.H87];NA())" office:value-type="percentage" office:value="0.00708983354023553" calcext:value-type="percentage">
            <text:p>0,71%</text:p>
          </table:table-cell>
          <table:table-cell table:style-name="ce27" table:formula="of:=IF([.$Q87]+[.$M$15]&gt;=0;[.M87];NA())" office:value-type="percentage" office:value="0.00644993948536038" calcext:value-type="percentage">
            <text:p>0,64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87]+0.001" office:value-type="percentage" office:value="0.0456" calcext:value-type="percentage">
            <text:p>4,5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88]);[.B$17]))" office:value-type="percentage" office:value="0.00633343946009387" calcext:value-type="percentage">
            <text:p>0,6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8]);[.B$17];INFO.OBBA.OBBA.OBMAKE(&quot;&quot;;&quot;double&quot;;[.B88]);INFO.OBBA.OBBA.OBMAKE(&quot;&quot;;&quot;double&quot;;1)))" office:value-type="percentage" office:value="0.00117955423368803" calcext:value-type="percentage">
            <text:p>0,12%</text:p>
          </table:table-cell>
          <table:table-cell table:formula="of:=([.D89]-2*[.D88]+[.D87])/([.B88]-[.B87])/([.B89]-[.B88])" office:value-type="float" office:value="5.23245338811955" calcext:value-type="float">
            <text:p>5,23245338811955</text:p>
          </table:table-cell>
          <table:table-cell/>
          <table:table-cell table:style-name="ce30" table:formula="of:=[.G87]+0.001" office:value-type="percentage" office:value="0.0495" calcext:value-type="percentage">
            <text:p>4,9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88]);[.G$17]))" office:value-type="percentage" office:value="0.00712141557600776" calcext:value-type="percentage">
            <text:p>0,7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8]);[.G$17];INFO.OBBA.OBBA.OBMAKE(&quot;&quot;;&quot;double&quot;;[.G88]);INFO.OBBA.OBBA.OBMAKE(&quot;&quot;;&quot;double&quot;;1)))" office:value-type="percentage" office:value="0.000424657021700552" calcext:value-type="percentage">
            <text:p>0,04%</text:p>
          </table:table-cell>
          <table:table-cell table:style-name="ce25" table:formula="of:=([.I89]-2*[.I88]+[.I87])/([.G88]-[.G87])/([.G89]-[.G88])" office:value-type="float" office:value="3.23376445316618" calcext:value-type="float">
            <text:p>3,23376445316618</text:p>
          </table:table-cell>
          <table:table-cell/>
          <table:table-cell table:style-name="ce30" table:formula="of:=[.L87]+0.001" office:value-type="percentage" office:value="0.04755" calcext:value-type="percentage">
            <text:p>4,7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88]);[.L$17]))" office:value-type="percentage" office:value="0.00645586884994641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8]);[.L$17];INFO.OBBA.OBBA.OBMAKE(&quot;&quot;;&quot;double&quot;;[.L88]);INFO.OBBA.OBBA.OBMAKE(&quot;&quot;;&quot;double&quot;;1)))" office:value-type="percentage" office:value="0.000700343828247186" calcext:value-type="percentage">
            <text:p>0,07%</text:p>
          </table:table-cell>
          <table:table-cell table:style-name="ce25" table:formula="of:=([.N89]-2*[.N88]+[.N87])/([.L88]-[.L87])/([.L89]-[.L88])" office:value-type="float" office:value="4.87197700750401" calcext:value-type="float">
            <text:p>4,87197700750401</text:p>
          </table:table-cell>
          <table:table-cell/>
          <table:table-cell table:style-name="ce27" table:formula="of:=[.B88]-[.$C$16]" office:value-type="percentage" office:value="0.038" calcext:value-type="percentage">
            <text:p>3,80%</text:p>
          </table:table-cell>
          <table:table-cell table:style-name="ce27" table:formula="of:=IF([.Q88]+[.$C$15]&gt;=0;[.C88];NA())" office:value-type="percentage" office:value="0.00633343946009387" calcext:value-type="percentage">
            <text:p>0,63%</text:p>
          </table:table-cell>
          <table:table-cell table:style-name="ce27" table:formula="of:=IF([.$Q88]+[.$H$15]&gt;=0;[.H88];NA())" office:value-type="percentage" office:value="0.00712141557600776" calcext:value-type="percentage">
            <text:p>0,71%</text:p>
          </table:table-cell>
          <table:table-cell table:style-name="ce27" table:formula="of:=IF([.$Q88]+[.$M$15]&gt;=0;[.M88];NA())" office:value-type="percentage" office:value="0.00645586884994641" calcext:value-type="percentage">
            <text:p>0,65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88]+0.001" office:value-type="percentage" office:value="0.0466" calcext:value-type="percentage">
            <text:p>4,6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89]);[.B$17]))" office:value-type="percentage" office:value="0.00633992935253779" calcext:value-type="percentage">
            <text:p>0,6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9]);[.B$17];INFO.OBBA.OBBA.OBMAKE(&quot;&quot;;&quot;double&quot;;[.B89]);INFO.OBBA.OBBA.OBMAKE(&quot;&quot;;&quot;double&quot;;1)))" office:value-type="percentage" office:value="0.00109700420435075" calcext:value-type="percentage">
            <text:p>0,11%</text:p>
          </table:table-cell>
          <table:table-cell table:formula="of:=([.D90]-2*[.D89]+[.D88])/([.B89]-[.B88])/([.B90]-[.B89])" office:value-type="float" office:value="4.98763480388753" calcext:value-type="float">
            <text:p>4,98763480388753</text:p>
          </table:table-cell>
          <table:table-cell/>
          <table:table-cell table:style-name="ce30" table:formula="of:=[.G88]+0.001" office:value-type="percentage" office:value="0.0505" calcext:value-type="percentage">
            <text:p>5,0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89]);[.G$17]))" office:value-type="percentage" office:value="0.00715398902095932" calcext:value-type="percentage">
            <text:p>0,7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9]);[.G$17];INFO.OBBA.OBBA.OBMAKE(&quot;&quot;;&quot;double&quot;;[.G89]);INFO.OBBA.OBBA.OBMAKE(&quot;&quot;;&quot;double&quot;;1)))" office:value-type="percentage" office:value="0.000390210133625485" calcext:value-type="percentage">
            <text:p>0,04%</text:p>
          </table:table-cell>
          <table:table-cell table:style-name="ce25" table:formula="of:=([.I90]-2*[.I89]+[.I88])/([.G89]-[.G88])/([.G90]-[.G89])" office:value-type="float" office:value="2.95348152733289" calcext:value-type="float">
            <text:p>2,95348152733289</text:p>
          </table:table-cell>
          <table:table-cell/>
          <table:table-cell table:style-name="ce30" table:formula="of:=[.L88]+0.001" office:value-type="percentage" office:value="0.04855" calcext:value-type="percentage">
            <text:p>4,8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89]);[.L$17]))" office:value-type="percentage" office:value="0.0064622087081703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9]);[.L$17];INFO.OBBA.OBBA.OBMAKE(&quot;&quot;;&quot;double&quot;;[.L89]);INFO.OBBA.OBBA.OBMAKE(&quot;&quot;;&quot;double&quot;;1)))" office:value-type="percentage" office:value="0.000641430769510644" calcext:value-type="percentage">
            <text:p>0,06%</text:p>
          </table:table-cell>
          <table:table-cell table:style-name="ce25" table:formula="of:=([.N90]-2*[.N89]+[.N88])/([.L89]-[.L88])/([.L90]-[.L89])" office:value-type="float" office:value="4.55562196103936" calcext:value-type="float">
            <text:p>4,55562196103936</text:p>
          </table:table-cell>
          <table:table-cell/>
          <table:table-cell table:style-name="ce27" table:formula="of:=[.B89]-[.$C$16]" office:value-type="percentage" office:value="0.039" calcext:value-type="percentage">
            <text:p>3,90%</text:p>
          </table:table-cell>
          <table:table-cell table:style-name="ce27" table:formula="of:=IF([.Q89]+[.$C$15]&gt;=0;[.C89];NA())" office:value-type="percentage" office:value="0.00633992935253779" calcext:value-type="percentage">
            <text:p>0,63%</text:p>
          </table:table-cell>
          <table:table-cell table:style-name="ce27" table:formula="of:=IF([.$Q89]+[.$H$15]&gt;=0;[.H89];NA())" office:value-type="percentage" office:value="0.00715398902095932" calcext:value-type="percentage">
            <text:p>0,72%</text:p>
          </table:table-cell>
          <table:table-cell table:style-name="ce27" table:formula="of:=IF([.$Q89]+[.$M$15]&gt;=0;[.M89];NA())" office:value-type="percentage" office:value="0.0064622087081703" calcext:value-type="percentage">
            <text:p>0,65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89]+0.001" office:value-type="percentage" office:value="0.0476" calcext:value-type="percentage">
            <text:p>4,7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90]);[.B$17]))" office:value-type="percentage" office:value="0.00634634540316247" calcext:value-type="percentage">
            <text:p>0,6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0]);[.B$17];INFO.OBBA.OBBA.OBMAKE(&quot;&quot;;&quot;double&quot;;[.B90]);INFO.OBBA.OBBA.OBMAKE(&quot;&quot;;&quot;double&quot;;1)))" office:value-type="percentage" office:value="0.00101944180981736" calcext:value-type="percentage">
            <text:p>0,10%</text:p>
          </table:table-cell>
          <table:table-cell table:formula="of:=([.D91]-2*[.D90]+[.D89])/([.B90]-[.B89])/([.B91]-[.B90])" office:value-type="float" office:value="4.74929930804843" calcext:value-type="float">
            <text:p>4,74929930804843</text:p>
          </table:table-cell>
          <table:table-cell/>
          <table:table-cell table:style-name="ce30" table:formula="of:=[.G89]+0.001" office:value-type="percentage" office:value="0.0515000000000001" calcext:value-type="percentage">
            <text:p>5,1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90]);[.G$17]))" office:value-type="percentage" office:value="0.0071875070511257" calcext:value-type="percentage">
            <text:p>0,7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0]);[.G$17];INFO.OBBA.OBBA.OBMAKE(&quot;&quot;;&quot;double&quot;;[.G90]);INFO.OBBA.OBBA.OBMAKE(&quot;&quot;;&quot;double&quot;;1)))" office:value-type="percentage" office:value="0.000358716727077752" calcext:value-type="percentage">
            <text:p>0,04%</text:p>
          </table:table-cell>
          <table:table-cell table:style-name="ce25" table:formula="of:=([.I91]-2*[.I90]+[.I89])/([.G90]-[.G89])/([.G91]-[.G90])" office:value-type="float" office:value="2.6961863645238" calcext:value-type="float">
            <text:p>2,6961863645238</text:p>
          </table:table-cell>
          <table:table-cell/>
          <table:table-cell table:style-name="ce30" table:formula="of:=[.L89]+0.001" office:value-type="percentage" office:value="0.04955" calcext:value-type="percentage">
            <text:p>4,9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90]);[.L$17]))" office:value-type="percentage" office:value="0.00646895631400747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0]);[.L$17];INFO.OBBA.OBBA.OBMAKE(&quot;&quot;;&quot;double&quot;;[.L90]);INFO.OBBA.OBBA.OBMAKE(&quot;&quot;;&quot;double&quot;;1)))" office:value-type="percentage" office:value="0.00058707333273514" calcext:value-type="percentage">
            <text:p>0,06%</text:p>
          </table:table-cell>
          <table:table-cell table:style-name="ce25" table:formula="of:=([.N91]-2*[.N90]+[.N89])/([.L90]-[.L89])/([.L91]-[.L90])" office:value-type="float" office:value="4.25335122254764" calcext:value-type="float">
            <text:p>4,25335122254764</text:p>
          </table:table-cell>
          <table:table-cell/>
          <table:table-cell table:style-name="ce27" table:formula="of:=[.B90]-[.$C$16]" office:value-type="percentage" office:value="0.04" calcext:value-type="percentage">
            <text:p>4,00%</text:p>
          </table:table-cell>
          <table:table-cell table:style-name="ce27" table:formula="of:=IF([.Q90]+[.$C$15]&gt;=0;[.C90];NA())" office:value-type="percentage" office:value="0.00634634540316247" calcext:value-type="percentage">
            <text:p>0,63%</text:p>
          </table:table-cell>
          <table:table-cell table:style-name="ce27" table:formula="of:=IF([.$Q90]+[.$H$15]&gt;=0;[.H90];NA())" office:value-type="percentage" office:value="0.0071875070511257" calcext:value-type="percentage">
            <text:p>0,72%</text:p>
          </table:table-cell>
          <table:table-cell table:style-name="ce27" table:formula="of:=IF([.$Q90]+[.$M$15]&gt;=0;[.M90];NA())" office:value-type="percentage" office:value="0.00646895631400747" calcext:value-type="percentage">
            <text:p>0,65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90]+0.001" office:value-type="percentage" office:value="0.0486000000000001" calcext:value-type="percentage">
            <text:p>4,8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91]);[.B$17]))" office:value-type="percentage" office:value="0.00635268949160647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1]);[.B$17];INFO.OBBA.OBBA.OBMAKE(&quot;&quot;;&quot;double&quot;;[.B91]);INFO.OBBA.OBBA.OBMAKE(&quot;&quot;;&quot;double&quot;;1)))" office:value-type="percentage" office:value="0.000946628714592022" calcext:value-type="percentage">
            <text:p>0,09%</text:p>
          </table:table-cell>
          <table:table-cell table:formula="of:=([.D92]-2*[.D91]+[.D90])/([.B91]-[.B90])/([.B92]-[.B91])" office:value-type="float" office:value="4.51763846654167" calcext:value-type="float">
            <text:p>4,51763846654167</text:p>
          </table:table-cell>
          <table:table-cell/>
          <table:table-cell table:style-name="ce30" table:formula="of:=[.G90]+0.001" office:value-type="percentage" office:value="0.0525" calcext:value-type="percentage">
            <text:p>5,2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91]);[.G$17]))" office:value-type="percentage" office:value="0.00722192436055215" calcext:value-type="percentage">
            <text:p>0,7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1]);[.G$17];INFO.OBBA.OBBA.OBMAKE(&quot;&quot;;&quot;double&quot;;[.G91]);INFO.OBBA.OBBA.OBMAKE(&quot;&quot;;&quot;double&quot;;1)))" office:value-type="percentage" office:value="0.000329919506894543" calcext:value-type="percentage">
            <text:p>0,03%</text:p>
          </table:table-cell>
          <table:table-cell table:style-name="ce25" table:formula="of:=([.I92]-2*[.I91]+[.I90])/([.G91]-[.G90])/([.G92]-[.G91])" office:value-type="float" office:value="2.46035048319557" calcext:value-type="float">
            <text:p>2,46035048319557</text:p>
          </table:table-cell>
          <table:table-cell/>
          <table:table-cell table:style-name="ce30" table:formula="of:=[.L90]+0.001" office:value-type="percentage" office:value="0.05055" calcext:value-type="percentage">
            <text:p>5,0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91]);[.L$17]))" office:value-type="percentage" office:value="0.0064761085767104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1]);[.L$17];INFO.OBBA.OBBA.OBMAKE(&quot;&quot;;&quot;double&quot;;[.L91]);INFO.OBBA.OBBA.OBMAKE(&quot;&quot;;&quot;double&quot;;1)))" office:value-type="percentage" office:value="0.000536969247182184" calcext:value-type="percentage">
            <text:p>0,05%</text:p>
          </table:table-cell>
          <table:table-cell table:style-name="ce25" table:formula="of:=([.N92]-2*[.N91]+[.N90])/([.L91]-[.L90])/([.L92]-[.L91])" office:value-type="float" office:value="3.96526768436463" calcext:value-type="float">
            <text:p>3,96526768436463</text:p>
          </table:table-cell>
          <table:table-cell/>
          <table:table-cell table:style-name="ce27" table:formula="of:=[.B91]-[.$C$16]" office:value-type="percentage" office:value="0.041" calcext:value-type="percentage">
            <text:p>4,10%</text:p>
          </table:table-cell>
          <table:table-cell table:style-name="ce27" table:formula="of:=IF([.Q91]+[.$C$15]&gt;=0;[.C91];NA())" office:value-type="percentage" office:value="0.00635268949160647" calcext:value-type="percentage">
            <text:p>0,64%</text:p>
          </table:table-cell>
          <table:table-cell table:style-name="ce27" table:formula="of:=IF([.$Q91]+[.$H$15]&gt;=0;[.H91];NA())" office:value-type="percentage" office:value="0.00722192436055215" calcext:value-type="percentage">
            <text:p>0,72%</text:p>
          </table:table-cell>
          <table:table-cell table:style-name="ce27" table:formula="of:=IF([.$Q91]+[.$M$15]&gt;=0;[.M91];NA())" office:value-type="percentage" office:value="0.0064761085767104" calcext:value-type="percentage">
            <text:p>0,65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91]+0.001" office:value-type="percentage" office:value="0.0496" calcext:value-type="percentage">
            <text:p>4,9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92]);[.B$17]))" office:value-type="percentage" office:value="0.00635896342427516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2]);[.B$17];INFO.OBBA.OBBA.OBMAKE(&quot;&quot;;&quot;double&quot;;[.B92]);INFO.OBBA.OBBA.OBMAKE(&quot;&quot;;&quot;double&quot;;1)))" office:value-type="percentage" office:value="0.000878333257833225" calcext:value-type="percentage">
            <text:p>0,09%</text:p>
          </table:table-cell>
          <table:table-cell table:formula="of:=([.D93]-2*[.D92]+[.D91])/([.B92]-[.B91])/([.B93]-[.B92])" office:value-type="float" office:value="4.29281165191446" calcext:value-type="float">
            <text:p>4,29281165191446</text:p>
          </table:table-cell>
          <table:table-cell/>
          <table:table-cell table:style-name="ce30" table:formula="of:=[.G91]+0.001" office:value-type="percentage" office:value="0.0535000000000001" calcext:value-type="percentage">
            <text:p>5,3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92]);[.G$17]))" office:value-type="percentage" office:value="0.00725719721743195" calcext:value-type="percentage">
            <text:p>0,7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2]);[.G$17];INFO.OBBA.OBBA.OBMAKE(&quot;&quot;;&quot;double&quot;;[.G92]);INFO.OBBA.OBBA.OBMAKE(&quot;&quot;;&quot;double&quot;;1)))" office:value-type="percentage" office:value="0.000303582637194529" calcext:value-type="percentage">
            <text:p>0,03%</text:p>
          </table:table-cell>
          <table:table-cell table:style-name="ce25" table:formula="of:=([.I93]-2*[.I92]+[.I91])/([.G92]-[.G91])/([.G93]-[.G92])" office:value-type="float" office:value="2.24447223348972" calcext:value-type="float">
            <text:p>2,24447223348972</text:p>
          </table:table-cell>
          <table:table-cell/>
          <table:table-cell table:style-name="ce30" table:formula="of:=[.L91]+0.001" office:value-type="percentage" office:value="0.0515500000000001" calcext:value-type="percentage">
            <text:p>5,1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92]);[.L$17]))" office:value-type="percentage" office:value="0.0064836620807088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2]);[.L$17];INFO.OBBA.OBBA.OBMAKE(&quot;&quot;;&quot;double&quot;;[.L92]);INFO.OBBA.OBBA.OBMAKE(&quot;&quot;;&quot;double&quot;;1)))" office:value-type="percentage" office:value="0.000490830429313594" calcext:value-type="percentage">
            <text:p>0,05%</text:p>
          </table:table-cell>
          <table:table-cell table:style-name="ce25" table:formula="of:=([.N93]-2*[.N92]+[.N91])/([.L92]-[.L91])/([.L93]-[.L92])" office:value-type="float" office:value="3.69137641713064" calcext:value-type="float">
            <text:p>3,69137641713064</text:p>
          </table:table-cell>
          <table:table-cell/>
          <table:table-cell table:style-name="ce27" table:formula="of:=[.B92]-[.$C$16]" office:value-type="percentage" office:value="0.042" calcext:value-type="percentage">
            <text:p>4,20%</text:p>
          </table:table-cell>
          <table:table-cell table:style-name="ce27" table:formula="of:=IF([.Q92]+[.$C$15]&gt;=0;[.C92];NA())" office:value-type="percentage" office:value="0.00635896342427516" calcext:value-type="percentage">
            <text:p>0,64%</text:p>
          </table:table-cell>
          <table:table-cell table:style-name="ce27" table:formula="of:=IF([.$Q92]+[.$H$15]&gt;=0;[.H92];NA())" office:value-type="percentage" office:value="0.00725719721743195" calcext:value-type="percentage">
            <text:p>0,73%</text:p>
          </table:table-cell>
          <table:table-cell table:style-name="ce27" table:formula="of:=IF([.$Q92]+[.$M$15]&gt;=0;[.M92];NA())" office:value-type="percentage" office:value="0.0064836620807088" calcext:value-type="percentage">
            <text:p>0,65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92]+0.001" office:value-type="percentage" office:value="0.0506000000000001" calcext:value-type="percentage">
            <text:p>5,0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93]);[.B$17]))" office:value-type="percentage" office:value="0.00636516893807359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3]);[.B$17];INFO.OBBA.OBBA.OBMAKE(&quot;&quot;;&quot;double&quot;;[.B93]);INFO.OBBA.OBBA.OBMAKE(&quot;&quot;;&quot;double&quot;;1)))" office:value-type="percentage" office:value="0.000814330612726342" calcext:value-type="percentage">
            <text:p>0,08%</text:p>
          </table:table-cell>
          <table:table-cell table:formula="of:=([.D94]-2*[.D93]+[.D92])/([.B93]-[.B92])/([.B94]-[.B93])" office:value-type="float" office:value="4.07494732832796" calcext:value-type="float">
            <text:p>4,07494732832796</text:p>
          </table:table-cell>
          <table:table-cell/>
          <table:table-cell table:style-name="ce30" table:formula="of:=[.G92]+0.001" office:value-type="percentage" office:value="0.0545" calcext:value-type="percentage">
            <text:p>5,4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93]);[.G$17]))" office:value-type="percentage" office:value="0.00729328350044946" calcext:value-type="percentage">
            <text:p>0,7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3]);[.G$17];INFO.OBBA.OBBA.OBMAKE(&quot;&quot;;&quot;double&quot;;[.G93]);INFO.OBBA.OBBA.OBMAKE(&quot;&quot;;&quot;double&quot;;1)))" office:value-type="percentage" office:value="0.000279490239728005" calcext:value-type="percentage">
            <text:p>0,03%</text:p>
          </table:table-cell>
          <table:table-cell table:style-name="ce25" table:formula="of:=([.I94]-2*[.I93]+[.I92])/([.G93]-[.G92])/([.G94]-[.G93])" office:value-type="float" office:value="2.04709345773051" calcext:value-type="float">
            <text:p>2,04709345773051</text:p>
          </table:table-cell>
          <table:table-cell/>
          <table:table-cell table:style-name="ce30" table:formula="of:=[.L92]+0.001" office:value-type="percentage" office:value="0.05255" calcext:value-type="percentage">
            <text:p>5,2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93]);[.L$17]))" office:value-type="percentage" office:value="0.00649161310556986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3]);[.L$17];INFO.OBBA.OBBA.OBMAKE(&quot;&quot;;&quot;double&quot;;[.L93]);INFO.OBBA.OBBA.OBMAKE(&quot;&quot;;&quot;double&quot;;1)))" office:value-type="percentage" office:value="0.000448382987862133" calcext:value-type="percentage">
            <text:p>0,04%</text:p>
          </table:table-cell>
          <table:table-cell table:style-name="ce25" table:formula="of:=([.N94]-2*[.N93]+[.N92])/([.L93]-[.L92])/([.L94]-[.L93])" office:value-type="float" office:value="3.43159336466634" calcext:value-type="float">
            <text:p>3,43159336466634</text:p>
          </table:table-cell>
          <table:table-cell/>
          <table:table-cell table:style-name="ce27" table:formula="of:=[.B93]-[.$C$16]" office:value-type="percentage" office:value="0.043" calcext:value-type="percentage">
            <text:p>4,30%</text:p>
          </table:table-cell>
          <table:table-cell table:style-name="ce27" table:formula="of:=IF([.Q93]+[.$C$15]&gt;=0;[.C93];NA())" office:value-type="percentage" office:value="0.00636516893807359" calcext:value-type="percentage">
            <text:p>0,64%</text:p>
          </table:table-cell>
          <table:table-cell table:style-name="ce27" table:formula="of:=IF([.$Q93]+[.$H$15]&gt;=0;[.H93];NA())" office:value-type="percentage" office:value="0.00729328350044946" calcext:value-type="percentage">
            <text:p>0,73%</text:p>
          </table:table-cell>
          <table:table-cell table:style-name="ce27" table:formula="of:=IF([.$Q93]+[.$M$15]&gt;=0;[.M93];NA())" office:value-type="percentage" office:value="0.00649161310556986" calcext:value-type="percentage">
            <text:p>0,65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93]+0.001" office:value-type="percentage" office:value="0.0516" calcext:value-type="percentage">
            <text:p>5,1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94]);[.B$17]))" office:value-type="percentage" office:value="0.00637130770402333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4]);[.B$17];INFO.OBBA.OBBA.OBMAKE(&quot;&quot;;&quot;double&quot;;[.B94]);INFO.OBBA.OBBA.OBMAKE(&quot;&quot;;&quot;double&quot;;1)))" office:value-type="percentage" office:value="0.000754402914947787" calcext:value-type="percentage">
            <text:p>0,08%</text:p>
          </table:table-cell>
          <table:table-cell table:formula="of:=([.D95]-2*[.D94]+[.D93])/([.B94]-[.B93])/([.B95]-[.B94])" office:value-type="float" office:value="3.8641440737834" calcext:value-type="float">
            <text:p>3,8641440737834</text:p>
          </table:table-cell>
          <table:table-cell/>
          <table:table-cell table:style-name="ce30" table:formula="of:=[.G93]+0.001" office:value-type="percentage" office:value="0.0555000000000001" calcext:value-type="percentage">
            <text:p>5,5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94]);[.G$17]))" office:value-type="percentage" office:value="0.00733014271790389" calcext:value-type="percentage">
            <text:p>0,7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4]);[.G$17];INFO.OBBA.OBBA.OBMAKE(&quot;&quot;;&quot;double&quot;;[.G94]);INFO.OBBA.OBBA.OBMAKE(&quot;&quot;;&quot;double&quot;;1)))" office:value-type="percentage" office:value="0.000257444935719212" calcext:value-type="percentage">
            <text:p>0,03%</text:p>
          </table:table-cell>
          <table:table-cell table:style-name="ce25" table:formula="of:=([.I95]-2*[.I94]+[.I93])/([.G94]-[.G93])/([.G95]-[.G94])" office:value-type="float" office:value="1.86681201170411" calcext:value-type="float">
            <text:p>1,86681201170411</text:p>
          </table:table-cell>
          <table:table-cell/>
          <table:table-cell table:style-name="ce30" table:formula="of:=[.L93]+0.001" office:value-type="percentage" office:value="0.0535500000000001" calcext:value-type="percentage">
            <text:p>5,3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94]);[.L$17]))" office:value-type="percentage" office:value="0.00649995764593668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4]);[.L$17];INFO.OBBA.OBBA.OBMAKE(&quot;&quot;;&quot;double&quot;;[.L94]);INFO.OBBA.OBBA.OBMAKE(&quot;&quot;;&quot;double&quot;;1)))" office:value-type="percentage" office:value="0.00040936713977534" calcext:value-type="percentage">
            <text:p>0,04%</text:p>
          </table:table-cell>
          <table:table-cell table:style-name="ce25" table:formula="of:=([.N95]-2*[.N94]+[.N93])/([.L94]-[.L93])/([.L95]-[.L94])" office:value-type="float" office:value="3.1857542684684" calcext:value-type="float">
            <text:p>3,1857542684684</text:p>
          </table:table-cell>
          <table:table-cell/>
          <table:table-cell table:style-name="ce27" table:formula="of:=[.B94]-[.$C$16]" office:value-type="percentage" office:value="0.0440000000000001" calcext:value-type="percentage">
            <text:p>4,40%</text:p>
          </table:table-cell>
          <table:table-cell table:style-name="ce27" table:formula="of:=IF([.Q94]+[.$C$15]&gt;=0;[.C94];NA())" office:value-type="percentage" office:value="0.00637130770402333" calcext:value-type="percentage">
            <text:p>0,64%</text:p>
          </table:table-cell>
          <table:table-cell table:style-name="ce27" table:formula="of:=IF([.$Q94]+[.$H$15]&gt;=0;[.H94];NA())" office:value-type="percentage" office:value="0.00733014271790389" calcext:value-type="percentage">
            <text:p>0,73%</text:p>
          </table:table-cell>
          <table:table-cell table:style-name="ce27" table:formula="of:=IF([.$Q94]+[.$M$15]&gt;=0;[.M94];NA())" office:value-type="percentage" office:value="0.00649995764593668" calcext:value-type="percentage">
            <text:p>0,65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94]+0.001" office:value-type="percentage" office:value="0.0526000000000001" calcext:value-type="percentage">
            <text:p>5,2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95]);[.B$17]))" office:value-type="percentage" office:value="0.00637738133048144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5]);[.B$17];INFO.OBBA.OBBA.OBMAKE(&quot;&quot;;&quot;double&quot;;[.B95]);INFO.OBBA.OBBA.OBMAKE(&quot;&quot;;&quot;double&quot;;1)))" office:value-type="percentage" office:value="0.000698339361243016" calcext:value-type="percentage">
            <text:p>0,07%</text:p>
          </table:table-cell>
          <table:table-cell table:formula="of:=([.D96]-2*[.D95]+[.D94])/([.B95]-[.B94])/([.B96]-[.B95])" office:value-type="float" office:value="3.66047210237934" calcext:value-type="float">
            <text:p>3,66047210237934</text:p>
          </table:table-cell>
          <table:table-cell/>
          <table:table-cell table:style-name="ce30" table:formula="of:=[.G94]+0.001" office:value-type="percentage" office:value="0.0565000000000001" calcext:value-type="percentage">
            <text:p>5,6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95]);[.G$17]))" office:value-type="percentage" office:value="0.00736773601202813" calcext:value-type="percentage">
            <text:p>0,7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5]);[.G$17];INFO.OBBA.OBBA.OBMAKE(&quot;&quot;;&quot;double&quot;;[.G95]);INFO.OBBA.OBBA.OBMAKE(&quot;&quot;;&quot;double&quot;;1)))" office:value-type="percentage" office:value="0.000237266443722123" calcext:value-type="percentage">
            <text:p>0,02%</text:p>
          </table:table-cell>
          <table:table-cell table:style-name="ce25" table:formula="of:=([.I96]-2*[.I95]+[.I94])/([.G95]-[.G94])/([.G96]-[.G95])" office:value-type="float" office:value="1.70229074011332" calcext:value-type="float">
            <text:p>1,70229074011332</text:p>
          </table:table-cell>
          <table:table-cell/>
          <table:table-cell table:style-name="ce30" table:formula="of:=[.L94]+0.001" office:value-type="percentage" office:value="0.05455" calcext:value-type="percentage">
            <text:p>5,4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95]);[.L$17]))" office:value-type="percentage" office:value="0.00650869143136473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5]);[.L$17];INFO.OBBA.OBBA.OBMAKE(&quot;&quot;;&quot;double&quot;;[.L95]);INFO.OBBA.OBBA.OBMAKE(&quot;&quot;;&quot;double&quot;;1)))" office:value-type="percentage" office:value="0.000373537045957014" calcext:value-type="percentage">
            <text:p>0,04%</text:p>
          </table:table-cell>
          <table:table-cell table:style-name="ce25" table:formula="of:=([.N96]-2*[.N95]+[.N94])/([.L95]-[.L94])/([.L96]-[.L95])" office:value-type="float" office:value="2.95362365976292" calcext:value-type="float">
            <text:p>2,95362365976292</text:p>
          </table:table-cell>
          <table:table-cell/>
          <table:table-cell table:style-name="ce27" table:formula="of:=[.B95]-[.$C$16]" office:value-type="percentage" office:value="0.045" calcext:value-type="percentage">
            <text:p>4,50%</text:p>
          </table:table-cell>
          <table:table-cell table:style-name="ce27" table:formula="of:=IF([.Q95]+[.$C$15]&gt;=0;[.C95];NA())" office:value-type="percentage" office:value="0.00637738133048144" calcext:value-type="percentage">
            <text:p>0,64%</text:p>
          </table:table-cell>
          <table:table-cell table:style-name="ce27" table:formula="of:=IF([.$Q95]+[.$H$15]&gt;=0;[.H95];NA())" office:value-type="percentage" office:value="0.00736773601202813" calcext:value-type="percentage">
            <text:p>0,74%</text:p>
          </table:table-cell>
          <table:table-cell table:style-name="ce27" table:formula="of:=IF([.$Q95]+[.$M$15]&gt;=0;[.M95];NA())" office:value-type="percentage" office:value="0.00650869143136473" calcext:value-type="percentage">
            <text:p>0,65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95]+0.001" office:value-type="percentage" office:value="0.0536000000000001" calcext:value-type="percentage">
            <text:p>5,3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96]);[.B$17]))" office:value-type="percentage" office:value="0.00638339136638358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6]);[.B$17];INFO.OBBA.OBBA.OBMAKE(&quot;&quot;;&quot;double&quot;;[.B96]);INFO.OBBA.OBBA.OBMAKE(&quot;&quot;;&quot;double&quot;;1)))" office:value-type="percentage" office:value="0.000645936279640624" calcext:value-type="percentage">
            <text:p>0,06%</text:p>
          </table:table-cell>
          <table:table-cell table:formula="of:=([.D97]-2*[.D96]+[.D95])/([.B96]-[.B95])/([.B97]-[.B96])" office:value-type="float" office:value="3.46397436778306" calcext:value-type="float">
            <text:p>3,46397436778306</text:p>
          </table:table-cell>
          <table:table-cell/>
          <table:table-cell table:style-name="ce30" table:formula="of:=[.G95]+0.001" office:value-type="percentage" office:value="0.0575000000000001" calcext:value-type="percentage">
            <text:p>5,7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96]);[.G$17]))" office:value-type="percentage" office:value="0.00740602615073278" calcext:value-type="percentage">
            <text:p>0,7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6]);[.G$17];INFO.OBBA.OBBA.OBMAKE(&quot;&quot;;&quot;double&quot;;[.G96]);INFO.OBBA.OBBA.OBMAKE(&quot;&quot;;&quot;double&quot;;1)))" office:value-type="percentage" office:value="0.000218790242465147" calcext:value-type="percentage">
            <text:p>0,02%</text:p>
          </table:table-cell>
          <table:table-cell table:style-name="ce25" table:formula="of:=([.I97]-2*[.I96]+[.I95])/([.G96]-[.G95])/([.G97]-[.G96])" office:value-type="float" office:value="1.55226346984787" calcext:value-type="float">
            <text:p>1,55226346984787</text:p>
          </table:table-cell>
          <table:table-cell/>
          <table:table-cell table:style-name="ce30" table:formula="of:=[.L95]+0.001" office:value-type="percentage" office:value="0.0555500000000001" calcext:value-type="percentage">
            <text:p>5,5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96]);[.L$17]))" office:value-type="percentage" office:value="0.00651780994597991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6]);[.L$17];INFO.OBBA.OBBA.OBMAKE(&quot;&quot;;&quot;double&quot;;[.L96]);INFO.OBBA.OBBA.OBMAKE(&quot;&quot;;&quot;double&quot;;1)))" office:value-type="percentage" office:value="0.000340660575798452" calcext:value-type="percentage">
            <text:p>0,03%</text:p>
          </table:table-cell>
          <table:table-cell table:style-name="ce25" table:formula="of:=([.N97]-2*[.N96]+[.N95])/([.L96]-[.L95])/([.L97]-[.L96])" office:value-type="float" office:value="2.73490377853623" calcext:value-type="float">
            <text:p>2,73490377853623</text:p>
          </table:table-cell>
          <table:table-cell/>
          <table:table-cell table:style-name="ce27" table:formula="of:=[.B96]-[.$C$16]" office:value-type="percentage" office:value="0.0460000000000001" calcext:value-type="percentage">
            <text:p>4,60%</text:p>
          </table:table-cell>
          <table:table-cell table:style-name="ce27" table:formula="of:=IF([.Q96]+[.$C$15]&gt;=0;[.C96];NA())" office:value-type="percentage" office:value="0.00638339136638358" calcext:value-type="percentage">
            <text:p>0,64%</text:p>
          </table:table-cell>
          <table:table-cell table:style-name="ce27" table:formula="of:=IF([.$Q96]+[.$H$15]&gt;=0;[.H96];NA())" office:value-type="percentage" office:value="0.00740602615073278" calcext:value-type="percentage">
            <text:p>0,74%</text:p>
          </table:table-cell>
          <table:table-cell table:style-name="ce27" table:formula="of:=IF([.$Q96]+[.$M$15]&gt;=0;[.M96];NA())" office:value-type="percentage" office:value="0.00651780994597991" calcext:value-type="percentage">
            <text:p>0,65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96]+0.001" office:value-type="percentage" office:value="0.0546000000000001" calcext:value-type="percentage">
            <text:p>5,4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97]);[.B$17]))" office:value-type="percentage" office:value="0.00638933930405634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7]);[.B$17];INFO.OBBA.OBBA.OBMAKE(&quot;&quot;;&quot;double&quot;;[.B97]);INFO.OBBA.OBBA.OBMAKE(&quot;&quot;;&quot;double&quot;;1)))" office:value-type="percentage" office:value="0.000596997172406015" calcext:value-type="percentage">
            <text:p>0,06%</text:p>
          </table:table-cell>
          <table:table-cell table:formula="of:=([.D98]-2*[.D97]+[.D96])/([.B97]-[.B96])/([.B98]-[.B97])" office:value-type="float" office:value="3.2746682394843" calcext:value-type="float">
            <text:p>3,2746682394843</text:p>
          </table:table-cell>
          <table:table-cell/>
          <table:table-cell table:style-name="ce30" table:formula="of:=[.G96]+0.001" office:value-type="percentage" office:value="0.0585000000000001" calcext:value-type="percentage">
            <text:p>5,8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97]);[.G$17]))" office:value-type="percentage" office:value="0.00744497750880988" calcext:value-type="percentage">
            <text:p>0,7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7]);[.G$17];INFO.OBBA.OBBA.OBMAKE(&quot;&quot;;&quot;double&quot;;[.G97]);INFO.OBBA.OBBA.OBMAKE(&quot;&quot;;&quot;double&quot;;1)))" office:value-type="percentage" office:value="0.000201866304678019" calcext:value-type="percentage">
            <text:p>0,02%</text:p>
          </table:table-cell>
          <table:table-cell table:style-name="ce25" table:formula="of:=([.I98]-2*[.I97]+[.I96])/([.G97]-[.G96])/([.G98]-[.G97])" office:value-type="float" office:value="1.41553853774765" calcext:value-type="float">
            <text:p>1,41553853774765</text:p>
          </table:table-cell>
          <table:table-cell/>
          <table:table-cell table:style-name="ce30" table:formula="of:=[.L96]+0.001" office:value-type="percentage" office:value="0.0565500000000001" calcext:value-type="percentage">
            <text:p>5,6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97]);[.L$17]))" office:value-type="percentage" office:value="0.00652730844788519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7]);[.L$17];INFO.OBBA.OBBA.OBMAKE(&quot;&quot;;&quot;double&quot;;[.L97]);INFO.OBBA.OBBA.OBMAKE(&quot;&quot;;&quot;double&quot;;1)))" office:value-type="percentage" office:value="0.000310519009418426" calcext:value-type="percentage">
            <text:p>0,03%</text:p>
          </table:table-cell>
          <table:table-cell table:style-name="ce25" table:formula="of:=([.N98]-2*[.N97]+[.N96])/([.L97]-[.L96])/([.L98]-[.L97])" office:value-type="float" office:value="2.52924329276638" calcext:value-type="float">
            <text:p>2,52924329276638</text:p>
          </table:table-cell>
          <table:table-cell/>
          <table:table-cell table:style-name="ce27" table:formula="of:=[.B97]-[.$C$16]" office:value-type="percentage" office:value="0.047" calcext:value-type="percentage">
            <text:p>4,70%</text:p>
          </table:table-cell>
          <table:table-cell table:style-name="ce27" table:formula="of:=IF([.Q97]+[.$C$15]&gt;=0;[.C97];NA())" office:value-type="percentage" office:value="0.00638933930405634" calcext:value-type="percentage">
            <text:p>0,64%</text:p>
          </table:table-cell>
          <table:table-cell table:style-name="ce27" table:formula="of:=IF([.$Q97]+[.$H$15]&gt;=0;[.H97];NA())" office:value-type="percentage" office:value="0.00744497750880988" calcext:value-type="percentage">
            <text:p>0,74%</text:p>
          </table:table-cell>
          <table:table-cell table:style-name="ce27" table:formula="of:=IF([.$Q97]+[.$M$15]&gt;=0;[.M97];NA())" office:value-type="percentage" office:value="0.00652730844788519" calcext:value-type="percentage">
            <text:p>0,65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97]+0.001" office:value-type="percentage" office:value="0.0556000000000001" calcext:value-type="percentage">
            <text:p>5,5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98]);[.B$17]))" office:value-type="percentage" office:value="0.00639522658208504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8]);[.B$17];INFO.OBBA.OBBA.OBMAKE(&quot;&quot;;&quot;double&quot;;[.B98]);INFO.OBBA.OBBA.OBMAKE(&quot;&quot;;&quot;double&quot;;1)))" office:value-type="percentage" office:value="0.00055133273341089" calcext:value-type="percentage">
            <text:p>0,06%</text:p>
          </table:table-cell>
          <table:table-cell table:formula="of:=([.D99]-2*[.D98]+[.D97])/([.B98]-[.B97])/([.B99]-[.B98])" office:value-type="float" office:value="3.09254674424547" calcext:value-type="float">
            <text:p>3,09254674424547</text:p>
          </table:table-cell>
          <table:table-cell/>
          <table:table-cell table:style-name="ce30" table:formula="of:=[.G97]+0.001" office:value-type="percentage" office:value="0.0595000000000001" calcext:value-type="percentage">
            <text:p>5,9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98]);[.G$17]))" office:value-type="percentage" office:value="0.00748455604043075" calcext:value-type="percentage">
            <text:p>0,7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8]);[.G$17];INFO.OBBA.OBBA.OBMAKE(&quot;&quot;;&quot;double&quot;;[.G98]);INFO.OBBA.OBBA.OBMAKE(&quot;&quot;;&quot;double&quot;;1)))" office:value-type="percentage" office:value="0.000186357905428639" calcext:value-type="percentage">
            <text:p>0,02%</text:p>
          </table:table-cell>
          <table:table-cell table:style-name="ce25" table:formula="of:=([.I99]-2*[.I98]+[.I97])/([.G98]-[.G97])/([.G99]-[.G98])" office:value-type="float" office:value="1.29100031808481" calcext:value-type="float">
            <text:p>1,29100031808481</text:p>
          </table:table-cell>
          <table:table-cell/>
          <table:table-cell table:style-name="ce30" table:formula="of:=[.L97]+0.001" office:value-type="percentage" office:value="0.0575500000000001" calcext:value-type="percentage">
            <text:p>5,7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98]);[.L$17]))" office:value-type="percentage" office:value="0.00653718198824782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8]);[.L$17];INFO.OBBA.OBBA.OBMAKE(&quot;&quot;;&quot;double&quot;;[.L98]);INFO.OBBA.OBBA.OBMAKE(&quot;&quot;;&quot;double&quot;;1)))" office:value-type="percentage" office:value="0.000282906686331166" calcext:value-type="percentage">
            <text:p>0,03%</text:p>
          </table:table-cell>
          <table:table-cell table:style-name="ce25" table:formula="of:=([.N99]-2*[.N98]+[.N97])/([.L98]-[.L97])/([.L99]-[.L98])" office:value-type="float" office:value="2.33624571167206" calcext:value-type="float">
            <text:p>2,33624571167206</text:p>
          </table:table-cell>
          <table:table-cell/>
          <table:table-cell table:style-name="ce27" table:formula="of:=[.B98]-[.$C$16]" office:value-type="percentage" office:value="0.0480000000000001" calcext:value-type="percentage">
            <text:p>4,80%</text:p>
          </table:table-cell>
          <table:table-cell table:style-name="ce27" table:formula="of:=IF([.Q98]+[.$C$15]&gt;=0;[.C98];NA())" office:value-type="percentage" office:value="0.00639522658208504" calcext:value-type="percentage">
            <text:p>0,64%</text:p>
          </table:table-cell>
          <table:table-cell table:style-name="ce27" table:formula="of:=IF([.$Q98]+[.$H$15]&gt;=0;[.H98];NA())" office:value-type="percentage" office:value="0.00748455604043075" calcext:value-type="percentage">
            <text:p>0,75%</text:p>
          </table:table-cell>
          <table:table-cell table:style-name="ce27" table:formula="of:=IF([.$Q98]+[.$M$15]&gt;=0;[.M98];NA())" office:value-type="percentage" office:value="0.00653718198824782" calcext:value-type="percentage">
            <text:p>0,65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98]+0.001" office:value-type="percentage" office:value="0.0566000000000001" calcext:value-type="percentage">
            <text:p>5,6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99]);[.B$17]))" office:value-type="percentage" office:value="0.00640105458778469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9]);[.B$17];INFO.OBBA.OBBA.OBMAKE(&quot;&quot;;&quot;double&quot;;[.B99]);INFO.OBBA.OBBA.OBMAKE(&quot;&quot;;&quot;double&quot;;1)))" office:value-type="percentage" office:value="0.000508760841160011" calcext:value-type="percentage">
            <text:p>0,05%</text:p>
          </table:table-cell>
          <table:table-cell table:formula="of:=([.D100]-2*[.D99]+[.D98])/([.B99]-[.B98])/([.B100]-[.B99])" office:value-type="float" office:value="2.91758025695563" calcext:value-type="float">
            <text:p>2,91758025695563</text:p>
          </table:table-cell>
          <table:table-cell/>
          <table:table-cell table:style-name="ce30" table:formula="of:=[.G98]+0.001" office:value-type="percentage" office:value="0.0605000000000001" calcext:value-type="percentage">
            <text:p>6,0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99]);[.G$17]))" office:value-type="percentage" office:value="0.00752472924457625" calcext:value-type="percentage">
            <text:p>0,7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9]);[.G$17];INFO.OBBA.OBBA.OBMAKE(&quot;&quot;;&quot;double&quot;;[.G99]);INFO.OBBA.OBBA.OBMAKE(&quot;&quot;;&quot;double&quot;;1)))" office:value-type="percentage" office:value="0.000172140506497343" calcext:value-type="percentage">
            <text:p>0,02%</text:p>
          </table:table-cell>
          <table:table-cell table:style-name="ce25" table:formula="of:=([.I100]-2*[.I99]+[.I98])/([.G99]-[.G98])/([.G100]-[.G99])" office:value-type="float" office:value="1.17760915972386" calcext:value-type="float">
            <text:p>1,17760915972386</text:p>
          </table:table-cell>
          <table:table-cell/>
          <table:table-cell table:style-name="ce30" table:formula="of:=[.L98]+0.001" office:value-type="percentage" office:value="0.0585500000000001" calcext:value-type="percentage">
            <text:p>5,8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99]);[.L$17]))" office:value-type="percentage" office:value="0.00654742543000363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9]);[.L$17];INFO.OBBA.OBBA.OBMAKE(&quot;&quot;;&quot;double&quot;;[.L99]);INFO.OBBA.OBBA.OBMAKE(&quot;&quot;;&quot;double&quot;;1)))" office:value-type="percentage" office:value="0.000257630608955578" calcext:value-type="percentage">
            <text:p>0,03%</text:p>
          </table:table-cell>
          <table:table-cell table:style-name="ce25" table:formula="of:=([.N100]-2*[.N99]+[.N98])/([.L99]-[.L98])/([.L100]-[.L99])" office:value-type="float" office:value="2.15547740377039" calcext:value-type="float">
            <text:p>2,15547740377039</text:p>
          </table:table-cell>
          <table:table-cell/>
          <table:table-cell table:style-name="ce27" table:formula="of:=[.B99]-[.$C$16]" office:value-type="percentage" office:value="0.0490000000000001" calcext:value-type="percentage">
            <text:p>4,90%</text:p>
          </table:table-cell>
          <table:table-cell table:style-name="ce27" table:formula="of:=IF([.Q99]+[.$C$15]&gt;=0;[.C99];NA())" office:value-type="percentage" office:value="0.00640105458778469" calcext:value-type="percentage">
            <text:p>0,64%</text:p>
          </table:table-cell>
          <table:table-cell table:style-name="ce27" table:formula="of:=IF([.$Q99]+[.$H$15]&gt;=0;[.H99];NA())" office:value-type="percentage" office:value="0.00752472924457625" calcext:value-type="percentage">
            <text:p>0,75%</text:p>
          </table:table-cell>
          <table:table-cell table:style-name="ce27" table:formula="of:=IF([.$Q99]+[.$M$15]&gt;=0;[.M99];NA())" office:value-type="percentage" office:value="0.00654742543000363" calcext:value-type="percentage">
            <text:p>0,65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99]+0.001" office:value-type="percentage" office:value="0.0576000000000001" calcext:value-type="percentage">
            <text:p>5,7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00]);[.B$17]))" office:value-type="percentage" office:value="0.00640682465964704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0]);[.B$17];INFO.OBBA.OBBA.OBMAKE(&quot;&quot;;&quot;double&quot;;[.B100]);INFO.OBBA.OBBA.OBMAKE(&quot;&quot;;&quot;double&quot;;1)))" office:value-type="percentage" office:value="0.000469106529166088" calcext:value-type="percentage">
            <text:p>0,05%</text:p>
          </table:table-cell>
          <table:table-cell table:formula="of:=([.D101]-2*[.D100]+[.D99])/([.B100]-[.B99])/([.B101]-[.B100])" office:value-type="float" office:value="2.74971799506101" calcext:value-type="float">
            <text:p>2,74971799506101</text:p>
          </table:table-cell>
          <table:table-cell/>
          <table:table-cell table:style-name="ce30" table:formula="of:=[.G99]+0.001" office:value-type="percentage" office:value="0.0615000000000001" calcext:value-type="percentage">
            <text:p>6,1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00]);[.G$17]))" office:value-type="percentage" office:value="0.00756546612484689" calcext:value-type="percentage">
            <text:p>0,7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0]);[.G$17];INFO.OBBA.OBBA.OBMAKE(&quot;&quot;;&quot;double&quot;;[.G100]);INFO.OBBA.OBBA.OBMAKE(&quot;&quot;;&quot;double&quot;;1)))" office:value-type="percentage" office:value="0.000159100716725772" calcext:value-type="percentage">
            <text:p>0,02%</text:p>
          </table:table-cell>
          <table:table-cell table:style-name="ce25" table:formula="of:=([.I101]-2*[.I100]+[.I99])/([.G100]-[.G99])/([.G101]-[.G100])" office:value-type="float" office:value="1.0744000868238" calcext:value-type="float">
            <text:p>1,0744000868238</text:p>
          </table:table-cell>
          <table:table-cell/>
          <table:table-cell table:style-name="ce30" table:formula="of:=[.L99]+0.001" office:value-type="percentage" office:value="0.0595500000000001" calcext:value-type="percentage">
            <text:p>5,9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00]);[.L$17]))" office:value-type="percentage" office:value="0.00655803346612094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0]);[.L$17];INFO.OBBA.OBBA.OBMAKE(&quot;&quot;;&quot;double&quot;;[.L100]);INFO.OBBA.OBBA.OBMAKE(&quot;&quot;;&quot;double&quot;;1)))" office:value-type="percentage" office:value="0.000234510008983761" calcext:value-type="percentage">
            <text:p>0,02%</text:p>
          </table:table-cell>
          <table:table-cell table:style-name="ce25" table:formula="of:=([.N101]-2*[.N100]+[.N99])/([.L100]-[.L99])/([.L101]-[.L100])" office:value-type="float" office:value="1.98647514961134" calcext:value-type="float">
            <text:p>1,98647514961134</text:p>
          </table:table-cell>
          <table:table-cell/>
          <table:table-cell table:style-name="ce27" table:formula="of:=[.B100]-[.$C$16]" office:value-type="percentage" office:value="0.0500000000000001" calcext:value-type="percentage">
            <text:p>5,00%</text:p>
          </table:table-cell>
          <table:table-cell table:style-name="ce27" table:formula="of:=IF([.Q100]+[.$C$15]&gt;=0;[.C100];NA())" office:value-type="percentage" office:value="0.00640682465964704" calcext:value-type="percentage">
            <text:p>0,64%</text:p>
          </table:table-cell>
          <table:table-cell table:style-name="ce27" table:formula="of:=IF([.$Q100]+[.$H$15]&gt;=0;[.H100];NA())" office:value-type="percentage" office:value="0.00756546612484689" calcext:value-type="percentage">
            <text:p>0,76%</text:p>
          </table:table-cell>
          <table:table-cell table:style-name="ce27" table:formula="of:=IF([.$Q100]+[.$M$15]&gt;=0;[.M100];NA())" office:value-type="percentage" office:value="0.00655803346612094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00]+0.001" office:value-type="percentage" office:value="0.0586000000000001" calcext:value-type="percentage">
            <text:p>5,8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01]);[.B$17]))" office:value-type="percentage" office:value="0.00641253808972309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1]);[.B$17];INFO.OBBA.OBBA.OBMAKE(&quot;&quot;;&quot;double&quot;;[.B101]);INFO.OBBA.OBBA.OBMAKE(&quot;&quot;;&quot;double&quot;;1)))" office:value-type="percentage" office:value="0.000432201935167226" calcext:value-type="percentage">
            <text:p>0,04%</text:p>
          </table:table-cell>
          <table:table-cell table:formula="of:=([.D102]-2*[.D101]+[.D100])/([.B101]-[.B100])/([.B102]-[.B101])" office:value-type="float" office:value="2.58888946708894" calcext:value-type="float">
            <text:p>2,58888946708894</text:p>
          </table:table-cell>
          <table:table-cell/>
          <table:table-cell table:style-name="ce30" table:formula="of:=[.G100]+0.001" office:value-type="percentage" office:value="0.0625000000000001" calcext:value-type="percentage">
            <text:p>6,2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01]);[.G$17]))" office:value-type="percentage" office:value="0.00760673714492163" calcext:value-type="percentage">
            <text:p>0,7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1]);[.G$17];INFO.OBBA.OBBA.OBMAKE(&quot;&quot;;&quot;double&quot;;[.G101]);INFO.OBBA.OBBA.OBMAKE(&quot;&quot;;&quot;double&quot;;1)))" office:value-type="percentage" office:value="0.000147135327041024" calcext:value-type="percentage">
            <text:p>0,01%</text:p>
          </table:table-cell>
          <table:table-cell table:style-name="ce25" table:formula="of:=([.I102]-2*[.I101]+[.I100])/([.G101]-[.G100])/([.G102]-[.G101])" office:value-type="float" office:value="0.980480565774165" calcext:value-type="float">
            <text:p>0,980480565774165</text:p>
          </table:table-cell>
          <table:table-cell/>
          <table:table-cell table:style-name="ce30" table:formula="of:=[.L100]+0.001" office:value-type="percentage" office:value="0.0605500000000001" calcext:value-type="percentage">
            <text:p>6,0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01]);[.L$17]))" office:value-type="percentage" office:value="0.00656900063737192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1]);[.L$17];INFO.OBBA.OBBA.OBMAKE(&quot;&quot;;&quot;double&quot;;[.L101]);INFO.OBBA.OBBA.OBMAKE(&quot;&quot;;&quot;double&quot;;1)))" office:value-type="percentage" office:value="0.000213375884161555" calcext:value-type="percentage">
            <text:p>0,02%</text:p>
          </table:table-cell>
          <table:table-cell table:style-name="ce25" table:formula="of:=([.N102]-2*[.N101]+[.N100])/([.L101]-[.L100])/([.L102]-[.L101])" office:value-type="float" office:value="1.82875317521072" calcext:value-type="float">
            <text:p>1,82875317521072</text:p>
          </table:table-cell>
          <table:table-cell/>
          <table:table-cell table:style-name="ce27" table:formula="of:=[.B101]-[.$C$16]" office:value-type="percentage" office:value="0.0510000000000001" calcext:value-type="percentage">
            <text:p>5,10%</text:p>
          </table:table-cell>
          <table:table-cell table:style-name="ce27" table:formula="of:=IF([.Q101]+[.$C$15]&gt;=0;[.C101];NA())" office:value-type="percentage" office:value="0.00641253808972309" calcext:value-type="percentage">
            <text:p>0,64%</text:p>
          </table:table-cell>
          <table:table-cell table:style-name="ce27" table:formula="of:=IF([.$Q101]+[.$H$15]&gt;=0;[.H101];NA())" office:value-type="percentage" office:value="0.00760673714492163" calcext:value-type="percentage">
            <text:p>0,76%</text:p>
          </table:table-cell>
          <table:table-cell table:style-name="ce27" table:formula="of:=IF([.$Q101]+[.$M$15]&gt;=0;[.M101];NA())" office:value-type="percentage" office:value="0.00656900063737192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01]+0.001" office:value-type="percentage" office:value="0.0596000000000001" calcext:value-type="percentage">
            <text:p>5,9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02]);[.B$17]))" office:value-type="percentage" office:value="0.0064181961256951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2]);[.B$17];INFO.OBBA.OBBA.OBMAKE(&quot;&quot;;&quot;double&quot;;[.B102]);INFO.OBBA.OBBA.OBMAKE(&quot;&quot;;&quot;double&quot;;1)))" office:value-type="percentage" office:value="0.000397886230635452" calcext:value-type="percentage">
            <text:p>0,04%</text:p>
          </table:table-cell>
          <table:table-cell table:formula="of:=([.D103]-2*[.D102]+[.D101])/([.B102]-[.B101])/([.B103]-[.B102])" office:value-type="float" office:value="2.43500613991546" calcext:value-type="float">
            <text:p>2,43500613991546</text:p>
          </table:table-cell>
          <table:table-cell/>
          <table:table-cell table:style-name="ce30" table:formula="of:=[.G101]+0.001" office:value-type="percentage" office:value="0.0635000000000001" calcext:value-type="percentage">
            <text:p>6,3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02]);[.G$17]))" office:value-type="percentage" office:value="0.00764851418076666" calcext:value-type="percentage">
            <text:p>0,7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2]);[.G$17];INFO.OBBA.OBBA.OBMAKE(&quot;&quot;;&quot;double&quot;;[.G102]);INFO.OBBA.OBBA.OBMAKE(&quot;&quot;;&quot;double&quot;;1)))" office:value-type="percentage" office:value="0.00013615041792205" calcext:value-type="percentage">
            <text:p>0,01%</text:p>
          </table:table-cell>
          <table:table-cell table:style-name="ce25" table:formula="of:=([.I103]-2*[.I102]+[.I101])/([.G102]-[.G101])/([.G103]-[.G102])" office:value-type="float" office:value="0.89502759100001" calcext:value-type="float">
            <text:p>0,89502759100001</text:p>
          </table:table-cell>
          <table:table-cell/>
          <table:table-cell table:style-name="ce30" table:formula="of:=[.L101]+0.001" office:value-type="percentage" office:value="0.0615500000000001" calcext:value-type="percentage">
            <text:p>6,1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02]);[.L$17]))" office:value-type="percentage" office:value="0.00658032134956536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2]);[.L$17];INFO.OBBA.OBBA.OBMAKE(&quot;&quot;;&quot;double&quot;;[.L102]);INFO.OBBA.OBBA.OBMAKE(&quot;&quot;;&quot;double&quot;;1)))" office:value-type="percentage" office:value="0.00019407051251456" calcext:value-type="percentage">
            <text:p>0,02%</text:p>
          </table:table-cell>
          <table:table-cell table:style-name="ce25" table:formula="of:=([.N103]-2*[.N102]+[.N101])/([.L102]-[.L101])/([.L103]-[.L102])" office:value-type="float" office:value="1.68180962897139" calcext:value-type="float">
            <text:p>1,68180962897139</text:p>
          </table:table-cell>
          <table:table-cell/>
          <table:table-cell table:style-name="ce27" table:formula="of:=[.B102]-[.$C$16]" office:value-type="percentage" office:value="0.0520000000000001" calcext:value-type="percentage">
            <text:p>5,20%</text:p>
          </table:table-cell>
          <table:table-cell table:style-name="ce27" table:formula="of:=IF([.Q102]+[.$C$15]&gt;=0;[.C102];NA())" office:value-type="percentage" office:value="0.0064181961256951" calcext:value-type="percentage">
            <text:p>0,64%</text:p>
          </table:table-cell>
          <table:table-cell table:style-name="ce27" table:formula="of:=IF([.$Q102]+[.$H$15]&gt;=0;[.H102];NA())" office:value-type="percentage" office:value="0.00764851418076666" calcext:value-type="percentage">
            <text:p>0,76%</text:p>
          </table:table-cell>
          <table:table-cell table:style-name="ce27" table:formula="of:=IF([.$Q102]+[.$M$15]&gt;=0;[.M102];NA())" office:value-type="percentage" office:value="0.00658032134956536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02]+0.001" office:value-type="percentage" office:value="0.0606000000000001" calcext:value-type="percentage">
            <text:p>6,0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03]);[.B$17]))" office:value-type="percentage" office:value="0.00642379997291959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3]);[.B$17];INFO.OBBA.OBBA.OBMAKE(&quot;&quot;;&quot;double&quot;;[.B103]);INFO.OBBA.OBBA.OBMAKE(&quot;&quot;;&quot;double&quot;;1)))" office:value-type="percentage" office:value="0.000366005532243594" calcext:value-type="percentage">
            <text:p>0,04%</text:p>
          </table:table-cell>
          <table:table-cell table:formula="of:=([.D104]-2*[.D103]+[.D102])/([.B103]-[.B102])/([.B104]-[.B103])" office:value-type="float" office:value="2.28796292597215" calcext:value-type="float">
            <text:p>2,28796292597215</text:p>
          </table:table-cell>
          <table:table-cell/>
          <table:table-cell table:style-name="ce30" table:formula="of:=[.G102]+0.001" office:value-type="percentage" office:value="0.0645000000000001" calcext:value-type="percentage">
            <text:p>6,4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03]);[.G$17]))" office:value-type="percentage" office:value="0.00769077047054232" calcext:value-type="percentage">
            <text:p>0,7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3]);[.G$17];INFO.OBBA.OBBA.OBMAKE(&quot;&quot;;&quot;double&quot;;[.G103]);INFO.OBBA.OBBA.OBMAKE(&quot;&quot;;&quot;double&quot;;1)))" office:value-type="percentage" office:value="0.000126060536394076" calcext:value-type="percentage">
            <text:p>0,01%</text:p>
          </table:table-cell>
          <table:table-cell table:style-name="ce25" table:formula="of:=([.I104]-2*[.I103]+[.I102])/([.G103]-[.G102])/([.G104]-[.G103])" office:value-type="float" office:value="0.817284299388679" calcext:value-type="float">
            <text:p>0,817284299388679</text:p>
          </table:table-cell>
          <table:table-cell/>
          <table:table-cell table:style-name="ce30" table:formula="of:=[.L102]+0.001" office:value-type="percentage" office:value="0.0625500000000001" calcext:value-type="percentage">
            <text:p>6,2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03]);[.L$17]))" office:value-type="percentage" office:value="0.00659198989020057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3]);[.L$17];INFO.OBBA.OBBA.OBMAKE(&quot;&quot;;&quot;double&quot;;[.L103]);INFO.OBBA.OBBA.OBMAKE(&quot;&quot;;&quot;double&quot;;1)))" office:value-type="percentage" office:value="0.000176446950496537" calcext:value-type="percentage">
            <text:p>0,02%</text:p>
          </table:table-cell>
          <table:table-cell table:style-name="ce25" table:formula="of:=([.N104]-2*[.N103]+[.N102])/([.L103]-[.L102])/([.L104]-[.L103])" office:value-type="float" office:value="1.54513247931554" calcext:value-type="float">
            <text:p>1,54513247931554</text:p>
          </table:table-cell>
          <table:table-cell/>
          <table:table-cell table:style-name="ce27" table:formula="of:=[.B103]-[.$C$16]" office:value-type="percentage" office:value="0.0530000000000001" calcext:value-type="percentage">
            <text:p>5,30%</text:p>
          </table:table-cell>
          <table:table-cell table:style-name="ce27" table:formula="of:=IF([.Q103]+[.$C$15]&gt;=0;[.C103];NA())" office:value-type="percentage" office:value="0.00642379997291959" calcext:value-type="percentage">
            <text:p>0,64%</text:p>
          </table:table-cell>
          <table:table-cell table:style-name="ce27" table:formula="of:=IF([.$Q103]+[.$H$15]&gt;=0;[.H103];NA())" office:value-type="percentage" office:value="0.00769077047054232" calcext:value-type="percentage">
            <text:p>0,77%</text:p>
          </table:table-cell>
          <table:table-cell table:style-name="ce27" table:formula="of:=IF([.$Q103]+[.$M$15]&gt;=0;[.M103];NA())" office:value-type="percentage" office:value="0.00659198989020057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03]+0.001" office:value-type="percentage" office:value="0.0616000000000001" calcext:value-type="percentage">
            <text:p>6,1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04]);[.B$17]))" office:value-type="percentage" office:value="0.00642935079630971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4]);[.B$17];INFO.OBBA.OBBA.OBMAKE(&quot;&quot;;&quot;double&quot;;[.B104]);INFO.OBBA.OBBA.OBMAKE(&quot;&quot;;&quot;double&quot;;1)))" office:value-type="percentage" office:value="0.000336412796777708" calcext:value-type="percentage">
            <text:p>0,03%</text:p>
          </table:table-cell>
          <table:table-cell table:formula="of:=([.D105]-2*[.D104]+[.D103])/([.B104]-[.B103])/([.B105]-[.B104])" office:value-type="float" office:value="2.14763977120116" calcext:value-type="float">
            <text:p>2,14763977120116</text:p>
          </table:table-cell>
          <table:table-cell/>
          <table:table-cell table:style-name="ce30" table:formula="of:=[.G103]+0.001" office:value-type="percentage" office:value="0.0655000000000001" calcext:value-type="percentage">
            <text:p>6,5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04]);[.G$17]))" office:value-type="percentage" office:value="0.00773348056301742" calcext:value-type="percentage">
            <text:p>0,7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4]);[.G$17];INFO.OBBA.OBBA.OBMAKE(&quot;&quot;;&quot;double&quot;;[.G104]);INFO.OBBA.OBBA.OBMAKE(&quot;&quot;;&quot;double&quot;;1)))" office:value-type="percentage" office:value="0.000116787939165491" calcext:value-type="percentage">
            <text:p>0,01%</text:p>
          </table:table-cell>
          <table:table-cell table:style-name="ce25" table:formula="of:=([.I105]-2*[.I104]+[.I103])/([.G104]-[.G103])/([.G105]-[.G104])" office:value-type="float" office:value="0.746556283395793" calcext:value-type="float">
            <text:p>0,746556283395793</text:p>
          </table:table-cell>
          <table:table-cell/>
          <table:table-cell table:style-name="ce30" table:formula="of:=[.L103]+0.001" office:value-type="percentage" office:value="0.0635500000000001" calcext:value-type="percentage">
            <text:p>6,3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04]);[.L$17]))" office:value-type="percentage" office:value="0.0066040004445085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4]);[.L$17];INFO.OBBA.OBBA.OBMAKE(&quot;&quot;;&quot;double&quot;;[.L104]);INFO.OBBA.OBBA.OBMAKE(&quot;&quot;;&quot;double&quot;;1)))" office:value-type="percentage" office:value="0.000160368520957828" calcext:value-type="percentage">
            <text:p>0,02%</text:p>
          </table:table-cell>
          <table:table-cell table:style-name="ce25" table:formula="of:=([.N105]-2*[.N104]+[.N103])/([.L104]-[.L103])/([.L105]-[.L104])" office:value-type="float" office:value="1.41820482307583" calcext:value-type="float">
            <text:p>1,41820482307583</text:p>
          </table:table-cell>
          <table:table-cell/>
          <table:table-cell table:style-name="ce27" table:formula="of:=[.B104]-[.$C$16]" office:value-type="percentage" office:value="0.0540000000000001" calcext:value-type="percentage">
            <text:p>5,40%</text:p>
          </table:table-cell>
          <table:table-cell table:style-name="ce27" table:formula="of:=IF([.Q104]+[.$C$15]&gt;=0;[.C104];NA())" office:value-type="percentage" office:value="0.00642935079630971" calcext:value-type="percentage">
            <text:p>0,64%</text:p>
          </table:table-cell>
          <table:table-cell table:style-name="ce27" table:formula="of:=IF([.$Q104]+[.$H$15]&gt;=0;[.H104];NA())" office:value-type="percentage" office:value="0.00773348056301742" calcext:value-type="percentage">
            <text:p>0,77%</text:p>
          </table:table-cell>
          <table:table-cell table:style-name="ce27" table:formula="of:=IF([.$Q104]+[.$M$15]&gt;=0;[.M104];NA())" office:value-type="percentage" office:value="0.0066040004445085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04]+0.001" office:value-type="percentage" office:value="0.0626000000000001" calcext:value-type="percentage">
            <text:p>6,2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05]);[.B$17]))" office:value-type="percentage" office:value="0.00643484972225315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5]);[.B$17];INFO.OBBA.OBBA.OBMAKE(&quot;&quot;;&quot;double&quot;;[.B105]);INFO.OBBA.OBBA.OBMAKE(&quot;&quot;;&quot;double&quot;;1)))" office:value-type="percentage" office:value="0.000308967701083024" calcext:value-type="percentage">
            <text:p>0,03%</text:p>
          </table:table-cell>
          <table:table-cell table:formula="of:=([.D106]-2*[.D105]+[.D104])/([.B105]-[.B104])/([.B106]-[.B105])" office:value-type="float" office:value="2.0139030355885" calcext:value-type="float">
            <text:p>2,0139030355885</text:p>
          </table:table-cell>
          <table:table-cell/>
          <table:table-cell table:style-name="ce30" table:formula="of:=[.G104]+0.001" office:value-type="percentage" office:value="0.0665000000000001" calcext:value-type="percentage">
            <text:p>6,6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05]);[.G$17]))" office:value-type="percentage" office:value="0.00777662026517451" calcext:value-type="percentage">
            <text:p>0,7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5]);[.G$17];INFO.OBBA.OBBA.OBMAKE(&quot;&quot;;&quot;double&quot;;[.G105]);INFO.OBBA.OBBA.OBMAKE(&quot;&quot;;&quot;double&quot;;1)))" office:value-type="percentage" office:value="0.000108261898220302" calcext:value-type="percentage">
            <text:p>0,01%</text:p>
          </table:table-cell>
          <table:table-cell table:style-name="ce25" table:formula="of:=([.I106]-2*[.I105]+[.I104])/([.G105]-[.G104])/([.G106]-[.G105])" office:value-type="float" office:value="0.682207739547898" calcext:value-type="float">
            <text:p>0,682207739547898</text:p>
          </table:table-cell>
          <table:table-cell/>
          <table:table-cell table:style-name="ce30" table:formula="of:=[.L104]+0.001" office:value-type="percentage" office:value="0.0645500000000001" calcext:value-type="percentage">
            <text:p>6,4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05]);[.L$17]))" office:value-type="percentage" office:value="0.00661634711085137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5]);[.L$17];INFO.OBBA.OBBA.OBMAKE(&quot;&quot;;&quot;double&quot;;[.L105]);INFO.OBBA.OBBA.OBMAKE(&quot;&quot;;&quot;double&quot;;1)))" office:value-type="percentage" office:value="0.000145708296242196" calcext:value-type="percentage">
            <text:p>0,01%</text:p>
          </table:table-cell>
          <table:table-cell table:style-name="ce25" table:formula="of:=([.N106]-2*[.N105]+[.N104])/([.L105]-[.L104])/([.L106]-[.L105])" office:value-type="float" office:value="1.30050960658792" calcext:value-type="float">
            <text:p>1,30050960658792</text:p>
          </table:table-cell>
          <table:table-cell/>
          <table:table-cell table:style-name="ce27" table:formula="of:=[.B105]-[.$C$16]" office:value-type="percentage" office:value="0.0550000000000001" calcext:value-type="percentage">
            <text:p>5,50%</text:p>
          </table:table-cell>
          <table:table-cell table:style-name="ce27" table:formula="of:=IF([.Q105]+[.$C$15]&gt;=0;[.C105];NA())" office:value-type="percentage" office:value="0.00643484972225315" calcext:value-type="percentage">
            <text:p>0,64%</text:p>
          </table:table-cell>
          <table:table-cell table:style-name="ce27" table:formula="of:=IF([.$Q105]+[.$H$15]&gt;=0;[.H105];NA())" office:value-type="percentage" office:value="0.00777662026517451" calcext:value-type="percentage">
            <text:p>0,78%</text:p>
          </table:table-cell>
          <table:table-cell table:style-name="ce27" table:formula="of:=IF([.$Q105]+[.$M$15]&gt;=0;[.M105];NA())" office:value-type="percentage" office:value="0.00661634711085137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05]+0.001" office:value-type="percentage" office:value="0.0636000000000001" calcext:value-type="percentage">
            <text:p>6,3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06]);[.B$17]))" office:value-type="percentage" office:value="0.00644029784018312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6]);[.B$17];INFO.OBBA.OBBA.OBMAKE(&quot;&quot;;&quot;double&quot;;[.B106]);INFO.OBBA.OBBA.OBMAKE(&quot;&quot;;&quot;double&quot;;1)))" office:value-type="percentage" office:value="0.000283536508423928" calcext:value-type="percentage">
            <text:p>0,03%</text:p>
          </table:table-cell>
          <table:table-cell table:formula="of:=([.D107]-2*[.D106]+[.D105])/([.B106]-[.B105])/([.B107]-[.B106])" office:value-type="float" office:value="1.88660712069268" calcext:value-type="float">
            <text:p>1,88660712069268</text:p>
          </table:table-cell>
          <table:table-cell/>
          <table:table-cell table:style-name="ce30" table:formula="of:=[.G105]+0.001" office:value-type="percentage" office:value="0.0675000000000001" calcext:value-type="percentage">
            <text:p>6,7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06]);[.G$17]))" office:value-type="percentage" office:value="0.00782016658957917" calcext:value-type="percentage">
            <text:p>0,7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6]);[.G$17];INFO.OBBA.OBBA.OBMAKE(&quot;&quot;;&quot;double&quot;;[.G106]);INFO.OBBA.OBBA.OBMAKE(&quot;&quot;;&quot;double&quot;;1)))" office:value-type="percentage" office:value="0.000100418065014661" calcext:value-type="percentage">
            <text:p>0,01%</text:p>
          </table:table-cell>
          <table:table-cell table:style-name="ce25" table:formula="of:=([.I107]-2*[.I106]+[.I105])/([.G106]-[.G105])/([.G107]-[.G106])" office:value-type="float" office:value="0.62365755970075" calcext:value-type="float">
            <text:p>0,62365755970075</text:p>
          </table:table-cell>
          <table:table-cell/>
          <table:table-cell table:style-name="ce30" table:formula="of:=[.L105]+0.001" office:value-type="percentage" office:value="0.0655500000000001" calcext:value-type="percentage">
            <text:p>6,5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06]);[.L$17]))" office:value-type="percentage" office:value="0.00662902391545851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6]);[.L$17];INFO.OBBA.OBBA.OBMAKE(&quot;&quot;;&quot;double&quot;;[.L106]);INFO.OBBA.OBBA.OBMAKE(&quot;&quot;;&quot;double&quot;;1)))" office:value-type="percentage" office:value="0.000132348581133151" calcext:value-type="percentage">
            <text:p>0,01%</text:p>
          </table:table-cell>
          <table:table-cell table:style-name="ce25" table:formula="of:=([.N107]-2*[.N106]+[.N105])/([.L106]-[.L105])/([.L107]-[.L106])" office:value-type="float" office:value="1.19153377086789" calcext:value-type="float">
            <text:p>1,19153377086789</text:p>
          </table:table-cell>
          <table:table-cell/>
          <table:table-cell table:style-name="ce27" table:formula="of:=[.B106]-[.$C$16]" office:value-type="percentage" office:value="0.0560000000000001" calcext:value-type="percentage">
            <text:p>5,60%</text:p>
          </table:table-cell>
          <table:table-cell table:style-name="ce27" table:formula="of:=IF([.Q106]+[.$C$15]&gt;=0;[.C106];NA())" office:value-type="percentage" office:value="0.00644029784018312" calcext:value-type="percentage">
            <text:p>0,64%</text:p>
          </table:table-cell>
          <table:table-cell table:style-name="ce27" table:formula="of:=IF([.$Q106]+[.$H$15]&gt;=0;[.H106];NA())" office:value-type="percentage" office:value="0.00782016658957917" calcext:value-type="percentage">
            <text:p>0,78%</text:p>
          </table:table-cell>
          <table:table-cell table:style-name="ce27" table:formula="of:=IF([.$Q106]+[.$M$15]&gt;=0;[.M106];NA())" office:value-type="percentage" office:value="0.00662902391545851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06]+0.001" office:value-type="percentage" office:value="0.0646000000000001" calcext:value-type="percentage">
            <text:p>6,4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07]);[.B$17]))" office:value-type="percentage" office:value="0.00644569620430503" calcext:value-type="percentage">
            <text:p>0,6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7]);[.B$17];INFO.OBBA.OBBA.OBMAKE(&quot;&quot;;&quot;double&quot;;[.B107]);INFO.OBBA.OBBA.OBMAKE(&quot;&quot;;&quot;double&quot;;1)))" office:value-type="percentage" office:value="0.000259991922885524" calcext:value-type="percentage">
            <text:p>0,03%</text:p>
          </table:table-cell>
          <table:table-cell table:formula="of:=([.D108]-2*[.D107]+[.D106])/([.B107]-[.B106])/([.B108]-[.B107])" office:value-type="float" office:value="1.76559576979106" calcext:value-type="float">
            <text:p>1,76559576979106</text:p>
          </table:table-cell>
          <table:table-cell/>
          <table:table-cell table:style-name="ce30" table:formula="of:=[.G106]+0.001" office:value-type="percentage" office:value="0.0685000000000001" calcext:value-type="percentage">
            <text:p>6,8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07]);[.G$17]))" office:value-type="percentage" office:value="0.00786409770198724" calcext:value-type="percentage">
            <text:p>0,7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7]);[.G$17];INFO.OBBA.OBBA.OBMAKE(&quot;&quot;;&quot;double&quot;;[.G107]);INFO.OBBA.OBBA.OBMAKE(&quot;&quot;;&quot;double&quot;;1)))" office:value-type="percentage" office:value="0.0000931978893687203" calcext:value-type="percentage">
            <text:p>0,01%</text:p>
          </table:table-cell>
          <table:table-cell table:style-name="ce25" table:formula="of:=([.I108]-2*[.I107]+[.I106])/([.G107]-[.G106])/([.G108]-[.G107])" office:value-type="float" office:value="0.570375448142819" calcext:value-type="float">
            <text:p>0,570375448142819</text:p>
          </table:table-cell>
          <table:table-cell/>
          <table:table-cell table:style-name="ce30" table:formula="of:=[.L106]+0.001" office:value-type="percentage" office:value="0.0665500000000001" calcext:value-type="percentage">
            <text:p>6,6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07]);[.L$17]))" office:value-type="percentage" office:value="0.00664202482648102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7]);[.L$17];INFO.OBBA.OBBA.OBMAKE(&quot;&quot;;&quot;double&quot;;[.L107]);INFO.OBBA.OBBA.OBMAKE(&quot;&quot;;&quot;double&quot;;1)))" office:value-type="percentage" office:value="0.000120180399794975" calcext:value-type="percentage">
            <text:p>0,01%</text:p>
          </table:table-cell>
          <table:table-cell table:style-name="ce25" table:formula="of:=([.N108]-2*[.N107]+[.N106])/([.L107]-[.L106])/([.L108]-[.L107])" office:value-type="float" office:value="1.09077184045204" calcext:value-type="float">
            <text:p>1,09077184045204</text:p>
          </table:table-cell>
          <table:table-cell/>
          <table:table-cell table:style-name="ce27" table:formula="of:=[.B107]-[.$C$16]" office:value-type="percentage" office:value="0.0570000000000001" calcext:value-type="percentage">
            <text:p>5,70%</text:p>
          </table:table-cell>
          <table:table-cell table:style-name="ce27" table:formula="of:=IF([.Q107]+[.$C$15]&gt;=0;[.C107];NA())" office:value-type="percentage" office:value="0.00644569620430503" calcext:value-type="percentage">
            <text:p>0,64%</text:p>
          </table:table-cell>
          <table:table-cell table:style-name="ce27" table:formula="of:=IF([.$Q107]+[.$H$15]&gt;=0;[.H107];NA())" office:value-type="percentage" office:value="0.00786409770198724" calcext:value-type="percentage">
            <text:p>0,79%</text:p>
          </table:table-cell>
          <table:table-cell table:style-name="ce27" table:formula="of:=IF([.$Q107]+[.$M$15]&gt;=0;[.M107];NA())" office:value-type="percentage" office:value="0.00664202482648102" calcext:value-type="percentage">
            <text:p>0,66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07]+0.001" office:value-type="percentage" office:value="0.0656000000000001" calcext:value-type="percentage">
            <text:p>6,5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08]);[.B$17]))" office:value-type="percentage" office:value="0.00645104583505548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8]);[.B$17];INFO.OBBA.OBBA.OBMAKE(&quot;&quot;;&quot;double&quot;;[.B108]);INFO.OBBA.OBBA.OBMAKE(&quot;&quot;;&quot;double&quot;;1)))" office:value-type="percentage" office:value="0.000238212933116912" calcext:value-type="percentage">
            <text:p>0,02%</text:p>
          </table:table-cell>
          <table:table-cell table:formula="of:=([.D109]-2*[.D108]+[.D107])/([.B108]-[.B107])/([.B109]-[.B108])" office:value-type="float" office:value="1.65070353545598" calcext:value-type="float">
            <text:p>1,65070353545598</text:p>
          </table:table-cell>
          <table:table-cell/>
          <table:table-cell table:style-name="ce30" table:formula="of:=[.G107]+0.001" office:value-type="percentage" office:value="0.0695000000000001" calcext:value-type="percentage">
            <text:p>6,9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08]);[.G$17]))" office:value-type="percentage" office:value="0.00790839286957822" calcext:value-type="percentage">
            <text:p>0,7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8]);[.G$17];INFO.OBBA.OBBA.OBMAKE(&quot;&quot;;&quot;double&quot;;[.G108]);INFO.OBBA.OBBA.OBMAKE(&quot;&quot;;&quot;double&quot;;1)))" office:value-type="percentage" office:value="0.0000865480891709226" calcext:value-type="percentage">
            <text:p>0,01%</text:p>
          </table:table-cell>
          <table:table-cell table:style-name="ce25" table:formula="of:=([.I109]-2*[.I108]+[.I107])/([.G108]-[.G107])/([.G109]-[.G108])" office:value-type="float" office:value="0.521878126978755" calcext:value-type="float">
            <text:p>0,521878126978755</text:p>
          </table:table-cell>
          <table:table-cell/>
          <table:table-cell table:style-name="ce30" table:formula="of:=[.L107]+0.001" office:value-type="percentage" office:value="0.0675500000000001" calcext:value-type="percentage">
            <text:p>6,7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08]);[.L$17]))" office:value-type="percentage" office:value="0.00665534376735342" calcext:value-type="percentage">
            <text:p>0,6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8]);[.L$17];INFO.OBBA.OBBA.OBMAKE(&quot;&quot;;&quot;double&quot;;[.L108]);INFO.OBBA.OBBA.OBMAKE(&quot;&quot;;&quot;double&quot;;1)))" office:value-type="percentage" office:value="0.00010910299029725" calcext:value-type="percentage">
            <text:p>0,01%</text:p>
          </table:table-cell>
          <table:table-cell table:style-name="ce25" table:formula="of:=([.N109]-2*[.N108]+[.N107])/([.L108]-[.L107])/([.L109]-[.L108])" office:value-type="float" office:value="0.997728982033133" calcext:value-type="float">
            <text:p>0,997728982033133</text:p>
          </table:table-cell>
          <table:table-cell/>
          <table:table-cell table:style-name="ce27" table:formula="of:=[.B108]-[.$C$16]" office:value-type="percentage" office:value="0.0580000000000001" calcext:value-type="percentage">
            <text:p>5,80%</text:p>
          </table:table-cell>
          <table:table-cell table:style-name="ce27" table:formula="of:=IF([.Q108]+[.$C$15]&gt;=0;[.C108];NA())" office:value-type="percentage" office:value="0.00645104583505548" calcext:value-type="percentage">
            <text:p>0,65%</text:p>
          </table:table-cell>
          <table:table-cell table:style-name="ce27" table:formula="of:=IF([.$Q108]+[.$H$15]&gt;=0;[.H108];NA())" office:value-type="percentage" office:value="0.00790839286957822" calcext:value-type="percentage">
            <text:p>0,79%</text:p>
          </table:table-cell>
          <table:table-cell table:style-name="ce27" table:formula="of:=IF([.$Q108]+[.$M$15]&gt;=0;[.M108];NA())" office:value-type="percentage" office:value="0.00665534376735342" calcext:value-type="percentage">
            <text:p>0,67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08]+0.001" office:value-type="percentage" office:value="0.0666000000000001" calcext:value-type="percentage">
            <text:p>6,6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09]);[.B$17]))" office:value-type="percentage" office:value="0.00645634772056707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9]);[.B$17];INFO.OBBA.OBBA.OBMAKE(&quot;&quot;;&quot;double&quot;;[.B109]);INFO.OBBA.OBBA.OBMAKE(&quot;&quot;;&quot;double&quot;;1)))" office:value-type="percentage" office:value="0.000218084646883755" calcext:value-type="percentage">
            <text:p>0,02%</text:p>
          </table:table-cell>
          <table:table-cell table:formula="of:=([.D110]-2*[.D109]+[.D108])/([.B109]-[.B108])/([.B110]-[.B109])" office:value-type="float" office:value="1.5417570825532" calcext:value-type="float">
            <text:p>1,5417570825532</text:p>
          </table:table-cell>
          <table:table-cell/>
          <table:table-cell table:style-name="ce30" table:formula="of:=[.G108]+0.001" office:value-type="percentage" office:value="0.0705000000000001" calcext:value-type="percentage">
            <text:p>7,0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09]);[.G$17]))" office:value-type="percentage" office:value="0.00795303241012782" calcext:value-type="percentage">
            <text:p>0,8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9]);[.G$17];INFO.OBBA.OBBA.OBMAKE(&quot;&quot;;&quot;double&quot;;[.G109]);INFO.OBBA.OBBA.OBMAKE(&quot;&quot;;&quot;double&quot;;1)))" office:value-type="percentage" office:value="0.0000804201671001036" calcext:value-type="percentage">
            <text:p>0,01%</text:p>
          </table:table-cell>
          <table:table-cell table:style-name="ce25" table:formula="of:=([.I110]-2*[.I109]+[.I108])/([.G109]-[.G108])/([.G110]-[.G109])" office:value-type="float" office:value="0.477725675565457" calcext:value-type="float">
            <text:p>0,477725675565457</text:p>
          </table:table-cell>
          <table:table-cell/>
          <table:table-cell table:style-name="ce30" table:formula="of:=[.L108]+0.001" office:value-type="percentage" office:value="0.0685500000000001" calcext:value-type="percentage">
            <text:p>6,8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09]);[.L$17]))" office:value-type="percentage" office:value="0.00666897462945515" calcext:value-type="percentage">
            <text:p>0,6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9]);[.L$17];INFO.OBBA.OBBA.OBMAKE(&quot;&quot;;&quot;double&quot;;[.L109]);INFO.OBBA.OBBA.OBMAKE(&quot;&quot;;&quot;double&quot;;1)))" office:value-type="percentage" office:value="0.000099023309781559" calcext:value-type="percentage">
            <text:p>0,01%</text:p>
          </table:table-cell>
          <table:table-cell table:style-name="ce25" table:formula="of:=([.N110]-2*[.N109]+[.N108])/([.L109]-[.L108])/([.L110]-[.L109])" office:value-type="float" office:value="0.911923563955053" calcext:value-type="float">
            <text:p>0,911923563955053</text:p>
          </table:table-cell>
          <table:table-cell/>
          <table:table-cell table:style-name="ce27" table:formula="of:=[.B109]-[.$C$16]" office:value-type="percentage" office:value="0.0590000000000001" calcext:value-type="percentage">
            <text:p>5,90%</text:p>
          </table:table-cell>
          <table:table-cell table:style-name="ce27" table:formula="of:=IF([.Q109]+[.$C$15]&gt;=0;[.C109];NA())" office:value-type="percentage" office:value="0.00645634772056707" calcext:value-type="percentage">
            <text:p>0,65%</text:p>
          </table:table-cell>
          <table:table-cell table:style-name="ce27" table:formula="of:=IF([.$Q109]+[.$H$15]&gt;=0;[.H109];NA())" office:value-type="percentage" office:value="0.00795303241012782" calcext:value-type="percentage">
            <text:p>0,80%</text:p>
          </table:table-cell>
          <table:table-cell table:style-name="ce27" table:formula="of:=IF([.$Q109]+[.$M$15]&gt;=0;[.M109];NA())" office:value-type="percentage" office:value="0.00666897462945515" calcext:value-type="percentage">
            <text:p>0,67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09]+0.001" office:value-type="percentage" office:value="0.0676000000000001" calcext:value-type="percentage">
            <text:p>6,7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10]);[.B$17]))" office:value-type="percentage" office:value="0.00646160281803103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0]);[.B$17];INFO.OBBA.OBBA.OBMAKE(&quot;&quot;;&quot;double&quot;;[.B110]);INFO.OBBA.OBBA.OBMAKE(&quot;&quot;;&quot;double&quot;;1)))" office:value-type="percentage" office:value="0.000199498117733152" calcext:value-type="percentage">
            <text:p>0,02%</text:p>
          </table:table-cell>
          <table:table-cell table:formula="of:=([.D111]-2*[.D110]+[.D109])/([.B110]-[.B109])/([.B111]-[.B110])" office:value-type="float" office:value="1.43857648263277" calcext:value-type="float">
            <text:p>1,43857648263277</text:p>
          </table:table-cell>
          <table:table-cell/>
          <table:table-cell table:style-name="ce30" table:formula="of:=[.G109]+0.001" office:value-type="percentage" office:value="0.0715000000000001" calcext:value-type="percentage">
            <text:p>7,1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10]);[.G$17]))" office:value-type="percentage" office:value="0.00799799764236783" calcext:value-type="percentage">
            <text:p>0,8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0]);[.G$17];INFO.OBBA.OBBA.OBMAKE(&quot;&quot;;&quot;double&quot;;[.G110]);INFO.OBBA.OBBA.OBMAKE(&quot;&quot;;&quot;double&quot;;1)))" office:value-type="percentage" office:value="0.0000747699707048501" calcext:value-type="percentage">
            <text:p>0,01%</text:p>
          </table:table-cell>
          <table:table-cell table:style-name="ce25" table:formula="of:=([.I111]-2*[.I110]+[.I109])/([.G110]-[.G109])/([.G111]-[.G110])" office:value-type="float" office:value="0.437518035944492" calcext:value-type="float">
            <text:p>0,437518035944492</text:p>
          </table:table-cell>
          <table:table-cell/>
          <table:table-cell table:style-name="ce30" table:formula="of:=[.L109]+0.001" office:value-type="percentage" office:value="0.0695500000000001" calcext:value-type="percentage">
            <text:p>6,9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10]);[.L$17]))" office:value-type="percentage" office:value="0.00668291128406946" calcext:value-type="percentage">
            <text:p>0,6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0]);[.L$17];INFO.OBBA.OBBA.OBMAKE(&quot;&quot;;&quot;double&quot;;[.L110]);INFO.OBBA.OBBA.OBMAKE(&quot;&quot;;&quot;double&quot;;1)))" office:value-type="percentage" office:value="0.0000898555528298226" calcext:value-type="percentage">
            <text:p>0,01%</text:p>
          </table:table-cell>
          <table:table-cell table:style-name="ce25" table:formula="of:=([.N111]-2*[.N110]+[.N109])/([.L110]-[.L109])/([.L111]-[.L110])" office:value-type="float" office:value="0.832889251309612" calcext:value-type="float">
            <text:p>0,832889251309612</text:p>
          </table:table-cell>
          <table:table-cell/>
          <table:table-cell table:style-name="ce27" table:formula="of:=[.B110]-[.$C$16]" office:value-type="percentage" office:value="0.0600000000000001" calcext:value-type="percentage">
            <text:p>6,00%</text:p>
          </table:table-cell>
          <table:table-cell table:style-name="ce27" table:formula="of:=IF([.Q110]+[.$C$15]&gt;=0;[.C110];NA())" office:value-type="percentage" office:value="0.00646160281803103" calcext:value-type="percentage">
            <text:p>0,65%</text:p>
          </table:table-cell>
          <table:table-cell table:style-name="ce27" table:formula="of:=IF([.$Q110]+[.$H$15]&gt;=0;[.H110];NA())" office:value-type="percentage" office:value="0.00799799764236783" calcext:value-type="percentage">
            <text:p>0,80%</text:p>
          </table:table-cell>
          <table:table-cell table:style-name="ce27" table:formula="of:=IF([.$Q110]+[.$M$15]&gt;=0;[.M110];NA())" office:value-type="percentage" office:value="0.00668291128406946" calcext:value-type="percentage">
            <text:p>0,67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10]+0.001" office:value-type="percentage" office:value="0.0686000000000001" calcext:value-type="percentage">
            <text:p>6,8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11]);[.B$17]))" office:value-type="percentage" office:value="0.00646681205501488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1]);[.B$17];INFO.OBBA.OBBA.OBMAKE(&quot;&quot;;&quot;double&quot;;[.B111]);INFO.OBBA.OBBA.OBMAKE(&quot;&quot;;&quot;double&quot;;1)))" office:value-type="percentage" office:value="0.000182350165065182" calcext:value-type="percentage">
            <text:p>0,02%</text:p>
          </table:table-cell>
          <table:table-cell table:formula="of:=([.D112]-2*[.D111]+[.D110])/([.B111]-[.B110])/([.B112]-[.B111])" office:value-type="float" office:value="1.34097641916522" calcext:value-type="float">
            <text:p>1,34097641916522</text:p>
          </table:table-cell>
          <table:table-cell/>
          <table:table-cell table:style-name="ce30" table:formula="of:=[.G110]+0.001" office:value-type="percentage" office:value="0.0725000000000001" calcext:value-type="percentage">
            <text:p>7,2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11]);[.G$17]))" office:value-type="percentage" office:value="0.00804327083772572" calcext:value-type="percentage">
            <text:p>0,8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1]);[.G$17];INFO.OBBA.OBBA.OBMAKE(&quot;&quot;;&quot;double&quot;;[.G111]);INFO.OBBA.OBBA.OBMAKE(&quot;&quot;;&quot;double&quot;;1)))" office:value-type="percentage" office:value="0.000069557292345541" calcext:value-type="percentage">
            <text:p>0,01%</text:p>
          </table:table-cell>
          <table:table-cell table:style-name="ce25" table:formula="of:=([.I112]-2*[.I111]+[.I110])/([.G111]-[.G110])/([.G112]-[.G111])" office:value-type="float" office:value="0.400891705324069" calcext:value-type="float">
            <text:p>0,400891705324069</text:p>
          </table:table-cell>
          <table:table-cell/>
          <table:table-cell table:style-name="ce30" table:formula="of:=[.L110]+0.001" office:value-type="percentage" office:value="0.0705500000000001" calcext:value-type="percentage">
            <text:p>7,0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11]);[.L$17]))" office:value-type="percentage" office:value="0.00669714759364141" calcext:value-type="percentage">
            <text:p>0,6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1]);[.L$17];INFO.OBBA.OBBA.OBMAKE(&quot;&quot;;&quot;double&quot;;[.L111]);INFO.OBBA.OBBA.OBMAKE(&quot;&quot;;&quot;double&quot;;1)))" office:value-type="percentage" office:value="0.0000815206851293959" calcext:value-type="percentage">
            <text:p>0,01%</text:p>
          </table:table-cell>
          <table:table-cell table:style-name="ce25" table:formula="of:=([.N112]-2*[.N111]+[.N110])/([.L111]-[.L110])/([.L112]-[.L111])" office:value-type="float" office:value="0.760176673665537" calcext:value-type="float">
            <text:p>0,760176673665537</text:p>
          </table:table-cell>
          <table:table-cell/>
          <table:table-cell table:style-name="ce27" table:formula="of:=[.B111]-[.$C$16]" office:value-type="percentage" office:value="0.0610000000000001" calcext:value-type="percentage">
            <text:p>6,10%</text:p>
          </table:table-cell>
          <table:table-cell table:style-name="ce27" table:formula="of:=IF([.Q111]+[.$C$15]&gt;=0;[.C111];NA())" office:value-type="percentage" office:value="0.00646681205501488" calcext:value-type="percentage">
            <text:p>0,65%</text:p>
          </table:table-cell>
          <table:table-cell table:style-name="ce27" table:formula="of:=IF([.$Q111]+[.$H$15]&gt;=0;[.H111];NA())" office:value-type="percentage" office:value="0.00804327083772572" calcext:value-type="percentage">
            <text:p>0,80%</text:p>
          </table:table-cell>
          <table:table-cell table:style-name="ce27" table:formula="of:=IF([.$Q111]+[.$M$15]&gt;=0;[.M111];NA())" office:value-type="percentage" office:value="0.00669714759364141" calcext:value-type="percentage">
            <text:p>0,67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11]+0.001" office:value-type="percentage" office:value="0.0696000000000001" calcext:value-type="percentage">
            <text:p>6,9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12]);[.B$17]))" office:value-type="percentage" office:value="0.0064719763306579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2]);[.B$17];INFO.OBBA.OBBA.OBMAKE(&quot;&quot;;&quot;double&quot;;[.B112]);INFO.OBBA.OBBA.OBMAKE(&quot;&quot;;&quot;double&quot;;1)))" office:value-type="percentage" office:value="0.000166543188816376" calcext:value-type="percentage">
            <text:p>0,02%</text:p>
          </table:table-cell>
          <table:table-cell table:formula="of:=([.D113]-2*[.D112]+[.D111])/([.B112]-[.B111])/([.B113]-[.B112])" office:value-type="float" office:value="1.248767373212" calcext:value-type="float">
            <text:p>1,248767373212</text:p>
          </table:table-cell>
          <table:table-cell/>
          <table:table-cell table:style-name="ce30" table:formula="of:=[.G111]+0.001" office:value-type="percentage" office:value="0.0735000000000001" calcext:value-type="percentage">
            <text:p>7,3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12]);[.G$17]))" office:value-type="percentage" office:value="0.00808883517358902" calcext:value-type="percentage">
            <text:p>0,8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2]);[.G$17];INFO.OBBA.OBBA.OBMAKE(&quot;&quot;;&quot;double&quot;;[.G112]);INFO.OBBA.OBBA.OBMAKE(&quot;&quot;;&quot;double&quot;;1)))" office:value-type="percentage" office:value="0.0000647455056915561" calcext:value-type="percentage">
            <text:p>0,01%</text:p>
          </table:table-cell>
          <table:table-cell table:style-name="ce25" table:formula="of:=([.I113]-2*[.I112]+[.I111])/([.G112]-[.G111])/([.G113]-[.G112])" office:value-type="float" office:value="0.367516627781385" calcext:value-type="float">
            <text:p>0,367516627781385</text:p>
          </table:table-cell>
          <table:table-cell/>
          <table:table-cell table:style-name="ce30" table:formula="of:=[.L111]+0.001" office:value-type="percentage" office:value="0.0715500000000001" calcext:value-type="percentage">
            <text:p>7,1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12]);[.L$17]))" office:value-type="percentage" office:value="0.00671167742234041" calcext:value-type="percentage">
            <text:p>0,6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2]);[.L$17];INFO.OBBA.OBBA.OBMAKE(&quot;&quot;;&quot;double&quot;;[.L112]);INFO.OBBA.OBBA.OBMAKE(&quot;&quot;;&quot;double&quot;;1)))" office:value-type="percentage" office:value="0.0000739459941026347" calcext:value-type="percentage">
            <text:p>0,01%</text:p>
          </table:table-cell>
          <table:table-cell table:style-name="ce25" table:formula="of:=([.N113]-2*[.N112]+[.N111])/([.L112]-[.L111])/([.L113]-[.L112])" office:value-type="float" office:value="0.69335470398858" calcext:value-type="float">
            <text:p>0,69335470398858</text:p>
          </table:table-cell>
          <table:table-cell/>
          <table:table-cell table:style-name="ce27" table:formula="of:=[.B112]-[.$C$16]" office:value-type="percentage" office:value="0.0620000000000001" calcext:value-type="percentage">
            <text:p>6,20%</text:p>
          </table:table-cell>
          <table:table-cell table:style-name="ce27" table:formula="of:=IF([.Q112]+[.$C$15]&gt;=0;[.C112];NA())" office:value-type="percentage" office:value="0.0064719763306579" calcext:value-type="percentage">
            <text:p>0,65%</text:p>
          </table:table-cell>
          <table:table-cell table:style-name="ce27" table:formula="of:=IF([.$Q112]+[.$H$15]&gt;=0;[.H112];NA())" office:value-type="percentage" office:value="0.00808883517358902" calcext:value-type="percentage">
            <text:p>0,81%</text:p>
          </table:table-cell>
          <table:table-cell table:style-name="ce27" table:formula="of:=IF([.$Q112]+[.$M$15]&gt;=0;[.M112];NA())" office:value-type="percentage" office:value="0.00671167742234041" calcext:value-type="percentage">
            <text:p>0,67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12]+0.001" office:value-type="percentage" office:value="0.0706000000000001" calcext:value-type="percentage">
            <text:p>7,0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13]);[.B$17]))" office:value-type="percentage" office:value="0.00647709651686856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3]);[.B$17];INFO.OBBA.OBBA.OBMAKE(&quot;&quot;;&quot;double&quot;;[.B113]);INFO.OBBA.OBBA.OBMAKE(&quot;&quot;;&quot;double&quot;;1)))" office:value-type="percentage" office:value="0.000151984979940783" calcext:value-type="percentage">
            <text:p>0,02%</text:p>
          </table:table-cell>
          <table:table-cell table:formula="of:=([.D114]-2*[.D113]+[.D112])/([.B113]-[.B112])/([.B114]-[.B113])" office:value-type="float" office:value="1.16175669589329" calcext:value-type="float">
            <text:p>1,16175669589329</text:p>
          </table:table-cell>
          <table:table-cell/>
          <table:table-cell table:style-name="ce30" table:formula="of:=[.G112]+0.001" office:value-type="percentage" office:value="0.0745000000000001" calcext:value-type="percentage">
            <text:p>7,4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13]);[.G$17]))" office:value-type="percentage" office:value="0.00813467468819898" calcext:value-type="percentage">
            <text:p>0,81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3]);[.G$17];INFO.OBBA.OBBA.OBMAKE(&quot;&quot;;&quot;double&quot;;[.G113]);INFO.OBBA.OBBA.OBMAKE(&quot;&quot;;&quot;double&quot;;1)))" office:value-type="percentage" office:value="0.0000603012356653525" calcext:value-type="percentage">
            <text:p>0,01%</text:p>
          </table:table-cell>
          <table:table-cell table:style-name="ce25" table:formula="of:=([.I114]-2*[.I113]+[.I112])/([.G113]-[.G112])/([.G114]-[.G113])" office:value-type="float" office:value="0.337093290863254" calcext:value-type="float">
            <text:p>0,337093290863254</text:p>
          </table:table-cell>
          <table:table-cell/>
          <table:table-cell table:style-name="ce30" table:formula="of:=[.L112]+0.001" office:value-type="percentage" office:value="0.0725500000000001" calcext:value-type="percentage">
            <text:p>7,2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13]);[.L$17]))" office:value-type="percentage" office:value="0.00672649464593643" calcext:value-type="percentage">
            <text:p>0,6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3]);[.L$17];INFO.OBBA.OBBA.OBMAKE(&quot;&quot;;&quot;double&quot;;[.L113]);INFO.OBBA.OBBA.OBMAKE(&quot;&quot;;&quot;double&quot;;1)))" office:value-type="percentage" office:value="0.0000670646577798621" calcext:value-type="percentage">
            <text:p>0,01%</text:p>
          </table:table-cell>
          <table:table-cell table:style-name="ce25" table:formula="of:=([.N114]-2*[.N113]+[.N112])/([.L113]-[.L112])/([.L114]-[.L113])" office:value-type="float" office:value="0.632011387273912" calcext:value-type="float">
            <text:p>0,632011387273912</text:p>
          </table:table-cell>
          <table:table-cell/>
          <table:table-cell table:style-name="ce27" table:formula="of:=[.B113]-[.$C$16]" office:value-type="percentage" office:value="0.0630000000000001" calcext:value-type="percentage">
            <text:p>6,30%</text:p>
          </table:table-cell>
          <table:table-cell table:style-name="ce27" table:formula="of:=IF([.Q113]+[.$C$15]&gt;=0;[.C113];NA())" office:value-type="percentage" office:value="0.00647709651686856" calcext:value-type="percentage">
            <text:p>0,65%</text:p>
          </table:table-cell>
          <table:table-cell table:style-name="ce27" table:formula="of:=IF([.$Q113]+[.$H$15]&gt;=0;[.H113];NA())" office:value-type="percentage" office:value="0.00813467468819898" calcext:value-type="percentage">
            <text:p>0,81%</text:p>
          </table:table-cell>
          <table:table-cell table:style-name="ce27" table:formula="of:=IF([.$Q113]+[.$M$15]&gt;=0;[.M113];NA())" office:value-type="percentage" office:value="0.00672649464593643" calcext:value-type="percentage">
            <text:p>0,67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13]+0.001" office:value-type="percentage" office:value="0.0716000000000001" calcext:value-type="percentage">
            <text:p>7,1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14]);[.B$17]))" office:value-type="percentage" office:value="0.0064821734594149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4]);[.B$17];INFO.OBBA.OBBA.OBMAKE(&quot;&quot;;&quot;double&quot;;[.B114]);INFO.OBBA.OBBA.OBMAKE(&quot;&quot;;&quot;double&quot;;1)))" office:value-type="percentage" office:value="0.000138588527761083" calcext:value-type="percentage">
            <text:p>0,01%</text:p>
          </table:table-cell>
          <table:table-cell table:formula="of:=([.D115]-2*[.D114]+[.D113])/([.B114]-[.B113])/([.B115]-[.B114])" office:value-type="float" office:value="1.07974964631992" calcext:value-type="float">
            <text:p>1,07974964631992</text:p>
          </table:table-cell>
          <table:table-cell/>
          <table:table-cell table:style-name="ce30" table:formula="of:=[.G113]+0.001" office:value-type="percentage" office:value="0.0755000000000001" calcext:value-type="percentage">
            <text:p>7,5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14]);[.G$17]))" office:value-type="percentage" office:value="0.00818077423724472" calcext:value-type="percentage">
            <text:p>0,8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4]);[.G$17];INFO.OBBA.OBBA.OBMAKE(&quot;&quot;;&quot;double&quot;;[.G114]);INFO.OBBA.OBBA.OBMAKE(&quot;&quot;;&quot;double&quot;;1)))" office:value-type="percentage" office:value="0.0000561940589300122" calcext:value-type="percentage">
            <text:p>0,01%</text:p>
          </table:table-cell>
          <table:table-cell table:style-name="ce25" table:formula="of:=([.I115]-2*[.I114]+[.I113])/([.G114]-[.G113])/([.G115]-[.G114])" office:value-type="float" office:value="0.309350027155575" calcext:value-type="float">
            <text:p>0,309350027155575</text:p>
          </table:table-cell>
          <table:table-cell/>
          <table:table-cell table:style-name="ce30" table:formula="of:=[.L113]+0.001" office:value-type="percentage" office:value="0.0735500000000001" calcext:value-type="percentage">
            <text:p>7,3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14]);[.L$17]))" office:value-type="percentage" office:value="0.00674159316100182" calcext:value-type="percentage">
            <text:p>0,6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4]);[.L$17];INFO.OBBA.OBBA.OBMAKE(&quot;&quot;;&quot;double&quot;;[.L114]);INFO.OBBA.OBBA.OBMAKE(&quot;&quot;;&quot;double&quot;;1)))" office:value-type="percentage" office:value="0.0000608153328443634" calcext:value-type="percentage">
            <text:p>0,01%</text:p>
          </table:table-cell>
          <table:table-cell table:style-name="ce25" table:formula="of:=([.N115]-2*[.N114]+[.N113])/([.L114]-[.L113])/([.L115]-[.L114])" office:value-type="float" office:value="0.57575455750941" calcext:value-type="float">
            <text:p>0,57575455750941</text:p>
          </table:table-cell>
          <table:table-cell/>
          <table:table-cell table:style-name="ce27" table:formula="of:=[.B114]-[.$C$16]" office:value-type="percentage" office:value="0.0640000000000001" calcext:value-type="percentage">
            <text:p>6,40%</text:p>
          </table:table-cell>
          <table:table-cell table:style-name="ce27" table:formula="of:=IF([.Q114]+[.$C$15]&gt;=0;[.C114];NA())" office:value-type="percentage" office:value="0.0064821734594149" calcext:value-type="percentage">
            <text:p>0,65%</text:p>
          </table:table-cell>
          <table:table-cell table:style-name="ce27" table:formula="of:=IF([.$Q114]+[.$H$15]&gt;=0;[.H114];NA())" office:value-type="percentage" office:value="0.00818077423724472" calcext:value-type="percentage">
            <text:p>0,82%</text:p>
          </table:table-cell>
          <table:table-cell table:style-name="ce27" table:formula="of:=IF([.$Q114]+[.$M$15]&gt;=0;[.M114];NA())" office:value-type="percentage" office:value="0.00674159316100182" calcext:value-type="percentage">
            <text:p>0,67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14]+0.001" office:value-type="percentage" office:value="0.0726000000000001" calcext:value-type="percentage">
            <text:p>7,2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15]);[.B$17]))" office:value-type="percentage" office:value="0.00648720797894057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5]);[.B$17];INFO.OBBA.OBBA.OBMAKE(&quot;&quot;;&quot;double&quot;;[.B115]);INFO.OBBA.OBBA.OBMAKE(&quot;&quot;;&quot;double&quot;;1)))" office:value-type="percentage" office:value="0.000126271825227703" calcext:value-type="percentage">
            <text:p>0,01%</text:p>
          </table:table-cell>
          <table:table-cell table:formula="of:=([.D116]-2*[.D115]+[.D114])/([.B115]-[.B114])/([.B116]-[.B115])" office:value-type="float" office:value="1.00255037159547" calcext:value-type="float">
            <text:p>1,00255037159547</text:p>
          </table:table-cell>
          <table:table-cell/>
          <table:table-cell table:style-name="ce30" table:formula="of:=[.G114]+0.001" office:value-type="percentage" office:value="0.0765000000000001" calcext:value-type="percentage">
            <text:p>7,6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15]);[.G$17]))" office:value-type="percentage" office:value="0.00822711945219994" calcext:value-type="percentage">
            <text:p>0,82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5]);[.G$17];INFO.OBBA.OBBA.OBMAKE(&quot;&quot;;&quot;double&quot;;[.G115]);INFO.OBBA.OBBA.OBMAKE(&quot;&quot;;&quot;double&quot;;1)))" office:value-type="percentage" office:value="0.0000523962322218274" calcext:value-type="percentage">
            <text:p>0,01%</text:p>
          </table:table-cell>
          <table:table-cell table:style-name="ce25" table:formula="of:=([.I116]-2*[.I115]+[.I114])/([.G115]-[.G114])/([.G116]-[.G115])" office:value-type="float" office:value="0.284040517415132" calcext:value-type="float">
            <text:p>0,284040517415132</text:p>
          </table:table-cell>
          <table:table-cell/>
          <table:table-cell table:style-name="ce30" table:formula="of:=[.L114]+0.001" office:value-type="percentage" office:value="0.0745500000000001" calcext:value-type="percentage">
            <text:p>7,4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15]);[.L$17]))" office:value-type="percentage" office:value="0.00675696689345362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5]);[.L$17];INFO.OBBA.OBBA.OBMAKE(&quot;&quot;;&quot;double&quot;;[.L115]);INFO.OBBA.OBBA.OBMAKE(&quot;&quot;;&quot;double&quot;;1)))" office:value-type="percentage" office:value="0.0000551417624663741" calcext:value-type="percentage">
            <text:p>0,01%</text:p>
          </table:table-cell>
          <table:table-cell table:style-name="ce25" table:formula="of:=([.N116]-2*[.N115]+[.N114])/([.L115]-[.L114])/([.L116]-[.L115])" office:value-type="float" office:value="0.524212179922513" calcext:value-type="float">
            <text:p>0,524212179922513</text:p>
          </table:table-cell>
          <table:table-cell/>
          <table:table-cell table:style-name="ce27" table:formula="of:=[.B115]-[.$C$16]" office:value-type="percentage" office:value="0.0650000000000001" calcext:value-type="percentage">
            <text:p>6,50%</text:p>
          </table:table-cell>
          <table:table-cell table:style-name="ce27" table:formula="of:=IF([.Q115]+[.$C$15]&gt;=0;[.C115];NA())" office:value-type="percentage" office:value="0.00648720797894057" calcext:value-type="percentage">
            <text:p>0,65%</text:p>
          </table:table-cell>
          <table:table-cell table:style-name="ce27" table:formula="of:=IF([.$Q115]+[.$H$15]&gt;=0;[.H115];NA())" office:value-type="percentage" office:value="0.00822711945219994" calcext:value-type="percentage">
            <text:p>0,82%</text:p>
          </table:table-cell>
          <table:table-cell table:style-name="ce27" table:formula="of:=IF([.$Q115]+[.$M$15]&gt;=0;[.M115];NA())" office:value-type="percentage" office:value="0.00675696689345362" calcext:value-type="percentage">
            <text:p>0,68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15]+0.001" office:value-type="percentage" office:value="0.0736000000000001" calcext:value-type="percentage">
            <text:p>7,3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16]);[.B$17]))" office:value-type="percentage" office:value="0.00649220087203512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6]);[.B$17];INFO.OBBA.OBBA.OBMAKE(&quot;&quot;;&quot;double&quot;;[.B116]);INFO.OBBA.OBBA.OBMAKE(&quot;&quot;;&quot;double&quot;;1)))" office:value-type="percentage" office:value="0.000114957673065918" calcext:value-type="percentage">
            <text:p>0,01%</text:p>
          </table:table-cell>
          <table:table-cell table:formula="of:=([.D117]-2*[.D116]+[.D115])/([.B116]-[.B115])/([.B117]-[.B116])" office:value-type="float" office:value="0.929962764865107" calcext:value-type="float">
            <text:p>0,929962764865107</text:p>
          </table:table-cell>
          <table:table-cell/>
          <table:table-cell table:style-name="ce30" table:formula="of:=[.G115]+0.001" office:value-type="percentage" office:value="0.0775000000000001" calcext:value-type="percentage">
            <text:p>7,7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16]);[.G$17]))" office:value-type="percentage" office:value="0.00827369670042188" calcext:value-type="percentage">
            <text:p>0,8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6]);[.G$17];INFO.OBBA.OBBA.OBMAKE(&quot;&quot;;&quot;double&quot;;[.G116]);INFO.OBBA.OBBA.OBMAKE(&quot;&quot;;&quot;double&quot;;1)))" office:value-type="percentage" office:value="0.0000488824460310578" calcext:value-type="percentage">
            <text:p>0,00%</text:p>
          </table:table-cell>
          <table:table-cell table:style-name="ce25" table:formula="of:=([.I117]-2*[.I116]+[.I115])/([.G116]-[.G115])/([.G117]-[.G116])" office:value-type="float" office:value="0.260941488684351" calcext:value-type="float">
            <text:p>0,260941488684351</text:p>
          </table:table-cell>
          <table:table-cell/>
          <table:table-cell table:style-name="ce30" table:formula="of:=[.L115]+0.001" office:value-type="percentage" office:value="0.0755500000000001" calcext:value-type="percentage">
            <text:p>7,5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16]);[.L$17]))" office:value-type="percentage" office:value="0.00677260980645343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6]);[.L$17];INFO.OBBA.OBBA.OBMAKE(&quot;&quot;;&quot;double&quot;;[.L116]);INFO.OBBA.OBBA.OBMAKE(&quot;&quot;;&quot;double&quot;;1)))" office:value-type="percentage" office:value="0.0000499924042683073" calcext:value-type="percentage">
            <text:p>0,00%</text:p>
          </table:table-cell>
          <table:table-cell table:style-name="ce25" table:formula="of:=([.N117]-2*[.N116]+[.N115])/([.L116]-[.L115])/([.L117]-[.L116])" office:value-type="float" office:value="0.477032454480972" calcext:value-type="float">
            <text:p>0,477032454480972</text:p>
          </table:table-cell>
          <table:table-cell/>
          <table:table-cell table:style-name="ce27" table:formula="of:=[.B116]-[.$C$16]" office:value-type="percentage" office:value="0.0660000000000001" calcext:value-type="percentage">
            <text:p>6,60%</text:p>
          </table:table-cell>
          <table:table-cell table:style-name="ce27" table:formula="of:=IF([.Q116]+[.$C$15]&gt;=0;[.C116];NA())" office:value-type="percentage" office:value="0.00649220087203512" calcext:value-type="percentage">
            <text:p>0,65%</text:p>
          </table:table-cell>
          <table:table-cell table:style-name="ce27" table:formula="of:=IF([.$Q116]+[.$H$15]&gt;=0;[.H116];NA())" office:value-type="percentage" office:value="0.00827369670042188" calcext:value-type="percentage">
            <text:p>0,83%</text:p>
          </table:table-cell>
          <table:table-cell table:style-name="ce27" table:formula="of:=IF([.$Q116]+[.$M$15]&gt;=0;[.M116];NA())" office:value-type="percentage" office:value="0.00677260980645343" calcext:value-type="percentage">
            <text:p>0,68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16]+0.001" office:value-type="percentage" office:value="0.0746000000000001" calcext:value-type="percentage">
            <text:p>7,4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17]);[.B$17]))" office:value-type="percentage" office:value="0.0064971529121366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7]);[.B$17];INFO.OBBA.OBBA.OBMAKE(&quot;&quot;;&quot;double&quot;;[.B117]);INFO.OBBA.OBBA.OBMAKE(&quot;&quot;;&quot;double&quot;;1)))" office:value-type="percentage" office:value="0.000104573483668999" calcext:value-type="percentage">
            <text:p>0,01%</text:p>
          </table:table-cell>
          <table:table-cell table:formula="of:=([.D118]-2*[.D117]+[.D116])/([.B117]-[.B116])/([.B118]-[.B117])" office:value-type="float" office:value="0.861791320095282" calcext:value-type="float">
            <text:p>0,861791320095282</text:p>
          </table:table-cell>
          <table:table-cell/>
          <table:table-cell table:style-name="ce30" table:formula="of:=[.G116]+0.001" office:value-type="percentage" office:value="0.0785000000000001" calcext:value-type="percentage">
            <text:p>7,8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17]);[.G$17]))" office:value-type="percentage" office:value="0.00832049304701207" calcext:value-type="percentage">
            <text:p>0,83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7]);[.G$17];INFO.OBBA.OBBA.OBMAKE(&quot;&quot;;&quot;double&quot;;[.G117]);INFO.OBBA.OBBA.OBMAKE(&quot;&quot;;&quot;double&quot;;1)))" office:value-type="percentage" office:value="0.0000456296013289725" calcext:value-type="percentage">
            <text:p>0,00%</text:p>
          </table:table-cell>
          <table:table-cell table:style-name="ce25" table:formula="of:=([.I118]-2*[.I117]+[.I116])/([.G117]-[.G116])/([.G118]-[.G117])" office:value-type="float" office:value="0.239850598989161" calcext:value-type="float">
            <text:p>0,239850598989161</text:p>
          </table:table-cell>
          <table:table-cell/>
          <table:table-cell table:style-name="ce30" table:formula="of:=[.L116]+0.001" office:value-type="percentage" office:value="0.0765500000000001" calcext:value-type="percentage">
            <text:p>7,6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17]);[.L$17]))" office:value-type="percentage" office:value="0.00678851590768394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7]);[.L$17];INFO.OBBA.OBBA.OBMAKE(&quot;&quot;;&quot;double&quot;;[.L117]);INFO.OBBA.OBBA.OBMAKE(&quot;&quot;;&quot;double&quot;;1)))" office:value-type="percentage" office:value="0.0000453200785247215" calcext:value-type="percentage">
            <text:p>0,00%</text:p>
          </table:table-cell>
          <table:table-cell table:style-name="ce25" table:formula="of:=([.N118]-2*[.N117]+[.N116])/([.L117]-[.L116])/([.L118]-[.L117])" office:value-type="float" office:value="0.433883714137119" calcext:value-type="float">
            <text:p>0,433883714137119</text:p>
          </table:table-cell>
          <table:table-cell/>
          <table:table-cell table:style-name="ce27" table:formula="of:=[.B117]-[.$C$16]" office:value-type="percentage" office:value="0.0670000000000001" calcext:value-type="percentage">
            <text:p>6,70%</text:p>
          </table:table-cell>
          <table:table-cell table:style-name="ce27" table:formula="of:=IF([.Q117]+[.$C$15]&gt;=0;[.C117];NA())" office:value-type="percentage" office:value="0.0064971529121366" calcext:value-type="percentage">
            <text:p>0,65%</text:p>
          </table:table-cell>
          <table:table-cell table:style-name="ce27" table:formula="of:=IF([.$Q117]+[.$H$15]&gt;=0;[.H117];NA())" office:value-type="percentage" office:value="0.00832049304701207" calcext:value-type="percentage">
            <text:p>0,83%</text:p>
          </table:table-cell>
          <table:table-cell table:style-name="ce27" table:formula="of:=IF([.$Q117]+[.$M$15]&gt;=0;[.M117];NA())" office:value-type="percentage" office:value="0.00678851590768394" calcext:value-type="percentage">
            <text:p>0,68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17]+0.001" office:value-type="percentage" office:value="0.0756000000000001" calcext:value-type="percentage">
            <text:p>7,5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18]);[.B$17]))" office:value-type="percentage" office:value="0.00650206485044877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8]);[.B$17];INFO.OBBA.OBBA.OBMAKE(&quot;&quot;;&quot;double&quot;;[.B118]);INFO.OBBA.OBBA.OBMAKE(&quot;&quot;;&quot;double&quot;;1)))" office:value-type="percentage" office:value="0.0000950510855921747" calcext:value-type="percentage">
            <text:p>0,01%</text:p>
          </table:table-cell>
          <table:table-cell table:formula="of:=([.D119]-2*[.D118]+[.D117])/([.B118]-[.B117])/([.B119]-[.B118])" office:value-type="float" office:value="0.797841872687852" calcext:value-type="float">
            <text:p>0,797841872687852</text:p>
          </table:table-cell>
          <table:table-cell/>
          <table:table-cell table:style-name="ce30" table:formula="of:=[.G117]+0.001" office:value-type="percentage" office:value="0.0795000000000001" calcext:value-type="percentage">
            <text:p>7,9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18]);[.G$17]))" office:value-type="percentage" office:value="0.00836749621842358" calcext:value-type="percentage">
            <text:p>0,8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8]);[.G$17];INFO.OBBA.OBBA.OBMAKE(&quot;&quot;;&quot;double&quot;;[.G118]);INFO.OBBA.OBBA.OBMAKE(&quot;&quot;;&quot;double&quot;;1)))" office:value-type="percentage" office:value="0.0000426166072258764" calcext:value-type="percentage">
            <text:p>0,00%</text:p>
          </table:table-cell>
          <table:table-cell table:style-name="ce25" table:formula="of:=([.I119]-2*[.I118]+[.I117])/([.G118]-[.G117])/([.G119]-[.G118])" office:value-type="float" office:value="0.220584498926033" calcext:value-type="float">
            <text:p>0,220584498926033</text:p>
          </table:table-cell>
          <table:table-cell/>
          <table:table-cell table:style-name="ce30" table:formula="of:=[.L117]+0.001" office:value-type="percentage" office:value="0.0775500000000001" calcext:value-type="percentage">
            <text:p>7,7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18]);[.L$17]))" office:value-type="percentage" office:value="0.00680467925602301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8]);[.L$17];INFO.OBBA.OBBA.OBMAKE(&quot;&quot;;&quot;double&quot;;[.L118]);INFO.OBBA.OBBA.OBMAKE(&quot;&quot;;&quot;double&quot;;1)))" office:value-type="percentage" office:value="0.0000410816364952728" calcext:value-type="percentage">
            <text:p>0,00%</text:p>
          </table:table-cell>
          <table:table-cell table:style-name="ce25" table:formula="of:=([.N119]-2*[.N118]+[.N117])/([.L118]-[.L117])/([.L119]-[.L118])" office:value-type="float" office:value="0.394454149384956" calcext:value-type="float">
            <text:p>0,394454149384956</text:p>
          </table:table-cell>
          <table:table-cell/>
          <table:table-cell table:style-name="ce27" table:formula="of:=[.B118]-[.$C$16]" office:value-type="percentage" office:value="0.0680000000000001" calcext:value-type="percentage">
            <text:p>6,80%</text:p>
          </table:table-cell>
          <table:table-cell table:style-name="ce27" table:formula="of:=IF([.Q118]+[.$C$15]&gt;=0;[.C118];NA())" office:value-type="percentage" office:value="0.00650206485044877" calcext:value-type="percentage">
            <text:p>0,65%</text:p>
          </table:table-cell>
          <table:table-cell table:style-name="ce27" table:formula="of:=IF([.$Q118]+[.$H$15]&gt;=0;[.H118];NA())" office:value-type="percentage" office:value="0.00836749621842358" calcext:value-type="percentage">
            <text:p>0,84%</text:p>
          </table:table-cell>
          <table:table-cell table:style-name="ce27" table:formula="of:=IF([.$Q118]+[.$M$15]&gt;=0;[.M118];NA())" office:value-type="percentage" office:value="0.00680467925602301" calcext:value-type="percentage">
            <text:p>0,68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18]+0.001" office:value-type="percentage" office:value="0.0766000000000001" calcext:value-type="percentage">
            <text:p>7,6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19]);[.B$17]))" office:value-type="percentage" office:value="0.00650693741675599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9]);[.B$17];INFO.OBBA.OBBA.OBMAKE(&quot;&quot;;&quot;double&quot;;[.B119]);INFO.OBBA.OBBA.OBMAKE(&quot;&quot;;&quot;double&quot;;1)))" office:value-type="percentage" office:value="0.0000863265293880384" calcext:value-type="percentage">
            <text:p>0,01%</text:p>
          </table:table-cell>
          <table:table-cell table:formula="of:=([.D120]-2*[.D119]+[.D118])/([.B119]-[.B118])/([.B120]-[.B119])" office:value-type="float" office:value="0.737922307641178" calcext:value-type="float">
            <text:p>0,737922307641178</text:p>
          </table:table-cell>
          <table:table-cell/>
          <table:table-cell table:style-name="ce30" table:formula="of:=[.G118]+0.001" office:value-type="percentage" office:value="0.0805000000000001" calcext:value-type="percentage">
            <text:p>8,0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19]);[.G$17]))" office:value-type="percentage" office:value="0.00841469456778652" calcext:value-type="percentage">
            <text:p>0,84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9]);[.G$17];INFO.OBBA.OBBA.OBMAKE(&quot;&quot;;&quot;double&quot;;[.G119]);INFO.OBBA.OBBA.OBMAKE(&quot;&quot;;&quot;double&quot;;1)))" office:value-type="percentage" office:value="0.0000398241976217063" calcext:value-type="percentage">
            <text:p>0,00%</text:p>
          </table:table-cell>
          <table:table-cell table:style-name="ce25" table:formula="of:=([.I120]-2*[.I119]+[.I118])/([.G119]-[.G118])/([.G120]-[.G119])" office:value-type="float" office:value="0.2029770594328" calcext:value-type="float">
            <text:p>0,2029770594328</text:p>
          </table:table-cell>
          <table:table-cell/>
          <table:table-cell table:style-name="ce30" table:formula="of:=[.L118]+0.001" office:value-type="percentage" office:value="0.0785500000000001" calcext:value-type="percentage">
            <text:p>7,8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19]);[.L$17]))" office:value-type="percentage" office:value="0.00682109396763738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9]);[.L$17];INFO.OBBA.OBBA.OBMAKE(&quot;&quot;;&quot;double&quot;;[.L119]);INFO.OBBA.OBBA.OBMAKE(&quot;&quot;;&quot;double&quot;;1)))" office:value-type="percentage" office:value="0.0000372376486152091" calcext:value-type="percentage">
            <text:p>0,00%</text:p>
          </table:table-cell>
          <table:table-cell table:style-name="ce25" table:formula="of:=([.N120]-2*[.N119]+[.N118])/([.L119]-[.L118])/([.L120]-[.L119])" office:value-type="float" office:value="0.358451388150114" calcext:value-type="float">
            <text:p>0,358451388150114</text:p>
          </table:table-cell>
          <table:table-cell/>
          <table:table-cell table:style-name="ce27" table:formula="of:=[.B119]-[.$C$16]" office:value-type="percentage" office:value="0.0690000000000001" calcext:value-type="percentage">
            <text:p>6,90%</text:p>
          </table:table-cell>
          <table:table-cell table:style-name="ce27" table:formula="of:=IF([.Q119]+[.$C$15]&gt;=0;[.C119];NA())" office:value-type="percentage" office:value="0.00650693741675599" calcext:value-type="percentage">
            <text:p>0,65%</text:p>
          </table:table-cell>
          <table:table-cell table:style-name="ce27" table:formula="of:=IF([.$Q119]+[.$H$15]&gt;=0;[.H119];NA())" office:value-type="percentage" office:value="0.00841469456778652" calcext:value-type="percentage">
            <text:p>0,84%</text:p>
          </table:table-cell>
          <table:table-cell table:style-name="ce27" table:formula="of:=IF([.$Q119]+[.$M$15]&gt;=0;[.M119];NA())" office:value-type="percentage" office:value="0.00682109396763738" calcext:value-type="percentage">
            <text:p>0,68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19]+0.001" office:value-type="percentage" office:value="0.0776000000000001" calcext:value-type="percentage">
            <text:p>7,7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20]);[.B$17]))" office:value-type="percentage" office:value="0.00651177132028023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0]);[.B$17];INFO.OBBA.OBBA.OBMAKE(&quot;&quot;;&quot;double&quot;;[.B120]);INFO.OBBA.OBBA.OBMAKE(&quot;&quot;;&quot;double&quot;;1)))" office:value-type="percentage" office:value="0.0000783398954915432" calcext:value-type="percentage">
            <text:p>0,01%</text:p>
          </table:table-cell>
          <table:table-cell table:formula="of:=([.D121]-2*[.D120]+[.D119])/([.B120]-[.B119])/([.B121]-[.B120])" office:value-type="float" office:value="0.681843173474279" calcext:value-type="float">
            <text:p>0,681843173474279</text:p>
          </table:table-cell>
          <table:table-cell/>
          <table:table-cell table:style-name="ce30" table:formula="of:=[.G119]+0.001" office:value-type="percentage" office:value="0.0815000000000001" calcext:value-type="percentage">
            <text:p>8,1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20]);[.G$17]))" office:value-type="percentage" office:value="0.00846207704191387" calcext:value-type="percentage">
            <text:p>0,8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0]);[.G$17];INFO.OBBA.OBBA.OBMAKE(&quot;&quot;;&quot;double&quot;;[.G120]);INFO.OBBA.OBBA.OBMAKE(&quot;&quot;;&quot;double&quot;;1)))" office:value-type="percentage" office:value="0.000037234765076969" calcext:value-type="percentage">
            <text:p>0,00%</text:p>
          </table:table-cell>
          <table:table-cell table:style-name="ce25" table:formula="of:=([.I121]-2*[.I120]+[.I119])/([.G120]-[.G119])/([.G121]-[.G120])" office:value-type="float" office:value="0.186877755057549" calcext:value-type="float">
            <text:p>0,186877755057549</text:p>
          </table:table-cell>
          <table:table-cell/>
          <table:table-cell table:style-name="ce30" table:formula="of:=[.L119]+0.001" office:value-type="percentage" office:value="0.0795500000000001" calcext:value-type="percentage">
            <text:p>7,9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20]);[.L$17]))" office:value-type="percentage" office:value="0.00683775422151922" calcext:value-type="percentage">
            <text:p>0,6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0]);[.L$17];INFO.OBBA.OBBA.OBMAKE(&quot;&quot;;&quot;double&quot;;[.L120]);INFO.OBBA.OBBA.OBMAKE(&quot;&quot;;&quot;double&quot;;1)))" office:value-type="percentage" office:value="0.0000337521121232955" calcext:value-type="percentage">
            <text:p>0,00%</text:p>
          </table:table-cell>
          <table:table-cell table:style-name="ce25" table:formula="of:=([.N121]-2*[.N120]+[.N119])/([.L120]-[.L119])/([.L121]-[.L120])" office:value-type="float" office:value="0.325601957492011" calcext:value-type="float">
            <text:p>0,325601957492011</text:p>
          </table:table-cell>
          <table:table-cell/>
          <table:table-cell table:style-name="ce27" table:formula="of:=[.B120]-[.$C$16]" office:value-type="percentage" office:value="0.0700000000000001" calcext:value-type="percentage">
            <text:p>7,00%</text:p>
          </table:table-cell>
          <table:table-cell table:style-name="ce27" table:formula="of:=IF([.Q120]+[.$C$15]&gt;=0;[.C120];NA())" office:value-type="percentage" office:value="0.00651177132028023" calcext:value-type="percentage">
            <text:p>0,65%</text:p>
          </table:table-cell>
          <table:table-cell table:style-name="ce27" table:formula="of:=IF([.$Q120]+[.$H$15]&gt;=0;[.H120];NA())" office:value-type="percentage" office:value="0.00846207704191387" calcext:value-type="percentage">
            <text:p>0,85%</text:p>
          </table:table-cell>
          <table:table-cell table:style-name="ce27" table:formula="of:=IF([.$Q120]+[.$M$15]&gt;=0;[.M120];NA())" office:value-type="percentage" office:value="0.00683775422151922" calcext:value-type="percentage">
            <text:p>0,68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20]+0.001" office:value-type="percentage" office:value="0.0786000000000001" calcext:value-type="percentage">
            <text:p>7,8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21]);[.B$17]))" office:value-type="percentage" office:value="0.00651656725051729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1]);[.B$17];INFO.OBBA.OBBA.OBMAKE(&quot;&quot;;&quot;double&quot;;[.B121]);INFO.OBBA.OBBA.OBMAKE(&quot;&quot;;&quot;double&quot;;1)))" office:value-type="percentage" office:value="0.0000710351047685223" calcext:value-type="percentage">
            <text:p>0,01%</text:p>
          </table:table-cell>
          <table:table-cell table:formula="of:=([.D122]-2*[.D121]+[.D120])/([.B121]-[.B120])/([.B122]-[.B121])" office:value-type="float" office:value="0.629418223934199" calcext:value-type="float">
            <text:p>0,629418223934199</text:p>
          </table:table-cell>
          <table:table-cell/>
          <table:table-cell table:style-name="ce30" table:formula="of:=[.G120]+0.001" office:value-type="percentage" office:value="0.0825000000000001" calcext:value-type="percentage">
            <text:p>8,2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21]);[.G$17]))" office:value-type="percentage" office:value="0.00850963314994226" calcext:value-type="percentage">
            <text:p>0,8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1]);[.G$17];INFO.OBBA.OBBA.OBMAKE(&quot;&quot;;&quot;double&quot;;[.G121]);INFO.OBBA.OBBA.OBMAKE(&quot;&quot;;&quot;double&quot;;1)))" office:value-type="percentage" office:value="0.0000348322102872893" calcext:value-type="percentage">
            <text:p>0,00%</text:p>
          </table:table-cell>
          <table:table-cell table:style-name="ce25" table:formula="of:=([.I122]-2*[.I121]+[.I120])/([.G121]-[.G120])/([.G122]-[.G121])" office:value-type="float" office:value="0.172150191490264" calcext:value-type="float">
            <text:p>0,172150191490264</text:p>
          </table:table-cell>
          <table:table-cell/>
          <table:table-cell table:style-name="ce30" table:formula="of:=[.L120]+0.001" office:value-type="percentage" office:value="0.0805500000000001" calcext:value-type="percentage">
            <text:p>8,0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21]);[.L$17]))" office:value-type="percentage" office:value="0.00685465426448967" calcext:value-type="percentage">
            <text:p>0,6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1]);[.L$17];INFO.OBBA.OBBA.OBMAKE(&quot;&quot;;&quot;double&quot;;[.L121]);INFO.OBBA.OBBA.OBMAKE(&quot;&quot;;&quot;double&quot;;1)))" office:value-type="percentage" office:value="0.0000305921775888739" calcext:value-type="percentage">
            <text:p>0,00%</text:p>
          </table:table-cell>
          <table:table-cell table:style-name="ce25" table:formula="of:=([.N122]-2*[.N121]+[.N120])/([.L121]-[.L120])/([.L122]-[.L121])" office:value-type="float" office:value="0.295650651093858" calcext:value-type="float">
            <text:p>0,295650651093858</text:p>
          </table:table-cell>
          <table:table-cell/>
          <table:table-cell table:style-name="ce27" table:formula="of:=[.B121]-[.$C$16]" office:value-type="percentage" office:value="0.0710000000000001" calcext:value-type="percentage">
            <text:p>7,10%</text:p>
          </table:table-cell>
          <table:table-cell table:style-name="ce27" table:formula="of:=IF([.Q121]+[.$C$15]&gt;=0;[.C121];NA())" office:value-type="percentage" office:value="0.00651656725051729" calcext:value-type="percentage">
            <text:p>0,65%</text:p>
          </table:table-cell>
          <table:table-cell table:style-name="ce27" table:formula="of:=IF([.$Q121]+[.$H$15]&gt;=0;[.H121];NA())" office:value-type="percentage" office:value="0.00850963314994226" calcext:value-type="percentage">
            <text:p>0,85%</text:p>
          </table:table-cell>
          <table:table-cell table:style-name="ce27" table:formula="of:=IF([.$Q121]+[.$M$15]&gt;=0;[.M121];NA())" office:value-type="percentage" office:value="0.00685465426448967" calcext:value-type="percentage">
            <text:p>0,69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21]+0.001" office:value-type="percentage" office:value="0.0796000000000001" calcext:value-type="percentage">
            <text:p>7,9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22]);[.B$17]))" office:value-type="percentage" office:value="0.00652132587783725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2]);[.B$17];INFO.OBBA.OBBA.OBMAKE(&quot;&quot;;&quot;double&quot;;[.B122]);INFO.OBBA.OBBA.OBMAKE(&quot;&quot;;&quot;double&quot;;1)))" office:value-type="percentage" office:value="0.0000643597322694356" calcext:value-type="percentage">
            <text:p>0,01%</text:p>
          </table:table-cell>
          <table:table-cell table:formula="of:=([.D123]-2*[.D122]+[.D121])/([.B122]-[.B121])/([.B123]-[.B122])" office:value-type="float" office:value="0.5804649625064" calcext:value-type="float">
            <text:p>0,5804649625064</text:p>
          </table:table-cell>
          <table:table-cell/>
          <table:table-cell table:style-name="ce30" table:formula="of:=[.G121]+0.001" office:value-type="percentage" office:value="0.0835000000000001" calcext:value-type="percentage">
            <text:p>8,3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22]);[.G$17]))" office:value-type="percentage" office:value="0.00855735293355633" calcext:value-type="percentage">
            <text:p>0,8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2]);[.G$17];INFO.OBBA.OBBA.OBMAKE(&quot;&quot;;&quot;double&quot;;[.G122]);INFO.OBBA.OBBA.OBMAKE(&quot;&quot;;&quot;double&quot;;1)))" office:value-type="percentage" office:value="0.0000326018056890998" calcext:value-type="percentage">
            <text:p>0,00%</text:p>
          </table:table-cell>
          <table:table-cell table:style-name="ce25" table:formula="of:=([.I123]-2*[.I122]+[.I121])/([.G122]-[.G121])/([.G123]-[.G122])" office:value-type="float" office:value="0.158670766677601" calcext:value-type="float">
            <text:p>0,158670766677601</text:p>
          </table:table-cell>
          <table:table-cell/>
          <table:table-cell table:style-name="ce30" table:formula="of:=[.L121]+0.001" office:value-type="percentage" office:value="0.0815500000000001" calcext:value-type="percentage">
            <text:p>8,1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22]);[.L$17]))" office:value-type="percentage" office:value="0.00687178841569378" calcext:value-type="percentage">
            <text:p>0,6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2]);[.L$17];INFO.OBBA.OBBA.OBMAKE(&quot;&quot;;&quot;double&quot;;[.L122]);INFO.OBBA.OBBA.OBMAKE(&quot;&quot;;&quot;double&quot;;1)))" office:value-type="percentage" office:value="0.0000277278937055461" calcext:value-type="percentage">
            <text:p>0,00%</text:p>
          </table:table-cell>
          <table:table-cell table:style-name="ce25" table:formula="of:=([.N123]-2*[.N122]+[.N121])/([.L122]-[.L121])/([.L123]-[.L122])" office:value-type="float" office:value="0.268359823949869" calcext:value-type="float">
            <text:p>0,268359823949869</text:p>
          </table:table-cell>
          <table:table-cell/>
          <table:table-cell table:style-name="ce27" table:formula="of:=[.B122]-[.$C$16]" office:value-type="percentage" office:value="0.0720000000000001" calcext:value-type="percentage">
            <text:p>7,20%</text:p>
          </table:table-cell>
          <table:table-cell table:style-name="ce27" table:formula="of:=IF([.Q122]+[.$C$15]&gt;=0;[.C122];NA())" office:value-type="percentage" office:value="0.00652132587783725" calcext:value-type="percentage">
            <text:p>0,65%</text:p>
          </table:table-cell>
          <table:table-cell table:style-name="ce27" table:formula="of:=IF([.$Q122]+[.$H$15]&gt;=0;[.H122];NA())" office:value-type="percentage" office:value="0.00855735293355633" calcext:value-type="percentage">
            <text:p>0,86%</text:p>
          </table:table-cell>
          <table:table-cell table:style-name="ce27" table:formula="of:=IF([.$Q122]+[.$M$15]&gt;=0;[.M122];NA())" office:value-type="percentage" office:value="0.00687178841569378" calcext:value-type="percentage">
            <text:p>0,69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22]+0.001" office:value-type="percentage" office:value="0.0806000000000001" calcext:value-type="percentage">
            <text:p>8,0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23]);[.B$17]))" office:value-type="percentage" office:value="0.00652604785431816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3]);[.B$17];INFO.OBBA.OBBA.OBMAKE(&quot;&quot;;&quot;double&quot;;[.B123]);INFO.OBBA.OBBA.OBMAKE(&quot;&quot;;&quot;double&quot;;1)))" office:value-type="percentage" office:value="0.0000582648247328553" calcext:value-type="percentage">
            <text:p>0,01%</text:p>
          </table:table-cell>
          <table:table-cell table:formula="of:=([.D124]-2*[.D123]+[.D122])/([.B123]-[.B122])/([.B124]-[.B123])" office:value-type="float" office:value="0.534805032845349" calcext:value-type="float">
            <text:p>0,534805032845349</text:p>
          </table:table-cell>
          <table:table-cell/>
          <table:table-cell table:style-name="ce30" table:formula="of:=[.G122]+0.001" office:value-type="percentage" office:value="0.0845000000000001" calcext:value-type="percentage">
            <text:p>8,4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23]);[.G$17]))" office:value-type="percentage" office:value="0.00860522693874131" calcext:value-type="percentage">
            <text:p>0,8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3]);[.G$17];INFO.OBBA.OBBA.OBMAKE(&quot;&quot;;&quot;double&quot;;[.G123]);INFO.OBBA.OBBA.OBMAKE(&quot;&quot;;&quot;double&quot;;1)))" office:value-type="percentage" office:value="0.000030530071857588" calcext:value-type="percentage">
            <text:p>0,00%</text:p>
          </table:table-cell>
          <table:table-cell table:style-name="ce25" table:formula="of:=([.I124]-2*[.I123]+[.I122])/([.G123]-[.G122])/([.G124]-[.G123])" office:value-type="float" office:value="0.146327455007521" calcext:value-type="float">
            <text:p>0,146327455007521</text:p>
          </table:table-cell>
          <table:table-cell/>
          <table:table-cell table:style-name="ce30" table:formula="of:=[.L122]+0.001" office:value-type="percentage" office:value="0.0825500000000001" calcext:value-type="percentage">
            <text:p>8,2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23]);[.L$17]))" office:value-type="percentage" office:value="0.00688915107061183" calcext:value-type="percentage">
            <text:p>0,6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3]);[.L$17];INFO.OBBA.OBBA.OBMAKE(&quot;&quot;;&quot;double&quot;;[.L123]);INFO.OBBA.OBBA.OBMAKE(&quot;&quot;;&quot;double&quot;;1)))" office:value-type="percentage" office:value="0.0000251319696461682" calcext:value-type="percentage">
            <text:p>0,00%</text:p>
          </table:table-cell>
          <table:table-cell table:style-name="ce25" table:formula="of:=([.N124]-2*[.N123]+[.N122])/([.L123]-[.L122])/([.L124]-[.L123])" office:value-type="float" office:value="0.243508633221211" calcext:value-type="float">
            <text:p>0,243508633221211</text:p>
          </table:table-cell>
          <table:table-cell/>
          <table:table-cell table:style-name="ce27" table:formula="of:=[.B123]-[.$C$16]" office:value-type="percentage" office:value="0.0730000000000001" calcext:value-type="percentage">
            <text:p>7,30%</text:p>
          </table:table-cell>
          <table:table-cell table:style-name="ce27" table:formula="of:=IF([.Q123]+[.$C$15]&gt;=0;[.C123];NA())" office:value-type="percentage" office:value="0.00652604785431816" calcext:value-type="percentage">
            <text:p>0,65%</text:p>
          </table:table-cell>
          <table:table-cell table:style-name="ce27" table:formula="of:=IF([.$Q123]+[.$H$15]&gt;=0;[.H123];NA())" office:value-type="percentage" office:value="0.00860522693874131" calcext:value-type="percentage">
            <text:p>0,86%</text:p>
          </table:table-cell>
          <table:table-cell table:style-name="ce27" table:formula="of:=IF([.$Q123]+[.$M$15]&gt;=0;[.M123];NA())" office:value-type="percentage" office:value="0.00688915107061183" calcext:value-type="percentage">
            <text:p>0,69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23]+0.001" office:value-type="percentage" office:value="0.0816000000000001" calcext:value-type="percentage">
            <text:p>8,1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24]);[.B$17]))" office:value-type="percentage" office:value="0.00653073381433161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4]);[.B$17];INFO.OBBA.OBBA.OBMAKE(&quot;&quot;;&quot;double&quot;;[.B124]);INFO.OBBA.OBBA.OBMAKE(&quot;&quot;;&quot;double&quot;;1)))" office:value-type="percentage" office:value="0.0000527047222291204" calcext:value-type="percentage">
            <text:p>0,01%</text:p>
          </table:table-cell>
          <table:table-cell table:formula="of:=([.D125]-2*[.D124]+[.D123])/([.B124]-[.B123])/([.B125]-[.B124])" office:value-type="float" office:value="0.492264634763099" calcext:value-type="float">
            <text:p>0,492264634763099</text:p>
          </table:table-cell>
          <table:table-cell/>
          <table:table-cell table:style-name="ce30" table:formula="of:=[.G123]+0.001" office:value-type="percentage" office:value="0.0855000000000001" calcext:value-type="percentage">
            <text:p>8,5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24]);[.G$17]))" office:value-type="percentage" office:value="0.00865324618900574" calcext:value-type="percentage">
            <text:p>0,8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4]);[.G$17];INFO.OBBA.OBBA.OBMAKE(&quot;&quot;;&quot;double&quot;;[.G124]);INFO.OBBA.OBBA.OBMAKE(&quot;&quot;;&quot;double&quot;;1)))" office:value-type="percentage" office:value="0.0000286046654810836" calcext:value-type="percentage">
            <text:p>0,00%</text:p>
          </table:table-cell>
          <table:table-cell table:style-name="ce25" table:formula="of:=([.I125]-2*[.I124]+[.I123])/([.G124]-[.G123])/([.G125]-[.G124])" office:value-type="float" office:value="0.135018704401429" calcext:value-type="float">
            <text:p>0,135018704401429</text:p>
          </table:table-cell>
          <table:table-cell/>
          <table:table-cell table:style-name="ce30" table:formula="of:=[.L123]+0.001" office:value-type="percentage" office:value="0.0835500000000001" calcext:value-type="percentage">
            <text:p>8,3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24]);[.L$17]))" office:value-type="percentage" office:value="0.00690673670461216" calcext:value-type="percentage">
            <text:p>0,6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4]);[.L$17];INFO.OBBA.OBBA.OBMAKE(&quot;&quot;;&quot;double&quot;;[.L124]);INFO.OBBA.OBBA.OBMAKE(&quot;&quot;;&quot;double&quot;;1)))" office:value-type="percentage" office:value="0.0000227795542200115" calcext:value-type="percentage">
            <text:p>0,00%</text:p>
          </table:table-cell>
          <table:table-cell table:style-name="ce25" table:formula="of:=([.N125]-2*[.N124]+[.N123])/([.L124]-[.L123])/([.L125]-[.L124])" office:value-type="float" office:value="0.220892241895108" calcext:value-type="float">
            <text:p>0,220892241895108</text:p>
          </table:table-cell>
          <table:table-cell/>
          <table:table-cell table:style-name="ce27" table:formula="of:=[.B124]-[.$C$16]" office:value-type="percentage" office:value="0.0740000000000001" calcext:value-type="percentage">
            <text:p>7,40%</text:p>
          </table:table-cell>
          <table:table-cell table:style-name="ce27" table:formula="of:=IF([.Q124]+[.$C$15]&gt;=0;[.C124];NA())" office:value-type="percentage" office:value="0.00653073381433161" calcext:value-type="percentage">
            <text:p>0,65%</text:p>
          </table:table-cell>
          <table:table-cell table:style-name="ce27" table:formula="of:=IF([.$Q124]+[.$H$15]&gt;=0;[.H124];NA())" office:value-type="percentage" office:value="0.00865324618900574" calcext:value-type="percentage">
            <text:p>0,87%</text:p>
          </table:table-cell>
          <table:table-cell table:style-name="ce27" table:formula="of:=IF([.$Q124]+[.$M$15]&gt;=0;[.M124];NA())" office:value-type="percentage" office:value="0.00690673670461216" calcext:value-type="percentage">
            <text:p>0,69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24]+0.001" office:value-type="percentage" office:value="0.0826000000000001" calcext:value-type="percentage">
            <text:p>8,2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25]);[.B$17]))" office:value-type="percentage" office:value="0.00653538437526896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5]);[.B$17];INFO.OBBA.OBBA.OBMAKE(&quot;&quot;;&quot;double&quot;;[.B125]);INFO.OBBA.OBBA.OBMAKE(&quot;&quot;;&quot;double&quot;;1)))" office:value-type="percentage" office:value="0.0000476368843601486" calcext:value-type="percentage">
            <text:p>0,00%</text:p>
          </table:table-cell>
          <table:table-cell table:formula="of:=([.D126]-2*[.D125]+[.D124])/([.B125]-[.B124])/([.B126]-[.B125])" office:value-type="float" office:value="0.452674821779092" calcext:value-type="float">
            <text:p>0,452674821779092</text:p>
          </table:table-cell>
          <table:table-cell/>
          <table:table-cell table:style-name="ce30" table:formula="of:=[.G124]+0.001" office:value-type="percentage" office:value="0.0865000000000001" calcext:value-type="percentage">
            <text:p>8,6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25]);[.G$17]))" office:value-type="percentage" office:value="0.0087014021600143" calcext:value-type="percentage">
            <text:p>0,8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5]);[.G$17];INFO.OBBA.OBBA.OBMAKE(&quot;&quot;;&quot;double&quot;;[.G125]);INFO.OBBA.OBBA.OBMAKE(&quot;&quot;;&quot;double&quot;;1)))" office:value-type="percentage" office:value="0.0000268142778089807" calcext:value-type="percentage">
            <text:p>0,00%</text:p>
          </table:table-cell>
          <table:table-cell table:style-name="ce25" table:formula="of:=([.I126]-2*[.I125]+[.I124])/([.G125]-[.G124])/([.G126]-[.G125])" office:value-type="float" office:value="0.124652436926753" calcext:value-type="float">
            <text:p>0,124652436926753</text:p>
          </table:table-cell>
          <table:table-cell/>
          <table:table-cell table:style-name="ce30" table:formula="of:=[.L124]+0.001" office:value-type="percentage" office:value="0.0845500000000001" calcext:value-type="percentage">
            <text:p>8,4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25]);[.L$17]))" office:value-type="percentage" office:value="0.00692453987607023" calcext:value-type="percentage">
            <text:p>0,6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5]);[.L$17];INFO.OBBA.OBBA.OBMAKE(&quot;&quot;;&quot;double&quot;;[.L125]);INFO.OBBA.OBBA.OBMAKE(&quot;&quot;;&quot;double&quot;;1)))" office:value-type="percentage" office:value="0.00002064803103575" calcext:value-type="percentage">
            <text:p>0,00%</text:p>
          </table:table-cell>
          <table:table-cell table:style-name="ce25" table:formula="of:=([.N126]-2*[.N125]+[.N124])/([.L125]-[.L124])/([.L126]-[.L125])" office:value-type="float" office:value="0.200320999621067" calcext:value-type="float">
            <text:p>0,200320999621067</text:p>
          </table:table-cell>
          <table:table-cell/>
          <table:table-cell table:style-name="ce27" table:formula="of:=[.B125]-[.$C$16]" office:value-type="percentage" office:value="0.0750000000000001" calcext:value-type="percentage">
            <text:p>7,50%</text:p>
          </table:table-cell>
          <table:table-cell table:style-name="ce27" table:formula="of:=IF([.Q125]+[.$C$15]&gt;=0;[.C125];NA())" office:value-type="percentage" office:value="0.00653538437526896" calcext:value-type="percentage">
            <text:p>0,65%</text:p>
          </table:table-cell>
          <table:table-cell table:style-name="ce27" table:formula="of:=IF([.$Q125]+[.$H$15]&gt;=0;[.H125];NA())" office:value-type="percentage" office:value="0.0087014021600143" calcext:value-type="percentage">
            <text:p>0,87%</text:p>
          </table:table-cell>
          <table:table-cell table:style-name="ce27" table:formula="of:=IF([.$Q125]+[.$M$15]&gt;=0;[.M125];NA())" office:value-type="percentage" office:value="0.00692453987607023" calcext:value-type="percentage">
            <text:p>0,69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25]+0.001" office:value-type="percentage" office:value="0.0836000000000001" calcext:value-type="percentage">
            <text:p>8,3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26]);[.B$17]))" office:value-type="percentage" office:value="0.00654000013807124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6]);[.B$17];INFO.OBBA.OBBA.OBMAKE(&quot;&quot;;&quot;double&quot;;[.B126]);INFO.OBBA.OBBA.OBMAKE(&quot;&quot;;&quot;double&quot;;1)))" office:value-type="percentage" office:value="0.0000430217213129558" calcext:value-type="percentage">
            <text:p>0,00%</text:p>
          </table:table-cell>
          <table:table-cell table:formula="of:=([.D127]-2*[.D126]+[.D125])/([.B126]-[.B125])/([.B127]-[.B126])" office:value-type="float" office:value="0.415871798567073" calcext:value-type="float">
            <text:p>0,415871798567073</text:p>
          </table:table-cell>
          <table:table-cell/>
          <table:table-cell table:style-name="ce30" table:formula="of:=[.G125]+0.001" office:value-type="percentage" office:value="0.0875000000000001" calcext:value-type="percentage">
            <text:p>8,7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26]);[.G$17]))" office:value-type="percentage" office:value="0.00874968675556997" calcext:value-type="percentage">
            <text:p>0,87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6]);[.G$17];INFO.OBBA.OBBA.OBMAKE(&quot;&quot;;&quot;double&quot;;[.G126]);INFO.OBBA.OBBA.OBMAKE(&quot;&quot;;&quot;double&quot;;1)))" office:value-type="percentage" office:value="0.0000251485425738046" calcext:value-type="percentage">
            <text:p>0,00%</text:p>
          </table:table-cell>
          <table:table-cell table:style-name="ce25" table:formula="of:=([.I127]-2*[.I126]+[.I125])/([.G126]-[.G125])/([.G127]-[.G126])" office:value-type="float" office:value="0.115145143839055" calcext:value-type="float">
            <text:p>0,115145143839055</text:p>
          </table:table-cell>
          <table:table-cell/>
          <table:table-cell table:style-name="ce30" table:formula="of:=[.L125]+0.001" office:value-type="percentage" office:value="0.0855500000000001" calcext:value-type="percentage">
            <text:p>8,5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26]);[.L$17]))" office:value-type="percentage" office:value="0.00694255522907902" calcext:value-type="percentage">
            <text:p>0,6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6]);[.L$17];INFO.OBBA.OBBA.OBMAKE(&quot;&quot;;&quot;double&quot;;[.L126]);INFO.OBBA.OBBA.OBMAKE(&quot;&quot;;&quot;double&quot;;1)))" office:value-type="percentage" office:value="0.0000187168288511095" calcext:value-type="percentage">
            <text:p>0,00%</text:p>
          </table:table-cell>
          <table:table-cell table:style-name="ce25" table:formula="of:=([.N127]-2*[.N126]+[.N125])/([.L126]-[.L125])/([.L127]-[.L126])" office:value-type="float" office:value="0.18161961311394" calcext:value-type="float">
            <text:p>0,18161961311394</text:p>
          </table:table-cell>
          <table:table-cell/>
          <table:table-cell table:style-name="ce27" table:formula="of:=[.B126]-[.$C$16]" office:value-type="percentage" office:value="0.0760000000000001" calcext:value-type="percentage">
            <text:p>7,60%</text:p>
          </table:table-cell>
          <table:table-cell table:style-name="ce27" table:formula="of:=IF([.Q126]+[.$C$15]&gt;=0;[.C126];NA())" office:value-type="percentage" office:value="0.00654000013807124" calcext:value-type="percentage">
            <text:p>0,65%</text:p>
          </table:table-cell>
          <table:table-cell table:style-name="ce27" table:formula="of:=IF([.$Q126]+[.$H$15]&gt;=0;[.H126];NA())" office:value-type="percentage" office:value="0.00874968675556997" calcext:value-type="percentage">
            <text:p>0,87%</text:p>
          </table:table-cell>
          <table:table-cell table:style-name="ce27" table:formula="of:=IF([.$Q126]+[.$M$15]&gt;=0;[.M126];NA())" office:value-type="percentage" office:value="0.00694255522907902" calcext:value-type="percentage">
            <text:p>0,69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26]+0.001" office:value-type="percentage" office:value="0.0846000000000001" calcext:value-type="percentage">
            <text:p>8,4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27]);[.B$17]))" office:value-type="percentage" office:value="0.00654458168788249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7]);[.B$17];INFO.OBBA.OBBA.OBMAKE(&quot;&quot;;&quot;double&quot;;[.B127]);INFO.OBBA.OBBA.OBMAKE(&quot;&quot;;&quot;double&quot;;1)))" office:value-type="percentage" office:value="0.0000388224300643302" calcext:value-type="percentage">
            <text:p>0,00%</text:p>
          </table:table-cell>
          <table:table-cell table:formula="of:=([.D128]-2*[.D127]+[.D126])/([.B127]-[.B126])/([.B128]-[.B127])" office:value-type="float" office:value="0.381697126953643" calcext:value-type="float">
            <text:p>0,381697126953643</text:p>
          </table:table-cell>
          <table:table-cell/>
          <table:table-cell table:style-name="ce30" table:formula="of:=[.G126]+0.001" office:value-type="percentage" office:value="0.0885000000000001" calcext:value-type="percentage">
            <text:p>8,8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27]);[.G$17]))" office:value-type="percentage" office:value="0.00879809228488484" calcext:value-type="percentage">
            <text:p>0,8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7]);[.G$17];INFO.OBBA.OBBA.OBMAKE(&quot;&quot;;&quot;double&quot;;[.G127]);INFO.OBBA.OBBA.OBMAKE(&quot;&quot;;&quot;double&quot;;1)))" office:value-type="percentage" office:value="0.0000235979524824675" calcext:value-type="percentage">
            <text:p>0,00%</text:p>
          </table:table-cell>
          <table:table-cell table:style-name="ce25" table:formula="of:=([.I128]-2*[.I127]+[.I126])/([.G127]-[.G126])/([.G128]-[.G127])" office:value-type="float" office:value="0.106421066772664" calcext:value-type="float">
            <text:p>0,106421066772664</text:p>
          </table:table-cell>
          <table:table-cell/>
          <table:table-cell table:style-name="ce30" table:formula="of:=[.L126]+0.001" office:value-type="percentage" office:value="0.0865500000000001" calcext:value-type="percentage">
            <text:p>8,6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27]);[.L$17]))" office:value-type="percentage" office:value="0.00696077749577479" calcext:value-type="percentage">
            <text:p>0,7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7]);[.L$17];INFO.OBBA.OBBA.OBMAKE(&quot;&quot;;&quot;double&quot;;[.L127]);INFO.OBBA.OBBA.OBMAKE(&quot;&quot;;&quot;double&quot;;1)))" office:value-type="percentage" office:value="0.0000169672462795829" calcext:value-type="percentage">
            <text:p>0,00%</text:p>
          </table:table-cell>
          <table:table-cell table:style-name="ce25" table:formula="of:=([.N128]-2*[.N127]+[.N126])/([.L127]-[.L126])/([.L128]-[.L127])" office:value-type="float" office:value="0.16462631655551" calcext:value-type="float">
            <text:p>0,16462631655551</text:p>
          </table:table-cell>
          <table:table-cell/>
          <table:table-cell table:style-name="ce27" table:formula="of:=[.B127]-[.$C$16]" office:value-type="percentage" office:value="0.0770000000000001" calcext:value-type="percentage">
            <text:p>7,70%</text:p>
          </table:table-cell>
          <table:table-cell table:style-name="ce27" table:formula="of:=IF([.Q127]+[.$C$15]&gt;=0;[.C127];NA())" office:value-type="percentage" office:value="0.00654458168788249" calcext:value-type="percentage">
            <text:p>0,65%</text:p>
          </table:table-cell>
          <table:table-cell table:style-name="ce27" table:formula="of:=IF([.$Q127]+[.$H$15]&gt;=0;[.H127];NA())" office:value-type="percentage" office:value="0.00879809228488484" calcext:value-type="percentage">
            <text:p>0,88%</text:p>
          </table:table-cell>
          <table:table-cell table:style-name="ce27" table:formula="of:=IF([.$Q127]+[.$M$15]&gt;=0;[.M127];NA())" office:value-type="percentage" office:value="0.00696077749577479" calcext:value-type="percentage">
            <text:p>0,70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27]+0.001" office:value-type="percentage" office:value="0.0856000000000001" calcext:value-type="percentage">
            <text:p>8,5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28]);[.B$17]))" office:value-type="percentage" office:value="0.00654912959459037" calcext:value-type="percentage">
            <text:p>0,65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8]);[.B$17];INFO.OBBA.OBBA.OBMAKE(&quot;&quot;;&quot;double&quot;;[.B128]);INFO.OBBA.OBBA.OBMAKE(&quot;&quot;;&quot;double&quot;;1)))" office:value-type="percentage" office:value="0.0000350048359426581" calcext:value-type="percentage">
            <text:p>0,00%</text:p>
          </table:table-cell>
          <table:table-cell table:formula="of:=([.D129]-2*[.D128]+[.D127])/([.B128]-[.B127])/([.B129]-[.B128])" office:value-type="float" office:value="0.34999790900637" calcext:value-type="float">
            <text:p>0,34999790900637</text:p>
          </table:table-cell>
          <table:table-cell/>
          <table:table-cell table:style-name="ce30" table:formula="of:=[.G127]+0.001" office:value-type="percentage" office:value="0.0895000000000001" calcext:value-type="percentage">
            <text:p>8,9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28]);[.G$17]))" office:value-type="percentage" office:value="0.00884661144107892" calcext:value-type="percentage">
            <text:p>0,88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8]);[.G$17];INFO.OBBA.OBBA.OBMAKE(&quot;&quot;;&quot;double&quot;;[.G128]);INFO.OBBA.OBBA.OBMAKE(&quot;&quot;;&quot;double&quot;;1)))" office:value-type="percentage" office:value="0.000022153783457903" calcext:value-type="percentage">
            <text:p>0,00%</text:p>
          </table:table-cell>
          <table:table-cell table:style-name="ce25" table:formula="of:=([.I129]-2*[.I128]+[.I127])/([.G128]-[.G127])/([.G129]-[.G128])" office:value-type="float" office:value="0.0984114572397509" calcext:value-type="float">
            <text:p>0,098411457239751</text:p>
          </table:table-cell>
          <table:table-cell/>
          <table:table-cell table:style-name="ce30" table:formula="of:=[.L127]+0.001" office:value-type="percentage" office:value="0.0875500000000001" calcext:value-type="percentage">
            <text:p>8,7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28]);[.L$17]))" office:value-type="percentage" office:value="0.00697920149830252" calcext:value-type="percentage">
            <text:p>0,7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8]);[.L$17];INFO.OBBA.OBBA.OBMAKE(&quot;&quot;;&quot;double&quot;;[.L128]);INFO.OBBA.OBBA.OBMAKE(&quot;&quot;;&quot;double&quot;;1)))" office:value-type="percentage" office:value="0.0000153822900246119" calcext:value-type="percentage">
            <text:p>0,00%</text:p>
          </table:table-cell>
          <table:table-cell table:style-name="ce25" table:formula="of:=([.N129]-2*[.N128]+[.N127])/([.L128]-[.L127])/([.L129]-[.L128])" office:value-type="float" office:value="0.149192050721315" calcext:value-type="float">
            <text:p>0,149192050721315</text:p>
          </table:table-cell>
          <table:table-cell/>
          <table:table-cell table:style-name="ce27" table:formula="of:=[.B128]-[.$C$16]" office:value-type="percentage" office:value="0.0780000000000001" calcext:value-type="percentage">
            <text:p>7,80%</text:p>
          </table:table-cell>
          <table:table-cell table:style-name="ce27" table:formula="of:=IF([.Q128]+[.$C$15]&gt;=0;[.C128];NA())" office:value-type="percentage" office:value="0.00654912959459037" calcext:value-type="percentage">
            <text:p>0,65%</text:p>
          </table:table-cell>
          <table:table-cell table:style-name="ce27" table:formula="of:=IF([.$Q128]+[.$H$15]&gt;=0;[.H128];NA())" office:value-type="percentage" office:value="0.00884661144107892" calcext:value-type="percentage">
            <text:p>0,88%</text:p>
          </table:table-cell>
          <table:table-cell table:style-name="ce27" table:formula="of:=IF([.$Q128]+[.$M$15]&gt;=0;[.M128];NA())" office:value-type="percentage" office:value="0.00697920149830252" calcext:value-type="percentage">
            <text:p>0,70%</text:p>
          </table:table-cell>
          <table:table-cell table:number-columns-repeated="1004"/>
        </table:table-row>
        <table:table-row table:style-name="ro5">
          <table:table-cell/>
          <table:table-cell table:style-name="ce30" table:formula="of:=[.B128]+0.001" office:value-type="percentage" office:value="0.0866000000000001" calcext:value-type="percentage">
            <text:p>8,66%</text:p>
          </table:table-cell>
          <table:table-cell table:style-name="ce30" table:formula="of:=INFO.OBBA.OBBA.OBGET(INFO.OBBA.OBBA.OBCALL(&quot;&quot;;obLibs&amp;&quot;net.finmath.functions.AnalyticFormulas&quot;;[.$C$9];[.B$11:.B$16];INFO.OBBA.OBBA.OBMAKE(&quot;&quot;;&quot;double&quot;;[.B129]);[.B$17]))" office:value-type="percentage" office:value="0.00655364441331184" calcext:value-type="percentage">
            <text:p>0,66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9]);[.B$17];INFO.OBBA.OBBA.OBMAKE(&quot;&quot;;&quot;double&quot;;[.B129]);INFO.OBBA.OBBA.OBMAKE(&quot;&quot;;&quot;double&quot;;1)))" office:value-type="percentage" office:value="0.0000315372397299925" calcext:value-type="percentage">
            <text:p>0,00%</text:p>
          </table:table-cell>
          <table:table-cell table:number-columns-repeated="2"/>
          <table:table-cell table:style-name="ce30" table:formula="of:=[.G128]+0.001" office:value-type="percentage" office:value="0.0905000000000001" calcext:value-type="percentage">
            <text:p>9,05%</text:p>
          </table:table-cell>
          <table:table-cell table:style-name="ce30" table:formula="of:=INFO.OBBA.OBBA.OBGET(INFO.OBBA.OBBA.OBCALL(&quot;&quot;;obLibs&amp;&quot;net.finmath.functions.AnalyticFormulas&quot;;[.$C$9];[.G$11:.G$16];INFO.OBBA.OBBA.OBMAKE(&quot;&quot;;&quot;double&quot;;[.G129]);[.G$17]))" office:value-type="percentage" office:value="0.00889523728084773" calcext:value-type="percentage">
            <text:p>0,89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9]);[.G$17];INFO.OBBA.OBBA.OBMAKE(&quot;&quot;;&quot;double&quot;;[.G129]);INFO.OBBA.OBBA.OBMAKE(&quot;&quot;;&quot;double&quot;;1)))" office:value-type="percentage" office:value="0.0000208080258905783" calcext:value-type="percentage">
            <text:p>0,00%</text:p>
          </table:table-cell>
          <table:table-cell table:style-name="ce25"/>
          <table:table-cell/>
          <table:table-cell table:style-name="ce30" table:formula="of:=[.L128]+0.001" office:value-type="percentage" office:value="0.0885500000000001" calcext:value-type="percentage">
            <text:p>8,86%</text:p>
          </table:table-cell>
          <table:table-cell table:style-name="ce30" table:formula="of:=INFO.OBBA.OBBA.OBGET(INFO.OBBA.OBBA.OBCALL(&quot;&quot;;obLibs&amp;&quot;net.finmath.functions.AnalyticFormulas&quot;;[.$C$9];[.L$11:.L$16];INFO.OBBA.OBBA.OBMAKE(&quot;&quot;;&quot;double&quot;;[.L129]);[.L$17]))" office:value-type="percentage" office:value="0.00699782215044404" calcext:value-type="percentage">
            <text:p>0,70%</text:p>
          </table:table-cell>
          <table:table-cell table:style-name="ce30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9]);[.L$17];INFO.OBBA.OBBA.OBMAKE(&quot;&quot;;&quot;double&quot;;[.L129]);INFO.OBBA.OBBA.OBMAKE(&quot;&quot;;&quot;double&quot;;1)))" office:value-type="percentage" office:value="0.0000139465258203622" calcext:value-type="percentage">
            <text:p>0,00%</text:p>
          </table:table-cell>
          <table:table-cell table:style-name="ce25"/>
          <table:table-cell/>
          <table:table-cell table:style-name="ce27" table:formula="of:=[.B129]-[.$C$16]" office:value-type="percentage" office:value="0.0790000000000001" calcext:value-type="percentage">
            <text:p>7,90%</text:p>
          </table:table-cell>
          <table:table-cell table:style-name="ce27" table:formula="of:=IF([.Q129]+[.$C$15]&gt;=0;[.C129];NA())" office:value-type="percentage" office:value="0.00655364441331184" calcext:value-type="percentage">
            <text:p>0,66%</text:p>
          </table:table-cell>
          <table:table-cell table:style-name="ce27" table:formula="of:=IF([.$Q129]+[.$H$15]&gt;=0;[.H129];NA())" office:value-type="percentage" office:value="0.00889523728084773" calcext:value-type="percentage">
            <text:p>0,89%</text:p>
          </table:table-cell>
          <table:table-cell table:style-name="ce27" table:formula="of:=IF([.$Q129]+[.$M$15]&gt;=0;[.M129];NA())" office:value-type="percentage" office:value="0.00699782215044404" calcext:value-type="percentage">
            <text:p>0,70%</text:p>
          </table:table-cell>
          <table:table-cell table:number-columns-repeated="1004"/>
        </table:table-row>
        <table:table-row table:style-name="ro3" table:number-rows-repeated="104844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33"/>
        <table:named-expression table:name="SHARED_FORMULA_10_54_10_54_5" table:base-cell-address="$'Load Libs'.$A$1" table:expression="VLOOKUP(#REF!;INDIRECT(#REF!);2;FALSE())/100)))))))))))))))))))))))))))))))))))))))))))))))))))))))))))))))))))))))))))))))))))))))))))))))))))"/>
        <table:named-expression table:name="SHARED_FORMULA_11_54_11_54_5" table:base-cell-address="$'Load Libs'.$A$1" table:expression="VLOOKUP(#REF!;INDIRECT(#REF!);2;FALSE())/100)))))))))))))))))))))))))))))))))))))))))))))))))))))))))))))))))))))))))))))))))))))))))))))))))))"/>
        <table:named-expression table:name="SHARED_FORMULA_12_54_12_54_5" table:base-cell-address="$'Load Libs'.$A$1" table:expression="VLOOKUP(#REF!;INDIRECT(#REF!);2;FALSE())/100)))))))))))))))))))))))))))))))))))))))))))))))))))))))))))))))))))))))))))))))))))))))))))))))))))"/>
        <table:named-expression table:name="SHARED_FORMULA_13_54_13_54_5" table:base-cell-address="$'Load Libs'.$A$1" table:expression="VLOOKUP(#REF!;INDIRECT(#REF!);2;FALSE())/100)))))))))))))))))))))))))))))))))))))))))))))))))))))))))))))))))))))))))))))))))))))))))))))))))))"/>
        <table:named-expression table:name="SHARED_FORMULA_14_54_14_54_5" table:base-cell-address="$'Load Libs'.$A$1" table:expression="VLOOKUP(#REF!;INDIRECT(#REF!);2;FALSE())/100)))))))))))))))))))))))))))))))))))))))))))))))))))))))))))))))))))))))))))))))))))))))))))))))))))"/>
        <table:named-expression table:name="SHARED_FORMULA_15_54_15_54_5" table:base-cell-address="$'Load Libs'.$A$1" table:expression="VLOOKUP(#REF!;INDIRECT(#REF!);2;FALSE())/100)))))))))))))))))))))))))))))))))))))))))))))))))))))))))))))))))))))))))))))))))))))))))))))))))))"/>
        <table:named-expression table:name="SHARED_FORMULA_2_54_2_54_5" table:base-cell-address="$'Load Libs'.$A$1" table:expression="VLOOKUP(#REF!;INDIRECT(#REF!);2;FALSE())/100)))))))))))))))))))))))))))))))))))))))))))))))))))))))))))))))))))))))))))))))))))))))))))))))))))"/>
        <table:named-expression table:name="SHARED_FORMULA_3_54_3_54_5" table:base-cell-address="$'Load Libs'.$A$1" table:expression="VLOOKUP(#REF!;INDIRECT(#REF!);2;FALSE())/100)))))))))))))))))))))))))))))))))))))))))))))))))))))))))))))))))))))))))))))))))))))))))))))))))))"/>
        <table:named-expression table:name="SHARED_FORMULA_4_54_4_54_5" table:base-cell-address="$'Load Libs'.$A$1" table:expression="VLOOKUP(#REF!;INDIRECT(#REF!);2;FALSE())/100)))))))))))))))))))))))))))))))))))))))))))))))))))))))))))))))))))))))))))))))))))))))))))))))))))"/>
        <table:named-expression table:name="SHARED_FORMULA_5_54_5_54_5" table:base-cell-address="$'Load Libs'.$A$1" table:expression="VLOOKUP(#REF!;INDIRECT(#REF!);2;FALSE())/100)))))))))))))))))))))))))))))))))))))))))))))))))))))))))))))))))))))))))))))))))))))))))))))))))))"/>
        <table:named-expression table:name="SHARED_FORMULA_6_54_6_54_5" table:base-cell-address="$'Load Libs'.$A$1" table:expression="VLOOKUP(#REF!;INDIRECT(#REF!);2;FALSE())/100)))))))))))))))))))))))))))))))))))))))))))))))))))))))))))))))))))))))))))))))))))))))))))))))))))"/>
        <table:named-expression table:name="SHARED_FORMULA_7_54_7_54_5" table:base-cell-address="$'Load Libs'.$A$1" table:expression="VLOOKUP(#REF!;INDIRECT(#REF!);2;FALSE())/100)))))))))))))))))))))))))))))))))))))))))))))))))))))))))))))))))))))))))))))))))))))))))))))))))))"/>
        <table:named-expression table:name="SHARED_FORMULA_8_54_8_54_5" table:base-cell-address="$'Load Libs'.$A$1" table:expression="VLOOKUP(#REF!;INDIRECT(#REF!);2;FALSE())/100)))))))))))))))))))))))))))))))))))))))))))))))))))))))))))))))))))))))))))))))))))))))))))))))))))"/>
        <table:named-expression table:name="SHARED_FORMULA_9_54_9_54_5" table:base-cell-address="$'Load Libs'.$A$1" table:expression="VLOOKUP(#REF!;INDIRECT(#REF!);2;FALSE())/100)))))))))))))))))))))))))))))))))))))))))))))))))))))))))))))))))))))))))))))))))))))))))))))))))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alligraphy" svg:font-family="'Lucida Calligraphy'" style:font-family-generic="script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number:text>WAHR</number:text>
    </number:number-style>
    <number:number-style style:name="N114P1" style:volatile="true">
      <number:text>WAHR</number:text>
    </number:number-style>
    <number:number-style style:name="N114">
      <number:text>FALSCH</number:text>
      <style:map style:condition="value()&gt;0" style:apply-style-name="N114P0"/>
      <style:map style:condition="value()&lt;0" style:apply-style-name="N114P1"/>
    </number:number-style>
    <number:percentage-style style:name="N115">
      <number:number number:decimal-places="2" loext:min-decimal-places="2" number:min-integer-digits="1"/>
      <number:text>%</number:text>
    </number:percentage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transparent"/>
      <style:text-properties fo:color="#1f497d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.00.0000</text:date>, <text:time style:data-style-name="N2" text:time-value="15:02:36.84085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splaced_20_SABRModel_20_Normal" style:display-name="PageStyle_Displaced SABRModel Norm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ad_20_Libs" style:display-name="PageStyle_Load Lib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splaced_20_SABRModel_20_Interpolation" style:display-name="PageStyle_Displaced SABRModel Interpol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de-DE</dc:language>
    <dc:date>2017-10-08T15:03:06.584579000</dc:date>
    <meta:editing-cycles>153</meta:editing-cycles>
    <meta:editing-duration>P4DT4H18M57S</meta:editing-duration>
    <meta:generator>LibreOffice/5.2.4.2$MacOSX_X86_64 LibreOffice_project/3d5603e1122f0f102b62521720ab13a38a4e0eb0</meta:generator>
    <meta:document-statistic meta:table-count="3" meta:cell-count="235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2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506cm" svg:height="7cm" xlink:href=".." xlink:type="simple" chart:class="chart:scatter" chart:style-name="ch1">
        <chart:title svg:x="3.644cm" svg:y="0.275cm" chart:style-name="ch2">
          <text:p>Model Volatility</text:p>
        </chart:title>
        <chart:legend chart:legend-position="bottom" svg:x="2.717cm" svg:y="6.22cm" style:legend-expansion="wide" chart:style-name="ch3"/>
        <chart:plot-area chart:style-name="ch4" table:cell-range-address="'Displaced SABRModel Normal'.E7:'Displaced SABRModel Normal'.F116 'Displaced SABRModel Normal'.F6:'Displaced SABRModel Normal'.F6" chart:data-source-has-labels="row" svg:x="0.21cm" svg:y="1.204cm" svg:width="10.086cm" svg:height="4.876cm">
          <chartooo:coordinate-region svg:x="0.762cm" svg:y="1.402cm" svg:width="8.942cm" svg:height="4.0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isplaced SABRModel Normal'.F7:'Displaced SABRModel Normal'.F116" chart:label-cell-address="'Displaced SABRModel Normal'.F6:'Displaced SABRModel Normal'.F6" chart:class="chart:scatter">
            <chart:domain table:cell-range-address="'Displaced SABRModel Normal'.E7:'Displaced SABRModel Normal'.E116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normal vol approximation</text:p>
                <draw:g>
                  <svg:desc>'Displaced SABRModel Normal'.F6:'Displaced SABRModel Normal'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">
                <text:p>-0.02</text:p>
                <draw:g>
                  <svg:desc>'Displaced SABRModel Normal'.E7:'Displaced SABRModel Normal'.E116</svg:desc>
                </draw:g>
              </table:table-cell>
              <table:table-cell office:value-type="float" office:value="0.00541031328560924">
                <text:p>0.00541031328560924</text:p>
                <draw:g>
                  <svg:desc>'Displaced SABRModel Normal'.F7:'Displaced SABRModel Normal'.F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9">
                <text:p>-0.019</text:p>
              </table:table-cell>
              <table:table-cell office:value-type="float" office:value="0.00545870099584849">
                <text:p>0.00545870099584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8">
                <text:p>-0.018</text:p>
              </table:table-cell>
              <table:table-cell office:value-type="float" office:value="0.00549453584880486">
                <text:p>0.00549453584880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7">
                <text:p>-0.017</text:p>
              </table:table-cell>
              <table:table-cell office:value-type="float" office:value="0.00552673594555621">
                <text:p>0.00552673594555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6">
                <text:p>-0.016</text:p>
              </table:table-cell>
              <table:table-cell office:value-type="float" office:value="0.00555697955604106">
                <text:p>0.00555697955604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5">
                <text:p>-0.015</text:p>
              </table:table-cell>
              <table:table-cell office:value-type="float" office:value="0.00558602252319653">
                <text:p>0.00558602252319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4">
                <text:p>-0.014</text:p>
              </table:table-cell>
              <table:table-cell office:value-type="float" office:value="0.0056142916611568">
                <text:p>0.0056142916611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3">
                <text:p>-0.013</text:p>
              </table:table-cell>
              <table:table-cell office:value-type="float" office:value="0.00564205832515243">
                <text:p>0.005642058325152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2">
                <text:p>-0.012</text:p>
              </table:table-cell>
              <table:table-cell office:value-type="float" office:value="0.00566950805561989">
                <text:p>0.00566950805561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1">
                <text:p>-0.011</text:p>
              </table:table-cell>
              <table:table-cell office:value-type="float" office:value="0.00569677397292156">
                <text:p>0.00569677397292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999999999999999">
                <text:p>-0.00999999999999999</text:p>
              </table:table-cell>
              <table:table-cell office:value-type="float" office:value="0.00572395479594471">
                <text:p>0.00572395479594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899999999999999">
                <text:p>-0.00899999999999999</text:p>
              </table:table-cell>
              <table:table-cell office:value-type="float" office:value="0.00575112542792611">
                <text:p>0.00575112542792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799999999999999">
                <text:p>-0.00799999999999999</text:p>
              </table:table-cell>
              <table:table-cell office:value-type="float" office:value="0.00577834359187174">
                <text:p>0.00577834359187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699999999999999">
                <text:p>-0.00699999999999999</text:p>
              </table:table-cell>
              <table:table-cell office:value-type="float" office:value="0.00580565420842348">
                <text:p>0.00580565420842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599999999999999">
                <text:p>-0.00599999999999999</text:p>
              </table:table-cell>
              <table:table-cell office:value-type="float" office:value="0.00583309240710565">
                <text:p>0.00583309240710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499999999999999">
                <text:p>-0.00499999999999999</text:p>
              </table:table-cell>
              <table:table-cell office:value-type="float" office:value="0.00586068567044799">
                <text:p>0.00586068567044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399999999999999">
                <text:p>-0.00399999999999999</text:p>
              </table:table-cell>
              <table:table-cell office:value-type="float" office:value="0.00588845540588847">
                <text:p>0.00588845540588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299999999999999">
                <text:p>-0.00299999999999999</text:p>
              </table:table-cell>
              <table:table-cell office:value-type="float" office:value="0.00591641812724953">
                <text:p>0.005916418127249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199999999999999">
                <text:p>-0.00199999999999999</text:p>
              </table:table-cell>
              <table:table-cell office:value-type="float" office:value="0.00594458636203971">
                <text:p>0.005944586362039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999999999999986">
                <text:p>-0.000999999999999986</text:p>
              </table:table-cell>
              <table:table-cell office:value-type="float" office:value="0.00597296936130371">
                <text:p>0.00597296936130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777878078145E-017">
                <text:p>1.38777878078145E-017</text:p>
              </table:table-cell>
              <table:table-cell office:value-type="float" office:value="0.00600157366406891">
                <text:p>0.006001573664068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0000000000001">
                <text:p>0.00100000000000001</text:p>
              </table:table-cell>
              <table:table-cell office:value-type="float" office:value="0.00603040355256322">
                <text:p>0.006030403552563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00000000000001">
                <text:p>0.00200000000000001</text:p>
              </table:table-cell>
              <table:table-cell office:value-type="float" office:value="0.00605946142389519">
                <text:p>0.00605946142389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00000000000001">
                <text:p>0.00300000000000001</text:p>
              </table:table-cell>
              <table:table-cell office:value-type="float" office:value="0.00608874809679952">
                <text:p>0.006088748096799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00000000000001">
                <text:p>0.00400000000000001</text:p>
              </table:table-cell>
              <table:table-cell office:value-type="float" office:value="0.00611826306715806">
                <text:p>0.00611826306715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00000000000001">
                <text:p>0.00500000000000001</text:p>
              </table:table-cell>
              <table:table-cell office:value-type="float" office:value="0.00614800472256408">
                <text:p>0.006148004722564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0.00617797052373498">
                <text:p>0.006177970523734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700000000000001">
                <text:p>0.00700000000000001</text:p>
              </table:table-cell>
              <table:table-cell office:value-type="float" office:value="0.00620815715879007">
                <text:p>0.00620815715879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0.00623856067509001">
                <text:p>0.00623856067509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0.00626917659235074">
                <text:p>0.006269176592350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">
                <text:p>0.01</text:p>
              </table:table-cell>
              <table:table-cell office:value-type="float" office:value="0.00629999999999998">
                <text:p>0.00629999999999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">
                <text:p>0.011</text:p>
              </table:table-cell>
              <table:table-cell office:value-type="float" office:value="0.00633102564117404">
                <text:p>0.006331025641174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">
                <text:p>0.012</text:p>
              </table:table-cell>
              <table:table-cell office:value-type="float" office:value="0.00636224798531408">
                <text:p>0.006362247985314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">
                <text:p>0.013</text:p>
              </table:table-cell>
              <table:table-cell office:value-type="float" office:value="0.00639366129097534">
                <text:p>0.00639366129097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">
                <text:p>0.014</text:p>
              </table:table-cell>
              <table:table-cell office:value-type="float" office:value="0.00642525966019196">
                <text:p>0.00642525966019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5">
                <text:p>0.015</text:p>
              </table:table-cell>
              <table:table-cell office:value-type="float" office:value="0.00645703708552304">
                <text:p>0.00645703708552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6">
                <text:p>0.016</text:p>
              </table:table-cell>
              <table:table-cell office:value-type="float" office:value="0.00648898749073228">
                <text:p>0.006488987490732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7">
                <text:p>0.017</text:p>
              </table:table-cell>
              <table:table-cell office:value-type="float" office:value="0.00652110476591085">
                <text:p>0.006521104765910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8">
                <text:p>0.018</text:p>
              </table:table-cell>
              <table:table-cell office:value-type="float" office:value="0.00655338279773828">
                <text:p>0.006553382797738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9">
                <text:p>0.019</text:p>
              </table:table-cell>
              <table:table-cell office:value-type="float" office:value="0.00658581549547885">
                <text:p>0.006585815495478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">
                <text:p>0.02</text:p>
              </table:table-cell>
              <table:table-cell office:value-type="float" office:value="0.00661839681323307">
                <text:p>0.00661839681323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">
                <text:p>0.021</text:p>
              </table:table-cell>
              <table:table-cell office:value-type="float" office:value="0.00665112076889498">
                <text:p>0.006651120768894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2">
                <text:p>0.022</text:p>
              </table:table-cell>
              <table:table-cell office:value-type="float" office:value="0.00668398146021015">
                <text:p>0.00668398146021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3">
                <text:p>0.023</text:p>
              </table:table-cell>
              <table:table-cell office:value-type="float" office:value="0.00671697307828042">
                <text:p>0.00671697307828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4">
                <text:p>0.024</text:p>
              </table:table-cell>
              <table:table-cell office:value-type="float" office:value="0.00675008991882017">
                <text:p>0.006750089918820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5">
                <text:p>0.025</text:p>
              </table:table-cell>
              <table:table-cell office:value-type="float" office:value="0.00678332639143328">
                <text:p>0.006783326391433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6">
                <text:p>0.026</text:p>
              </table:table-cell>
              <table:table-cell office:value-type="float" office:value="0.00681667702714788">
                <text:p>0.006816677027147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7">
                <text:p>0.027</text:p>
              </table:table-cell>
              <table:table-cell office:value-type="float" office:value="0.00685013648442027">
                <text:p>0.006850136484420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8">
                <text:p>0.028</text:p>
              </table:table-cell>
              <table:table-cell office:value-type="float" office:value="0.00688369955379437">
                <text:p>0.006883699553794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9">
                <text:p>0.029</text:p>
              </table:table-cell>
              <table:table-cell office:value-type="float" office:value="0.00691736116138284">
                <text:p>0.00691736116138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">
                <text:p>0.03</text:p>
              </table:table-cell>
              <table:table-cell office:value-type="float" office:value="0.00695111637131759">
                <text:p>0.006951116371317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1">
                <text:p>0.031</text:p>
              </table:table-cell>
              <table:table-cell office:value-type="float" office:value="0.00698496038730057">
                <text:p>0.006984960387300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2">
                <text:p>0.032</text:p>
              </table:table-cell>
              <table:table-cell office:value-type="float" office:value="0.00701888855337192">
                <text:p>0.007018888553371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3">
                <text:p>0.033</text:p>
              </table:table-cell>
              <table:table-cell office:value-type="float" office:value="0.00705289635399896">
                <text:p>0.00705289635399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4">
                <text:p>0.034</text:p>
              </table:table-cell>
              <table:table-cell office:value-type="float" office:value="0.00708697941357878">
                <text:p>0.007086979413578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5">
                <text:p>0.035</text:p>
              </table:table-cell>
              <table:table-cell office:value-type="float" office:value="0.00712113349543621">
                <text:p>0.007121133495436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6">
                <text:p>0.036</text:p>
              </table:table-cell>
              <table:table-cell office:value-type="float" office:value="0.00715535450039037">
                <text:p>0.007155354500390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7">
                <text:p>0.037</text:p>
              </table:table-cell>
              <table:table-cell office:value-type="float" office:value="0.00718963846495456">
                <text:p>0.007189638464954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8">
                <text:p>0.038</text:p>
              </table:table-cell>
              <table:table-cell office:value-type="float" office:value="0.00722398155922685">
                <text:p>0.007223981559226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9">
                <text:p>0.039</text:p>
              </table:table-cell>
              <table:table-cell office:value-type="float" office:value="0.00725838008452254">
                <text:p>0.007258380084522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">
                <text:p>0.04</text:p>
              </table:table-cell>
              <table:table-cell office:value-type="float" office:value="0.00729283047079323">
                <text:p>0.007292830470793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1">
                <text:p>0.041</text:p>
              </table:table-cell>
              <table:table-cell office:value-type="float" office:value="0.00732732927387271">
                <text:p>0.007327329273872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2">
                <text:p>0.042</text:p>
              </table:table-cell>
              <table:table-cell office:value-type="float" office:value="0.0073618731725845">
                <text:p>0.00736187317258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3">
                <text:p>0.043</text:p>
              </table:table-cell>
              <table:table-cell office:value-type="float" office:value="0.00739645896574194">
                <text:p>0.007396458965741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40000000000001">
                <text:p>0.0440000000000001</text:p>
              </table:table-cell>
              <table:table-cell office:value-type="float" office:value="0.00743108356906838">
                <text:p>0.007431083569068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5">
                <text:p>0.045</text:p>
              </table:table-cell>
              <table:table-cell office:value-type="float" office:value="0.00746574401206057">
                <text:p>0.007465744012060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60000000000001">
                <text:p>0.0460000000000001</text:p>
              </table:table-cell>
              <table:table-cell office:value-type="float" office:value="0.00750043743481673">
                <text:p>0.007500437434816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7">
                <text:p>0.047</text:p>
              </table:table-cell>
              <table:table-cell office:value-type="float" office:value="0.00753516108484696">
                <text:p>0.007535161084846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80000000000001">
                <text:p>0.0480000000000001</text:p>
              </table:table-cell>
              <table:table-cell office:value-type="float" office:value="0.00756991231388175">
                <text:p>0.00756991231388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90000000000001">
                <text:p>0.0490000000000001</text:p>
              </table:table-cell>
              <table:table-cell office:value-type="float" office:value="0.0076046885746922">
                <text:p>0.00760468857469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0.00763948741793368">
                <text:p>0.007639487417933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10000000000001">
                <text:p>0.0510000000000001</text:p>
              </table:table-cell>
              <table:table-cell office:value-type="float" office:value="0.0076743064890226">
                <text:p>0.0076743064890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20000000000001">
                <text:p>0.0520000000000001</text:p>
              </table:table-cell>
              <table:table-cell office:value-type="float" office:value="0.00770914352505511">
                <text:p>0.007709143525055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30000000000001">
                <text:p>0.0530000000000001</text:p>
              </table:table-cell>
              <table:table-cell office:value-type="float" office:value="0.00774399635177453">
                <text:p>0.007743996351774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40000000000001">
                <text:p>0.0540000000000001</text:p>
              </table:table-cell>
              <table:table-cell office:value-type="float" office:value="0.00777886288059355">
                <text:p>0.00777886288059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50000000000001">
                <text:p>0.0550000000000001</text:p>
              </table:table-cell>
              <table:table-cell office:value-type="float" office:value="0.00781374110567612">
                <text:p>0.007813741105676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60000000000001">
                <text:p>0.0560000000000001</text:p>
              </table:table-cell>
              <table:table-cell office:value-type="float" office:value="0.00784862910108301">
                <text:p>0.007848629101083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70000000000001">
                <text:p>0.0570000000000001</text:p>
              </table:table-cell>
              <table:table-cell office:value-type="float" office:value="0.00788352501798392">
                <text:p>0.007883525017983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80000000000001">
                <text:p>0.0580000000000001</text:p>
              </table:table-cell>
              <table:table-cell office:value-type="float" office:value="0.007918427081939">
                <text:p>0.0079184270819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90000000000001">
                <text:p>0.0590000000000001</text:p>
              </table:table-cell>
              <table:table-cell office:value-type="float" office:value="0.00795333359025112">
                <text:p>0.007953333590251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00798824290939044">
                <text:p>0.007988242909390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10000000000001">
                <text:p>0.0610000000000001</text:p>
              </table:table-cell>
              <table:table-cell office:value-type="float" office:value="0.00802315347249195">
                <text:p>0.00802315347249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20000000000001">
                <text:p>0.0620000000000001</text:p>
              </table:table-cell>
              <table:table-cell office:value-type="float" office:value="0.00805806377692625">
                <text:p>0.00805806377692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30000000000001">
                <text:p>0.0630000000000001</text:p>
              </table:table-cell>
              <table:table-cell office:value-type="float" office:value="0.00809297238194378">
                <text:p>0.008092972381943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40000000000001">
                <text:p>0.0640000000000001</text:p>
              </table:table-cell>
              <table:table-cell office:value-type="float" office:value="0.00812787790639173">
                <text:p>0.00812787790639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50000000000001">
                <text:p>0.0650000000000001</text:p>
              </table:table-cell>
              <table:table-cell office:value-type="float" office:value="0.00816277902650371">
                <text:p>0.008162779026503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60000000000001">
                <text:p>0.0660000000000001</text:p>
              </table:table-cell>
              <table:table-cell office:value-type="float" office:value="0.0081976744737606">
                <text:p>0.00819767447376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70000000000001">
                <text:p>0.0670000000000001</text:p>
              </table:table-cell>
              <table:table-cell office:value-type="float" office:value="0.00823256303282226">
                <text:p>0.008232563032822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80000000000001">
                <text:p>0.0680000000000001</text:p>
              </table:table-cell>
              <table:table-cell office:value-type="float" office:value="0.00826744353952842">
                <text:p>0.008267443539528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90000000000001">
                <text:p>0.0690000000000001</text:p>
              </table:table-cell>
              <table:table-cell office:value-type="float" office:value="0.0083023148789677">
                <text:p>0.00830231487896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00000000000001">
                <text:p>0.0700000000000001</text:p>
              </table:table-cell>
              <table:table-cell office:value-type="float" office:value="0.00833717598361331">
                <text:p>0.008337175983613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10000000000001">
                <text:p>0.0710000000000001</text:p>
              </table:table-cell>
              <table:table-cell office:value-type="float" office:value="0.00837202583152382">
                <text:p>0.008372025831523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20000000000001">
                <text:p>0.0720000000000001</text:p>
              </table:table-cell>
              <table:table-cell office:value-type="float" office:value="0.00840686344460769">
                <text:p>0.008406863444607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730000000000001">
                <text:p>0.0730000000000001</text:p>
              </table:table-cell>
              <table:table-cell office:value-type="float" office:value="0.00844168788694948">
                <text:p>0.008441687886949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740000000000001">
                <text:p>0.0740000000000001</text:p>
              </table:table-cell>
              <table:table-cell office:value-type="float" office:value="0.00847649826319664">
                <text:p>0.008476498263196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50000000000001">
                <text:p>0.0750000000000001</text:p>
              </table:table-cell>
              <table:table-cell office:value-type="float" office:value="0.00851129371700466">
                <text:p>0.008511293717004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60000000000001">
                <text:p>0.0760000000000001</text:p>
              </table:table-cell>
              <table:table-cell office:value-type="float" office:value="0.00854607342953928">
                <text:p>0.00854607342953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70000000000001">
                <text:p>0.0770000000000001</text:p>
              </table:table-cell>
              <table:table-cell office:value-type="float" office:value="0.00858083661803385">
                <text:p>0.008580836618033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80000000000001">
                <text:p>0.0780000000000001</text:p>
              </table:table-cell>
              <table:table-cell office:value-type="float" office:value="0.00861558253440003">
                <text:p>0.008615582534400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90000000000001">
                <text:p>0.0790000000000001</text:p>
              </table:table-cell>
              <table:table-cell office:value-type="float" office:value="0.00865031046389059">
                <text:p>0.008650310463890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0868501972381194">
                <text:p>0.00868501972381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10000000000001">
                <text:p>0.0810000000000001</text:p>
              </table:table-cell>
              <table:table-cell office:value-type="float" office:value="0.0087197096622854">
                <text:p>0.00871970966228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20000000000001">
                <text:p>0.0820000000000001</text:p>
              </table:table-cell>
              <table:table-cell office:value-type="float" office:value="0.00875437965705512">
                <text:p>0.008754379657055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30000000000001">
                <text:p>0.0830000000000001</text:p>
              </table:table-cell>
              <table:table-cell office:value-type="float" office:value="0.00878902911434131">
                <text:p>0.008789029114341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40000000000001">
                <text:p>0.0840000000000001</text:p>
              </table:table-cell>
              <table:table-cell office:value-type="float" office:value="0.00882365746773694">
                <text:p>0.008823657467736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850000000000001">
                <text:p>0.0850000000000001</text:p>
              </table:table-cell>
              <table:table-cell office:value-type="float" office:value="0.00885826417714677">
                <text:p>0.008858264177146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60000000000001">
                <text:p>0.0860000000000001</text:p>
              </table:table-cell>
              <table:table-cell office:value-type="float" office:value="0.0088928487277668">
                <text:p>0.00889284872776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70000000000001">
                <text:p>0.0870000000000001</text:p>
              </table:table-cell>
              <table:table-cell office:value-type="float" office:value="0.00892741062910286">
                <text:p>0.008927410629102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80000000000001">
                <text:p>0.0880000000000001</text:p>
              </table:table-cell>
              <table:table-cell office:value-type="float" office:value="0.00896194941402696">
                <text:p>0.008961949414026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90000000000001">
                <text:p>0.0890000000000001</text:p>
              </table:table-cell>
              <table:table-cell office:value-type="float" office:value="0.00899646463786998">
                <text:p>0.00899646463786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MacOSX_X86_64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2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46cm" svg:height="7cm" xlink:href=".." xlink:type="simple" chart:class="chart:scatter" chart:style-name="ch1">
        <chart:title svg:x="4.625cm" svg:y="0.275cm" chart:style-name="ch2">
          <text:p>Price</text:p>
        </chart:title>
        <chart:legend chart:legend-position="bottom" svg:x="3.757cm" svg:y="6.22cm" style:legend-expansion="wide" chart:style-name="ch3"/>
        <chart:plot-area chart:style-name="ch4" table:cell-range-address="'Displaced SABRModel Normal'.E7:'Displaced SABRModel Normal'.E116 'Displaced SABRModel Normal'.G6:'Displaced SABRModel Normal'.G116" chart:data-source-has-labels="row" svg:x="0.209cm" svg:y="1.204cm" svg:width="10.042cm" svg:height="4.876cm">
          <chartooo:coordinate-region svg:x="0.761cm" svg:y="1.403cm" svg:width="8.898cm" svg:height="4.03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isplaced SABRModel Normal'.G7:'Displaced SABRModel Normal'.G116" chart:label-cell-address="'Displaced SABRModel Normal'.G6:'Displaced SABRModel Normal'.G6" chart:class="chart:scatter">
            <chart:domain table:cell-range-address="'Displaced SABRModel Normal'.E7:'Displaced SABRModel Normal'.E116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ption price</text:p>
                <draw:g>
                  <svg:desc>'Displaced SABRModel Normal'.G6:'Displaced SABRModel Normal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">
                <text:p>-0.02</text:p>
                <draw:g>
                  <svg:desc>'Displaced SABRModel Normal'.E7:'Displaced SABRModel Normal'.E116</svg:desc>
                </draw:g>
              </table:table-cell>
              <table:table-cell office:value-type="float" office:value="0.031250048051499">
                <text:p>0.031250048051499</text:p>
                <draw:g>
                  <svg:desc>'Displaced SABRModel Normal'.G7:'Displaced SABRModel Normal'.G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9">
                <text:p>-0.019</text:p>
              </table:table-cell>
              <table:table-cell office:value-type="float" office:value="0.0304038063569765">
                <text:p>0.0304038063569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8">
                <text:p>-0.018</text:p>
              </table:table-cell>
              <table:table-cell office:value-type="float" office:value="0.0295585963083395">
                <text:p>0.0295585963083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7">
                <text:p>-0.017</text:p>
              </table:table-cell>
              <table:table-cell office:value-type="float" office:value="0.0287216753918855">
                <text:p>0.0287216753918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6">
                <text:p>-0.016</text:p>
              </table:table-cell>
              <table:table-cell office:value-type="float" office:value="0.0278946372516229">
                <text:p>0.0278946372516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5">
                <text:p>-0.015</text:p>
              </table:table-cell>
              <table:table-cell office:value-type="float" office:value="0.0270784003988621">
                <text:p>0.0270784003988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4">
                <text:p>-0.014</text:p>
              </table:table-cell>
              <table:table-cell office:value-type="float" office:value="0.0262736460481485">
                <text:p>0.0262736460481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3">
                <text:p>-0.013</text:p>
              </table:table-cell>
              <table:table-cell office:value-type="float" office:value="0.0254809393764216">
                <text:p>0.0254809393764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2">
                <text:p>-0.012</text:p>
              </table:table-cell>
              <table:table-cell office:value-type="float" office:value="0.0247007749768727">
                <text:p>0.0247007749768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1">
                <text:p>-0.011</text:p>
              </table:table-cell>
              <table:table-cell office:value-type="float" office:value="0.0239335967351938">
                <text:p>0.0239335967351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999999999999999">
                <text:p>-0.00999999999999999</text:p>
              </table:table-cell>
              <table:table-cell office:value-type="float" office:value="0.0231798072646556">
                <text:p>0.0231798072646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899999999999999">
                <text:p>-0.00899999999999999</text:p>
              </table:table-cell>
              <table:table-cell office:value-type="float" office:value="0.0224397725411235">
                <text:p>0.02243977254112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799999999999999">
                <text:p>-0.00799999999999999</text:p>
              </table:table-cell>
              <table:table-cell office:value-type="float" office:value="0.0217138241650824">
                <text:p>0.0217138241650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699999999999999">
                <text:p>-0.00699999999999999</text:p>
              </table:table-cell>
              <table:table-cell office:value-type="float" office:value="0.0210022604106676">
                <text:p>0.0210022604106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599999999999999">
                <text:p>-0.00599999999999999</text:p>
              </table:table-cell>
              <table:table-cell office:value-type="float" office:value="0.0203053466623098">
                <text:p>0.0203053466623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499999999999999">
                <text:p>-0.00499999999999999</text:p>
              </table:table-cell>
              <table:table-cell office:value-type="float" office:value="0.0196233155695597">
                <text:p>0.0196233155695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399999999999999">
                <text:p>-0.00399999999999999</text:p>
              </table:table-cell>
              <table:table-cell office:value-type="float" office:value="0.0189563671102633">
                <text:p>0.01895636711026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299999999999999">
                <text:p>-0.00299999999999999</text:p>
              </table:table-cell>
              <table:table-cell office:value-type="float" office:value="0.0183046686744354">
                <text:p>0.0183046686744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199999999999999">
                <text:p>-0.00199999999999999</text:p>
              </table:table-cell>
              <table:table-cell office:value-type="float" office:value="0.0176683552355128">
                <text:p>0.0176683552355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999999999999986">
                <text:p>-0.000999999999999986</text:p>
              </table:table-cell>
              <table:table-cell office:value-type="float" office:value="0.017047529647472">
                <text:p>0.017047529647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777878078145E-017">
                <text:p>1.38777878078145E-017</text:p>
              </table:table-cell>
              <table:table-cell office:value-type="float" office:value="0.0164422630880976">
                <text:p>0.0164422630880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0000000000001">
                <text:p>0.00100000000000001</text:p>
              </table:table-cell>
              <table:table-cell office:value-type="float" office:value="0.0158525956564938">
                <text:p>0.01585259565649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00000000000001">
                <text:p>0.00200000000000001</text:p>
              </table:table-cell>
              <table:table-cell office:value-type="float" office:value="0.0152785371245359">
                <text:p>0.01527853712453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00000000000001">
                <text:p>0.00300000000000001</text:p>
              </table:table-cell>
              <table:table-cell office:value-type="float" office:value="0.0147200678360871">
                <text:p>0.01472006783608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00000000000001">
                <text:p>0.00400000000000001</text:p>
              </table:table-cell>
              <table:table-cell office:value-type="float" office:value="0.0141771397436882">
                <text:p>0.0141771397436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00000000000001">
                <text:p>0.00500000000000001</text:p>
              </table:table-cell>
              <table:table-cell office:value-type="float" office:value="0.0136496775695922">
                <text:p>0.01364967756959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0.0131375800761422">
                <text:p>0.0131375800761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700000000000001">
                <text:p>0.00700000000000001</text:p>
              </table:table-cell>
              <table:table-cell office:value-type="float" office:value="0.0126407214293751">
                <text:p>0.0126407214293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0.012158952639209">
                <text:p>0.0121589526392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0.0116921030595212">
                <text:p>0.0116921030595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">
                <text:p>0.01</text:p>
              </table:table-cell>
              <table:table-cell office:value-type="float" office:value="0.0112399819317624">
                <text:p>0.0112399819317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">
                <text:p>0.011</text:p>
              </table:table-cell>
              <table:table-cell office:value-type="float" office:value="0.0108023799563781">
                <text:p>0.0108023799563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">
                <text:p>0.012</text:p>
              </table:table-cell>
              <table:table-cell office:value-type="float" office:value="0.0103790708771832">
                <text:p>0.0103790708771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">
                <text:p>0.013</text:p>
              </table:table-cell>
              <table:table-cell office:value-type="float" office:value="0.00996981306487208">
                <text:p>0.009969813064872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">
                <text:p>0.014</text:p>
              </table:table-cell>
              <table:table-cell office:value-type="float" office:value="0.00957435108701491">
                <text:p>0.00957435108701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5">
                <text:p>0.015</text:p>
              </table:table-cell>
              <table:table-cell office:value-type="float" office:value="0.00919241725313803">
                <text:p>0.009192417253138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6">
                <text:p>0.016</text:p>
              </table:table-cell>
              <table:table-cell office:value-type="float" office:value="0.00882373312477842">
                <text:p>0.00882373312477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7">
                <text:p>0.017</text:p>
              </table:table-cell>
              <table:table-cell office:value-type="float" office:value="0.00846801098170126">
                <text:p>0.008468010981701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8">
                <text:p>0.018</text:p>
              </table:table-cell>
              <table:table-cell office:value-type="float" office:value="0.00812495523675777">
                <text:p>0.008124955236757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9">
                <text:p>0.019</text:p>
              </table:table-cell>
              <table:table-cell office:value-type="float" office:value="0.00779426379310627">
                <text:p>0.007794263793106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">
                <text:p>0.02</text:p>
              </table:table-cell>
              <table:table-cell office:value-type="float" office:value="0.00747562933871544">
                <text:p>0.007475629338715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">
                <text:p>0.021</text:p>
              </table:table-cell>
              <table:table-cell office:value-type="float" office:value="0.00716874057419039">
                <text:p>0.00716874057419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2">
                <text:p>0.022</text:p>
              </table:table-cell>
              <table:table-cell office:value-type="float" office:value="0.006873283371009">
                <text:p>0.006873283371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3">
                <text:p>0.023</text:p>
              </table:table-cell>
              <table:table-cell office:value-type="float" office:value="0.00658894185821586">
                <text:p>0.006588941858215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4">
                <text:p>0.024</text:p>
              </table:table-cell>
              <table:table-cell office:value-type="float" office:value="0.00631539943649284">
                <text:p>0.00631539943649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5">
                <text:p>0.025</text:p>
              </table:table-cell>
              <table:table-cell office:value-type="float" office:value="0.00605233971930568">
                <text:p>0.006052339719305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6">
                <text:p>0.026</text:p>
              </table:table-cell>
              <table:table-cell office:value-type="float" office:value="0.00579944740151525">
                <text:p>0.005799447401515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7">
                <text:p>0.027</text:p>
              </table:table-cell>
              <table:table-cell office:value-type="float" office:value="0.00555640905644571">
                <text:p>0.005556409056445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8">
                <text:p>0.028</text:p>
              </table:table-cell>
              <table:table-cell office:value-type="float" office:value="0.00532291386291783">
                <text:p>0.005322913862917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9">
                <text:p>0.029</text:p>
              </table:table-cell>
              <table:table-cell office:value-type="float" office:value="0.00509865426419252">
                <text:p>0.005098654264192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">
                <text:p>0.03</text:p>
              </table:table-cell>
              <table:table-cell office:value-type="float" office:value="0.00488332656113204">
                <text:p>0.004883326561132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1">
                <text:p>0.031</text:p>
              </table:table-cell>
              <table:table-cell office:value-type="float" office:value="0.00467663144217629">
                <text:p>0.004676631442176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2">
                <text:p>0.032</text:p>
              </table:table-cell>
              <table:table-cell office:value-type="float" office:value="0.00447827445296092">
                <text:p>0.004478274452960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3">
                <text:p>0.033</text:p>
              </table:table-cell>
              <table:table-cell office:value-type="float" office:value="0.00428796640857222">
                <text:p>0.004287966408572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4">
                <text:p>0.034</text:p>
              </table:table-cell>
              <table:table-cell office:value-type="float" office:value="0.00410542375155287">
                <text:p>0.004105423751552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5">
                <text:p>0.035</text:p>
              </table:table-cell>
              <table:table-cell office:value-type="float" office:value="0.0039303688588432">
                <text:p>0.00393036885884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6">
                <text:p>0.036</text:p>
              </table:table-cell>
              <table:table-cell office:value-type="float" office:value="0.00376253030087467">
                <text:p>0.003762530300874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7">
                <text:p>0.037</text:p>
              </table:table-cell>
              <table:table-cell office:value-type="float" office:value="0.00360164305602819">
                <text:p>0.003601643056028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8">
                <text:p>0.038</text:p>
              </table:table-cell>
              <table:table-cell office:value-type="float" office:value="0.0034474486836358">
                <text:p>0.0034474486836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9">
                <text:p>0.039</text:p>
              </table:table-cell>
              <table:table-cell office:value-type="float" office:value="0.00329969545864556">
                <text:p>0.00329969545864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">
                <text:p>0.04</text:p>
              </table:table-cell>
              <table:table-cell office:value-type="float" office:value="0.00315813847098878">
                <text:p>0.003158138470988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1">
                <text:p>0.041</text:p>
              </table:table-cell>
              <table:table-cell office:value-type="float" office:value="0.00302253969259157">
                <text:p>0.003022539692591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2">
                <text:p>0.042</text:p>
              </table:table-cell>
              <table:table-cell office:value-type="float" office:value="0.0028926680148616">
                <text:p>0.00289266801486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3">
                <text:p>0.043</text:p>
              </table:table-cell>
              <table:table-cell office:value-type="float" office:value="0.00276829925935925">
                <text:p>0.002768299259359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40000000000001">
                <text:p>0.0440000000000001</text:p>
              </table:table-cell>
              <table:table-cell office:value-type="float" office:value="0.00264921616423406">
                <text:p>0.002649216164234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5">
                <text:p>0.045</text:p>
              </table:table-cell>
              <table:table-cell office:value-type="float" office:value="0.00253520834887166">
                <text:p>0.002535208348871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60000000000001">
                <text:p>0.0460000000000001</text:p>
              </table:table-cell>
              <table:table-cell office:value-type="float" office:value="0.00242607225906035">
                <text:p>0.002426072259060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7">
                <text:p>0.047</text:p>
              </table:table-cell>
              <table:table-cell office:value-type="float" office:value="0.00232161109484751">
                <text:p>0.002321611094847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80000000000001">
                <text:p>0.0480000000000001</text:p>
              </table:table-cell>
              <table:table-cell office:value-type="float" office:value="0.00222163472311679">
                <text:p>0.002221634723116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90000000000001">
                <text:p>0.0490000000000001</text:p>
              </table:table-cell>
              <table:table-cell office:value-type="float" office:value="0.00212595957678229">
                <text:p>0.002125959576782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0.00203440854236034">
                <text:p>0.002034408542360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10000000000001">
                <text:p>0.0510000000000001</text:p>
              </table:table-cell>
              <table:table-cell office:value-type="float" office:value="0.00194681083755018">
                <text:p>0.00194681083755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20000000000001">
                <text:p>0.0520000000000001</text:p>
              </table:table-cell>
              <table:table-cell office:value-type="float" office:value="0.00186300188032918">
                <text:p>0.00186300188032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30000000000001">
                <text:p>0.0530000000000001</text:p>
              </table:table-cell>
              <table:table-cell office:value-type="float" office:value="0.0017828231509463">
                <text:p>0.00178282315094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40000000000001">
                <text:p>0.0540000000000001</text:p>
              </table:table-cell>
              <table:table-cell office:value-type="float" office:value="0.0017061220480827">
                <text:p>0.00170612204808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50000000000001">
                <text:p>0.0550000000000001</text:p>
              </table:table-cell>
              <table:table-cell office:value-type="float" office:value="0.00163275174033817">
                <text:p>0.001632751740338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60000000000001">
                <text:p>0.0560000000000001</text:p>
              </table:table-cell>
              <table:table-cell office:value-type="float" office:value="0.00156257101409716">
                <text:p>0.001562571014097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70000000000001">
                <text:p>0.0570000000000001</text:p>
              </table:table-cell>
              <table:table-cell office:value-type="float" office:value="0.00149544411873043">
                <text:p>0.001495444118730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80000000000001">
                <text:p>0.0580000000000001</text:p>
              </table:table-cell>
              <table:table-cell office:value-type="float" office:value="0.00143124060999531">
                <text:p>0.00143124060999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90000000000001">
                <text:p>0.0590000000000001</text:p>
              </table:table-cell>
              <table:table-cell office:value-type="float" office:value="0.00136983519241094">
                <text:p>0.001369835192410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00131110756130386">
                <text:p>0.001311107561303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10000000000001">
                <text:p>0.0610000000000001</text:p>
              </table:table-cell>
              <table:table-cell office:value-type="float" office:value="0.00125494224514391">
                <text:p>0.001254942245143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20000000000001">
                <text:p>0.0620000000000001</text:p>
              </table:table-cell>
              <table:table-cell office:value-type="float" office:value="0.00120122844872022">
                <text:p>0.001201228448720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30000000000001">
                <text:p>0.0630000000000001</text:p>
              </table:table-cell>
              <table:table-cell office:value-type="float" office:value="0.00114985989764281">
                <text:p>0.001149859897642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40000000000001">
                <text:p>0.0640000000000001</text:p>
              </table:table-cell>
              <table:table-cell office:value-type="float" office:value="0.00110073468459464">
                <text:p>0.001100734684594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50000000000001">
                <text:p>0.0650000000000001</text:p>
              </table:table-cell>
              <table:table-cell office:value-type="float" office:value="0.00105375511770529">
                <text:p>0.001053755117705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60000000000001">
                <text:p>0.0660000000000001</text:p>
              </table:table-cell>
              <table:table-cell office:value-type="float" office:value="0.00100882757136563">
                <text:p>0.001008827571365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70000000000001">
                <text:p>0.0670000000000001</text:p>
              </table:table-cell>
              <table:table-cell office:value-type="float" office:value="0.000965862339757816">
                <text:p>0.000965862339757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80000000000001">
                <text:p>0.0680000000000001</text:p>
              </table:table-cell>
              <table:table-cell office:value-type="float" office:value="0.000924773493332005">
                <text:p>0.0009247734933320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90000000000001">
                <text:p>0.0690000000000001</text:p>
              </table:table-cell>
              <table:table-cell office:value-type="float" office:value="0.000885478738423783">
                <text:p>0.0008854787384237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00000000000001">
                <text:p>0.0700000000000001</text:p>
              </table:table-cell>
              <table:table-cell office:value-type="float" office:value="0.000847899280170524">
                <text:p>0.0008478992801705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10000000000001">
                <text:p>0.0710000000000001</text:p>
              </table:table-cell>
              <table:table-cell office:value-type="float" office:value="0.000811959688854368">
                <text:p>0.0008119596888543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20000000000001">
                <text:p>0.0720000000000001</text:p>
              </table:table-cell>
              <table:table-cell office:value-type="float" office:value="0.000777587769770871">
                <text:p>0.0007775877697708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730000000000001">
                <text:p>0.0730000000000001</text:p>
              </table:table-cell>
              <table:table-cell office:value-type="float" office:value="0.000744714436696688">
                <text:p>0.0007447144366966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740000000000001">
                <text:p>0.0740000000000001</text:p>
              </table:table-cell>
              <table:table-cell office:value-type="float" office:value="0.000713273589007214">
                <text:p>0.0007132735890072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50000000000001">
                <text:p>0.0750000000000001</text:p>
              </table:table-cell>
              <table:table-cell office:value-type="float" office:value="0.000683201992474844">
                <text:p>0.0006832019924748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60000000000001">
                <text:p>0.0760000000000001</text:p>
              </table:table-cell>
              <table:table-cell office:value-type="float" office:value="0.000654439163759839">
                <text:p>0.0006544391637598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70000000000001">
                <text:p>0.0770000000000001</text:p>
              </table:table-cell>
              <table:table-cell office:value-type="float" office:value="0.000626927258590761">
                <text:p>0.0006269272585907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80000000000001">
                <text:p>0.0780000000000001</text:p>
              </table:table-cell>
              <table:table-cell office:value-type="float" office:value="0.000600610963616275">
                <text:p>0.0006006109636162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90000000000001">
                <text:p>0.0790000000000001</text:p>
              </table:table-cell>
              <table:table-cell office:value-type="float" office:value="0.000575437391898861">
                <text:p>0.0005754373918988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00551355982009285">
                <text:p>0.0005513559820092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10000000000001">
                <text:p>0.0810000000000001</text:p>
              </table:table-cell>
              <table:table-cell office:value-type="float" office:value="0.000528318400672237">
                <text:p>0.0005283184006722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20000000000001">
                <text:p>0.0820000000000001</text:p>
              </table:table-cell>
              <table:table-cell office:value-type="float" office:value="0.000506278448904884">
                <text:p>0.0005062784489048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30000000000001">
                <text:p>0.0830000000000001</text:p>
              </table:table-cell>
              <table:table-cell office:value-type="float" office:value="0.000485191971583824">
                <text:p>0.0004851919715838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40000000000001">
                <text:p>0.0840000000000001</text:p>
              </table:table-cell>
              <table:table-cell office:value-type="float" office:value="0.000465016770370017">
                <text:p>0.0004650167703700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850000000000001">
                <text:p>0.0850000000000001</text:p>
              </table:table-cell>
              <table:table-cell office:value-type="float" office:value="0.000445712519916515">
                <text:p>0.0004457125199165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60000000000001">
                <text:p>0.0860000000000001</text:p>
              </table:table-cell>
              <table:table-cell office:value-type="float" office:value="0.000427240687280394">
                <text:p>0.0004272406872803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70000000000001">
                <text:p>0.0870000000000001</text:p>
              </table:table-cell>
              <table:table-cell office:value-type="float" office:value="0.000409564454456457">
                <text:p>0.0004095644544564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80000000000001">
                <text:p>0.0880000000000001</text:p>
              </table:table-cell>
              <table:table-cell office:value-type="float" office:value="0.000392648643949039">
                <text:p>0.0003926486439490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90000000000001">
                <text:p>0.0890000000000001</text:p>
              </table:table-cell>
              <table:table-cell office:value-type="float" office:value="0.000376459647295473">
                <text:p>0.0003764596472954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MacOSX_X86_64 LibreOffice_project/3d5603e1122f0f102b62521720ab13a38a4e0e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2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6cm" svg:height="7cm" xlink:href=".." xlink:type="simple" chart:class="chart:scatter" chart:style-name="ch1">
        <chart:title svg:x="4.389cm" svg:y="0.275cm" chart:style-name="ch2">
          <text:p>Density</text:p>
        </chart:title>
        <chart:legend chart:legend-position="bottom" svg:x="4.111cm" svg:y="6.22cm" style:legend-expansion="wide" chart:style-name="ch3"/>
        <chart:plot-area chart:style-name="ch4" table:cell-range-address="'Displaced SABRModel Normal'.E7:'Displaced SABRModel Normal'.E116 'Displaced SABRModel Normal'.H6:'Displaced SABRModel Normal'.H116" chart:data-source-has-labels="row" svg:x="0.209cm" svg:y="1.204cm" svg:width="10.042cm" svg:height="4.876cm">
          <chartooo:coordinate-region svg:x="0.761cm" svg:y="1.402cm" svg:width="8.898cm" svg:height="4.0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isplaced SABRModel Normal'.H7:'Displaced SABRModel Normal'.H116" chart:label-cell-address="'Displaced SABRModel Normal'.H6:'Displaced SABRModel Normal'.H6" chart:class="chart:scatter">
            <chart:domain table:cell-range-address="'Displaced SABRModel Normal'.E7:'Displaced SABRModel Normal'.E116"/>
            <chart:data-point chart:repeated="1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nsity</text:p>
                <draw:g>
                  <svg:desc>'Displaced SABRModel Normal'.H6:'Displaced SABRModel Normal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">
                <text:p>-0.02</text:p>
                <draw:g>
                  <svg:desc>'Displaced SABRModel Normal'.E7:'Displaced SABRModel Normal'.E116</svg:desc>
                </draw:g>
              </table:table-cell>
              <table:table-cell office:value-type="float" office:value="NaN">
                <text:p>NaN</text:p>
                <draw:g>
                  <svg:desc>'Displaced SABRModel Normal'.H7:'Displaced SABRModel Normal'.H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9">
                <text:p>-0.019</text:p>
              </table:table-cell>
              <table:table-cell office:value-type="float" office:value="1.03164588563867">
                <text:p>1.03164588563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8">
                <text:p>-0.018</text:p>
              </table:table-cell>
              <table:table-cell office:value-type="float" office:value="8.2891321829537">
                <text:p>8.2891321829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7">
                <text:p>-0.017</text:p>
              </table:table-cell>
              <table:table-cell office:value-type="float" office:value="9.88277619137777">
                <text:p>9.88277619137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6">
                <text:p>-0.016</text:p>
              </table:table-cell>
              <table:table-cell office:value-type="float" office:value="10.8012875017702">
                <text:p>10.8012875017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5">
                <text:p>-0.015</text:p>
              </table:table-cell>
              <table:table-cell office:value-type="float" office:value="11.4825020472754">
                <text:p>11.48250204727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4">
                <text:p>-0.014</text:p>
              </table:table-cell>
              <table:table-cell office:value-type="float" office:value="12.0476789866285">
                <text:p>12.0476789866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3">
                <text:p>-0.013</text:p>
              </table:table-cell>
              <table:table-cell office:value-type="float" office:value="12.5422721780968">
                <text:p>12.54227217809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2">
                <text:p>-0.012</text:p>
              </table:table-cell>
              <table:table-cell office:value-type="float" office:value="12.986157869866">
                <text:p>12.986157869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1">
                <text:p>-0.011</text:p>
              </table:table-cell>
              <table:table-cell office:value-type="float" office:value="13.3887711408069">
                <text:p>13.3887711408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999999999999999">
                <text:p>-0.00999999999999999</text:p>
              </table:table-cell>
              <table:table-cell office:value-type="float" office:value="13.7547470061282">
                <text:p>13.7547470061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899999999999999">
                <text:p>-0.00899999999999999</text:p>
              </table:table-cell>
              <table:table-cell office:value-type="float" office:value="14.0863474909075">
                <text:p>14.0863474909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799999999999999">
                <text:p>-0.00799999999999999</text:p>
              </table:table-cell>
              <table:table-cell office:value-type="float" office:value="14.3846216263226">
                <text:p>14.3846216263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699999999999999">
                <text:p>-0.00699999999999999</text:p>
              </table:table-cell>
              <table:table-cell office:value-type="float" office:value="14.6500060570279">
                <text:p>14.6500060570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599999999999999">
                <text:p>-0.00599999999999999</text:p>
              </table:table-cell>
              <table:table-cell office:value-type="float" office:value="14.8826556076662">
                <text:p>14.88265560766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499999999999999">
                <text:p>-0.00499999999999999</text:p>
              </table:table-cell>
              <table:table-cell office:value-type="float" office:value="15.082633453678">
                <text:p>15.082633453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399999999999999">
                <text:p>-0.00399999999999999</text:p>
              </table:table-cell>
              <table:table-cell office:value-type="float" office:value="15.2500234685791">
                <text:p>15.2500234685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299999999999999">
                <text:p>-0.00299999999999999</text:p>
              </table:table-cell>
              <table:table-cell office:value-type="float" office:value="15.3849969052565">
                <text:p>15.3849969052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199999999999999">
                <text:p>-0.00199999999999999</text:p>
              </table:table-cell>
              <table:table-cell office:value-type="float" office:value="15.4878508817589">
                <text:p>15.4878508817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999999999999986">
                <text:p>-0.000999999999999986</text:p>
              </table:table-cell>
              <table:table-cell office:value-type="float" office:value="15.5590286664633">
                <text:p>15.5590286664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777878078145E-017">
                <text:p>1.38777878078145E-017</text:p>
              </table:table-cell>
              <table:table-cell office:value-type="float" office:value="15.5991277706082">
                <text:p>15.59912777060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0000000000001">
                <text:p>0.00100000000000001</text:p>
              </table:table-cell>
              <table:table-cell office:value-type="float" office:value="15.6088996458824">
                <text:p>15.6088996458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00000000000001">
                <text:p>0.00200000000000001</text:p>
              </table:table-cell>
              <table:table-cell office:value-type="float" office:value="15.5892435090219">
                <text:p>15.58924350902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00000000000001">
                <text:p>0.00300000000000001</text:p>
              </table:table-cell>
              <table:table-cell office:value-type="float" office:value="15.5411960500017">
                <text:p>15.5411960500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00000000000001">
                <text:p>0.00400000000000001</text:p>
              </table:table-cell>
              <table:table-cell office:value-type="float" office:value="15.4659183029208">
                <text:p>15.4659183029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00000000000001">
                <text:p>0.00500000000000001</text:p>
              </table:table-cell>
              <table:table-cell office:value-type="float" office:value="15.3646806458508">
                <text:p>15.36468064585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15.2388466830404">
                <text:p>15.2388466830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700000000000001">
                <text:p>0.00700000000000001</text:p>
              </table:table-cell>
              <table:table-cell office:value-type="float" office:value="15.0898566009285">
                <text:p>15.0898566009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14.9192104783938">
                <text:p>14.91921047839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14.7284519288993">
                <text:p>14.7284519288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">
                <text:p>0.01</text:p>
              </table:table-cell>
              <table:table-cell office:value-type="float" office:value="14.5191523744823">
                <text:p>14.51915237448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">
                <text:p>0.011</text:p>
              </table:table-cell>
              <table:table-cell office:value-type="float" office:value="14.2928961894533">
                <text:p>14.2928961894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">
                <text:p>0.012</text:p>
              </table:table-cell>
              <table:table-cell office:value-type="float" office:value="14.0512668838025">
                <text:p>14.05126688380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">
                <text:p>0.013</text:p>
              </table:table-cell>
              <table:table-cell office:value-type="float" office:value="13.79583445393">
                <text:p>13.795834453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">
                <text:p>0.014</text:p>
              </table:table-cell>
              <table:table-cell office:value-type="float" office:value="13.5281439802831">
                <text:p>13.52814398028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5">
                <text:p>0.015</text:p>
              </table:table-cell>
              <table:table-cell office:value-type="float" office:value="13.2497055172626">
                <text:p>13.24970551726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6">
                <text:p>0.016</text:p>
              </table:table-cell>
              <table:table-cell office:value-type="float" office:value="12.9619852824569">
                <text:p>12.96198528245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7">
                <text:p>0.017</text:p>
              </table:table-cell>
              <table:table-cell office:value-type="float" office:value="12.666398133675">
                <text:p>12.6663981336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8">
                <text:p>0.018</text:p>
              </table:table-cell>
              <table:table-cell office:value-type="float" office:value="12.3643012919853">
                <text:p>12.36430129198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9">
                <text:p>0.019</text:p>
              </table:table-cell>
              <table:table-cell office:value-type="float" office:value="12.0569892606698">
                <text:p>12.0569892606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">
                <text:p>0.02</text:p>
              </table:table-cell>
              <table:table-cell office:value-type="float" office:value="11.7456898657856">
                <text:p>11.7456898657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">
                <text:p>0.021</text:p>
              </table:table-cell>
              <table:table-cell office:value-type="float" office:value="11.4315613436479">
                <text:p>11.43156134364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2">
                <text:p>0.022</text:p>
              </table:table-cell>
              <table:table-cell office:value-type="float" office:value="11.1156903882604">
                <text:p>11.1156903882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3">
                <text:p>0.023</text:p>
              </table:table-cell>
              <table:table-cell office:value-type="float" office:value="10.7990910701164">
                <text:p>10.79909107011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4">
                <text:p>0.024</text:p>
              </table:table-cell>
              <table:table-cell office:value-type="float" office:value="10.4827045358628">
                <text:p>10.4827045358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5">
                <text:p>0.025</text:p>
              </table:table-cell>
              <table:table-cell office:value-type="float" office:value="10.167399396725">
                <text:p>10.167399396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6">
                <text:p>0.026</text:p>
              </table:table-cell>
              <table:table-cell office:value-type="float" office:value="9.85397272089407">
                <text:p>9.853972720894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7">
                <text:p>0.027</text:p>
              </table:table-cell>
              <table:table-cell office:value-type="float" office:value="9.54315154165152">
                <text:p>9.543151541651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8">
                <text:p>0.028</text:p>
              </table:table-cell>
              <table:table-cell office:value-type="float" office:value="9.23559480258284">
                <text:p>9.23559480258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9">
                <text:p>0.029</text:p>
              </table:table-cell>
              <table:table-cell office:value-type="float" office:value="8.93189566481685">
                <text:p>8.931895664816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">
                <text:p>0.03</text:p>
              </table:table-cell>
              <table:table-cell office:value-type="float" office:value="8.63258410474349">
                <text:p>8.632584104743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1">
                <text:p>0.031</text:p>
              </table:table-cell>
              <table:table-cell office:value-type="float" office:value="8.33812974036697">
                <text:p>8.338129740366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2">
                <text:p>0.032</text:p>
              </table:table-cell>
              <table:table-cell office:value-type="float" office:value="8.04894482668137">
                <text:p>8.048944826681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3">
                <text:p>0.033</text:p>
              </table:table-cell>
              <table:table-cell office:value-type="float" office:value="7.76538736934304">
                <text:p>7.765387369343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4">
                <text:p>0.034</text:p>
              </table:table-cell>
              <table:table-cell office:value-type="float" office:value="7.48776430968023">
                <text:p>7.48776430968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5">
                <text:p>0.035</text:p>
              </table:table-cell>
              <table:table-cell office:value-type="float" office:value="7.21633474114537">
                <text:p>7.216334741145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6">
                <text:p>0.036</text:p>
              </table:table-cell>
              <table:table-cell office:value-type="float" office:value="6.95131312204639">
                <text:p>6.951313122046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7">
                <text:p>0.037</text:p>
              </table:table-cell>
              <table:table-cell office:value-type="float" office:value="6.69287245408556">
                <text:p>6.69287245408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8">
                <text:p>0.038</text:p>
              </table:table-cell>
              <table:table-cell office:value-type="float" office:value="6.44114740215757">
                <text:p>6.441147402157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9">
                <text:p>0.039</text:p>
              </table:table-cell>
              <table:table-cell office:value-type="float" office:value="6.19623733345494">
                <text:p>6.196237333454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">
                <text:p>0.04</text:p>
              </table:table-cell>
              <table:table-cell office:value-type="float" office:value="5.95820925957702">
                <text:p>5.958209259577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1">
                <text:p>0.041</text:p>
              </table:table-cell>
              <table:table-cell office:value-type="float" office:value="5.72710066723026">
                <text:p>5.727100667230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2">
                <text:p>0.042</text:p>
              </table:table-cell>
              <table:table-cell office:value-type="float" office:value="5.50292222763117">
                <text:p>5.50292222763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3">
                <text:p>0.043</text:p>
              </table:table-cell>
              <table:table-cell office:value-type="float" office:value="5.28566037714898">
                <text:p>5.285660377148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40000000000001">
                <text:p>0.0440000000000001</text:p>
              </table:table-cell>
              <table:table-cell office:value-type="float" office:value="5.0752797627939">
                <text:p>5.07527976279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5">
                <text:p>0.045</text:p>
              </table:table-cell>
              <table:table-cell office:value-type="float" office:value="4.87172555109583">
                <text:p>4.871725551095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60000000000001">
                <text:p>0.0460000000000001</text:p>
              </table:table-cell>
              <table:table-cell office:value-type="float" office:value="4.6749255984595">
                <text:p>4.67492559845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7">
                <text:p>0.047</text:p>
              </table:table-cell>
              <table:table-cell office:value-type="float" office:value="4.4847924821267">
                <text:p>4.48479248212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80000000000001">
                <text:p>0.0480000000000001</text:p>
              </table:table-cell>
              <table:table-cell office:value-type="float" office:value="4.30122539621858">
                <text:p>4.301225396218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90000000000001">
                <text:p>0.0490000000000001</text:p>
              </table:table-cell>
              <table:table-cell office:value-type="float" office:value="4.12411191254204">
                <text:p>4.124111912542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3.95332961180237">
                <text:p>3.953329611802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10000000000001">
                <text:p>0.0510000000000001</text:p>
              </table:table-cell>
              <table:table-cell office:value-type="float" office:value="3.7887475891566">
                <text:p>3.78874758915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20000000000001">
                <text:p>0.0520000000000001</text:p>
              </table:table-cell>
              <table:table-cell office:value-type="float" office:value="3.63022783811484">
                <text:p>3.630227838114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30000000000001">
                <text:p>0.0530000000000001</text:p>
              </table:table-cell>
              <table:table-cell office:value-type="float" office:value="3.47762651928698">
                <text:p>3.477626519286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40000000000001">
                <text:p>0.0540000000000001</text:p>
              </table:table-cell>
              <table:table-cell office:value-type="float" office:value="3.33079511906017">
                <text:p>3.330795119060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50000000000001">
                <text:p>0.0550000000000001</text:p>
              </table:table-cell>
              <table:table-cell office:value-type="float" office:value="3.18958150352828">
                <text:p>3.189581503528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60000000000001">
                <text:p>0.0560000000000001</text:p>
              </table:table-cell>
              <table:table-cell office:value-type="float" office:value="3.05383087427935">
                <text:p>3.053830874279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70000000000001">
                <text:p>0.0570000000000001</text:p>
              </table:table-cell>
              <table:table-cell office:value-type="float" office:value="2.92338663160449">
                <text:p>2.923386631604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80000000000001">
                <text:p>0.0580000000000001</text:p>
              </table:table-cell>
              <table:table-cell office:value-type="float" office:value="2.79809115075798">
                <text:p>2.798091150757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90000000000001">
                <text:p>0.0590000000000001</text:p>
              </table:table-cell>
              <table:table-cell office:value-type="float" office:value="2.67778647728388">
                <text:p>2.677786477283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2.56231494713198">
                <text:p>2.56231494713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10000000000001">
                <text:p>0.0610000000000001</text:p>
              </table:table-cell>
              <table:table-cell office:value-type="float" office:value="2.45151973626109">
                <text:p>2.451519736261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20000000000001">
                <text:p>0.0620000000000001</text:p>
              </table:table-cell>
              <table:table-cell office:value-type="float" office:value="2.345245346281">
                <text:p>2.3452453462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30000000000001">
                <text:p>0.0630000000000001</text:p>
              </table:table-cell>
              <table:table-cell office:value-type="float" office:value="2.24333802923727">
                <text:p>2.243338029237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40000000000001">
                <text:p>0.0640000000000001</text:p>
              </table:table-cell>
              <table:table-cell office:value-type="float" office:value="2.14564615882203">
                <text:p>2.145646158822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50000000000001">
                <text:p>0.0650000000000001</text:p>
              </table:table-cell>
              <table:table-cell office:value-type="float" office:value="2.0520205496915">
                <text:p>2.05202054969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60000000000001">
                <text:p>0.0660000000000001</text:p>
              </table:table-cell>
              <table:table-cell office:value-type="float" office:value="1.96231473183986">
                <text:p>1.962314731839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70000000000001">
                <text:p>0.0670000000000001</text:p>
              </table:table-cell>
              <table:table-cell office:value-type="float" office:value="1.87638518200613">
                <text:p>1.876385182006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80000000000001">
                <text:p>0.0680000000000001</text:p>
              </table:table-cell>
              <table:table-cell office:value-type="float" office:value="1.79409151758935">
                <text:p>1.794091517589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90000000000001">
                <text:p>0.0690000000000001</text:p>
              </table:table-cell>
              <table:table-cell office:value-type="float" office:value="1.71529665496297">
                <text:p>1.715296654962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00000000000001">
                <text:p>0.0700000000000001</text:p>
              </table:table-cell>
              <table:table-cell office:value-type="float" office:value="1.63986693710273">
                <text:p>1.639866937102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10000000000001">
                <text:p>0.0710000000000001</text:p>
              </table:table-cell>
              <table:table-cell office:value-type="float" office:value="1.56767223265938">
                <text:p>1.567672232659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20000000000001">
                <text:p>0.0720000000000001</text:p>
              </table:table-cell>
              <table:table-cell office:value-type="float" office:value="1.49858600931396">
                <text:p>1.498586009313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730000000000001">
                <text:p>0.0730000000000001</text:p>
              </table:table-cell>
              <table:table-cell office:value-type="float" office:value="1.43248538470855">
                <text:p>1.432485384708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740000000000001">
                <text:p>0.0740000000000001</text:p>
              </table:table-cell>
              <table:table-cell office:value-type="float" office:value="1.36925115710442">
                <text:p>1.36925115710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50000000000001">
                <text:p>0.0750000000000001</text:p>
              </table:table-cell>
              <table:table-cell office:value-type="float" office:value="1.30876781736502">
                <text:p>1.308767817365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60000000000001">
                <text:p>0.0760000000000001</text:p>
              </table:table-cell>
              <table:table-cell office:value-type="float" office:value="1.25092354592718">
                <text:p>1.250923545927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70000000000001">
                <text:p>0.0770000000000001</text:p>
              </table:table-cell>
              <table:table-cell office:value-type="float" office:value="1.19561019459174">
                <text:p>1.19561019459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80000000000001">
                <text:p>0.0780000000000001</text:p>
              </table:table-cell>
              <table:table-cell office:value-type="float" office:value="1.14272325707184">
                <text:p>1.142723257071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90000000000001">
                <text:p>0.0790000000000001</text:p>
              </table:table-cell>
              <table:table-cell office:value-type="float" office:value="1.09216182783787">
                <text:p>1.092161827837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1.04382855252829">
                <text:p>1.043828552528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10000000000001">
                <text:p>0.0810000000000001</text:p>
              </table:table-cell>
              <table:table-cell office:value-type="float" office:value="0.997629569694963">
                <text:p>0.9976295696949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20000000000001">
                <text:p>0.0820000000000001</text:p>
              </table:table-cell>
              <table:table-cell office:value-type="float" office:value="0.953474446293167">
                <text:p>0.9534744462931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30000000000001">
                <text:p>0.0830000000000001</text:p>
              </table:table-cell>
              <table:table-cell office:value-type="float" office:value="0.911276107252652">
                <text:p>0.9112761072526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40000000000001">
                <text:p>0.0840000000000001</text:p>
              </table:table-cell>
              <table:table-cell office:value-type="float" office:value="0.87095076030559">
                <text:p>0.870950760305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850000000000001">
                <text:p>0.0850000000000001</text:p>
              </table:table-cell>
              <table:table-cell office:value-type="float" office:value="0.832417817380608">
                <text:p>0.8324178173806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60000000000001">
                <text:p>0.0860000000000001</text:p>
              </table:table-cell>
              <table:table-cell office:value-type="float" office:value="0.79559981218391">
                <text:p>0.795599812183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70000000000001">
                <text:p>0.0870000000000001</text:p>
              </table:table-cell>
              <table:table-cell office:value-type="float" office:value="0.760422316519261">
                <text:p>0.7604223165192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80000000000001">
                <text:p>0.0880000000000001</text:p>
              </table:table-cell>
              <table:table-cell office:value-type="float" office:value="0.726813853851446">
                <text:p>0.7268138538514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90000000000001">
                <text:p>0.0890000000000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MacOSX_X86_64 LibreOffice_project/3d5603e1122f0f102b62521720ab13a38a4e0eb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5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/>
    </style:style>
    <style:style style:name="ch5" style:family="chart" style:data-style-name="N115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7" style:family="chart" style:data-style-name="N115">
      <style:chart-properties chart:display-label="true" chart:logarithmic="false" chart:minimum="0.004" chart:maximum="0.012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767cm" svg:height="12cm" xlink:href=".." xlink:type="simple" chart:class="chart:scatter" chart:style-name="ch1">
        <chart:title svg:x="2.816cm" svg:y="0.375cm" chart:style-name="ch2">
          <text:p>Model Volatilities (using skew parameter interpolation)</text:p>
        </chart:title>
        <chart:legend chart:legend-position="bottom" svg:x="2.951cm" svg:y="11.22cm" style:legend-expansion="wide" chart:style-name="ch3"/>
        <chart:plot-area chart:style-name="ch4" table:cell-range-address="'Displaced SABRModel Interpolation'.Q20:'Displaced SABRModel Interpolation'.T129 'Displaced SABRModel Interpolation'.R19:'Displaced SABRModel Interpolation'.T19" chart:data-source-has-labels="row" svg:x="1.33cm" svg:y="1.404cm" svg:width="15.102cm" svg:height="8.611cm">
          <chartooo:coordinate-region svg:x="1.882cm" svg:y="1.602cm" svg:width="13.958cm" svg:height="7.769cm"/>
          <chart:axis chart:dimension="x" chart:name="primary-x" chart:style-name="ch5">
            <chart:title svg:x="8.016cm" svg:y="10.255cm" chart:style-name="ch6">
              <text:p>Moneyness</text:p>
            </chart:title>
          </chart:axis>
          <chart:axis chart:dimension="y" chart:name="primary-y" chart:style-name="ch7">
            <chart:title svg:x="0.451cm" svg:y="6.347cm" chart:style-name="ch8">
              <text:p>Volatility</text:p>
            </chart:title>
            <chart:grid chart:style-name="ch9" chart:class="major"/>
          </chart:axis>
          <chart:series chart:style-name="ch10" chart:values-cell-range-address="'Displaced SABRModel Interpolation'.R20:'Displaced SABRModel Interpolation'.R129" chart:label-cell-address="'Displaced SABRModel Interpolation'.R19:'Displaced SABRModel Interpolation'.R19" chart:class="chart:scatter">
            <chart:domain table:cell-range-address="'Displaced SABRModel Interpolation'.Q20:'Displaced SABRModel Interpolation'.Q129"/>
            <chart:data-point chart:repeated="110"/>
          </chart:series>
          <chart:series chart:style-name="ch11" chart:values-cell-range-address="'Displaced SABRModel Interpolation'.S20:'Displaced SABRModel Interpolation'.S129" chart:label-cell-address="'Displaced SABRModel Interpolation'.S19:'Displaced SABRModel Interpolation'.S19" chart:class="chart:scatter">
            <chart:data-point chart:repeated="110"/>
          </chart:series>
          <chart:series chart:style-name="ch12" chart:values-cell-range-address="'Displaced SABRModel Interpolation'.T20:'Displaced SABRModel Interpolation'.T129" chart:label-cell-address="'Displaced SABRModel Interpolation'.T19:'Displaced SABRModel Interpolation'.T19" chart:class="chart:scatter">
            <chart:data-point chart:repeated="1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smile T= 20</text:p>
                <draw:g>
                  <svg:desc>'Displaced SABRModel Interpolation'.R19:'Displaced SABRModel Interpolation'.R19</svg:desc>
                </draw:g>
              </table:table-cell>
              <table:table-cell office:value-type="string">
                <text:p>smile T= 10</text:p>
                <draw:g>
                  <svg:desc>'Displaced SABRModel Interpolation'.S19:'Displaced SABRModel Interpolation'.S19</svg:desc>
                </draw:g>
              </table:table-cell>
              <table:table-cell office:value-type="string">
                <text:p>interpolation smile T= 15</text:p>
                <draw:g>
                  <svg:desc>'Displaced SABRModel Interpolation'.T19:'Displaced SABRModel Interpolation'.T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">
                <text:p>-0.03</text:p>
                <draw:g>
                  <svg:desc>'Displaced SABRModel Interpolation'.Q20:'Displaced SABRModel Interpolation'.Q129</svg:desc>
                </draw:g>
              </table:table-cell>
              <table:table-cell office:value-type="float" office:value="NaN">
                <text:p>NaN</text:p>
                <draw:g>
                  <svg:desc>'Displaced SABRModel Interpolation'.R20:'Displaced SABRModel Interpolation'.R129</svg:desc>
                </draw:g>
              </table:table-cell>
              <table:table-cell office:value-type="float" office:value="NaN">
                <text:p>NaN</text:p>
                <draw:g>
                  <svg:desc>'Displaced SABRModel Interpolation'.S20:'Displaced SABRModel Interpolation'.S129</svg:desc>
                </draw:g>
              </table:table-cell>
              <table:table-cell office:value-type="float" office:value="NaN">
                <text:p>NaN</text:p>
                <draw:g>
                  <svg:desc>'Displaced SABRModel Interpolation'.T20:'Displaced SABRModel Interpolation'.T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9">
                <text:p>-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8">
                <text:p>-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7">
                <text:p>-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6">
                <text:p>-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5">
                <text:p>-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4">
                <text:p>-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3">
                <text:p>-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22">
                <text:p>-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1">
                <text:p>-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">
                <text:p>-0.02</text:p>
              </table:table-cell>
              <table:table-cell office:value-type="float" office:value="0.00564277490702149">
                <text:p>0.00564277490702149</text:p>
              </table:table-cell>
              <table:table-cell office:value-type="float" office:value="0.00770131015588753">
                <text:p>0.00770131015588753</text:p>
              </table:table-cell>
              <table:table-cell office:value-type="float" office:value="0.00660427744368534">
                <text:p>0.006604277443685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9">
                <text:p>-0.019</text:p>
              </table:table-cell>
              <table:table-cell office:value-type="float" office:value="0.00566960704579173">
                <text:p>0.00566960704579173</text:p>
              </table:table-cell>
              <table:table-cell office:value-type="float" office:value="0.00766539074775552">
                <text:p>0.00766539074775552</text:p>
              </table:table-cell>
              <table:table-cell office:value-type="float" office:value="0.00660373986259299">
                <text:p>0.00660373986259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8">
                <text:p>-0.018</text:p>
              </table:table-cell>
              <table:table-cell office:value-type="float" office:value="0.00569479057488187">
                <text:p>0.00569479057488187</text:p>
              </table:table-cell>
              <table:table-cell office:value-type="float" office:value="0.00762892016186015">
                <text:p>0.00762892016186015</text:p>
              </table:table-cell>
              <table:table-cell office:value-type="float" office:value="0.00660216288926874">
                <text:p>0.006602162889268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7">
                <text:p>-0.017</text:p>
              </table:table-cell>
              <table:table-cell office:value-type="float" office:value="0.00571854144322865">
                <text:p>0.00571854144322865</text:p>
              </table:table-cell>
              <table:table-cell office:value-type="float" office:value="0.00759203519278628">
                <text:p>0.00759203519278628</text:p>
              </table:table-cell>
              <table:table-cell office:value-type="float" office:value="0.00659969676284032">
                <text:p>0.006599696762840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6">
                <text:p>-0.016</text:p>
              </table:table-cell>
              <table:table-cell office:value-type="float" office:value="0.0057410323019718">
                <text:p>0.0057410323019718</text:p>
              </table:table-cell>
              <table:table-cell office:value-type="float" office:value="0.00755485972590053">
                <text:p>0.00755485972590053</text:p>
              </table:table-cell>
              <table:table-cell office:value-type="float" office:value="0.00659646757304644">
                <text:p>0.006596467573046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5">
                <text:p>-0.015</text:p>
              </table:table-cell>
              <table:table-cell office:value-type="float" office:value="0.00576240409491585">
                <text:p>0.00576240409491585</text:p>
              </table:table-cell>
              <table:table-cell office:value-type="float" office:value="0.00751750775957355">
                <text:p>0.00751750775957355</text:p>
              </table:table-cell>
              <table:table-cell office:value-type="float" office:value="0.00659258278965114">
                <text:p>0.006592582789651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4">
                <text:p>-0.014</text:p>
              </table:table-cell>
              <table:table-cell office:value-type="float" office:value="0.00578277384883044">
                <text:p>0.00578277384883044</text:p>
              </table:table-cell>
              <table:table-cell office:value-type="float" office:value="0.007480085677719">
                <text:p>0.007480085677719</text:p>
              </table:table-cell>
              <table:table-cell office:value-type="float" office:value="0.00658813522679958">
                <text:p>0.00658813522679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3">
                <text:p>-0.013</text:p>
              </table:table-cell>
              <table:table-cell office:value-type="float" office:value="0.00580224010559885">
                <text:p>0.00580224010559885</text:p>
              </table:table-cell>
              <table:table-cell office:value-type="float" office:value="0.00744269398775936">
                <text:p>0.00744269398775936</text:p>
              </table:table-cell>
              <table:table-cell office:value-type="float" office:value="0.0065832059598678">
                <text:p>0.00658320595986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2">
                <text:p>-0.012</text:p>
              </table:table-cell>
              <table:table-cell office:value-type="float" office:value="0.00582088682805016">
                <text:p>0.00582088682805016</text:p>
              </table:table-cell>
              <table:table-cell office:value-type="float" office:value="0.00740542866646873">
                <text:p>0.00740542866646873</text:p>
              </table:table-cell>
              <table:table-cell office:value-type="float" office:value="0.00657786651939881">
                <text:p>0.006577866519398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1">
                <text:p>-0.011</text:p>
              </table:table-cell>
              <table:table-cell office:value-type="float" office:value="0.00583878628143826">
                <text:p>0.00583878628143826</text:p>
              </table:table-cell>
              <table:table-cell office:value-type="float" office:value="0.00736838221015268">
                <text:p>0.00736838221015268</text:p>
              </table:table-cell>
              <table:table-cell office:value-type="float" office:value="0.00657218057277024">
                <text:p>0.006572180572770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999999999999999">
                <text:p>-0.00999999999999999</text:p>
              </table:table-cell>
              <table:table-cell office:value-type="float" office:value="0.00585600120722005">
                <text:p>0.00585600120722005</text:p>
              </table:table-cell>
              <table:table-cell office:value-type="float" office:value="0.00733164445566548">
                <text:p>0.00733164445566548</text:p>
              </table:table-cell>
              <table:table-cell office:value-type="float" office:value="0.00656620523439997">
                <text:p>0.0065662052343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899999999999999">
                <text:p>-0.00899999999999999</text:p>
              </table:table-cell>
              <table:table-cell office:value-type="float" office:value="0.00587258649377381">
                <text:p>0.00587258649377381</text:p>
              </table:table-cell>
              <table:table-cell office:value-type="float" office:value="0.00729530321875584">
                <text:p>0.00729530321875584</text:p>
              </table:table-cell>
              <table:table-cell office:value-type="float" office:value="0.00655999210107996">
                <text:p>0.006559992101079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799999999999999">
                <text:p>-0.00799999999999999</text:p>
              </table:table-cell>
              <table:table-cell office:value-type="float" office:value="0.00588859048211358">
                <text:p>0.00588859048211358</text:p>
              </table:table-cell>
              <table:table-cell office:value-type="float" office:value="0.00725944478258512">
                <text:p>0.00725944478258512</text:p>
              </table:table-cell>
              <table:table-cell office:value-type="float" office:value="0.00655358808023197">
                <text:p>0.00655358808023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699999999999999">
                <text:p>-0.00699999999999999</text:p>
              </table:table-cell>
              <table:table-cell office:value-type="float" office:value="0.00590405600176573">
                <text:p>0.00590405600176573</text:p>
              </table:table-cell>
              <table:table-cell office:value-type="float" office:value="0.00722415425980187">
                <text:p>0.00722415425980187</text:p>
              </table:table-cell>
              <table:table-cell office:value-type="float" office:value="0.00654703605964325">
                <text:p>0.006547036059643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599999999999999">
                <text:p>-0.00599999999999999</text:p>
              </table:table-cell>
              <table:table-cell office:value-type="float" office:value="0.00591902120208165">
                <text:p>0.00591902120208165</text:p>
              </table:table-cell>
              <table:table-cell office:value-type="float" office:value="0.00718951584493447">
                <text:p>0.00718951584493447</text:p>
              </table:table-cell>
              <table:table-cell office:value-type="float" office:value="0.00654037545410413">
                <text:p>0.00654037545410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499999999999999">
                <text:p>-0.00499999999999999</text:p>
              </table:table-cell>
              <table:table-cell office:value-type="float" office:value="0.00593352022764372">
                <text:p>0.00593352022764372</text:p>
              </table:table-cell>
              <table:table-cell office:value-type="float" office:value="0.00715561296922491">
                <text:p>0.00715561296922491</text:p>
              </table:table-cell>
              <table:table-cell office:value-type="float" office:value="0.00653364265521399">
                <text:p>0.006533642655213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399999999999999">
                <text:p>-0.00399999999999999</text:p>
              </table:table-cell>
              <table:table-cell office:value-type="float" office:value="0.0059475837733443">
                <text:p>0.0059475837733443</text:p>
              </table:table-cell>
              <table:table-cell office:value-type="float" office:value="0.00712252836682362">
                <text:p>0.00712252836682362</text:p>
              </table:table-cell>
              <table:table-cell office:value-type="float" office:value="0.00652687140412512">
                <text:p>0.006526871404125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299999999999999">
                <text:p>-0.00299999999999999</text:p>
              </table:table-cell>
              <table:table-cell office:value-type="float" office:value="0.00596123954293113">
                <text:p>0.00596123954293113</text:p>
              </table:table-cell>
              <table:table-cell office:value-type="float" office:value="0.00709034405913771">
                <text:p>0.00709034405913771</text:p>
              </table:table-cell>
              <table:table-cell office:value-type="float" office:value="0.00652009310230931">
                <text:p>0.006520093102309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199999999999999">
                <text:p>-0.00199999999999999</text:p>
              </table:table-cell>
              <table:table-cell office:value-type="float" office:value="0.00597451263204801">
                <text:p>0.00597451263204801</text:p>
              </table:table-cell>
              <table:table-cell office:value-type="float" office:value="0.00705914126283527">
                <text:p>0.00705914126283527</text:p>
              </table:table-cell>
              <table:table-cell office:value-type="float" office:value="0.00651333707200086">
                <text:p>0.00651333707200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999999999999987">
                <text:p>-0.000999999999999987</text:p>
              </table:table-cell>
              <table:table-cell office:value-type="float" office:value="0.00598742585161303">
                <text:p>0.00598742585161303</text:p>
              </table:table-cell>
              <table:table-cell office:value-type="float" office:value="0.00702900022639163">
                <text:p>0.00702900022639163</text:p>
              </table:table-cell>
              <table:table-cell office:value-type="float" office:value="0.00650663077542385">
                <text:p>0.00650663077542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0000000000001">
                <text:p>0.00100000000000001</text:p>
              </table:table-cell>
              <table:table-cell office:value-type="float" office:value="0.00601225409684262">
                <text:p>0.00601225409684262</text:p>
              </table:table-cell>
              <table:table-cell office:value-type="float" office:value="0.00697221814406418">
                <text:p>0.00697221814406418</text:p>
              </table:table-cell>
              <table:table-cell office:value-type="float" office:value="0.00649346901527986">
                <text:p>0.006493469015279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00000000000001">
                <text:p>0.00200000000000001</text:p>
              </table:table-cell>
              <table:table-cell office:value-type="float" office:value="0.0060242055797849">
                <text:p>0.0060242055797849</text:p>
              </table:table-cell>
              <table:table-cell office:value-type="float" office:value="0.00694573038225988">
                <text:p>0.00694573038225988</text:p>
              </table:table-cell>
              <table:table-cell office:value-type="float" office:value="0.00648706070622354">
                <text:p>0.006487060706223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00000000000002">
                <text:p>0.00300000000000002</text:p>
              </table:table-cell>
              <table:table-cell office:value-type="float" office:value="0.00603587048191039">
                <text:p>0.00603587048191039</text:p>
              </table:table-cell>
              <table:table-cell office:value-type="float" office:value="0.00692061020620758">
                <text:p>0.00692061020620758</text:p>
              </table:table-cell>
              <table:table-cell office:value-type="float" office:value="0.0064807966865945">
                <text:p>0.00648079668659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00000000000002">
                <text:p>0.00400000000000002</text:p>
              </table:table-cell>
              <table:table-cell office:value-type="float" office:value="0.00604726357374342">
                <text:p>0.00604726357374342</text:p>
              </table:table-cell>
              <table:table-cell office:value-type="float" office:value="0.00689692844005394">
                <text:p>0.00689692844005394</text:p>
              </table:table-cell>
              <table:table-cell office:value-type="float" office:value="0.00647469739555124">
                <text:p>0.00647469739555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500000000000002">
                <text:p>0.00500000000000002</text:p>
              </table:table-cell>
              <table:table-cell office:value-type="float" office:value="0.00605839849823245">
                <text:p>0.00605839849823245</text:p>
              </table:table-cell>
              <table:table-cell office:value-type="float" office:value="0.00687475277460697">
                <text:p>0.00687475277460697</text:p>
              </table:table-cell>
              <table:table-cell office:value-type="float" office:value="0.00646878217998967">
                <text:p>0.006468782179989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600000000000002">
                <text:p>0.00600000000000002</text:p>
              </table:table-cell>
              <table:table-cell office:value-type="float" office:value="0.00606928788030591">
                <text:p>0.00606928788030591</text:p>
              </table:table-cell>
              <table:table-cell office:value-type="float" office:value="0.00685414728200378">
                <text:p>0.00685414728200378</text:p>
              </table:table-cell>
              <table:table-cell office:value-type="float" office:value="0.00646306936476549">
                <text:p>0.006463069364765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700000000000002">
                <text:p>0.00700000000000002</text:p>
              </table:table-cell>
              <table:table-cell office:value-type="float" office:value="0.00607994342769252">
                <text:p>0.00607994342769252</text:p>
              </table:table-cell>
              <table:table-cell office:value-type="float" office:value="0.00683517192308824">
                <text:p>0.00683517192308824</text:p>
              </table:table-cell>
              <table:table-cell office:value-type="float" office:value="0.00645757631258521">
                <text:p>0.006457576312585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800000000000002">
                <text:p>0.00800000000000002</text:p>
              </table:table-cell>
              <table:table-cell office:value-type="float" office:value="0.00609037601793838">
                <text:p>0.00609037601793838</text:p>
              </table:table-cell>
              <table:table-cell office:value-type="float" office:value="0.00681788206061981">
                <text:p>0.00681788206061981</text:p>
              </table:table-cell>
              <table:table-cell office:value-type="float" office:value="0.00645231947508143">
                <text:p>0.006452319475081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900000000000002">
                <text:p>0.00900000000000002</text:p>
              </table:table-cell>
              <table:table-cell office:value-type="float" office:value="0.00610059577472858">
                <text:p>0.00610059577472858</text:p>
              </table:table-cell>
              <table:table-cell office:value-type="float" office:value="0.00680232799201115">
                <text:p>0.00680232799201115</text:p>
              </table:table-cell>
              <table:table-cell office:value-type="float" office:value="0.00644731443636599">
                <text:p>0.006447314436365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">
                <text:p>0.01</text:p>
              </table:table-cell>
              <table:table-cell office:value-type="float" office:value="0.00611061213720662">
                <text:p>0.00611061213720662</text:p>
              </table:table-cell>
              <table:table-cell office:value-type="float" office:value="0.00678855451540304">
                <text:p>0.00678855451540304</text:p>
              </table:table-cell>
              <table:table-cell office:value-type="float" office:value="0.00644257595017171">
                <text:p>0.006442575950171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1">
                <text:p>0.011</text:p>
              </table:table-cell>
              <table:table-cell office:value-type="float" office:value="0.00612043391962685">
                <text:p>0.00612043391962685</text:p>
              </table:table-cell>
              <table:table-cell office:value-type="float" office:value="0.00677660054245753">
                <text:p>0.00677660054245753</text:p>
              </table:table-cell>
              <table:table-cell office:value-type="float" office:value="0.00643811797154384">
                <text:p>0.006438117971543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2">
                <text:p>0.012</text:p>
              </table:table-cell>
              <table:table-cell office:value-type="float" office:value="0.00613006936621815">
                <text:p>0.00613006936621815</text:p>
              </table:table-cell>
              <table:table-cell office:value-type="float" office:value="0.00676649877024961">
                <text:p>0.00676649877024961</text:p>
              </table:table-cell>
              <table:table-cell office:value-type="float" office:value="0.00643395368391791">
                <text:p>0.00643395368391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3">
                <text:p>0.013</text:p>
              </table:table-cell>
              <table:table-cell office:value-type="float" office:value="0.00613952619879595">
                <text:p>0.00613952619879595</text:p>
              </table:table-cell>
              <table:table-cell office:value-type="float" office:value="0.00675827542306657">
                <text:p>0.00675827542306657</text:p>
              </table:table-cell>
              <table:table-cell office:value-type="float" office:value="0.00643009552231545">
                <text:p>0.00643009552231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4">
                <text:p>0.014</text:p>
              </table:table-cell>
              <table:table-cell office:value-type="float" office:value="0.00614881166060531">
                <text:p>0.00614881166060531</text:p>
              </table:table-cell>
              <table:table-cell office:value-type="float" office:value="0.0067519500728327">
                <text:p>0.0067519500728327</text:p>
              </table:table-cell>
              <table:table-cell office:value-type="float" office:value="0.0064265551933008">
                <text:p>0.00642655519330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5">
                <text:p>0.015</text:p>
              </table:table-cell>
              <table:table-cell office:value-type="float" office:value="0.00615793255497531">
                <text:p>0.00615793255497531</text:p>
              </table:table-cell>
              <table:table-cell office:value-type="float" office:value="0.00674753554435716">
                <text:p>0.00674753554435716</text:p>
              </table:table-cell>
              <table:table-cell office:value-type="float" office:value="0.00642334369226687">
                <text:p>0.006423343692266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6">
                <text:p>0.016</text:p>
              </table:table-cell>
              <table:table-cell office:value-type="float" office:value="0.00616689528023476">
                <text:p>0.00616689528023476</text:p>
              </table:table-cell>
              <table:table-cell office:value-type="float" office:value="0.0067450379087828">
                <text:p>0.0067450379087828</text:p>
              </table:table-cell>
              <table:table-cell office:value-type="float" office:value="0.00642047131855184">
                <text:p>0.006420471318551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7">
                <text:p>0.017</text:p>
              </table:table-cell>
              <table:table-cell office:value-type="float" office:value="0.00617570586141256">
                <text:p>0.00617570586141256</text:p>
              </table:table-cell>
              <table:table-cell office:value-type="float" office:value="0.00674445656564843">
                <text:p>0.00674445656564843</text:p>
              </table:table-cell>
              <table:table-cell office:value-type="float" office:value="0.00641794768883206">
                <text:p>0.006417947688832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8">
                <text:p>0.018</text:p>
              </table:table-cell>
              <table:table-cell office:value-type="float" office:value="0.00618436997884564">
                <text:p>0.00618436997884564</text:p>
              </table:table-cell>
              <table:table-cell office:value-type="float" office:value="0.00674578441103385">
                <text:p>0.00674578441103385</text:p>
              </table:table-cell>
              <table:table-cell office:value-type="float" office:value="0.0064157817491857">
                <text:p>0.0064157817491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9">
                <text:p>0.019</text:p>
              </table:table-cell>
              <table:table-cell office:value-type="float" office:value="0.00619289299387105">
                <text:p>0.00619289299387105</text:p>
              </table:table-cell>
              <table:table-cell office:value-type="float" office:value="0.00674900808649974">
                <text:p>0.00674900808649974</text:p>
              </table:table-cell>
              <table:table-cell office:value-type="float" office:value="0.00641398178617667">
                <text:p>0.00641398178617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">
                <text:p>0.02</text:p>
              </table:table-cell>
              <table:table-cell office:value-type="float" office:value="0.00620127997260348">
                <text:p>0.00620127997260348</text:p>
              </table:table-cell>
              <table:table-cell office:value-type="float" office:value="0.00675410830111099">
                <text:p>0.00675410830111099</text:p>
              </table:table-cell>
              <table:table-cell office:value-type="float" office:value="0.00641255543726736">
                <text:p>0.006412555437267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1">
                <text:p>0.021</text:p>
              </table:table-cell>
              <table:table-cell office:value-type="float" office:value="0.00620953570701601">
                <text:p>0.00620953570701601</text:p>
              </table:table-cell>
              <table:table-cell office:value-type="float" office:value="0.00676106021685965">
                <text:p>0.00676106021685965</text:p>
              </table:table-cell>
              <table:table-cell office:value-type="float" office:value="0.00641150970083187">
                <text:p>0.006411509700831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2">
                <text:p>0.022</text:p>
              </table:table-cell>
              <table:table-cell office:value-type="float" office:value="0.00621766473449375">
                <text:p>0.00621766473449375</text:p>
              </table:table-cell>
              <table:table-cell office:value-type="float" office:value="0.00676983388636269">
                <text:p>0.00676983388636269</text:p>
              </table:table-cell>
              <table:table-cell office:value-type="float" office:value="0.0064108509460062">
                <text:p>0.00641085094600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3">
                <text:p>0.023</text:p>
              </table:table-cell>
              <table:table-cell office:value-type="float" office:value="0.00622567135579205">
                <text:p>0.00622567135579205</text:p>
              </table:table-cell>
              <table:table-cell office:value-type="float" office:value="0.0067803947308364">
                <text:p>0.0067803947308364</text:p>
              </table:table-cell>
              <table:table-cell office:value-type="float" office:value="0.00641058492258112">
                <text:p>0.006410584922581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4">
                <text:p>0.024</text:p>
              </table:table-cell>
              <table:table-cell office:value-type="float" office:value="0.00623355965100756">
                <text:p>0.00623355965100756</text:p>
              </table:table-cell>
              <table:table-cell office:value-type="float" office:value="0.00679270404604226">
                <text:p>0.00679270404604226</text:p>
              </table:table-cell>
              <table:table-cell office:value-type="float" office:value="0.00641071677111242">
                <text:p>0.006410716771112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5">
                <text:p>0.025</text:p>
              </table:table-cell>
              <table:table-cell office:value-type="float" office:value="0.00624133349464053">
                <text:p>0.00624133349464053</text:p>
              </table:table-cell>
              <table:table-cell office:value-type="float" office:value="0.00680671952411475">
                <text:p>0.00680671952411475</text:p>
              </table:table-cell>
              <table:table-cell office:value-type="float" office:value="0.00641125103339632">
                <text:p>0.006411251033396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6">
                <text:p>0.026</text:p>
              </table:table-cell>
              <table:table-cell office:value-type="float" office:value="0.00624899656922106">
                <text:p>0.00624899656922106</text:p>
              </table:table-cell>
              <table:table-cell office:value-type="float" office:value="0.00682239577985241">
                <text:p>0.00682239577985241</text:p>
              </table:table-cell>
              <table:table-cell office:value-type="float" office:value="0.00641219166343087">
                <text:p>0.006412191663430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7">
                <text:p>0.027</text:p>
              </table:table-cell>
              <table:table-cell office:value-type="float" office:value="0.00625655237765142">
                <text:p>0.00625655237765142</text:p>
              </table:table-cell>
              <table:table-cell office:value-type="float" office:value="0.00683968487108881">
                <text:p>0.00683968487108881</text:p>
              </table:table-cell>
              <table:table-cell office:value-type="float" office:value="0.00641354203896009">
                <text:p>0.00641354203896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8">
                <text:p>0.028</text:p>
              </table:table-cell>
              <table:table-cell office:value-type="float" office:value="0.00626400425502913">
                <text:p>0.00626400425502913</text:p>
              </table:table-cell>
              <table:table-cell office:value-type="float" office:value="0.00685853680406011">
                <text:p>0.00685853680406011</text:p>
              </table:table-cell>
              <table:table-cell office:value-type="float" office:value="0.00641530497367391">
                <text:p>0.006415304973673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9">
                <text:p>0.029</text:p>
              </table:table-cell>
              <table:table-cell office:value-type="float" office:value="0.00627135537907986">
                <text:p>0.00627135537907986</text:p>
              </table:table-cell>
              <table:table-cell office:value-type="float" office:value="0.00687890001615068">
                <text:p>0.00687890001615068</text:p>
              </table:table-cell>
              <table:table-cell office:value-type="float" office:value="0.00641748273011608">
                <text:p>0.006417482730116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">
                <text:p>0.03</text:p>
              </table:table-cell>
              <table:table-cell office:value-type="float" office:value="0.00627860877996701">
                <text:p>0.00627860877996701</text:p>
              </table:table-cell>
              <table:table-cell office:value-type="float" office:value="0.0069007218299334">
                <text:p>0.0069007218299334</text:p>
              </table:table-cell>
              <table:table-cell office:value-type="float" office:value="0.00642007703333163">
                <text:p>0.006420077033331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">
                <text:p>0.031</text:p>
              </table:table-cell>
              <table:table-cell office:value-type="float" office:value="0.00628576734933285">
                <text:p>0.00628576734933285</text:p>
              </table:table-cell>
              <table:table-cell office:value-type="float" office:value="0.00692394887394487">
                <text:p>0.00692394887394487</text:p>
              </table:table-cell>
              <table:table-cell office:value-type="float" office:value="0.00642308908526726">
                <text:p>0.006423089085267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2">
                <text:p>0.032</text:p>
              </table:table-cell>
              <table:table-cell office:value-type="float" office:value="0.00629283384869408">
                <text:p>0.00629283384869408</text:p>
              </table:table-cell>
              <table:table-cell office:value-type="float" office:value="0.00694852746708232">
                <text:p>0.00694852746708232</text:p>
              </table:table-cell>
              <table:table-cell office:value-type="float" office:value="0.00642651957992109">
                <text:p>0.00642651957992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3">
                <text:p>0.033</text:p>
              </table:table-cell>
              <table:table-cell office:value-type="float" office:value="0.00629981091727236">
                <text:p>0.00629981091727236</text:p>
              </table:table-cell>
              <table:table-cell office:value-type="float" office:value="0.00697440396482781">
                <text:p>0.00697440396482781</text:p>
              </table:table-cell>
              <table:table-cell office:value-type="float" office:value="0.00643036871922298">
                <text:p>0.006430368719222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4">
                <text:p>0.034</text:p>
              </table:table-cell>
              <table:table-cell office:value-type="float" office:value="0.00630670107887887">
                <text:p>0.00630670107887887</text:p>
              </table:table-cell>
              <table:table-cell office:value-type="float" office:value="0.007001525066665">
                <text:p>0.007001525066665</text:p>
              </table:table-cell>
              <table:table-cell office:value-type="float" office:value="0.00643463622961285">
                <text:p>0.006434636229612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5">
                <text:p>0.035</text:p>
              </table:table-cell>
              <table:table-cell office:value-type="float" office:value="0.00631350674880853">
                <text:p>0.00631350674880853</text:p>
              </table:table-cell>
              <table:table-cell office:value-type="float" office:value="0.00702983808503535">
                <text:p>0.00702983808503535</text:p>
              </table:table-cell>
              <table:table-cell office:value-type="float" office:value="0.00643932137927267">
                <text:p>0.006439321379272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6">
                <text:p>0.036</text:p>
              </table:table-cell>
              <table:table-cell office:value-type="float" office:value="0.00632023024001746">
                <text:p>0.00632023024001746</text:p>
              </table:table-cell>
              <table:table-cell office:value-type="float" office:value="0.00705929117698004">
                <text:p>0.00705929117698004</text:p>
              </table:table-cell>
              <table:table-cell office:value-type="float" office:value="0.00644442299595722">
                <text:p>0.006444422995957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">
                <text:p>0.037</text:p>
              </table:table-cell>
              <table:table-cell office:value-type="float" office:value="0.00632687376881084">
                <text:p>0.00632687376881084</text:p>
              </table:table-cell>
              <table:table-cell office:value-type="float" office:value="0.00708983354023553">
                <text:p>0.00708983354023553</text:p>
              </table:table-cell>
              <table:table-cell office:value-type="float" office:value="0.00644993948536038">
                <text:p>0.006449939485360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8">
                <text:p>0.038</text:p>
              </table:table-cell>
              <table:table-cell office:value-type="float" office:value="0.00633343946009387">
                <text:p>0.00633343946009387</text:p>
              </table:table-cell>
              <table:table-cell office:value-type="float" office:value="0.00712141557600776">
                <text:p>0.00712141557600776</text:p>
              </table:table-cell>
              <table:table-cell office:value-type="float" office:value="0.00645586884994641">
                <text:p>0.006455868849946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">
                <text:p>0.039</text:p>
              </table:table-cell>
              <table:table-cell office:value-type="float" office:value="0.00633992935253779">
                <text:p>0.00633992935253779</text:p>
              </table:table-cell>
              <table:table-cell office:value-type="float" office:value="0.00715398902095932">
                <text:p>0.00715398902095932</text:p>
              </table:table-cell>
              <table:table-cell office:value-type="float" office:value="0.0064622087081703">
                <text:p>0.00646220870817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">
                <text:p>0.04</text:p>
              </table:table-cell>
              <table:table-cell office:value-type="float" office:value="0.00634634540316247">
                <text:p>0.00634634540316247</text:p>
              </table:table-cell>
              <table:table-cell office:value-type="float" office:value="0.0071875070511257">
                <text:p>0.0071875070511257</text:p>
              </table:table-cell>
              <table:table-cell office:value-type="float" office:value="0.00646895631400747">
                <text:p>0.006468956314007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1">
                <text:p>0.041</text:p>
              </table:table-cell>
              <table:table-cell office:value-type="float" office:value="0.00635268949160647">
                <text:p>0.00635268949160647</text:p>
              </table:table-cell>
              <table:table-cell office:value-type="float" office:value="0.00722192436055215">
                <text:p>0.00722192436055215</text:p>
              </table:table-cell>
              <table:table-cell office:value-type="float" office:value="0.0064761085767104">
                <text:p>0.0064761085767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2">
                <text:p>0.042</text:p>
              </table:table-cell>
              <table:table-cell office:value-type="float" office:value="0.00635896342427516">
                <text:p>0.00635896342427516</text:p>
              </table:table-cell>
              <table:table-cell office:value-type="float" office:value="0.00725719721743195">
                <text:p>0.00725719721743195</text:p>
              </table:table-cell>
              <table:table-cell office:value-type="float" office:value="0.0064836620807088">
                <text:p>0.0064836620807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3">
                <text:p>0.043</text:p>
              </table:table-cell>
              <table:table-cell office:value-type="float" office:value="0.00636516893807359">
                <text:p>0.00636516893807359</text:p>
              </table:table-cell>
              <table:table-cell office:value-type="float" office:value="0.00729328350044946">
                <text:p>0.00729328350044946</text:p>
              </table:table-cell>
              <table:table-cell office:value-type="float" office:value="0.00649161310556986">
                <text:p>0.006491613105569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40000000000001">
                <text:p>0.0440000000000001</text:p>
              </table:table-cell>
              <table:table-cell office:value-type="float" office:value="0.00637130770402333">
                <text:p>0.00637130770402333</text:p>
              </table:table-cell>
              <table:table-cell office:value-type="float" office:value="0.00733014271790389">
                <text:p>0.00733014271790389</text:p>
              </table:table-cell>
              <table:table-cell office:value-type="float" office:value="0.00649995764593668">
                <text:p>0.006499957645936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5">
                <text:p>0.045</text:p>
              </table:table-cell>
              <table:table-cell office:value-type="float" office:value="0.00637738133048144">
                <text:p>0.00637738133048144</text:p>
              </table:table-cell>
              <table:table-cell office:value-type="float" office:value="0.00736773601202813">
                <text:p>0.00736773601202813</text:p>
              </table:table-cell>
              <table:table-cell office:value-type="float" office:value="0.00650869143136473">
                <text:p>0.006508691431364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60000000000001">
                <text:p>0.0460000000000001</text:p>
              </table:table-cell>
              <table:table-cell office:value-type="float" office:value="0.00638339136638358">
                <text:p>0.00638339136638358</text:p>
              </table:table-cell>
              <table:table-cell office:value-type="float" office:value="0.00740602615073278">
                <text:p>0.00740602615073278</text:p>
              </table:table-cell>
              <table:table-cell office:value-type="float" office:value="0.00651780994597991">
                <text:p>0.00651780994597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7">
                <text:p>0.047</text:p>
              </table:table-cell>
              <table:table-cell office:value-type="float" office:value="0.00638933930405634">
                <text:p>0.00638933930405634</text:p>
              </table:table-cell>
              <table:table-cell office:value-type="float" office:value="0.00744497750880988">
                <text:p>0.00744497750880988</text:p>
              </table:table-cell>
              <table:table-cell office:value-type="float" office:value="0.00652730844788519">
                <text:p>0.006527308447885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80000000000001">
                <text:p>0.0480000000000001</text:p>
              </table:table-cell>
              <table:table-cell office:value-type="float" office:value="0.00639522658208504">
                <text:p>0.00639522658208504</text:p>
              </table:table-cell>
              <table:table-cell office:value-type="float" office:value="0.00748455604043075">
                <text:p>0.00748455604043075</text:p>
              </table:table-cell>
              <table:table-cell office:value-type="float" office:value="0.00653718198824782">
                <text:p>0.006537181988247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90000000000001">
                <text:p>0.0490000000000001</text:p>
              </table:table-cell>
              <table:table-cell office:value-type="float" office:value="0.00640105458778469">
                <text:p>0.00640105458778469</text:p>
              </table:table-cell>
              <table:table-cell office:value-type="float" office:value="0.00752472924457625">
                <text:p>0.00752472924457625</text:p>
              </table:table-cell>
              <table:table-cell office:value-type="float" office:value="0.00654742543000363">
                <text:p>0.006547425430003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0.00640682465964704">
                <text:p>0.00640682465964704</text:p>
              </table:table-cell>
              <table:table-cell office:value-type="float" office:value="0.00756546612484689">
                <text:p>0.00756546612484689</text:p>
              </table:table-cell>
              <table:table-cell office:value-type="float" office:value="0.00655803346612094">
                <text:p>0.006558033466120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10000000000001">
                <text:p>0.0510000000000001</text:p>
              </table:table-cell>
              <table:table-cell office:value-type="float" office:value="0.00641253808972309">
                <text:p>0.00641253808972309</text:p>
              </table:table-cell>
              <table:table-cell office:value-type="float" office:value="0.00760673714492163">
                <text:p>0.00760673714492163</text:p>
              </table:table-cell>
              <table:table-cell office:value-type="float" office:value="0.00656900063737192">
                <text:p>0.00656900063737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20000000000001">
                <text:p>0.0520000000000001</text:p>
              </table:table-cell>
              <table:table-cell office:value-type="float" office:value="0.0064181961256951">
                <text:p>0.0064181961256951</text:p>
              </table:table-cell>
              <table:table-cell office:value-type="float" office:value="0.00764851418076666">
                <text:p>0.00764851418076666</text:p>
              </table:table-cell>
              <table:table-cell office:value-type="float" office:value="0.00658032134956536">
                <text:p>0.00658032134956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30000000000001">
                <text:p>0.0530000000000001</text:p>
              </table:table-cell>
              <table:table-cell office:value-type="float" office:value="0.00642379997291959">
                <text:p>0.00642379997291959</text:p>
              </table:table-cell>
              <table:table-cell office:value-type="float" office:value="0.00769077047054232">
                <text:p>0.00769077047054232</text:p>
              </table:table-cell>
              <table:table-cell office:value-type="float" office:value="0.00659198989020057">
                <text:p>0.006591989890200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40000000000001">
                <text:p>0.0540000000000001</text:p>
              </table:table-cell>
              <table:table-cell office:value-type="float" office:value="0.00642935079630971">
                <text:p>0.00642935079630971</text:p>
              </table:table-cell>
              <table:table-cell office:value-type="float" office:value="0.00773348056301742">
                <text:p>0.00773348056301742</text:p>
              </table:table-cell>
              <table:table-cell office:value-type="float" office:value="0.0066040004445085">
                <text:p>0.00660400044450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50000000000001">
                <text:p>0.0550000000000001</text:p>
              </table:table-cell>
              <table:table-cell office:value-type="float" office:value="0.00643484972225315">
                <text:p>0.00643484972225315</text:p>
              </table:table-cell>
              <table:table-cell office:value-type="float" office:value="0.00777662026517451">
                <text:p>0.00777662026517451</text:p>
              </table:table-cell>
              <table:table-cell office:value-type="float" office:value="0.00661634711085137">
                <text:p>0.00661634711085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60000000000001">
                <text:p>0.0560000000000001</text:p>
              </table:table-cell>
              <table:table-cell office:value-type="float" office:value="0.00644029784018312">
                <text:p>0.00644029784018312</text:p>
              </table:table-cell>
              <table:table-cell office:value-type="float" office:value="0.00782016658957917">
                <text:p>0.00782016658957917</text:p>
              </table:table-cell>
              <table:table-cell office:value-type="float" office:value="0.00662902391545851">
                <text:p>0.006629023915458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70000000000001">
                <text:p>0.0570000000000001</text:p>
              </table:table-cell>
              <table:table-cell office:value-type="float" office:value="0.00644569620430503">
                <text:p>0.00644569620430503</text:p>
              </table:table-cell>
              <table:table-cell office:value-type="float" office:value="0.00786409770198724">
                <text:p>0.00786409770198724</text:p>
              </table:table-cell>
              <table:table-cell office:value-type="float" office:value="0.00664202482648102">
                <text:p>0.006642024826481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80000000000001">
                <text:p>0.0580000000000001</text:p>
              </table:table-cell>
              <table:table-cell office:value-type="float" office:value="0.00645104583505548">
                <text:p>0.00645104583505548</text:p>
              </table:table-cell>
              <table:table-cell office:value-type="float" office:value="0.00790839286957822">
                <text:p>0.00790839286957822</text:p>
              </table:table-cell>
              <table:table-cell office:value-type="float" office:value="0.00665534376735342">
                <text:p>0.006655343767353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90000000000001">
                <text:p>0.0590000000000001</text:p>
              </table:table-cell>
              <table:table-cell office:value-type="float" office:value="0.00645634772056707">
                <text:p>0.00645634772056707</text:p>
              </table:table-cell>
              <table:table-cell office:value-type="float" office:value="0.00795303241012782">
                <text:p>0.00795303241012782</text:p>
              </table:table-cell>
              <table:table-cell office:value-type="float" office:value="0.00666897462945515">
                <text:p>0.006668974629455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00646160281803103">
                <text:p>0.00646160281803103</text:p>
              </table:table-cell>
              <table:table-cell office:value-type="float" office:value="0.00799799764236783">
                <text:p>0.00799799764236783</text:p>
              </table:table-cell>
              <table:table-cell office:value-type="float" office:value="0.00668291128406946">
                <text:p>0.006682911284069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10000000000001">
                <text:p>0.0610000000000001</text:p>
              </table:table-cell>
              <table:table-cell office:value-type="float" office:value="0.00646681205501488">
                <text:p>0.00646681205501488</text:p>
              </table:table-cell>
              <table:table-cell office:value-type="float" office:value="0.00804327083772572">
                <text:p>0.00804327083772572</text:p>
              </table:table-cell>
              <table:table-cell office:value-type="float" office:value="0.00669714759364141">
                <text:p>0.006697147593641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20000000000001">
                <text:p>0.0620000000000001</text:p>
              </table:table-cell>
              <table:table-cell office:value-type="float" office:value="0.0064719763306579">
                <text:p>0.0064719763306579</text:p>
              </table:table-cell>
              <table:table-cell office:value-type="float" office:value="0.00808883517358902">
                <text:p>0.00808883517358902</text:p>
              </table:table-cell>
              <table:table-cell office:value-type="float" office:value="0.00671167742234041">
                <text:p>0.006711677422340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30000000000001">
                <text:p>0.0630000000000001</text:p>
              </table:table-cell>
              <table:table-cell office:value-type="float" office:value="0.00647709651686856">
                <text:p>0.00647709651686856</text:p>
              </table:table-cell>
              <table:table-cell office:value-type="float" office:value="0.00813467468819898">
                <text:p>0.00813467468819898</text:p>
              </table:table-cell>
              <table:table-cell office:value-type="float" office:value="0.00672649464593643">
                <text:p>0.00672649464593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40000000000001">
                <text:p>0.0640000000000001</text:p>
              </table:table-cell>
              <table:table-cell office:value-type="float" office:value="0.0064821734594149">
                <text:p>0.0064821734594149</text:p>
              </table:table-cell>
              <table:table-cell office:value-type="float" office:value="0.00818077423724472">
                <text:p>0.00818077423724472</text:p>
              </table:table-cell>
              <table:table-cell office:value-type="float" office:value="0.00674159316100182">
                <text:p>0.006741593161001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650000000000001">
                <text:p>0.0650000000000001</text:p>
              </table:table-cell>
              <table:table-cell office:value-type="float" office:value="0.00648720797894057">
                <text:p>0.00648720797894057</text:p>
              </table:table-cell>
              <table:table-cell office:value-type="float" office:value="0.00822711945219994">
                <text:p>0.00822711945219994</text:p>
              </table:table-cell>
              <table:table-cell office:value-type="float" office:value="0.00675696689345362">
                <text:p>0.006756966893453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60000000000001">
                <text:p>0.0660000000000001</text:p>
              </table:table-cell>
              <table:table-cell office:value-type="float" office:value="0.00649220087203512">
                <text:p>0.00649220087203512</text:p>
              </table:table-cell>
              <table:table-cell office:value-type="float" office:value="0.00827369670042188">
                <text:p>0.00827369670042188</text:p>
              </table:table-cell>
              <table:table-cell office:value-type="float" office:value="0.00677260980645343">
                <text:p>0.00677260980645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70000000000001">
                <text:p>0.0670000000000001</text:p>
              </table:table-cell>
              <table:table-cell office:value-type="float" office:value="0.0064971529121366">
                <text:p>0.0064971529121366</text:p>
              </table:table-cell>
              <table:table-cell office:value-type="float" office:value="0.00832049304701207">
                <text:p>0.00832049304701207</text:p>
              </table:table-cell>
              <table:table-cell office:value-type="float" office:value="0.00678851590768394">
                <text:p>0.006788515907683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80000000000001">
                <text:p>0.0680000000000001</text:p>
              </table:table-cell>
              <table:table-cell office:value-type="float" office:value="0.00650206485044877">
                <text:p>0.00650206485044877</text:p>
              </table:table-cell>
              <table:table-cell office:value-type="float" office:value="0.00836749621842358">
                <text:p>0.00836749621842358</text:p>
              </table:table-cell>
              <table:table-cell office:value-type="float" office:value="0.00680467925602301">
                <text:p>0.006804679256023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90000000000001">
                <text:p>0.0690000000000001</text:p>
              </table:table-cell>
              <table:table-cell office:value-type="float" office:value="0.00650693741675599">
                <text:p>0.00650693741675599</text:p>
              </table:table-cell>
              <table:table-cell office:value-type="float" office:value="0.00841469456778652">
                <text:p>0.00841469456778652</text:p>
              </table:table-cell>
              <table:table-cell office:value-type="float" office:value="0.00682109396763738">
                <text:p>0.006821093967637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700000000000001">
                <text:p>0.0700000000000001</text:p>
              </table:table-cell>
              <table:table-cell office:value-type="float" office:value="0.00651177132028023">
                <text:p>0.00651177132028023</text:p>
              </table:table-cell>
              <table:table-cell office:value-type="float" office:value="0.00846207704191387">
                <text:p>0.00846207704191387</text:p>
              </table:table-cell>
              <table:table-cell office:value-type="float" office:value="0.00683775422151922">
                <text:p>0.006837754221519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10000000000001">
                <text:p>0.0710000000000001</text:p>
              </table:table-cell>
              <table:table-cell office:value-type="float" office:value="0.00651656725051729">
                <text:p>0.00651656725051729</text:p>
              </table:table-cell>
              <table:table-cell office:value-type="float" office:value="0.00850963314994226">
                <text:p>0.00850963314994226</text:p>
              </table:table-cell>
              <table:table-cell office:value-type="float" office:value="0.00685465426448967">
                <text:p>0.006854654264489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720000000000001">
                <text:p>0.0720000000000001</text:p>
              </table:table-cell>
              <table:table-cell office:value-type="float" office:value="0.00652132587783725">
                <text:p>0.00652132587783725</text:p>
              </table:table-cell>
              <table:table-cell office:value-type="float" office:value="0.00855735293355633">
                <text:p>0.00855735293355633</text:p>
              </table:table-cell>
              <table:table-cell office:value-type="float" office:value="0.00687178841569378">
                <text:p>0.006871788415693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30000000000001">
                <text:p>0.0730000000000001</text:p>
              </table:table-cell>
              <table:table-cell office:value-type="float" office:value="0.00652604785431816">
                <text:p>0.00652604785431816</text:p>
              </table:table-cell>
              <table:table-cell office:value-type="float" office:value="0.00860522693874131">
                <text:p>0.00860522693874131</text:p>
              </table:table-cell>
              <table:table-cell office:value-type="float" office:value="0.00688915107061183">
                <text:p>0.006889151070611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40000000000001">
                <text:p>0.0740000000000001</text:p>
              </table:table-cell>
              <table:table-cell office:value-type="float" office:value="0.00653073381433161">
                <text:p>0.00653073381433161</text:p>
              </table:table-cell>
              <table:table-cell office:value-type="float" office:value="0.00865324618900574">
                <text:p>0.00865324618900574</text:p>
              </table:table-cell>
              <table:table-cell office:value-type="float" office:value="0.00690673670461216">
                <text:p>0.006906736704612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750000000000001">
                <text:p>0.0750000000000001</text:p>
              </table:table-cell>
              <table:table-cell office:value-type="float" office:value="0.00653538437526896">
                <text:p>0.00653538437526896</text:p>
              </table:table-cell>
              <table:table-cell office:value-type="float" office:value="0.0087014021600143">
                <text:p>0.0087014021600143</text:p>
              </table:table-cell>
              <table:table-cell office:value-type="float" office:value="0.00692453987607023">
                <text:p>0.006924539876070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60000000000001">
                <text:p>0.0760000000000001</text:p>
              </table:table-cell>
              <table:table-cell office:value-type="float" office:value="0.00654000013807124">
                <text:p>0.00654000013807124</text:p>
              </table:table-cell>
              <table:table-cell office:value-type="float" office:value="0.00874968675556997">
                <text:p>0.00874968675556997</text:p>
              </table:table-cell>
              <table:table-cell office:value-type="float" office:value="0.00694255522907902">
                <text:p>0.006942555229079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70000000000001">
                <text:p>0.0770000000000001</text:p>
              </table:table-cell>
              <table:table-cell office:value-type="float" office:value="0.00654458168788249">
                <text:p>0.00654458168788249</text:p>
              </table:table-cell>
              <table:table-cell office:value-type="float" office:value="0.00879809228488484">
                <text:p>0.00879809228488484</text:p>
              </table:table-cell>
              <table:table-cell office:value-type="float" office:value="0.00696077749577479">
                <text:p>0.006960777495774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80000000000001">
                <text:p>0.0780000000000001</text:p>
              </table:table-cell>
              <table:table-cell office:value-type="float" office:value="0.00654912959459037">
                <text:p>0.00654912959459037</text:p>
              </table:table-cell>
              <table:table-cell office:value-type="float" office:value="0.00884661144107892">
                <text:p>0.00884661144107892</text:p>
              </table:table-cell>
              <table:table-cell office:value-type="float" office:value="0.00697920149830252">
                <text:p>0.006979201498302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90000000000001">
                <text:p>0.0790000000000001</text:p>
              </table:table-cell>
              <table:table-cell office:value-type="float" office:value="0.00655364441331184">
                <text:p>0.00655364441331184</text:p>
              </table:table-cell>
              <table:table-cell office:value-type="float" office:value="0.00889523728084773">
                <text:p>0.00889523728084773</text:p>
              </table:table-cell>
              <table:table-cell office:value-type="float" office:value="0.00699782215044404">
                <text:p>0.006997822150444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MacOSX_X86_64 LibreOffice_project/3d5603e1122f0f102b62521720ab13a38a4e0eb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